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6"/>
    <style:style style:name="ce3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6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9" style:family="table-cell" style:parent-style-name="Default" style:data-style-name="N0">
      <style:table-cell-properties fo:background-color="#E8F2A1"/>
    </style:style>
    <style:style style:name="ce10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C6E0B4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13">
      <style:table-cell-properties fo:border-top="none" fo:border-bottom="none" fo:border-left="2pt solid #000000" fo:border-right="2pt solid #000000" style:vertical-align="middle" fo:background-color="#C6E0B4" style:repeat-content="false"/>
      <style:paragraph-properties fo:text-align="center"/>
    </style:style>
    <style:style style:name="ce14" style:family="table-cell" style:parent-style-name="Default" style:data-style-name="N13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5" style:family="table-cell" style:parent-style-name="Default" style:data-style-name="N4">
      <style:table-cell-properties fo:border-top="none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37">
      <style:table-cell-properties fo:border-top="none" fo:border-bottom="none" fo:border-left="thin solid #000000" fo:border-right="none" fo:background-color="#FFFFD7"/>
    </style:style>
    <style:style style:name="ce18" style:family="table-cell" style:parent-style-name="Default" style:data-style-name="N37">
      <style:table-cell-properties fo:background-color="#FFFFD7"/>
    </style:style>
    <style:style style:name="ce19" style:family="table-cell" style:parent-style-name="Default" style:data-style-name="N37">
      <style:table-cell-properties fo:border-top="none" fo:border-bottom="none" fo:border-left="none" fo:border-right="thin solid #000000" fo:background-color="#FFFFA6"/>
    </style:style>
    <style:style style:name="ce20" style:family="table-cell" style:parent-style-name="Default" style:data-style-name="N37">
      <style:table-cell-properties fo:border-top="none" fo:border-bottom="none" fo:border-left="none" fo:border-right="thin solid #000000" fo:background-color="#E8F2A1"/>
    </style:style>
    <style:style style:name="ce21" style:family="table-cell" style:parent-style-name="Default" style:data-style-name="N37">
      <style:table-cell-properties fo:border-top="none" fo:border-bottom="none" fo:border-left="none" fo:border-right="thin solid #000000" fo:background-color="#729FCF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fo:border-top="none" fo:border-bottom="none" fo:border-left="2pt solid #000000" fo:border-right="2pt solid #000000" fo:background-color="#C6E0B4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 fo:background-color="#E2EFDA"/>
    </style:style>
    <style:style style:name="ce26" style:family="table-cell" style:parent-style-name="Default" style:data-style-name="N1">
      <style:table-cell-properties fo:border-top="none" fo:border-bottom="none" fo:border-left="2pt solid #000000" fo:border-right="2pt solid #000000" fo:background-color="#C6E0B4"/>
    </style:style>
    <style:style style:name="ce27" style:family="table-cell" style:parent-style-name="Default" style:data-style-name="N4">
      <style:table-cell-properties fo:border-top="none" fo:border-bottom="none" fo:border-left="2pt solid #000000" fo:border-right="none" fo:background-color="#E2EFDA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3">
      <style:table-cell-properties fo:border-top="none" fo:border-bottom="none" fo:border-left="none" fo:border-right="2pt solid #000000" fo:background-color="#E2EFDA"/>
    </style:style>
    <style:style style:name="ce30" style:family="table-cell" style:parent-style-name="Default" style:data-style-name="N4">
      <style:table-cell-properties fo:border-top="none" fo:border-bottom="none" fo:border-left="none" fo:border-right="2pt solid #000000" fo:background-color="#E2EFDA"/>
    </style:style>
    <style:style style:name="ce3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2" style:family="table-cell" style:parent-style-name="Default" style:data-style-name="N37">
      <style:table-cell-properties fo:border-top="none" fo:border-bottom="none" fo:border-left="thin solid #000000" fo:border-right="none" fo:background-color="#AFD095"/>
    </style:style>
    <style:style style:name="ce33" style:family="table-cell" style:parent-style-name="Default" style:data-style-name="N37">
      <style:table-cell-properties fo:background-color="#AFD095"/>
    </style:style>
    <style:style style:name="ce34" style:family="table-cell" style:parent-style-name="Default" style:data-style-name="N37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7">
      <style:table-cell-properties fo:background-color="#729FCF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none" fo:background-color="#AFD095"/>
    </style:style>
    <style:style style:name="ce37" style:family="table-cell" style:parent-style-name="Default" style:data-style-name="N0">
      <style:table-cell-properties fo:border-top="2pt solid #000000" fo:border-bottom="none" fo:border-left="none" fo:border-right="none" fo:background-color="#AFD095"/>
    </style:style>
    <style:style style:name="ce38" style:family="table-cell" style:parent-style-name="Default" style:data-style-name="N1">
      <style:table-cell-properties fo:border-top="2pt solid #000000" fo:border-bottom="none" fo:border-left="2pt solid #000000" fo:border-right="2pt solid #000000" fo:background-color="#C6E0B4"/>
      <style:text-properties fo:font-weight="bold" style:font-weight-asian="bold" style:font-weight-complex="bold"/>
    </style:style>
    <style:style style:name="ce39" style:family="table-cell" style:parent-style-name="Default" style:data-style-name="N4">
      <style:table-cell-properties fo:border-top="2pt solid #000000" fo:border-bottom="none" fo:border-left="2pt solid #000000" fo:border-right="none" fo:background-color="#E2EFDA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order-top="2pt solid #000000" fo:border-bottom="none" fo:border-left="none" fo:border-right="2pt solid #000000" fo:background-color="#E2EFDA"/>
      <style:text-properties fo:font-weight="bold" style:font-weight-asian="bold" style:font-weight-complex="bold"/>
    </style:style>
    <style:style style:name="ce41" style:family="table-cell" style:parent-style-name="Default" style:data-style-name="N45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2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4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4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5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46" style:family="table-cell" style:parent-style-name="Default" style:data-style-name="N4">
      <style:table-cell-properties fo:border-top="thin solid #000000" fo:border-bottom="2pt solid #000000" fo:border-left="none" fo:border-right="none"/>
      <style:text-properties fo:font-size="8pt" style:font-size-asian="8pt" style:font-size-complex="8pt"/>
    </style:style>
    <style:style style:name="ce47" style:family="table-cell" style:parent-style-name="Default" style:data-style-name="N1">
      <style:table-cell-properties fo:border-top="thin solid #000000" fo:border-bottom="2pt solid #000000" fo:border-left="2pt solid #000000" fo:border-right="2pt solid #000000" fo:background-color="#C6E0B4"/>
      <style:text-properties fo:font-size="8pt" style:font-size-asian="8pt" style:font-size-complex="8pt"/>
    </style:style>
    <style:style style:name="ce48" style:family="table-cell" style:parent-style-name="Default" style:data-style-name="N4">
      <style:table-cell-properties fo:border-top="thin solid #000000" fo:border-bottom="2pt solid #000000" fo:border-left="2pt solid #000000" fo:border-right="none" fo:background-color="#E2EFDA"/>
      <style:text-properties fo:font-size="8pt" style:font-size-asian="8pt" style:font-size-complex="8pt"/>
    </style:style>
    <style:style style:name="ce49" style:family="table-cell" style:parent-style-name="Default" style:data-style-name="N4">
      <style:table-cell-properties fo:border-top="thin solid #000000" fo:border-bottom="2pt solid #000000" fo:border-left="none" fo:border-right="2pt solid #000000" fo:background-color="#E2EFDA"/>
      <style:text-properties fo:font-size="8pt" style:font-size-asian="8pt" style:font-size-complex="8pt"/>
    </style:style>
    <style:style style:name="ce50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4"/>
    <style:style style:name="ce52" style:family="table-cell" style:parent-style-name="Default" style:data-style-name="N37"/>
    <style:style style:name="ce5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4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5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56" style:family="table-cell" style:parent-style-name="Default" style:data-style-name="N4">
      <style:table-cell-properties fo:border-top="none" fo:border-bottom="2pt solid #000000" fo:border-left="2pt solid #000000" fo:border-right="none" fo:background-color="#E2EFDA"/>
    </style:style>
    <style:style style:name="ce57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ce58" style:family="table-cell" style:parent-style-name="Default" style:data-style-name="N0">
      <style:text-properties style:text-underline-style="solid" style:text-underline-type="single"/>
    </style:style>
    <style:style style:name="ce59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4">
      <style:text-properties style:text-underline-style="solid" style:text-underline-type="single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4">
      <style:text-properties fo:font-weight="bold" style:font-weight-asian="bold" style:font-weight-complex="bold"/>
    </style:style>
    <style:style style:name="ce63" style:family="table-cell" style:parent-style-name="_37_60_32_-_32_Vurgu6" style:data-style-name="N4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4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5" style:family="table-cell" style:parent-style-name="Default" style:data-style-name="N0">
      <style:table-cell-properties fo:background-color="#FFBF00"/>
    </style:style>
    <style:style style:name="ce66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67" style:family="table-cell" style:parent-style-name="Default" style:data-style-name="N37">
      <style:table-cell-properties fo:background-color="#FFBF00"/>
    </style:style>
    <style:style style:name="ce68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transparent"/>
    </style:style>
    <style:style style:name="ce70" style:family="table-cell" style:parent-style-name="Default" style:data-style-name="N38"/>
    <style:style style:name="ce7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E2EFDA"/>
    </style:style>
    <style:style style:name="ce73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74" style:family="table-cell" style:parent-style-name="Default" style:data-style-name="N0"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76" style:family="table-cell" style:parent-style-name="Default" style:data-style-name="N37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39">
      <style:text-properties fo:font-weight="bold" style:font-weight-asian="bold" style:font-weight-complex="bold"/>
    </style:style>
    <style:style style:name="ce78" style:family="table-cell" style:parent-style-name="Default" style:data-style-name="N37">
      <style:text-properties fo:font-weight="bold" style:font-weight-asian="bold" style:font-weight-complex="bold"/>
    </style:style>
    <style:style style:name="ce79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80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82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83" style:family="table-cell" style:parent-style-name="Default" style:data-style-name="N14"/>
    <style:style style:name="ce84" style:family="table-cell" style:parent-style-name="Default" style:data-style-name="N39"/>
    <style:style style:name="ce85" style:family="table-cell" style:parent-style-name="Default" style:data-style-name="N47"/>
    <style:style style:name="ce8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38">
      <style:table-cell-properties fo:background-color="transparent"/>
    </style:style>
    <style:style style:name="ce88" style:family="table-cell" style:parent-style-name="Default" style:data-style-name="N43">
      <style:table-cell-properties fo:background-color="transparent"/>
    </style:style>
    <style:style style:name="ce89" style:family="table-cell" style:parent-style-name="Default" style:data-style-name="N37">
      <style:table-cell-properties fo:background-color="transparent"/>
    </style:style>
    <style:style style:name="ce90" style:family="table-cell" style:parent-style-name="Default" style:data-style-name="N38">
      <style:table-cell-properties fo:background-color="#FFBF00"/>
    </style:style>
    <style:style style:name="ce91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2" style:family="table-cell" style:parent-style-name="Default" style:data-style-name="N37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5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6" style:family="table-cell" style:parent-style-name="Default" style:data-style-name="N36"/>
    <style:style style:name="ce97" style:family="table-cell" style:parent-style-name="Default" style:data-style-name="N43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size="8pt" style:font-size-asian="8pt" style:font-size-complex="8pt"/>
    </style:style>
    <style:style style:name="ce98" style:family="table-cell" style:parent-style-name="Default" style:data-style-name="N43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 style:data-style-name="N4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00" style:family="table-cell" style:parent-style-name="Default" style:data-style-name="N4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101" style:family="table-cell" style:parent-style-name="Default" style:data-style-name="N4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02" style:family="table-cell" style:parent-style-name="Default" style:data-style-name="N4">
      <style:table-cell-properties fo:border-top="none" fo:border-bottom="none" fo:border-left="2pt solid #000000" fo:border-right="2pt solid #000000" fo:background-color="#DDEBF7"/>
    </style:style>
    <style:style style:name="ce103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104" style:family="table-cell" style:parent-style-name="Default" style:data-style-name="N0">
      <style:table-cell-properties fo:background-color="#AFD095"/>
    </style:style>
    <style:style style:name="ce105" style:family="table-cell" style:parent-style-name="Default" style:data-style-name="N4">
      <style:table-cell-properties fo:border-top="2pt solid #000000" fo:border-bottom="none" fo:border-left="2pt solid #000000" fo:border-right="2pt solid #000000" fo:background-color="#DDEBF7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7" style:family="table-cell" style:parent-style-name="Default" style:data-style-name="N4">
      <style:table-cell-properties fo:border-top="thin solid #000000" fo:border-bottom="2pt solid #000000" fo:border-left="2pt solid #000000" fo:border-right="2pt solid #000000" fo:background-color="#DDEBF7"/>
      <style:text-properties fo:font-size="8pt" style:font-size-asian="8pt" style:font-size-complex="8pt"/>
    </style:style>
    <style:style style:name="ce108" style:family="table-cell" style:parent-style-name="Default" style:data-style-name="N4">
      <style:table-cell-properties fo:border-top="thin solid #000000" fo:border-bottom="2pt solid #000000" fo:border-left="2pt solid #000000" fo:border-right="none" fo:background-color="#C6E0B4"/>
      <style:text-properties fo:font-size="8pt" style:font-size-asian="8pt" style:font-size-complex="8pt"/>
    </style:style>
    <style:style style:name="ce109" style:family="table-cell" style:parent-style-name="Default" style:data-style-name="N4">
      <style:table-cell-properties fo:border-top="thin solid #000000" fo:border-bottom="2pt solid #000000" fo:border-left="none" fo:border-right="2pt solid #000000" fo:background-color="#C6E0B4"/>
      <style:text-properties fo:font-size="8pt" style:font-size-asian="8pt" style:font-size-complex="8pt"/>
    </style:style>
    <style:style style:name="ce110" style:family="table-cell" style:parent-style-name="Default" style:data-style-name="N4">
      <style:table-cell-properties fo:border-top="none" fo:border-bottom="none" fo:border-left="2pt solid #000000" fo:border-right="none" fo:background-color="#C6E0B4"/>
    </style:style>
    <style:style style:name="ce111" style:family="table-cell" style:parent-style-name="Default" style:data-style-name="N4">
      <style:table-cell-properties fo:border-top="none" fo:border-bottom="none" fo:border-left="thin solid #000000" fo:border-right="2pt solid #000000" fo:background-color="#C6E0B4"/>
    </style:style>
    <style:style style:name="ce112" style:family="table-cell" style:parent-style-name="Default" style:data-style-name="N4">
      <style:table-cell-properties fo:border-top="none" fo:border-bottom="2pt solid #000000" fo:border-left="2pt solid #000000" fo:border-right="none" fo:background-color="#C6E0B4"/>
    </style:style>
    <style:style style:name="ce113" style:family="table-cell" style:parent-style-name="Default" style:data-style-name="N0">
      <style:table-cell-properties style:vertical-align="automatic" fo:wrap-option="wrap"/>
    </style:style>
    <style:style style:name="ce11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16" style:family="table-cell" style:parent-style-name="Default" style:data-style-name="N36">
      <style:text-properties fo:font-weight="bold" style:font-weight-asian="bold" style:font-weight-complex="bold"/>
    </style:style>
    <style:style style:name="ce117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8" style:family="table-cell" style:parent-style-name="Default" style:data-style-name="N4">
      <style:table-cell-properties fo:border-top="2pt solid #000000" fo:border-bottom="none" fo:border-left="2pt solid #000000" fo:border-right="2pt solid #000000"/>
    </style:style>
    <style:style style:name="ce119" style:family="table-cell" style:parent-style-name="Default" style:data-style-name="N4">
      <style:table-cell-properties fo:border-top="none" fo:border-bottom="none" fo:border-left="2pt solid #000000" fo:border-right="2pt solid #000000"/>
    </style:style>
    <style:style style:name="ce12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21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22" style:family="table-cell" style:parent-style-name="Default" style:data-style-name="N4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5" style:family="table-cell" style:parent-style-name="Default" style:data-style-name="N4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6" style:family="table-cell" style:parent-style-name="Default" style:data-style-name="N4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7" style:family="table-cell" style:parent-style-name="Default" style:data-style-name="N38"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ackground-color="#E2EFDA"/>
      <style:text-properties fo:color="#FFFF38" fo:font-weight="bold" style:font-weight-asian="bold" style:font-weight-complex="bold"/>
    </style:style>
    <style:style style:name="ce129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0" style:family="table-cell" style:parent-style-name="Default" style:data-style-name="N37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1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2" style:family="table-cell" style:parent-style-name="Default" style:data-style-name="N4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3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5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36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137" style:family="table-cell" style:parent-style-name="Default" style:data-style-name="N36">
      <style:table-cell-properties fo:background-color="#F7D1D5"/>
    </style:style>
    <style:style style:name="ce138" style:family="table-cell" style:parent-style-name="Default" style:data-style-name="N37">
      <style:table-cell-properties fo:background-color="#AFD095"/>
      <style:text-properties style:font-name="Liberation Serif" style:font-name-asian="Liberation Serif" style:font-name-complex="Liberation Serif"/>
    </style:style>
    <style:style style:name="ce139" style:family="table-cell" style:parent-style-name="Default" style:data-style-name="N36">
      <style:table-cell-properties fo:background-color="#FFF2CC"/>
    </style:style>
    <style:style style:name="ce140" style:family="table-cell" style:parent-style-name="Default" style:data-style-name="N0">
      <style:table-cell-properties fo:background-color="#FFF2CC"/>
    </style:style>
    <style:style style:name="ce141" style:family="table-cell" style:parent-style-name="Default" style:data-style-name="N37">
      <style:table-cell-properties fo:background-color="#FFF2CC"/>
    </style:style>
    <style:style style:name="ce142" style:family="table-cell" style:parent-style-name="Default" style:data-style-name="N36">
      <style:table-cell-properties fo:background-color="#D9E1F2"/>
    </style:style>
    <style:style style:name="ce143" style:family="table-cell" style:parent-style-name="Default" style:data-style-name="N0">
      <style:table-cell-properties fo:background-color="#D9E1F2"/>
    </style:style>
    <style:style style:name="ce144" style:family="table-cell" style:parent-style-name="Default" style:data-style-name="N37">
      <style:table-cell-properties fo:background-color="#D9E1F2"/>
    </style:style>
    <style:style style:name="ce145" style:family="table-cell" style:parent-style-name="Default" style:data-style-name="N37">
      <style:table-cell-properties fo:background-color="#D9E1F2"/>
      <style:text-properties fo:font-weight="bold" style:font-weight-asian="bold" style:font-weight-complex="bold"/>
    </style:style>
    <style:style style:name="ce146" style:family="table-cell" style:parent-style-name="Default" style:data-style-name="N37">
      <style:table-cell-properties fo:background-color="#D9E1F2"/>
      <style:text-properties style:font-name="Liberation Serif" style:font-name-asian="Liberation Serif" style:font-name-complex="Liberation Serif"/>
    </style:style>
    <style:style style:name="ce147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148" style:family="table-cell" style:parent-style-name="Default" style:data-style-name="N36">
      <style:table-cell-properties fo:background-color="#F6F9D4"/>
    </style:style>
    <style:style style:name="ce149" style:family="table-cell" style:parent-style-name="Default" style:data-style-name="N0">
      <style:table-cell-properties fo:background-color="#F6F9D4"/>
    </style:style>
    <style:style style:name="ce150" style:family="table-cell" style:parent-style-name="Default" style:data-style-name="N37">
      <style:table-cell-properties fo:background-color="#F6F9D4"/>
    </style:style>
    <style:style style:name="ce151" style:family="table-cell" style:parent-style-name="Default" style:data-style-name="N0">
      <style:table-cell-properties fo:background-color="#F7D1D5"/>
    </style:style>
    <style:style style:name="ce15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53" style:family="table-cell" style:parent-style-name="Default" style:data-style-name="N4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54" style:family="table-cell" style:parent-style-name="Default" style:data-style-name="N41"/>
    <style:style style:name="ce155" style:family="table-cell" style:parent-style-name="Default" style:data-style-name="N40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56" style:family="table-cell" style:parent-style-name="Default" style:data-style-name="N40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7" style:family="table-cell" style:parent-style-name="Default" style:data-style-name="N37">
      <style:table-cell-properties fo:border-top="thin solid #000000" fo:border-bottom="thin solid #000000" fo:border-left="none" fo:border-right="none"/>
    </style:style>
    <style:style style:name="ce158" style:family="table-cell" style:parent-style-name="Default" style:data-style-name="N42"/>
    <style:style style:name="ce159" style:family="table-cell" style:parent-style-name="Default" style:data-style-name="N37">
      <style:table-cell-properties fo:border-top="thin solid #000000" fo:border-bottom="2pt solid #000000" fo:border-left="none" fo:border-right="none"/>
    </style:style>
    <style:style style:name="ce160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6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2" style:family="table-cell" style:parent-style-name="Default" style:data-style-name="N0">
      <style:table-cell-properties fo:background-color="#E0C2CD"/>
    </style:style>
    <style:style style:name="ce163" style:family="table-cell" style:parent-style-name="Default" style:data-style-name="N37">
      <style:table-cell-properties fo:background-color="#E0C2CD"/>
    </style:style>
    <style:style style:name="ce164" style:family="table-cell" style:parent-style-name="Default" style:data-style-name="N43">
      <style:table-cell-properties fo:background-color="#E0C2CD"/>
    </style:style>
    <style:style style:name="ce165" style:family="table-cell" style:parent-style-name="Default" style:data-style-name="N36">
      <style:table-cell-properties fo:background-color="#FFBF00"/>
    </style:style>
    <style:style style:name="ce166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67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68" style:family="table-cell" style:parent-style-name="Default" style:data-style-name="N38">
      <style:table-cell-properties fo:background-color="#E0C2CD"/>
    </style:style>
    <style:style style:name="ce169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70" style:family="table-cell" style:parent-style-name="Default" style:data-style-name="N44"/>
    <style:style style:name="ce171" style:family="table-cell" style:parent-style-name="Default" style:data-style-name="N4">
      <style:table-cell-properties fo:background-color="#FFFF00"/>
    </style:style>
    <style:style style:name="ce172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73" style:family="table-cell" style:parent-style-name="Default" style:data-style-name="N0">
      <style:text-properties fo:font-size="12pt" style:font-size-asian="12pt" style:font-size-complex="12pt"/>
    </style:style>
    <style:style style:name="ce174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175" style:family="table-cell" style:parent-style-name="Default" style:data-style-name="N39">
      <style:table-cell-properties fo:background-color="#E8F2A1"/>
    </style:style>
    <style:style style:name="ce176" style:family="table-cell" style:parent-style-name="Default" style:data-style-name="N39">
      <style:table-cell-properties fo:background-color="transparent"/>
    </style:style>
    <style:style style:name="ce177" style:family="table-cell" style:parent-style-name="Default" style:data-style-name="N38">
      <style:text-properties fo:color="#C9211E" fo:font-weight="bold" style:font-weight-asian="bold" style:font-weight-complex="bold"/>
    </style:style>
    <style:style style:name="ce178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79" style:family="table-cell" style:parent-style-name="Default" style:data-style-name="N0">
      <style:table-cell-properties fo:background-color="#81D41A"/>
    </style:style>
    <style:style style:name="ce180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181" style:family="table-cell" style:parent-style-name="Default" style:data-style-name="N37">
      <style:table-cell-properties fo:background-color="#81D41A"/>
      <style:text-properties fo:font-weight="bold" style:font-weight-asian="bold" style:font-weight-complex="bold"/>
    </style:style>
    <style:style style:name="ce182" style:family="table-cell" style:parent-style-name="Default" style:data-style-name="N37">
      <style:table-cell-properties fo:background-color="#81D41A"/>
    </style:style>
    <style:style style:name="ce183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184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85" style:family="table-cell" style:parent-style-name="Default" style:data-style-name="N37">
      <style:table-cell-properties fo:background-color="#FFBF00"/>
      <style:text-properties fo:font-weight="bold" style:font-weight-asian="bold" style:font-weight-complex="bold"/>
    </style:style>
    <style:style style:name="ce186" style:family="table-cell" style:parent-style-name="Default" style:data-style-name="N39">
      <style:table-cell-properties fo:background-color="#E0C2CD"/>
    </style:style>
    <style:style style:name="ce187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88" style:family="table-cell" style:parent-style-name="Default" style:data-style-name="N43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89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90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191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192" style:family="table-cell" style:parent-style-name="Default" style:data-style-name="N37">
      <style:table-cell-properties fo:border-top="none" fo:border-bottom="none" fo:border-left="none" fo:border-right="thin solid #000000" fo:background-color="#AFD095"/>
    </style:style>
    <style:style style:name="ce193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94" style:family="table-cell" style:parent-style-name="Default" style:data-style-name="N45">
      <style:table-cell-properties fo:border-top="thin solid #000000" fo:border-bottom="thin solid #000000" fo:border-left="none" fo:border-right="none"/>
    </style:style>
    <style:style style:name="ce195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96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9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9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99" style:family="table-cell" style:parent-style-name="Default" style:data-style-name="N38">
      <style:table-cell-properties fo:background-color="#F7D1D5"/>
    </style:style>
    <style:style style:name="ce200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201" style:family="table-cell" style:parent-style-name="Default" style:data-style-name="N43"/>
    <style:style style:name="ce202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203" style:family="table-cell" style:parent-style-name="Default" style:data-style-name="N39">
      <style:table-cell-properties fo:background-color="#81D41A"/>
    </style:style>
    <style:style style:name="ce204" style:family="table-cell" style:parent-style-name="Default" style:data-style-name="N0">
      <style:table-cell-properties fo:background-color="#FFA6A6"/>
    </style:style>
    <style:style style:name="ce205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fo:background-color="#BBE33D"/>
    </style:style>
    <style:style style:name="ce207" style:family="table-cell" style:parent-style-name="Default" style:data-style-name="N4">
      <style:table-cell-properties fo:background-color="#BBE33D"/>
    </style:style>
    <style:style style:name="ce208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09" style:family="table-cell" style:parent-style-name="Default" style:data-style-name="N0">
      <style:table-cell-properties style:vertical-align="automatic"/>
    </style:style>
    <style:style style:name="ce210" style:family="table-cell" style:parent-style-name="Default" style:data-style-name="N0">
      <style:table-cell-properties fo:background-color="#FFD8CE"/>
    </style:style>
    <style:style style:name="ce211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12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213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14" style:family="table-cell" style:parent-style-name="Default" style:data-style-name="N4">
      <style:table-cell-properties fo:background-color="#81D41A"/>
    </style:style>
    <style:style style:name="ce215" style:family="table-cell" style:parent-style-name="Default" style:data-style-name="N0">
      <style:table-cell-properties fo:background-color="#D4EA6B"/>
    </style:style>
    <style:style style:name="ce216" style:family="table-cell" style:parent-style-name="Default" style:data-style-name="N37">
      <style:table-cell-properties fo:background-color="#D4EA6B"/>
    </style:style>
    <style:style style:name="ce217" style:family="table-cell" style:parent-style-name="Default" style:data-style-name="N4">
      <style:table-cell-properties fo:background-color="#D4EA6B"/>
    </style:style>
    <style:style style:name="ce218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19" style:family="table-cell" style:parent-style-name="Default" style:data-style-name="N38">
      <style:table-cell-properties fo:background-color="#D4EA6B"/>
    </style:style>
    <style:style style:name="ce220" style:family="table-cell" style:parent-style-name="Default" style:data-style-name="N37">
      <style:table-cell-properties fo:background-color="#FFD8CE"/>
      <style:text-properties fo:font-weight="bold" style:font-weight-asian="bold" style:font-weight-complex="bold"/>
    </style:style>
    <style:style style:name="ce221" style:family="table-cell" style:parent-style-name="Default" style:data-style-name="N4">
      <style:table-cell-properties fo:background-color="#FFD8CE"/>
    </style:style>
    <style:style style:name="ce222" style:family="table-cell" style:parent-style-name="Default" style:data-style-name="N37">
      <style:table-cell-properties fo:background-color="#FFD8CE"/>
    </style:style>
    <style:style style:name="ce223" style:family="table-cell" style:parent-style-name="Default" style:data-style-name="N0">
      <style:table-cell-properties fo:background-color="#FFD7D7"/>
    </style:style>
    <style:style style:name="ce224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25" style:family="table-cell" style:parent-style-name="Default" style:data-style-name="N37">
      <style:table-cell-properties fo:background-color="#FFD7D7"/>
    </style:style>
    <style:style style:name="ce226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227" style:family="table-cell" style:parent-style-name="Default" style:data-style-name="N37">
      <style:table-cell-properties fo:border-top="thin solid #000000" fo:border-bottom="none" fo:border-left="none" fo:border-right="none" fo:background-color="#FFD7D7"/>
    </style:style>
    <style:style style:name="ce228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229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230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231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232" style:family="table-cell" style:parent-style-name="Default" style:data-style-name="N37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3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34" style:family="table-cell" style:parent-style-name="Default" style:data-style-name="N0">
      <style:table-cell-properties fo:background-color="#069A2E"/>
    </style:style>
    <style:style style:name="ce235" style:family="table-cell" style:parent-style-name="Default" style:data-style-name="N38">
      <style:table-cell-properties fo:background-color="#FFD7D7"/>
    </style:style>
    <style:style style:name="ce236" style:family="table-cell" style:parent-style-name="Default" style:data-style-name="N4">
      <style:table-cell-properties fo:background-color="#FFD7D7"/>
    </style:style>
    <style:style style:name="ce237" style:family="table-cell" style:parent-style-name="Default" style:data-style-name="N37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38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239" style:family="table-cell" style:parent-style-name="Default" style:data-style-name="N21"/>
    <style:style style:name="ce240" style:family="table-cell" style:parent-style-name="Default" style:data-style-name="N37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87916666666667cm" style:use-optimal-column-width="true"/>
    </style:style>
    <style:style style:name="co3" style:family="table-column">
      <style:table-column-properties fo:break-before="auto" style:column-width="5.715cm" style:use-optimal-column-width="true"/>
    </style:style>
    <style:style style:name="co4" style:family="table-column">
      <style:table-column-properties fo:break-before="auto" style:column-width="1.27cm" style:use-optimal-column-width="true"/>
    </style:style>
    <style:style style:name="co5" style:family="table-column">
      <style:table-column-properties fo:break-before="auto" style:column-width="2.143125cm" style:use-optimal-column-width="true"/>
    </style:style>
    <style:style style:name="co6" style:family="table-column">
      <style:table-column-properties fo:break-before="auto" style:column-width="2.75166666666667cm" style:use-optimal-column-width="true"/>
    </style:style>
    <style:style style:name="co7" style:family="table-column">
      <style:table-column-properties fo:break-before="auto" style:column-width="3.254375cm" style:use-optimal-column-width="true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32291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19604166666667cm"/>
    </style:style>
    <style:style style:name="co15" style:family="table-column">
      <style:table-column-properties fo:break-before="auto" style:column-width="0.15875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1.48166666666667cm"/>
    </style:style>
    <style:style style:name="co18" style:family="table-column">
      <style:table-column-properties fo:break-before="auto" style:column-width="1.29645833333333cm" style:use-optimal-column-width="true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190625cm" style:use-optimal-column-width="true"/>
    </style:style>
    <style:style style:name="co21" style:family="table-column">
      <style:table-column-properties fo:break-before="auto" style:column-width="1.00541666666667cm"/>
    </style:style>
    <style:style style:name="co22" style:family="table-column">
      <style:table-column-properties fo:break-before="auto" style:column-width="2.27541666666667cm"/>
    </style:style>
    <style:style style:name="co23" style:family="table-column">
      <style:table-column-properties fo:break-before="auto" style:column-width="6.64104166666667cm"/>
    </style:style>
    <style:style style:name="co24" style:family="table-column">
      <style:table-column-properties fo:break-before="auto" style:column-width="1.74625cm"/>
    </style:style>
    <style:style style:name="co25" style:family="table-column">
      <style:table-column-properties fo:break-before="auto" style:column-width="2.143125cm"/>
    </style:style>
    <style:style style:name="co26" style:family="table-column">
      <style:table-column-properties fo:break-before="auto" style:column-width="1.95791666666667cm"/>
    </style:style>
    <style:style style:name="co27" style:family="table-column">
      <style:table-column-properties fo:break-before="auto" style:column-width="1.29645833333333cm"/>
    </style:style>
    <style:style style:name="co28" style:family="table-column">
      <style:table-column-properties fo:break-before="auto" style:column-width="5.794375cm"/>
    </style:style>
    <style:style style:name="co29" style:family="table-column">
      <style:table-column-properties fo:break-before="auto" style:column-width="1.85208333333333cm"/>
    </style:style>
    <style:style style:name="co30" style:family="table-column">
      <style:table-column-properties fo:break-before="auto" style:column-width="0.370416666666667cm" style:use-optimal-column-width="true"/>
    </style:style>
    <style:style style:name="co31" style:family="table-column">
      <style:table-column-properties fo:break-before="auto" style:column-width="1.984375cm"/>
    </style:style>
    <style:style style:name="co32" style:family="table-column">
      <style:table-column-properties fo:break-before="auto" style:column-width="5.02708333333333cm" style:use-optimal-column-width="true"/>
    </style:style>
    <style:style style:name="co33" style:family="table-column">
      <style:table-column-properties fo:break-before="auto" style:column-width="2.2225cm" style:use-optimal-column-width="true"/>
    </style:style>
    <style:style style:name="co34" style:family="table-column">
      <style:table-column-properties fo:break-before="auto" style:column-width="2.301875cm"/>
    </style:style>
    <style:style style:name="co35" style:family="table-column">
      <style:table-column-properties fo:break-before="auto" style:column-width="0.767291666666667cm"/>
    </style:style>
    <style:style style:name="co36" style:family="table-column">
      <style:table-column-properties fo:break-before="auto" style:column-width="2.03729166666667cm" style:use-optimal-column-width="true"/>
    </style:style>
    <style:style style:name="co37" style:family="table-column">
      <style:table-column-properties fo:break-before="auto" style:column-width="3.22791666666667cm"/>
    </style:style>
    <style:style style:name="co38" style:family="table-column">
      <style:table-column-properties fo:break-before="auto" style:column-width="6.00604166666667cm"/>
    </style:style>
    <style:style style:name="co39" style:family="table-column">
      <style:table-column-properties fo:break-before="auto" style:column-width="2.06375cm"/>
    </style:style>
    <style:style style:name="co40" style:family="table-column">
      <style:table-column-properties fo:break-before="auto" style:column-width="2.48708333333333cm"/>
    </style:style>
    <style:style style:name="co41" style:family="table-column">
      <style:table-column-properties fo:break-before="auto" style:column-width="2.2225cm"/>
    </style:style>
    <style:style style:name="co42" style:family="table-column">
      <style:table-column-properties fo:break-before="auto" style:column-width="7.01145833333333cm"/>
    </style:style>
    <style:style style:name="co43" style:family="table-column">
      <style:table-column-properties fo:break-before="auto" style:column-width="1.95791666666667cm" style:use-optimal-column-width="true"/>
    </style:style>
    <style:style style:name="co44" style:family="table-column">
      <style:table-column-properties fo:break-before="auto" style:column-width="2.38125cm"/>
    </style:style>
    <style:style style:name="co45" style:family="table-column">
      <style:table-column-properties fo:break-before="auto" style:column-width="1.93145833333333cm"/>
    </style:style>
    <style:style style:name="co46" style:family="table-column">
      <style:table-column-properties fo:break-before="auto" style:column-width="2.03729166666667cm"/>
    </style:style>
    <style:style style:name="co47" style:family="table-column">
      <style:table-column-properties fo:break-before="auto" style:column-width="1.825625cm"/>
    </style:style>
    <style:style style:name="co48" style:family="table-column">
      <style:table-column-properties fo:break-before="auto" style:column-width="1.87854166666667cm"/>
    </style:style>
    <style:style style:name="co49" style:family="table-column">
      <style:table-column-properties fo:break-before="auto" style:column-width="1.905cm"/>
    </style:style>
    <style:style style:name="co50" style:family="table-column">
      <style:table-column-properties fo:break-before="auto" style:column-width="5.55625cm"/>
    </style:style>
    <style:style style:name="co51" style:family="table-column">
      <style:table-column-properties fo:break-before="auto" style:column-width="6.270625cm"/>
    </style:style>
    <style:style style:name="co52" style:family="table-column">
      <style:table-column-properties fo:break-before="auto" style:column-width="0.9525cm"/>
    </style:style>
    <style:style style:name="co53" style:family="table-column">
      <style:table-column-properties fo:break-before="auto" style:column-width="1.53458333333333cm"/>
    </style:style>
    <style:style style:name="co54" style:family="table-column">
      <style:table-column-properties fo:break-before="auto" style:column-width="1.190625cm"/>
    </style:style>
    <style:style style:name="co55" style:family="table-column">
      <style:table-column-properties fo:break-before="auto" style:column-width="1.08479166666667cm"/>
    </style:style>
    <style:style style:name="co56" style:family="table-column">
      <style:table-column-properties fo:break-before="auto" style:column-width="1.21708333333333cm"/>
    </style:style>
    <style:style style:name="co57" style:family="table-column">
      <style:table-column-properties fo:break-before="auto" style:column-width="6.746875cm"/>
    </style:style>
    <style:style style:name="co58" style:family="table-column">
      <style:table-column-properties fo:break-before="auto" style:column-width="0.608541666666667cm"/>
    </style:style>
    <style:style style:name="co59" style:family="table-column">
      <style:table-column-properties fo:break-before="auto" style:column-width="0.582083333333333cm"/>
    </style:style>
    <style:style style:name="co60" style:family="table-column">
      <style:table-column-properties fo:break-before="auto" style:column-width="0.47625cm"/>
    </style:style>
    <style:style style:name="co61" style:family="table-column">
      <style:table-column-properties fo:break-before="auto" style:column-width="0.529166666666667cm"/>
    </style:style>
    <style:style style:name="co62" style:family="table-column">
      <style:table-column-properties fo:break-before="auto" style:column-width="2.54cm"/>
    </style:style>
    <style:style style:name="co63" style:family="table-column">
      <style:table-column-properties fo:break-before="auto" style:column-width="6.985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1.13770833333333cm"/>
    </style:style>
    <style:style style:name="co66" style:family="table-column">
      <style:table-column-properties fo:break-before="auto" style:column-width="1.24354166666667cm"/>
    </style:style>
    <style:style style:name="co67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9BC2E6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2">
      <style:table-properties table:display="true" table:tab-color="#375623" style:writing-mode="lr-tb"/>
    </style:style>
    <style:style style:name="ta6" style:family="table" style:master-page-name="mp2">
      <style:table-properties table:display="true" table:tab-color="#395511" style:writing-mode="lr-tb"/>
    </style:style>
    <style:style style:name="ta7" style:family="table" style:master-page-name="mp2">
      <style:table-properties table:display="true" table:tab-color="#1E6A39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ayfa1.$C:.$C])" table:base-cell-address="Sayfa2.E5">
          <table:help-message table:display="true"/>
          <table:error-message table:display="true"/>
        </table:content-validation>
      </table:content-validations>
      <table:table table:name="Sayf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240" table:style-name="ce1">
            <text:p>224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ev elektri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umu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yasemi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p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hm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0 KAS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1 ALINAN ÇEKL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2 BANKALA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 Hisse Senetl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645 Menkul Kıymet Satış Karları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0 MEGMT - 745 MEGA METAL<text:s/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1 SURGY- 744 SUR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2 İŞ 808<text:s/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110.22 AVPGY - 747 AVRUPAKENT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1 İŞ 801</text:p>
          </table:table-cell>
          <table:table-cell table:number-columns-repeated="16381"/>
        </table:table-row>
        <table:table-row table:number-rows-repeated="1048547" table:style-name="ro1">
          <table:table-cell table:number-columns-repeated="16384"/>
        </table:table-row>
      </table:table>
      <table:table table:name="Sayfa2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">
            <text:p>adet</text:p>
          </table:table-cell>
          <table:table-cell office:value-type="string" table:style-name="ce1">
            <text:p>birim fiyat</text:p>
          </table:table-cell>
          <table:table-cell office:value-type="string" table:style-name="ce1">
            <text:p>Hesap</text:p>
          </table:table-cell>
          <table:table-cell office:value-type="string" table:style-name="ce1">
            <text:p>Transfer</text:p>
          </table:table-cell>
          <table:table-cell office:value-type="string" table:style-name="ce1">
            <text:p>Tutar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Mega Metal Halka Arz</text:p>
          </table:table-cell>
          <table:table-cell office:value-type="float" office:value="20" table:style-name="ce1">
            <text:p>20</text:p>
          </table:table-cell>
          <table:table-cell office:value-type="float" office:value="28.3" table:style-name="ce1">
            <text:p>28,3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0 MEGMT - 745 MEGA METAL<text:s/></text:p>
          </table:table-cell>
          <table:table-cell office:value-type="float" office:value="566" table:formula="of:=[Sayfa2.$D5]*[Sayfa2.$C5]" table:style-name="ce1">
            <text:p>566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Sur Yapı GYO Halka Arz</text:p>
          </table:table-cell>
          <table:table-cell office:value-type="float" office:value="20" table:style-name="ce1">
            <text:p>20</text:p>
          </table:table-cell>
          <table:table-cell office:value-type="float" office:value="49.18" table:style-name="ce1">
            <text:p>49,1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1 SURGY- 744 SUR GYO</text:p>
          </table:table-cell>
          <table:table-cell office:value-type="float" office:value="983.6" table:formula="of:=[Sayfa2.$D6]*[Sayfa2.$C6]" table:style-name="ce1">
            <text:p>983,6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İŞ Fon 808<text:s/>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float" office:value="5462.2073999999993" table:formula="of:=[Sayfa2.$D7]*[Sayfa2.$C7]" table:style-name="ce1">
            <text:p>5462,2074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İŞ Fon 801</text:p>
          </table:table-cell>
          <table:table-cell office:value-type="float" office:value="10" table:style-name="ce1">
            <text:p>10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238.8987099999995" table:formula="of:=[Sayfa2.$D8]*[Sayfa2.$C8]" table:style-name="ce1">
            <text:p>5238,89871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2">
            <text:p>13.Ara</text:p>
          </table:table-cell>
          <table:table-cell office:value-type="string" table:style-name="ce1">
            <text:p>Avrupakent GYO Halka Arz</text:p>
          </table:table-cell>
          <table:table-cell office:value-type="float" office:value="30" table:style-name="ce1">
            <text:p>30</text:p>
          </table:table-cell>
          <table:table-cell office:value-type="float" office:value="55.08" table:style-name="ce1">
            <text:p>55,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1652.3999999999999" table:formula="of:=[Sayfa2.$D9]*[Sayfa2.$C9]" table:style-name="ce1">
            <text:p>1652,4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2">
            <text:p>13.Ara</text:p>
          </table:table-cell>
          <table:table-cell office:value-type="string" table:style-name="ce1">
            <text:p>İŞ Fon 801</text:p>
          </table:table-cell>
          <table:table-cell office:value-type="float" office:value="40" table:style-name="ce1">
            <text:p>40</text:p>
          </table:table-cell>
          <table:table-cell office:value-type="float" office:value="527.21223999999995" table:style-name="ce1">
            <text:p>527,21224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21088.489599999997" table:formula="of:=[Sayfa2.$D10]*[Sayfa2.$C10]" table:style-name="ce1">
            <text:p>21088,4896</text:p>
          </table:table-cell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  <table:table table:name="GNLK-_2024" table:style-name="ta2"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21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string" table:style-name="ce11">
            <text:p>NZN</text:p>
          </table:table-cell>
          <table:table-cell office:value-type="string" table:number-columns-spanned="2" table:number-rows-spanned="1" table:style-name="ce71">
            <text:p>HC</text:p>
          </table:table-cell>
          <table:covered-table-cell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2">
          <table:table-cell office:value-type="float" office:value="-2024" table:style-name="ce3">
            <text:p>-2024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percentage" office:value="0.23538400000000001" table:style-name="ce13">
            <text:p>24%</text:p>
          </table:table-cell>
          <table:table-cell office:value-type="percentage" office:value="0.76461599999999996" table:formula="of:=1-[.K2]" table:style-name="ce14">
            <text:p>76%</text:p>
          </table:table-cell>
          <table:table-cell office:value-type="string" table:style-name="ce15">
            <text:p>Hc 1/1</text:p>
          </table:table-cell>
          <table:table-cell office:value-type="float" office:value="0" table:formula="of:=[.F25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206300" table:formula="of:=['01_24'.D2]" table:style-name="ce17">
            <text:p>206.300,00</text:p>
          </table:table-cell>
          <table:table-cell office:value-type="float" office:value="-52288.490000000005" table:formula="of:=['01_24'.E2]" table:style-name="ce18">
            <text:p>-52.288,49</text:p>
          </table:table-cell>
          <table:table-cell office:value-type="float" office:value="154011.51" table:formula="of:=[.B3]+[.C3]" table:style-name="ce19">
            <text:p>154.011,51</text:p>
          </table:table-cell>
          <table:table-cell office:value-type="float" office:value="0" table:formula="of:=['01_24'.F2]" table:style-name="ce17">
            <text:p>0,00</text:p>
          </table:table-cell>
          <table:table-cell office:value-type="float" office:value="-152" table:formula="of:=['01_24'.G2]" table:style-name="ce18">
            <text:p>-152,00</text:p>
          </table:table-cell>
          <table:table-cell office:value-type="float" office:value="-152" table:formula="of:=[.E3]+[.F3]" table:style-name="ce20">
            <text:p>-152,00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144" table:style-name="ce16">
            <text:p>144</text:p>
          </table:table-cell>
          <table:table-cell table:style-name="ce23"/>
          <table:table-cell table:style-name="ce24"/>
          <table:table-cell office:value-type="float" office:value="144" table:formula="of:=[.J3]" table:style-name="ce25">
            <text:p>144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9300" table:formula="of:=['02_24'.D2]" table:style-name="ce17">
            <text:p>19.300,00</text:p>
          </table:table-cell>
          <table:table-cell office:value-type="float" office:value="-109326.98000000001" table:formula="of:=['02_24'.E2]" table:style-name="ce18">
            <text:p>-109.326,98</text:p>
          </table:table-cell>
          <table:table-cell office:value-type="float" office:value="63984.53" table:formula="of:=[.B4]+[.C4]+[.D3]" table:style-name="ce19">
            <text:p>63.984,53</text:p>
          </table:table-cell>
          <table:table-cell office:value-type="float" office:value="0" table:formula="of:=['02_24'.F2]" table:style-name="ce17">
            <text:p>0,00</text:p>
          </table:table-cell>
          <table:table-cell office:value-type="float" office:value="0" table:formula="of:=['02_24'.G2]" table:style-name="ce18">
            <text:p>0,00</text:p>
          </table:table-cell>
          <table:table-cell office:value-type="float" office:value="-152" table:formula="of:=[.E4]+[.F4]+[.G3]" table:style-name="ce20">
            <text:p>-152,0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4]*[.$K$2]" table:style-name="ce26">
            <text:p>34</text:p>
          </table:table-cell>
          <table:table-cell office:value-type="float" office:value="110.104704" table:formula="of:=[.J4]-[.K4]" table:style-name="ce27">
            <text:p>110,10</text:p>
          </table:table-cell>
          <table:table-cell table:style-name="ce25"/>
          <table:table-cell office:value-type="float" office:value="0" table:formula="of:=['02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163300" table:formula="of:=['03_24'.D2]" table:style-name="ce17">
            <text:p>163.300,00</text:p>
          </table:table-cell>
          <table:table-cell office:value-type="float" office:value="-43130.92" table:formula="of:=['03_24'.E2]" table:style-name="ce18">
            <text:p>-43.130,92</text:p>
          </table:table-cell>
          <table:table-cell office:value-type="float" office:value="184153.61" table:formula="of:=[.B5]+[.C5]+[.D4]" table:style-name="ce19">
            <text:p>184.153,61</text:p>
          </table:table-cell>
          <table:table-cell office:value-type="float" office:value="0" table:formula="of:=['03_24'.F2]" table:style-name="ce17">
            <text:p>0,00</text:p>
          </table:table-cell>
          <table:table-cell office:value-type="float" office:value="0" table:formula="of:=['03_24'.G2]" table:style-name="ce18">
            <text:p>0,00</text:p>
          </table:table-cell>
          <table:table-cell office:value-type="float" office:value="-152" table:formula="of:=[.E5]+[.F5]+[.G4]" table:style-name="ce20">
            <text:p>-152,00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90" table:style-name="ce16">
            <text:p>90</text:p>
          </table:table-cell>
          <table:table-cell table:style-name="ce26"/>
          <table:table-cell table:style-name="ce24"/>
          <table:table-cell office:value-type="float" office:value="90" table:formula="of:=[.J5]" table:style-name="ce25">
            <text:p>90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24000" table:formula="of:=['04_24'.D2]" table:style-name="ce17">
            <text:p>24.000,00</text:p>
          </table:table-cell>
          <table:table-cell office:value-type="float" office:value="-37301.81" table:formula="of:=['04_24'.E2]" table:style-name="ce18">
            <text:p>-37.301,81</text:p>
          </table:table-cell>
          <table:table-cell office:value-type="float" office:value="170851.8" table:formula="of:=[.B6]+[.C6]+[.D5]" table:style-name="ce19">
            <text:p>170.851,80</text:p>
          </table:table-cell>
          <table:table-cell office:value-type="float" office:value="0" table:formula="of:=['04_24'.F2]" table:style-name="ce17">
            <text:p>0,00</text:p>
          </table:table-cell>
          <table:table-cell office:value-type="float" office:value="0" table:formula="of:=['04_24'.G2]" table:style-name="ce18">
            <text:p>0,00</text:p>
          </table:table-cell>
          <table:table-cell office:value-type="float" office:value="-152" table:formula="of:=[.E6]+[.F6]+[.G5]" table:style-name="ce20">
            <text:p>-152,00</text:p>
          </table:table-cell>
          <table:table-cell table:style-name="ce21"/>
          <table:table-cell office:value-type="string" table:style-name="ce28">
            <text:p>maaş ocak-haziran</text:p>
          </table:table-cell>
          <table:table-cell table:style-name="ce1"/>
          <table:table-cell table:style-name="ce26"/>
          <table:table-cell table:style-name="ce24"/>
          <table:table-cell office:value-type="float" office:value="0" table:formula="of:=[.E18]/1000" table:style-name="ce29">
            <text:p>0</text:p>
          </table:table-cell>
          <table:table-cell office:value-type="float" office:value="0" table:formula="of:=['04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24000" table:formula="of:=['05_24'.D2]" table:style-name="ce17">
            <text:p>24.000,00</text:p>
          </table:table-cell>
          <table:table-cell office:value-type="float" office:value="-36701.81" table:formula="of:=['05_24'.E2]" table:style-name="ce18">
            <text:p>-36.701,81</text:p>
          </table:table-cell>
          <table:table-cell office:value-type="float" office:value="158149.99" table:formula="of:=[.B7]+[.C7]+[.D6]" table:style-name="ce19">
            <text:p>158.149,99</text:p>
          </table:table-cell>
          <table:table-cell office:value-type="float" office:value="0" table:formula="of:=['05_24'.F2]" table:style-name="ce17">
            <text:p>0,00</text:p>
          </table:table-cell>
          <table:table-cell office:value-type="float" office:value="0" table:formula="of:=['05_24'.G2]" table:style-name="ce18">
            <text:p>0,00</text:p>
          </table:table-cell>
          <table:table-cell office:value-type="float" office:value="-152" table:formula="of:=[.E7]+[.F7]+[.G6]" table:style-name="ce20">
            <text:p>-152,00</text:p>
          </table:table-cell>
          <table:table-cell table:style-name="ce21"/>
          <table:table-cell office:value-type="string" table:style-name="ce28">
            <text:p>maaş temmuz-aralık</text:p>
          </table:table-cell>
          <table:table-cell table:style-name="ce1"/>
          <table:table-cell table:style-name="ce26"/>
          <table:table-cell table:style-name="ce27"/>
          <table:table-cell office:value-type="float" office:value="0" table:formula="of:=[.E19]/1000" table:style-name="ce29">
            <text:p>0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Hazrn</text:p>
          </table:table-cell>
          <table:table-cell office:value-type="float" office:value="24000" table:formula="of:=['06_24'.D2]" table:style-name="ce17">
            <text:p>24.000,00</text:p>
          </table:table-cell>
          <table:table-cell office:value-type="float" office:value="-41921.81" table:formula="of:=['06_24'.E2]" table:style-name="ce18">
            <text:p>-41.921,81</text:p>
          </table:table-cell>
          <table:table-cell office:value-type="float" office:value="140228.18" table:formula="of:=[.B8]+[.C8]+[.D7]" table:style-name="ce19">
            <text:p>140.228,18</text:p>
          </table:table-cell>
          <table:table-cell office:value-type="float" office:value="0" table:formula="of:=['06_24'.F2]" table:style-name="ce17">
            <text:p>0,00</text:p>
          </table:table-cell>
          <table:table-cell office:value-type="float" office:value="0" table:formula="of:=['06_24'.G2]" table:style-name="ce18">
            <text:p>0,00</text:p>
          </table:table-cell>
          <table:table-cell office:value-type="float" office:value="-152" table:formula="of:=[.E8]+[.F8]+[.G7]" table:style-name="ce20">
            <text:p>-152,00</text:p>
          </table:table-cell>
          <table:table-cell table:style-name="ce21"/>
          <table:table-cell office:value-type="string" table:style-name="ce22">
            <text:p>lise</text:p>
          </table:table-cell>
          <table:table-cell office:value-type="float" office:value="400" table:style-name="ce16">
            <text:p>400</text:p>
          </table:table-cell>
          <table:table-cell table:style-name="ce26"/>
          <table:table-cell table:style-name="ce27"/>
          <table:table-cell office:value-type="float" office:value="100" table:formula="of:=[.J8]/4" table:style-name="ce25">
            <text:p>100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Temmz</text:p>
          </table:table-cell>
          <table:table-cell office:value-type="float" office:value="29000" table:formula="of:=['07_24'.D2]" table:style-name="ce17">
            <text:p>29.000,00</text:p>
          </table:table-cell>
          <table:table-cell office:value-type="float" office:value="-41072" table:formula="of:=['07_24'.E2]" table:style-name="ce18">
            <text:p>-41.072,00</text:p>
          </table:table-cell>
          <table:table-cell office:value-type="float" office:value="128156.18" table:formula="of:=[.B9]+[.C9]+[.D8]" table:style-name="ce19">
            <text:p>128.156,18</text:p>
          </table:table-cell>
          <table:table-cell office:value-type="float" office:value="0" table:formula="of:=['07_24'.F2]" table:style-name="ce17">
            <text:p>0,00</text:p>
          </table:table-cell>
          <table:table-cell office:value-type="float" office:value="0" table:formula="of:=['07_24'.G2]" table:style-name="ce18">
            <text:p>0,00</text:p>
          </table:table-cell>
          <table:table-cell office:value-type="float" office:value="-152" table:formula="of:=[.E9]+[.F9]+[.G8]" table:style-name="ce20">
            <text:p>-152,0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9]*[.$K$2]" table:style-name="ce26">
            <text:p>34</text:p>
          </table:table-cell>
          <table:table-cell office:value-type="float" office:value="110.104704" table:formula="of:=[.J9]-[.K9]" table:style-name="ce27">
            <text:p>110,10</text:p>
          </table:table-cell>
          <table:table-cell table:style-name="ce3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ğusts</text:p>
          </table:table-cell>
          <table:table-cell office:value-type="float" office:value="178500" table:formula="of:=['08_24'.D2]" table:style-name="ce17">
            <text:p>178.500,00</text:p>
          </table:table-cell>
          <table:table-cell office:value-type="float" office:value="-41072" table:formula="of:=['08_24'.E2]" table:style-name="ce18">
            <text:p>-41.072,00</text:p>
          </table:table-cell>
          <table:table-cell office:value-type="float" office:value="265584.18" table:formula="of:=[.B10]+[.C10]+[.D9]" table:style-name="ce19">
            <text:p>265.584,18</text:p>
          </table:table-cell>
          <table:table-cell office:value-type="float" office:value="0" table:formula="of:=['08_24'.F2]" table:style-name="ce17">
            <text:p>0,00</text:p>
          </table:table-cell>
          <table:table-cell office:value-type="float" office:value="0" table:formula="of:=['08_24'.G2]" table:style-name="ce18">
            <text:p>0,00</text:p>
          </table:table-cell>
          <table:table-cell office:value-type="float" office:value="-152" table:formula="of:=[.E10]+[.F10]+[.G9]" table:style-name="ce20">
            <text:p>-152,00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250" table:style-name="ce16">
            <text:p>250</text:p>
          </table:table-cell>
          <table:table-cell table:style-name="ce26"/>
          <table:table-cell table:style-name="ce27"/>
          <table:table-cell office:value-type="float" office:value="32.5" table:formula="of:=[.J10]*0.13" table:style-name="ce25">
            <text:p>32,5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178500" table:formula="of:=['09_24'.D2]" table:style-name="ce17">
            <text:p>178.500,00</text:p>
          </table:table-cell>
          <table:table-cell office:value-type="float" office:value="-41072" table:formula="of:=['09_24'.E2]" table:style-name="ce18">
            <text:p>-41.072,00</text:p>
          </table:table-cell>
          <table:table-cell office:value-type="float" office:value="403012.18" table:formula="of:=[.B11]+[.C11]+[.D10]" table:style-name="ce19">
            <text:p>403.012,18</text:p>
          </table:table-cell>
          <table:table-cell office:value-type="float" office:value="0" table:formula="of:=['09_24'.F2]" table:style-name="ce17">
            <text:p>0,00</text:p>
          </table:table-cell>
          <table:table-cell office:value-type="float" office:value="0" table:formula="of:=['09_24'.G2]" table:style-name="ce18">
            <text:p>0,00</text:p>
          </table:table-cell>
          <table:table-cell office:value-type="float" office:value="-152" table:formula="of:=[.E11]+[.F11]+[.G10]" table:style-name="ce20">
            <text:p>-152,00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11]*[.$K$2]" table:style-name="ce26">
            <text:p>34</text:p>
          </table:table-cell>
          <table:table-cell office:value-type="float" office:value="110.104704" table:formula="of:=[.J11]-[.K11]" table:style-name="ce27">
            <text:p>110,10</text:p>
          </table:table-cell>
          <table:table-cell table:style-name="ce25"/>
          <table:table-cell office:value-type="float" office:value="3.6" table:formula="of:=['09_23'.E120]/1000" table:style-name="ce1">
            <text:p>3,6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154500" table:formula="of:=['10_24'.D2]" table:style-name="ce17">
            <text:p>154.500,00</text:p>
          </table:table-cell>
          <table:table-cell office:value-type="float" office:value="-141072" table:formula="of:=['10_24'.E2]" table:style-name="ce18">
            <text:p>-141.072,00</text:p>
          </table:table-cell>
          <table:table-cell office:value-type="float" office:value="416440.18" table:formula="of:=[.B12]+[.C12]+[.D11]" table:style-name="ce19">
            <text:p>416.440,18</text:p>
          </table:table-cell>
          <table:table-cell office:value-type="float" office:value="0" table:formula="of:=['10_24'.F2]" table:style-name="ce17">
            <text:p>0,00</text:p>
          </table:table-cell>
          <table:table-cell office:value-type="float" office:value="0" table:formula="of:=['10_24'.G2]" table:style-name="ce18">
            <text:p>0,00</text:p>
          </table:table-cell>
          <table:table-cell office:value-type="float" office:value="-152" table:formula="of:=[.E12]+[.F12]+[.G11]" table:style-name="ce20">
            <text:p>-152,00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120" table:style-name="ce16">
            <text:p>120</text:p>
          </table:table-cell>
          <table:table-cell office:value-type="float" office:value="28.246080000000003" table:formula="of:=[.J12]*[.$K$2]" table:style-name="ce26">
            <text:p>28</text:p>
          </table:table-cell>
          <table:table-cell office:value-type="float" office:value="91.753919999999994" table:formula="of:=[.J12]-[.K12]" table:style-name="ce27">
            <text:p>91,75</text:p>
          </table:table-cell>
          <table:table-cell table:style-name="ce25"/>
          <table:table-cell office:value-type="float" office:value="0" table:formula="of:=['10_23'.E12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284500" table:formula="of:=['11_24'.D2]" table:style-name="ce17">
            <text:p>284.500,00</text:p>
          </table:table-cell>
          <table:table-cell office:value-type="float" office:value="-41072" table:formula="of:=['11_24'.E2]" table:style-name="ce18">
            <text:p>-41.072,00</text:p>
          </table:table-cell>
          <table:table-cell office:value-type="float" office:value="659868.17999999993" table:formula="of:=[.B13]+[.C13]+[.D12]" table:style-name="ce19">
            <text:p>659.868,18</text:p>
          </table:table-cell>
          <table:table-cell office:value-type="float" office:value="0" table:formula="of:=['11_24'.F2]" table:style-name="ce17">
            <text:p>0,00</text:p>
          </table:table-cell>
          <table:table-cell office:value-type="float" office:value="0" table:formula="of:=['11_24'.G2]" table:style-name="ce18">
            <text:p>0,00</text:p>
          </table:table-cell>
          <table:table-cell office:value-type="float" office:value="-152" table:formula="of:=[.E13]+[.F13]+[.G12]" table:style-name="ce20">
            <text:p>-152,00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250" table:style-name="ce16">
            <text:p>250</text:p>
          </table:table-cell>
          <table:table-cell office:value-type="float" office:value="58.846000000000004" table:formula="of:=[.J13]*[.$K$2]" table:style-name="ce26">
            <text:p>59</text:p>
          </table:table-cell>
          <table:table-cell office:value-type="float" office:value="191.154" table:formula="of:=[.J13]-[.K13]" table:style-name="ce27">
            <text:p>191,15</text:p>
          </table:table-cell>
          <table:table-cell table:style-name="ce30"/>
          <table:table-cell office:value-type="float" office:value="298.01904999999999" table:formula="of:=['11_23'.E120]/1000" table:style-name="ce1">
            <text:p>298,0190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Aralık</text:p>
          </table:table-cell>
          <table:table-cell office:value-type="float" office:value="284500" table:formula="of:=['12_24'.D2]" table:style-name="ce17">
            <text:p>284.500,00</text:p>
          </table:table-cell>
          <table:table-cell office:value-type="float" office:value="-41072" table:formula="of:=['12_24'.E2]" table:style-name="ce18">
            <text:p>-41.072,00</text:p>
          </table:table-cell>
          <table:table-cell office:value-type="float" office:value="903296.17999999993" table:formula="of:=[.B14]+[.C14]+[.D13]" table:style-name="ce19">
            <text:p>903.296,18</text:p>
          </table:table-cell>
          <table:table-cell office:value-type="float" office:value="0" table:formula="of:=['12_24'.F2]" table:style-name="ce17">
            <text:p>0,00</text:p>
          </table:table-cell>
          <table:table-cell office:value-type="float" office:value="0" table:formula="of:=['12_24'.G2]" table:style-name="ce18">
            <text:p>0,00</text:p>
          </table:table-cell>
          <table:table-cell office:value-type="float" office:value="-152" table:formula="of:=[.E14]+[.F14]+[.G13]" table:style-name="ce20">
            <text:p>-152,00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250" table:style-name="ce16">
            <text:p>250</text:p>
          </table:table-cell>
          <table:table-cell office:value-type="float" office:value="58.846000000000004" table:formula="of:=[.J14]*[.$K$2]" table:style-name="ce26">
            <text:p>59</text:p>
          </table:table-cell>
          <table:table-cell office:value-type="float" office:value="191.154" table:formula="of:=[.J14]-[.K14]" table:style-name="ce27">
            <text:p>191,15</text:p>
          </table:table-cell>
          <table:table-cell table:style-name="ce25"/>
          <table:table-cell office:value-type="float" office:value="0" table:formula="of:=['12_23'.E113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1">
            <text:p>TPLM</text:p>
          </table:table-cell>
          <table:table-cell office:value-type="float" office:value="1570400" table:formula="of:=SUM([.B3:.B14])" table:style-name="ce32">
            <text:p>1.570.400,00</text:p>
          </table:table-cell>
          <table:table-cell office:value-type="float" office:value="-667103.82000000007" table:formula="of:=SUM([.C3:.C14])" table:style-name="ce33">
            <text:p>-667.103,82</text:p>
          </table:table-cell>
          <table:table-cell office:value-type="float" office:value="903296.17999999993" table:formula="of:=[.B15]+[.C15]" table:style-name="ce34">
            <text:p>903.296,18</text:p>
          </table:table-cell>
          <table:table-cell office:value-type="float" office:value="0" table:formula="of:=SUM([.E3:.E14])" table:style-name="ce32">
            <text:p>0,00</text:p>
          </table:table-cell>
          <table:table-cell office:value-type="float" office:value="-152" table:formula="of:=SUM([.F3:.F14])" table:style-name="ce33">
            <text:p>-152,00</text:p>
          </table:table-cell>
          <table:table-cell office:value-type="float" office:value="-152" table:formula="of:=[.E15]+[.F15]" table:style-name="ce34">
            <text:p>-152,00</text:p>
          </table:table-cell>
          <table:table-cell table:style-name="ce35"/>
          <table:table-cell table:style-name="ce36"/>
          <table:table-cell office:value-type="float" office:value="1936" table:formula="of:=SUM([.J3:.J14])" table:style-name="ce37">
            <text:p>1936</text:p>
          </table:table-cell>
          <table:table-cell office:value-type="float" office:value="247.62396800000002" table:formula="of:=SUM([.K4:.K14])" table:style-name="ce38">
            <text:p>248</text:p>
          </table:table-cell>
          <table:table-cell office:value-type="float" office:value="804.37603200000001" table:formula="of:=SUM([.L4:.L14])" table:style-name="ce39">
            <text:p>804,38</text:p>
          </table:table-cell>
          <table:table-cell office:value-type="float" office:value="366.5" table:formula="of:=[.M10]+[.M8]+[.M6]+[.M5]+[.M3]+[.M7]" table:style-name="ce40">
            <text:p>367</text:p>
          </table:table-cell>
          <table:table-cell table:number-columns-repeated="16371" table:style-name="ce1"/>
        </table:table-row>
        <table:table-row table:style-name="ro3">
          <table:table-cell office:value-type="float" office:value="12" table:style-name="ce41">
            <text:p>Tpl / 12</text:p>
          </table:table-cell>
          <table:table-cell office:value-type="float" office:value="130866.66666666667" table:formula="of:=[.B15]/[.A16]" table:style-name="ce42">
            <text:p>130.866,67</text:p>
          </table:table-cell>
          <table:table-cell office:value-type="float" office:value="-55591.985000000008" table:formula="of:=[.C15]/[.A16]" table:style-name="ce43">
            <text:p>-55.591,99</text:p>
          </table:table-cell>
          <table:table-cell table:style-name="ce43"/>
          <table:table-cell office:value-type="float" office:value="0" table:formula="of:=[.E15]/[.A16]" table:style-name="ce43">
            <text:p>0,00</text:p>
          </table:table-cell>
          <table:table-cell office:value-type="float" office:value="-12.666666666666666" table:formula="of:=[.F15]/[.A16]" table:style-name="ce43">
            <text:p>-12,67</text:p>
          </table:table-cell>
          <table:table-cell office:value-type="float" office:value="-12.666666666666666" table:formula="of:=[.G15]/[.A16]" table:style-name="ce43">
            <text:p>-12,67</text:p>
          </table:table-cell>
          <table:table-cell table:style-name="ce44"/>
          <table:table-cell table:style-name="ce45"/>
          <table:table-cell office:value-type="float" office:value="161.33333333333334" table:formula="of:=[.J15]/12" table:style-name="ce46">
            <text:p>161,33</text:p>
          </table:table-cell>
          <table:table-cell office:value-type="float" office:value="20.635330666666668" table:formula="of:=[.K15]/12" table:style-name="ce47">
            <text:p>21</text:p>
          </table:table-cell>
          <table:table-cell office:value-type="float" office:value="67.031335999999996" table:formula="of:=[.L15]/12" table:style-name="ce48">
            <text:p>67,03</text:p>
          </table:table-cell>
          <table:table-cell office:value-type="float" office:value="30.541666666666668" table:formula="of:=[.M15]/12" table:style-name="ce49">
            <text:p>30,54</text:p>
          </table:table-cell>
          <table:table-cell office:value-type="float" office:value="143.85845999999998" table:formula="of:=AVERAGE([.N2:.N15])" table:style-name="ce50">
            <text:p>143,86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2" table:style-name="ce1"/>
          <table:table-cell office:value-type="float" office:value="1170.8760320000001" table:formula="of:=[.L15]+[.M15]" table:number-columns-spanned="2" table:number-rows-spanned="1" table:style-name="ce72">
            <text:p>1170,876032</text:p>
          </table:table-cell>
          <table:covered-table-cell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54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51">
            <text:p>0,00</text:p>
          </table:table-cell>
          <table:table-cell office:value-type="float" office:value="6986.25" table:style-name="ce51">
            <text:p>6.986,25</text:p>
          </table:table-cell>
          <table:table-cell office:value-type="float" office:value="25" table:style-name="ce55">
            <text:p>25</text:p>
          </table:table-cell>
          <table:table-cell table:number-columns-repeated="2" table:style-name="ce1"/>
          <table:table-cell table:style-name="ce53"/>
          <table:table-cell table:style-name="ce51"/>
          <table:table-cell table:style-name="ce56"/>
          <table:table-cell office:value-type="float" office:value="97.573002666666682" table:formula="of:=[.L17]/12" table:style-name="ce57">
            <text:p>97,57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60">
            <text:p>0,00</text:p>
          </table:table-cell>
          <table:table-cell office:value-type="float" office:value="1746.5625" table:formula="of:=[.F18]*[.G18]/100" table:style-name="ce51">
            <text:p>1.746,56</text:p>
          </table:table-cell>
          <table:table-cell office:value-type="string" table:style-name="ce55">
            <text:p>ocak artış %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1">
            <text:p>Toplam ;Emekli maaşı</text:p>
          </table:table-cell>
          <table:table-cell office:value-type="float" office:value="0" table:formula="of:=SUM([.E18:.E19])" table:style-name="ce62">
            <text:p>0,00</text:p>
          </table:table-cell>
          <table:table-cell office:value-type="float" office:value="8732.8125" table:formula="of:=SUM([.F18:.F19])" table:style-name="ce63">
            <text:p>8.732,81</text:p>
          </table:table-cell>
          <table:table-cell office:value-type="string" table:style-name="ce64">
            <text:p>ocak maaş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65"/>
          <table:table-cell office:value-type="string" table:style-name="ce66">
            <text:p>2023 Aralık <text:s/>Devir</text:p>
          </table:table-cell>
          <table:table-cell table:style-name="ce65"/>
          <table:table-cell table:style-name="ce67"/>
          <table:table-cell office:value-type="float" office:value="0" table:formula="of:=SUM([.F26:.F64])" table:style-name="ce68">
            <text:p>0</text:p>
          </table:table-cell>
          <table:table-cell table:number-columns-repeated="6" table:style-name="ce1"/>
          <table:table-cell table:style-name="ce69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7" table:style-name="ce1"/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table:style-name="ce52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12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4500" table:formula="of:=SUM([.D4:.D38])" table:style-name="ce76">
            <text:p>284.500,00</text:p>
          </table:table-cell>
          <table:table-cell office:value-type="float" office:value="-41072" table:formula="of:=SUM([.E4:.E38])" table:style-name="ce76">
            <text:p>-41.072,00</text:p>
          </table:table-cell>
          <table:table-cell office:value-type="float" office:value="0" table:formula="of:=SUM([.F4:.F38])" table:style-name="ce76">
            <text:p>0,00</text:p>
          </table:table-cell>
          <table:table-cell office:value-type="float" office:value="0" table:formula="of:=SUM([.G4:.G38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0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USDATA 2023 <text:s text:c="3"/>8/30 <text:s text:c="2"/>8*250 = 2000 ÖDENDİ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USDATA 2024 <text:s text:c="3"/>9/30 – 20/30 <text:s text:c="2"/>12*250 = 300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025 <text:s text:c="3"/>21/30-30/30 <text:s text:c="2"/>10*8845 = 8845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9]*-1" table:style-name="ce52">
            <text:p>0,00</text:p>
          </table:table-cell>
          <table:table-cell table:number-columns-repeated="2"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52">
            <text:p>0,00</text:p>
          </table:table-cell>
          <table:table-cell table:number-columns-repeated="2"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2]+[.F33]+[.G3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3]+[.F34]+[.G3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4]+[.F35]+[.G3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5]+[.F36]+[.G3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4:.D49])" table:style-name="ce92">
            <text:p>0,00</text:p>
          </table:table-cell>
          <table:table-cell office:value-type="float" office:value="0" table:formula="of:=SUM([.E44:.E49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5:.E6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70:.E78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10:.E117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1048456" table:style-name="ro1">
          <table:table-cell table:number-columns-repeated="16384"/>
        </table:table-row>
      </table:table>
      <table:table table:name="11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4500" table:formula="of:=SUM([.D4:.D34])" table:style-name="ce76">
            <text:p>284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9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10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4500" table:formula="of:=SUM([.D4:.D34])" table:style-name="ce76">
            <text:p>154.500,00</text:p>
          </table:table-cell>
          <table:table-cell office:value-type="float" office:value="-141072" table:formula="of:=SUM([.E4:.E34])" table:style-name="ce76">
            <text:p>-1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8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52">
            <text:p>-100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20000" table:style-name="ce84">
            <text:p>₺12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9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500" table:formula="of:=SUM([.D4:.D34])" table:style-name="ce76">
            <text:p>178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7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8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500" table:formula="of:=SUM([.D4:.D34])" table:style-name="ce76">
            <text:p>178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6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7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9000" table:formula="of:=SUM([.D4:.D34])" table:style-name="ce76">
            <text:p>29.0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5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6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HAZİRAN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41921.81" table:formula="of:=SUM([.E4:.E34])" table:style-name="ce76">
            <text:p>-41.921,81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4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2">
            <text:p>-849,81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 <text:s text:c="2"/>%25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849.81" table:formula="of:=SUM([.E51:.E62])" table:style-name="ce68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9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5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MAYIS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36701.81" table:formula="of:=SUM([.E4:.E34])" table:style-name="ce76">
            <text:p>-36.701,81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3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2">
            <text:p>-849,81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2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849.81" table:formula="of:=SUM([.E51:.E62])" table:style-name="ce68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8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4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NİSAN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37301.81" table:formula="of:=SUM([.E4:.E34])" table:style-name="ce76">
            <text:p>-37.301,81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2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2">
            <text:p>-849,81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52">
            <text:p>-60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1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849.81" table:formula="of:=SUM([.E51:.E61])" table:style-name="ce68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7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600" table:formula="of:=SUM([.E65:.E73])" table:style-name="ce68">
            <text:p>-6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5:.E112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048461" table:style-name="ro1">
          <table:table-cell table:number-columns-repeated="16384"/>
        </table:table-row>
      </table:table>
      <table:table table:name="03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MART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63300" table:formula="of:=SUM([.D4:.D34])" table:style-name="ce76">
            <text:p>163.300,00</text:p>
          </table:table-cell>
          <table:table-cell office:value-type="float" office:value="-43130.92" table:formula="of:=SUM([.E4:.E34])" table:style-name="ce76">
            <text:p>-43.130,92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1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52">
            <text:p>-2.704,48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0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2704.48" table:formula="of:=SUM([.E51:.E63])" table:style-name="ce68">
            <text:p>-2704,48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6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6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7:.E76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6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8:.E115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48458" table:style-name="ro1">
          <table:table-cell table:number-columns-repeated="16384"/>
        </table:table-row>
      </table:table>
      <table:table table:name="02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ŞUBAT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9300" table:formula="of:=SUM([.D4:.D34])" table:style-name="ce76">
            <text:p>19.300,00</text:p>
          </table:table-cell>
          <table:table-cell office:value-type="float" office:value="-109326.98000000001" table:formula="of:=SUM([.E4:.E34])" table:style-name="ce76">
            <text:p>-109.326,98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5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0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52">
            <text:p>-3.900,54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52">
            <text:p>-6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3900.54" table:formula="of:=SUM([.E51:.E64])" table:style-name="ce68">
            <text:p>-3900,5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9 – 9</text:p>
          </table:table-cell>
          <table:table-cell office:value-type="float" office:value="-1196.06" table:style-name="ce78">
            <text:p>-1.196,0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5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5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8:.E77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5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9:.E11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01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06300" table:formula="of:=SUM([.D4:.D34])" table:style-name="ce76">
            <text:p>206.300,00</text:p>
          </table:table-cell>
          <table:table-cell office:value-type="float" office:value="-52288.490000000005" table:formula="of:=SUM([.E4:.E34])" table:style-name="ce76">
            <text:p>-52.288,49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-152" table:formula="of:=SUM([.G4:.G34])" table:style-name="ce76">
            <text:p>-152,00</text:p>
          </table:table-cell>
          <table:table-cell office:value-type="float" office:value="-152" table:formula="of:=[.F2]+[.G2]" table:style-name="ce76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1">
            <text:p>-152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2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-152" table:formula="of:=[.H4]+[.F6]+[.G6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-152" table:formula="of:=[.H6]+[.F7]+[.G7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9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-152" table:formula="of:=[.H7]+[.F8]+[.G8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-152" table:formula="of:=[.H8]+[.F9]+[.G9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152" table:formula="of:=[.H9]+[.F10]+[.G10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152" table:formula="of:=[.H10]+[.F11]+[.G11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152" table:formula="of:=[.H11]+[.F12]+[.G12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-152" table:formula="of:=[.H12]+[.F13]+[.G13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-152" table:formula="of:=[.H13]+[.F14]+[.G14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239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3961.94" table:formula="of:=[.E50]" table:style-name="ce52">
            <text:p>-3.961,94</text:p>
          </table:table-cell>
          <table:table-cell table:number-columns-repeated="2" table:style-name="ce52"/>
          <table:table-cell office:value-type="float" office:value="-152" table:formula="of:=[.H14]+[.F15]+[.G15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2">
            <text:p>3.Oca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2474.550000000001" table:formula="of:=[.E67]" table:style-name="ce52">
            <text:p>-12.474,55</text:p>
          </table:table-cell>
          <table:table-cell table:style-name="ce1"/>
          <table:table-cell table:style-name="ce52"/>
          <table:table-cell office:value-type="float" office:value="-152" table:formula="of:=[.H15]+[.F16]+[.G16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-152" table:formula="of:=[.H16]+[.F17]+[.G17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-152" table:formula="of:=[.H17]+[.F18]+[.G18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8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-152" table:formula="of:=[.H18]+[.F19]+[.G19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-152" table:formula="of:=[.H19]+[.F20]+[.G20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-152" table:formula="of:=[.H20]+[.F21]+[.G21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-152" table:formula="of:=[.H21]+[.F22]+[.G22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-152" table:formula="of:=[.H22]+[.F23]+[.G23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-152" table:formula="of:=[.H23]+[.F24]+[.G24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-152" table:formula="of:=[.H24]+[.F25]+[.G25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-152" table:formula="of:=[.H25]+[.F26]+[.G26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-152" table:formula="of:=[.H26]+[.F27]+[.G27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number-columns-repeated="3" table:style-name="ce52"/>
          <table:table-cell office:value-type="float" office:value="-152" table:formula="of:=[.H27]+[.F28]+[.G28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number-columns-repeated="3" table:style-name="ce52"/>
          <table:table-cell office:value-type="float" office:value="-152" table:formula="of:=[.H28]+[.F29]+[.G29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number-columns-repeated="3" table:style-name="ce52"/>
          <table:table-cell office:value-type="float" office:value="-152" table:formula="of:=[.H29]+[.F30]+[.G30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77">
            <text:p>₺7.000,00</text:p>
          </table:table-cell>
          <table:table-cell table:style-name="ce52"/>
          <table:table-cell table:style-name="ce1"/>
          <table:table-cell table:style-name="ce52"/>
          <table:table-cell office:value-type="float" office:value="-152" table:formula="of:=[.H30]+[.F31]+[.G31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 Tahmin Edilen 120000</text:p>
          </table:table-cell>
          <table:table-cell table:style-name="ce1"/>
          <table:table-cell office:value-type="currency" office:value="180000" table:style-name="ce77">
            <text:p>₺180.000,00</text:p>
          </table:table-cell>
          <table:table-cell table:number-columns-repeated="3" table:style-name="ce52"/>
          <table:table-cell office:value-type="float" office:value="-152" table:formula="of:=[.H31]+[.F32]+[.G32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5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3961.94" table:formula="of:=SUM([.E51:.E64])" table:style-name="ce68">
            <text:p>-3961,9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8 – 9</text:p>
          </table:table-cell>
          <table:table-cell office:value-type="float" office:value="-1196.06" table:style-name="ce78">
            <text:p>-1.196,0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4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4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10 – 10</text:p>
          </table:table-cell>
          <table:table-cell office:value-type="float" office:value="-61.4" table:style-name="ce78">
            <text:p>-61,40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4">
          <table:table-cell table:number-columns-repeated="3" table:style-name="ce1"/>
          <table:table-cell office:value-type="string" table:style-name="ce167">
            <text:p>HESAP KESİM</text:p>
          </table:table-cell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2474.550000000001" table:formula="of:=SUM([.E68:.E102])" table:style-name="ce92">
            <text:p>-12.474,5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4 <text:s/>– 6</text:p>
          </table:table-cell>
          <table:table-cell office:value-type="float" office:value="-3974.44" table:style-name="ce78">
            <text:p>-3.974,44</text:p>
          </table:table-cell>
          <table:table-cell office:value-type="float" office:value="0" table:style-name="ce1">
            <text:p>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office:value-type="float" office:value="0" table:style-name="ce52">
            <text:p>0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snyH Emlak vergileri</text:p>
          </table:table-cell>
          <table:table-cell office:value-type="float" office:value="-1204.5" table:style-name="ce52">
            <text:p>-1.204,50</text:p>
          </table:table-cell>
          <table:table-cell office:value-type="string" table:style-name="ce1">
            <text:p><text:s text:c="8"/>1 – 3</text:p>
          </table:table-cell>
          <table:table-cell office:value-type="float" office:value="-401.5" table:style-name="ce52">
            <text:p>-401,50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float" office:value="-148.6" table:style-name="ce52">
            <text:p>-148,60</text:p>
          </table:table-cell>
          <table:table-cell office:value-type="string" table:style-name="ce1">
            <text:p><text:s text:c="8"/>1 – 3</text:p>
          </table:table-cell>
          <table:table-cell office:value-type="float" office:value="-49.53" table:style-name="ce52">
            <text:p>-49,53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float" office:value="-244.8" table:style-name="ce52">
            <text:p>-244,80</text:p>
          </table:table-cell>
          <table:table-cell office:value-type="string" table:style-name="ce1">
            <text:p><text:s text:c="8"/>1 – 3</text:p>
          </table:table-cell>
          <table:table-cell office:value-type="float" office:value="-81.599999999999994" table:style-name="ce52">
            <text:p>-81,60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ka vergisi hmb</text:p>
          </table:table-cell>
          <table:table-cell office:value-type="float" office:value="-532.6" table:style-name="ce52">
            <text:p>-532,60</text:p>
          </table:table-cell>
          <table:table-cell office:value-type="string" table:style-name="ce1">
            <text:p><text:s text:c="8"/>1 – 3</text:p>
          </table:table-cell>
          <table:table-cell office:value-type="float" office:value="-177.53" table:style-name="ce52">
            <text:p>-177,53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2-25T00:00:00" table:style-name="ce239">
            <text:p>25.Ara</text:p>
          </table:table-cell>
          <table:table-cell office:value-type="string" table:style-name="ce81">
            <text:p>hepsiburada <text:s/>yasemin laptop - 21,490</text:p>
          </table:table-cell>
          <table:table-cell table:style-name="ce81"/>
          <table:table-cell office:value-type="string" table:style-name="ce1">
            <text:p><text:s text:c="8"/>1 – 6</text:p>
          </table:table-cell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3T00:00:00" table:style-name="ce70">
            <text:p>23.12.2023</text:p>
          </table:table-cell>
          <table:table-cell office:value-type="string" table:style-name="ce74">
            <text:p>sivas yemek</text:p>
          </table:table-cell>
          <table:table-cell table:number-columns-repeated="2" table:style-name="ce81"/>
          <table:table-cell office:value-type="float" office:value="-90" table:style-name="ce78">
            <text:p>-9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3T00:00:00" table:style-name="ce70">
            <text:p>23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105.12" table:style-name="ce78">
            <text:p>-105,1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2T00:00:00" table:style-name="ce70">
            <text:p>22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58.63" table:style-name="ce78">
            <text:p>-58,6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1T00:00:00" table:style-name="ce70">
            <text:p>21.12.2023</text:p>
          </table:table-cell>
          <table:table-cell office:value-type="string" table:style-name="ce74">
            <text:p>sivas yemek</text:p>
          </table:table-cell>
          <table:table-cell table:number-columns-repeated="2" table:style-name="ce81"/>
          <table:table-cell office:value-type="float" office:value="-110" table:style-name="ce78">
            <text:p>-11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1T00:00:00" table:style-name="ce70">
            <text:p>21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70" table:style-name="ce78">
            <text:p>-7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1T00:00:00" table:style-name="ce70">
            <text:p>21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76.66" table:style-name="ce78">
            <text:p>-76,6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9T00:00:00" table:style-name="ce70">
            <text:p>19.12.2023</text:p>
          </table:table-cell>
          <table:table-cell office:value-type="string" table:style-name="ce74">
            <text:p>emrar arar tokat ?</text:p>
          </table:table-cell>
          <table:table-cell table:number-columns-repeated="2" table:style-name="ce81"/>
          <table:table-cell office:value-type="float" office:value="-260" table:style-name="ce78">
            <text:p>-26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8T00:00:00" table:style-name="ce70">
            <text:p>18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370" table:style-name="ce78">
            <text:p>-37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6T00:00:00" table:style-name="ce70">
            <text:p>16.12.2023</text:p>
          </table:table-cell>
          <table:table-cell office:value-type="string" table:style-name="ce74">
            <text:p>izzet çağlar tokat ?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6T00:00:00" table:style-name="ce70">
            <text:p>16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5T00:00:00" table:style-name="ce70">
            <text:p>15.12.2023</text:p>
          </table:table-cell>
          <table:table-cell office:value-type="string" table:style-name="ce74">
            <text:p>et ev</text:p>
          </table:table-cell>
          <table:table-cell table:number-columns-repeated="2" table:style-name="ce81"/>
          <table:table-cell office:value-type="float" office:value="-470" table:style-name="ce78">
            <text:p>-47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5T00:00:00" table:style-name="ce70">
            <text:p>15.12.2023</text:p>
          </table:table-cell>
          <table:table-cell office:value-type="string" table:style-name="ce74">
            <text:p>kasap zeki tokat ?</text:p>
          </table:table-cell>
          <table:table-cell table:number-columns-repeated="2" table:style-name="ce81"/>
          <table:table-cell office:value-type="float" office:value="-285" table:style-name="ce78">
            <text:p>-285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4T00:00:00" table:style-name="ce70">
            <text:p>14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2T00:00:00" table:style-name="ce70">
            <text:p>12.12.2023</text:p>
          </table:table-cell>
          <table:table-cell office:value-type="string" table:style-name="ce74">
            <text:p>snycd noter ihtar süre bitimi</text:p>
          </table:table-cell>
          <table:table-cell table:number-columns-repeated="2" table:style-name="ce81"/>
          <table:table-cell office:value-type="float" office:value="-1108.1500000000001" table:style-name="ce78">
            <text:p>-1.108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1T00:00:00" table:style-name="ce70">
            <text:p>11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0T00:00:00" table:style-name="ce70">
            <text:p>10.12.2023</text:p>
          </table:table-cell>
          <table:table-cell office:value-type="string" table:style-name="ce74">
            <text:p>audi benzin</text:p>
          </table:table-cell>
          <table:table-cell table:number-columns-repeated="2" table:style-name="ce81"/>
          <table:table-cell office:value-type="float" office:value="-1551.29" table:style-name="ce78">
            <text:p>-1.551,2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0T00:00:00" table:style-name="ce70">
            <text:p>10.12.2023</text:p>
          </table:table-cell>
          <table:table-cell office:value-type="string" table:style-name="ce74">
            <text:p>erenler ev</text:p>
          </table:table-cell>
          <table:table-cell table:number-columns-repeated="2" table:style-name="ce81"/>
          <table:table-cell office:value-type="float" office:value="-315.10000000000002" table:style-name="ce78">
            <text:p>-315,1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07T00:00:00" table:style-name="ce70">
            <text:p>07.12.2023</text:p>
          </table:table-cell>
          <table:table-cell office:value-type="string" table:style-name="ce74">
            <text:p>sivas yemek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06T00:00:00" table:style-name="ce70">
            <text:p>06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05T00:00:00" table:style-name="ce70">
            <text:p>05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04T00:00:00" table:style-name="ce70">
            <text:p>04.12.2023</text:p>
          </table:table-cell>
          <table:table-cell office:value-type="string" table:style-name="ce74">
            <text:p>ödeme</text:p>
          </table:table-cell>
          <table:table-cell table:style-name="ce81"/>
          <table:table-cell office:value-type="float" office:value="11990.16" table:style-name="ce81">
            <text:p>11990,16</text:p>
          </table:table-cell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1-30T00:00:00" table:style-name="ce70">
            <text:p>30.11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1-27T00:00:00" table:style-name="ce239">
            <text:p>27.Kas</text:p>
          </table:table-cell>
          <table:table-cell office:value-type="string" table:style-name="ce74">
            <text:p>pide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5T00:00:00" table:style-name="ce239">
            <text:p>25.Kas</text:p>
          </table:table-cell>
          <table:table-cell office:value-type="string" table:style-name="ce74">
            <text:p>pide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4T00:00:00" table:style-name="ce239">
            <text:p>24.Kas</text:p>
          </table:table-cell>
          <table:table-cell office:value-type="string" table:style-name="ce74">
            <text:p>pide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office:value-type="string" table:style-name="ce167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9:.E11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52" table:formula="of:=[.H2]" table:style-name="ce52">
            <text:p>-152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-152" table:formula="of:=SUM([.E109:.E118])" table:style-name="ce1">
            <text:p>-152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GNLK-_2023" table:style-name="ta3">
        <table:table-column table:style-name="co9" table:default-cell-style-name="ce1"/>
        <table:table-column table:style-name="co26" table:default-cell-style-name="ce1"/>
        <table:table-column table:style-name="co11" table:default-cell-style-name="ce1"/>
        <table:table-column table:style-name="co26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9" table:number-columns-repeated="2" table:default-cell-style-name="ce51"/>
        <table:table-column table:style-name="co9" table:default-cell-style-name="ce51"/>
        <table:table-column table:style-name="co21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538400000000001" table:style-name="ce97">
            <text:p>%23,54</text:p>
          </table:table-cell>
          <table:table-cell office:value-type="percentage" office:value="0.76461599999999996" table:formula="of:=1-[.K1]" table:style-name="ce98">
            <text:p>%76,46</text:p>
          </table:table-cell>
          <table:table-cell table:style-name="ce99"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00">
            <text:p>nzn</text:p>
          </table:table-cell>
          <table:table-cell office:value-type="string" table:style-name="ce101">
            <text:p>hc</text:p>
          </table:table-cell>
          <table:table-cell office:value-type="string" table:style-name="ce15">
            <text:p>Hc 1/1</text:p>
          </table:table-cell>
          <table:table-cell office:value-type="float" office:value="356.02226999999999" table:formula="of:=[.F26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13261" table:formula="of:=['01_23'.D2]" table:style-name="ce17">
            <text:p>13.261,00</text:p>
          </table:table-cell>
          <table:table-cell office:value-type="float" office:value="-22808.309999999998" table:formula="of:=['01_23'.E2]" table:style-name="ce18">
            <text:p>-22.808,31</text:p>
          </table:table-cell>
          <table:table-cell office:value-type="float" office:value="-9547.3099999999977" table:formula="of:=[.B3]+[.C3]" table:style-name="ce19">
            <text:p>-9.547,31</text:p>
          </table:table-cell>
          <table:table-cell office:value-type="float" office:value="8049.2" table:formula="of:=['01_23'.F2]" table:style-name="ce17">
            <text:p>8.049,20</text:p>
          </table:table-cell>
          <table:table-cell office:value-type="float" office:value="-23047.62" table:formula="of:=['01_23'.G2]" table:style-name="ce18">
            <text:p>-23.047,62</text:p>
          </table:table-cell>
          <table:table-cell office:value-type="float" office:value="-14998.419999999998" table:formula="of:=[.E3]+[.F3]" table:style-name="ce20">
            <text:p>-14.998,42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78" table:style-name="ce16">
            <text:p>78</text:p>
          </table:table-cell>
          <table:table-cell table:style-name="ce102"/>
          <table:table-cell table:style-name="ce24"/>
          <table:table-cell office:value-type="float" office:value="78" table:formula="of:=[.J3]" table:style-name="ce25">
            <text:p>78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5761" table:formula="of:=['02_23'.D2]" table:style-name="ce17">
            <text:p>15.761,00</text:p>
          </table:table-cell>
          <table:table-cell office:value-type="float" office:value="-56286.92" table:formula="of:=['02_23'.E2]" table:style-name="ce18">
            <text:p>-56.286,92</text:p>
          </table:table-cell>
          <table:table-cell office:value-type="float" office:value="-50073.229999999996" table:formula="of:=[.B4]+[.C4]+[.D3]" table:style-name="ce19">
            <text:p>-50.073,23</text:p>
          </table:table-cell>
          <table:table-cell office:value-type="float" office:value="26990.010000000002" table:formula="of:=['02_23'.F2]" table:style-name="ce17">
            <text:p>26.990,01</text:p>
          </table:table-cell>
          <table:table-cell office:value-type="float" office:value="-77441.489999999991" table:formula="of:=['02_23'.G2]" table:style-name="ce18">
            <text:p>-77.441,49</text:p>
          </table:table-cell>
          <table:table-cell office:value-type="float" office:value="-65449.899999999987" table:formula="of:=[.E4]+[.F4]+[.G3]" table:style-name="ce20">
            <text:p>-65.449,9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83.16" table:style-name="ce16">
            <text:p>83,16</text:p>
          </table:table-cell>
          <table:table-cell office:value-type="float" office:value="19.57453344" table:formula="of:=[.J4]*[.$K$1]" table:style-name="ce102">
            <text:p>19,57</text:p>
          </table:table-cell>
          <table:table-cell office:value-type="float" office:value="63.58546656" table:formula="of:=[.J4]-[.K4]" table:style-name="ce27">
            <text:p>63,59</text:p>
          </table:table-cell>
          <table:table-cell table:style-name="ce25"/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88189" table:formula="of:=['03_23'.D2]" table:style-name="ce17">
            <text:p>88.189,00</text:p>
          </table:table-cell>
          <table:table-cell office:value-type="float" office:value="-24634.690000000002" table:formula="of:=['03_23'.E2]" table:style-name="ce18">
            <text:p>-24.634,69</text:p>
          </table:table-cell>
          <table:table-cell office:value-type="float" office:value="13481.080000000002" table:formula="of:=[.B5]+[.C5]+[.D4]" table:style-name="ce19">
            <text:p>13.481,08</text:p>
          </table:table-cell>
          <table:table-cell office:value-type="float" office:value="23139.34" table:formula="of:=['03_23'.F2]" table:style-name="ce17">
            <text:p>23.139,34</text:p>
          </table:table-cell>
          <table:table-cell office:value-type="float" office:value="-33283.54" table:formula="of:=['03_23'.G2]" table:style-name="ce18">
            <text:p>-33.283,54</text:p>
          </table:table-cell>
          <table:table-cell office:value-type="float" office:value="-75594.099999999991" table:formula="of:=[.E5]+[.F5]+[.G4]" table:style-name="ce20">
            <text:p>-75.594,10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33" table:style-name="ce16">
            <text:p>33</text:p>
          </table:table-cell>
          <table:table-cell table:style-name="ce102"/>
          <table:table-cell table:style-name="ce24"/>
          <table:table-cell office:value-type="float" office:value="33" table:style-name="ce25">
            <text:p>33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20911" table:formula="of:=['04_23'.D2]" table:style-name="ce17">
            <text:p>20.911,00</text:p>
          </table:table-cell>
          <table:table-cell office:value-type="float" office:value="-54277.093000000001" table:formula="of:=['04_23'.E2]" table:style-name="ce18">
            <text:p>-54.277,09</text:p>
          </table:table-cell>
          <table:table-cell office:value-type="float" office:value="-19885.012999999999" table:formula="of:=[.B6]+[.C6]+[.D5]" table:style-name="ce19">
            <text:p>-19.885,01</text:p>
          </table:table-cell>
          <table:table-cell office:value-type="float" office:value="72630" table:formula="of:=['04_23'.F2]" table:style-name="ce17">
            <text:p>72.630,00</text:p>
          </table:table-cell>
          <table:table-cell office:value-type="float" office:value="-58332.79" table:formula="of:=['04_23'.G2]" table:style-name="ce18">
            <text:p>-58.332,79</text:p>
          </table:table-cell>
          <table:table-cell office:value-type="float" office:value="-61296.889999999992" table:formula="of:=[.E6]+[.F6]+[.G5]" table:style-name="ce20">
            <text:p>-61.296,89</text:p>
          </table:table-cell>
          <table:table-cell table:style-name="ce21"/>
          <table:table-cell office:value-type="string" table:style-name="ce28">
            <text:p>maaş ocak-haziran</text:p>
          </table:table-cell>
          <table:table-cell table:style-name="ce1"/>
          <table:table-cell table:style-name="ce103"/>
          <table:table-cell table:style-name="ce24"/>
          <table:table-cell office:value-type="float" office:value="39.208550000000002" table:formula="of:=[.E18]/1000" table:style-name="ce29">
            <text:p>39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7911" table:formula="of:=['05_23'.D2]" table:style-name="ce17">
            <text:p>17.911,00</text:p>
          </table:table-cell>
          <table:table-cell office:value-type="float" office:value="-20977.52" table:formula="of:=['05_23'.E2]" table:style-name="ce18">
            <text:p>-20.977,52</text:p>
          </table:table-cell>
          <table:table-cell office:value-type="float" office:value="-22951.532999999999" table:formula="of:=[.B7]+[.C7]+[.D6]" table:style-name="ce19">
            <text:p>-22.951,53</text:p>
          </table:table-cell>
          <table:table-cell office:value-type="float" office:value="19800" table:formula="of:=['05_23'.F2]" table:style-name="ce17">
            <text:p>19.800,00</text:p>
          </table:table-cell>
          <table:table-cell office:value-type="float" office:value="-25248.52" table:formula="of:=['05_23'.G2]" table:style-name="ce18">
            <text:p>-25.248,52</text:p>
          </table:table-cell>
          <table:table-cell office:value-type="float" office:value="-66745.409999999989" table:formula="of:=[.E7]+[.F7]+[.G6]" table:style-name="ce20">
            <text:p>-66.745,41</text:p>
          </table:table-cell>
          <table:table-cell table:style-name="ce21"/>
          <table:table-cell office:value-type="string" table:style-name="ce28">
            <text:p>maaş temmuz-aralık</text:p>
          </table:table-cell>
          <table:table-cell table:style-name="ce1"/>
          <table:table-cell table:style-name="ce102"/>
          <table:table-cell table:style-name="ce27"/>
          <table:table-cell office:value-type="float" office:value="44.5" table:formula="of:=([.E19]+[.E20])/1000" table:style-name="ce29">
            <text:p>45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Hazrn</text:p>
          </table:table-cell>
          <table:table-cell office:value-type="float" office:value="28744" table:formula="of:=['06_23'.D2]" table:style-name="ce17">
            <text:p>28.744,00</text:p>
          </table:table-cell>
          <table:table-cell office:value-type="float" office:value="-26572.629999999997" table:formula="of:=['06_23'.E2]" table:style-name="ce18">
            <text:p>-26.572,63</text:p>
          </table:table-cell>
          <table:table-cell office:value-type="float" office:value="-20780.162999999997" table:formula="of:=[.B8]+[.C8]+[.D7]" table:style-name="ce19">
            <text:p>-20.780,16</text:p>
          </table:table-cell>
          <table:table-cell office:value-type="float" office:value="33133" table:formula="of:=['06_23'.F2]" table:style-name="ce17">
            <text:p>33.133,00</text:p>
          </table:table-cell>
          <table:table-cell office:value-type="float" office:value="-28830.22" table:formula="of:=['06_23'.G2]" table:style-name="ce18">
            <text:p>-28.830,22</text:p>
          </table:table-cell>
          <table:table-cell office:value-type="float" office:value="-62442.62999999999" table:formula="of:=[.E8]+[.F8]+[.G7]" table:style-name="ce20">
            <text:p>-62.442,63</text:p>
          </table:table-cell>
          <table:table-cell table:style-name="ce21"/>
          <table:table-cell office:value-type="string" table:style-name="ce22">
            <text:p>lise</text:p>
          </table:table-cell>
          <table:table-cell office:value-type="float" office:value="150" table:style-name="ce16">
            <text:p>150</text:p>
          </table:table-cell>
          <table:table-cell table:style-name="ce102"/>
          <table:table-cell table:style-name="ce27"/>
          <table:table-cell office:value-type="float" office:value="37.5" table:formula="of:=[.J8]/4" table:style-name="ce25">
            <text:p>37,5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Temmz</text:p>
          </table:table-cell>
          <table:table-cell office:value-type="float" office:value="67911" table:formula="of:=['07_23'.D2]" table:style-name="ce17">
            <text:p>67.911,00</text:p>
          </table:table-cell>
          <table:table-cell office:value-type="float" office:value="-35277.64" table:formula="of:=['07_23'.E2]" table:style-name="ce18">
            <text:p>-35.277,64</text:p>
          </table:table-cell>
          <table:table-cell office:value-type="float" office:value="11853.197000000004" table:formula="of:=[.B9]+[.C9]+[.D8]" table:style-name="ce19">
            <text:p>11.853,20</text:p>
          </table:table-cell>
          <table:table-cell office:value-type="float" office:value="70250" table:formula="of:=['07_23'.F2]" table:style-name="ce17">
            <text:p>70.250,00</text:p>
          </table:table-cell>
          <table:table-cell office:value-type="float" office:value="-42110.31" table:formula="of:=['07_23'.G2]" table:style-name="ce18">
            <text:p>-42.110,31</text:p>
          </table:table-cell>
          <table:table-cell office:value-type="float" office:value="-34302.939999999988" table:formula="of:=[.E9]+[.F9]+[.G8]" table:style-name="ce20">
            <text:p>-34.302,94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96" table:style-name="ce16">
            <text:p>96</text:p>
          </table:table-cell>
          <table:table-cell office:value-type="float" office:value="22.596864" table:formula="of:=[.J9]*[.$K$1]" table:style-name="ce102">
            <text:p>22,60</text:p>
          </table:table-cell>
          <table:table-cell office:value-type="float" office:value="73.403136000000003" table:formula="of:=[.J9]-[.K9]" table:style-name="ce27">
            <text:p>73,40</text:p>
          </table:table-cell>
          <table:table-cell table:style-name="ce3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ğusts</text:p>
          </table:table-cell>
          <table:table-cell office:value-type="float" office:value="87911" table:formula="of:=['08_23'.D2]" table:style-name="ce17">
            <text:p>87.911,00</text:p>
          </table:table-cell>
          <table:table-cell office:value-type="float" office:value="-32079.01" table:formula="of:=['08_23'.E2]" table:style-name="ce18">
            <text:p>-32.079,01</text:p>
          </table:table-cell>
          <table:table-cell office:value-type="float" office:value="67685.187000000005" table:formula="of:=[.B10]+[.C10]+[.D9]" table:style-name="ce19">
            <text:p>67.685,19</text:p>
          </table:table-cell>
          <table:table-cell office:value-type="float" office:value="16800" table:formula="of:=['08_23'.F2]" table:style-name="ce17">
            <text:p>16.800,00</text:p>
          </table:table-cell>
          <table:table-cell office:value-type="float" office:value="-37135.350000000006" table:formula="of:=['08_23'.G2]" table:style-name="ce18">
            <text:p>-37.135,35</text:p>
          </table:table-cell>
          <table:table-cell office:value-type="float" office:value="-54638.289999999994" table:formula="of:=[.E10]+[.F10]+[.G9]" table:style-name="ce20">
            <text:p>-54.638,29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100" table:style-name="ce16">
            <text:p>100</text:p>
          </table:table-cell>
          <table:table-cell table:style-name="ce102"/>
          <table:table-cell table:style-name="ce27"/>
          <table:table-cell office:value-type="float" office:value="10" table:style-name="ce25">
            <text:p>10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133300" table:formula="of:=['09_23'.D2]" table:style-name="ce17">
            <text:p>133.300,00</text:p>
          </table:table-cell>
          <table:table-cell office:value-type="float" office:value="-31871.02" table:formula="of:=['09_23'.E2]" table:style-name="ce18">
            <text:p>-31.871,02</text:p>
          </table:table-cell>
          <table:table-cell office:value-type="float" office:value="169114.16700000002" table:formula="of:=[.B11]+[.C11]+[.D10]" table:style-name="ce19">
            <text:p>169.114,17</text:p>
          </table:table-cell>
          <table:table-cell office:value-type="float" office:value="257800" table:formula="of:=['09_23'.F2]" table:style-name="ce17">
            <text:p>257.800,00</text:p>
          </table:table-cell>
          <table:table-cell office:value-type="float" office:value="-34914.910000000003" table:formula="of:=['09_23'.G2]" table:style-name="ce18">
            <text:p>-34.914,91</text:p>
          </table:table-cell>
          <table:table-cell office:value-type="float" office:value="168246.8" table:formula="of:=[.E11]+[.F11]+[.G10]" table:style-name="ce20">
            <text:p>168.246,80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96" table:style-name="ce16">
            <text:p>96</text:p>
          </table:table-cell>
          <table:table-cell office:value-type="float" office:value="22.596864" table:formula="of:=[.J11]*[.$K$1]" table:style-name="ce102">
            <text:p>22,60</text:p>
          </table:table-cell>
          <table:table-cell office:value-type="float" office:value="73.403136000000003" table:formula="of:=[.J11]-[.K11]" table:style-name="ce27">
            <text:p>73,40</text:p>
          </table:table-cell>
          <table:table-cell table:style-name="ce25"/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32800" table:formula="of:=['10_23'.D2]" table:style-name="ce17">
            <text:p>32.800,00</text:p>
          </table:table-cell>
          <table:table-cell office:value-type="float" office:value="-44478.170000000006" table:formula="of:=['10_23'.E2]" table:style-name="ce18">
            <text:p>-44.478,17</text:p>
          </table:table-cell>
          <table:table-cell office:value-type="float" office:value="157435.997" table:formula="of:=[.B12]+[.C12]+[.D11]" table:style-name="ce19">
            <text:p>157.436,00</text:p>
          </table:table-cell>
          <table:table-cell office:value-type="float" office:value="23200" table:formula="of:=['10_23'.F2]" table:style-name="ce17">
            <text:p>23.200,00</text:p>
          </table:table-cell>
          <table:table-cell office:value-type="float" office:value="-43968.17" table:formula="of:=['10_23'.G2]" table:style-name="ce18">
            <text:p>-43.968,17</text:p>
          </table:table-cell>
          <table:table-cell office:value-type="float" office:value="147478.63" table:formula="of:=[.E12]+[.F12]+[.G11]" table:style-name="ce20">
            <text:p>147.478,63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84" table:style-name="ce16">
            <text:p>84</text:p>
          </table:table-cell>
          <table:table-cell office:value-type="float" office:value="19.772256000000002" table:formula="of:=[.J12]*[.$K$1]" table:style-name="ce102">
            <text:p>19,77</text:p>
          </table:table-cell>
          <table:table-cell office:value-type="float" office:value="64.227744000000001" table:formula="of:=[.J12]-[.K12]" table:style-name="ce27">
            <text:p>64,23</text:p>
          </table:table-cell>
          <table:table-cell table:style-name="ce25"/>
          <table:table-cell office:value-type="float" office:value="610.64972999999998" table:formula="of:=['10_23'.E111]/1000" table:style-name="ce1">
            <text:p>610,6497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262800" table:formula="of:=['11_23'.D2]" table:style-name="ce17">
            <text:p>262.800,00</text:p>
          </table:table-cell>
          <table:table-cell office:value-type="float" office:value="-98843.11" table:formula="of:=['11_23'.E2]" table:style-name="ce18">
            <text:p>-98.843,11</text:p>
          </table:table-cell>
          <table:table-cell office:value-type="float" office:value="321392.88699999999" table:formula="of:=[.B13]+[.C13]+[.D12]" table:style-name="ce19">
            <text:p>321.392,89</text:p>
          </table:table-cell>
          <table:table-cell office:value-type="float" office:value="177687.06" table:formula="of:=['11_23'.F2]" table:style-name="ce17">
            <text:p>177.687,06</text:p>
          </table:table-cell>
          <table:table-cell office:value-type="float" office:value="-242504.11" table:formula="of:=['11_23'.G2]" table:style-name="ce18">
            <text:p>-242.504,11</text:p>
          </table:table-cell>
          <table:table-cell office:value-type="float" office:value="82661.580000000016" table:formula="of:=[.E13]+[.F13]+[.G12]" table:style-name="ce20">
            <text:p>82.661,58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135" table:style-name="ce16">
            <text:p>135</text:p>
          </table:table-cell>
          <table:table-cell office:value-type="float" office:value="31.77684" table:formula="of:=[.J13]*[.$K$1]" table:style-name="ce102">
            <text:p>31,78</text:p>
          </table:table-cell>
          <table:table-cell office:value-type="float" office:value="103.22316000000001" table:formula="of:=[.J13]-[.K13]" table:style-name="ce27">
            <text:p>103,22</text:p>
          </table:table-cell>
          <table:table-cell table:style-name="ce30"/>
          <table:table-cell office:value-type="float" office:value="709.39308499999993" table:formula="of:=['11_23'.E113]/1000" table:style-name="ce1">
            <text:p>709,393085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22800" table:formula="of:=['12_23'.D2]" table:style-name="ce17">
            <text:p>22.800,00</text:p>
          </table:table-cell>
          <table:table-cell office:value-type="float" office:value="-38101.83" table:formula="of:=['12_23'.E2]" table:style-name="ce18">
            <text:p>-38.101,83</text:p>
          </table:table-cell>
          <table:table-cell office:value-type="float" office:value="306091.05699999997" table:formula="of:=[.B14]+[.C14]+[.D13]" table:style-name="ce19">
            <text:p>306.091,06</text:p>
          </table:table-cell>
          <table:table-cell office:value-type="float" office:value="8800" table:formula="of:=['12_23'.F2]" table:style-name="ce17">
            <text:p>8.800,00</text:p>
          </table:table-cell>
          <table:table-cell office:value-type="float" office:value="-30568.230000000003" table:formula="of:=['12_23'.G2]" table:style-name="ce18">
            <text:p>-30.568,23</text:p>
          </table:table-cell>
          <table:table-cell office:value-type="float" office:value="60893.350000000013" table:formula="of:=[.E14]+[.F14]+[.G13]" table:style-name="ce20">
            <text:p>60.893,35</text:p>
          </table:table-cell>
          <table:table-cell table:style-name="ce21"/>
          <table:table-cell office:value-type="string" table:style-name="ce22">
            <text:p>sB</text:p>
          </table:table-cell>
          <table:table-cell table:style-name="ce16"/>
          <table:table-cell office:value-type="float" office:value="0" table:formula="of:=[.J14]*[.$K$1]" table:style-name="ce102">
            <text:p>0,00</text:p>
          </table:table-cell>
          <table:table-cell office:value-type="float" office:value="0" table:formula="of:=[.J14]-[.K14]" table:style-name="ce27">
            <text:p>0,00</text:p>
          </table:table-cell>
          <table:table-cell table:style-name="ce30"/>
          <table:table-cell office:value-type="float" office:value="0" table:formula="of:=['12_23'.E113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1">
            <text:p>TPLM</text:p>
          </table:table-cell>
          <table:table-cell office:value-type="float" office:value="792299" table:formula="of:=SUM([.B3:.B14])" table:style-name="ce32">
            <text:p>792.299,00</text:p>
          </table:table-cell>
          <table:table-cell office:value-type="float" office:value="-486207.94300000003" table:formula="of:=SUM([.C3:.C14])" table:style-name="ce33">
            <text:p>-486.207,94</text:p>
          </table:table-cell>
          <table:table-cell office:value-type="float" office:value="306091.05699999997" table:formula="of:=[.B15]+[.C15]" table:style-name="ce34">
            <text:p>306.091,06</text:p>
          </table:table-cell>
          <table:table-cell office:value-type="float" office:value="738278.6100000001" table:formula="of:=SUM([.E3:.E14])" table:style-name="ce32">
            <text:p>738.278,61</text:p>
          </table:table-cell>
          <table:table-cell office:value-type="float" office:value="-677385.26" table:formula="of:=SUM([.F3:.F14])" table:style-name="ce33">
            <text:p>-677.385,26</text:p>
          </table:table-cell>
          <table:table-cell office:value-type="float" office:value="60893.350000000093" table:formula="of:=[.E15]+[.F15]" table:style-name="ce34">
            <text:p>60.893,35</text:p>
          </table:table-cell>
          <table:table-cell table:style-name="ce21"/>
          <table:table-cell table:style-name="ce104"/>
          <table:table-cell office:value-type="float" office:value="855.16" table:formula="of:=SUM([.J3:.J14])" table:style-name="ce104">
            <text:p>855,16</text:p>
          </table:table-cell>
          <table:table-cell office:value-type="float" office:value="116.31735743999999" table:formula="of:=SUM([.K4:.K14])" table:style-name="ce105">
            <text:p>116,32</text:p>
          </table:table-cell>
          <table:table-cell office:value-type="float" office:value="377.84264256000006" table:formula="of:=SUM([.L4:.L14])" table:style-name="ce39">
            <text:p>377,84</text:p>
          </table:table-cell>
          <table:table-cell office:value-type="float" office:value="242.20855" table:formula="of:=SUM([.M3:.M10])" table:style-name="ce40">
            <text:p>242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41">
            <text:p>Tpl / 12</text:p>
          </table:table-cell>
          <table:table-cell office:value-type="float" office:value="66024.916666666672" table:formula="of:=[.B15]/[.A16]" table:style-name="ce42">
            <text:p>66.024,92</text:p>
          </table:table-cell>
          <table:table-cell office:value-type="float" office:value="-40517.328583333336" table:formula="of:=[.C15]/[.A16]" table:style-name="ce43">
            <text:p>-40.517,33</text:p>
          </table:table-cell>
          <table:table-cell table:style-name="ce43"/>
          <table:table-cell office:value-type="float" office:value="61523.217500000006" table:formula="of:=[.E15]/[.A16]" table:style-name="ce43">
            <text:p>61.523,22</text:p>
          </table:table-cell>
          <table:table-cell office:value-type="float" office:value="-56448.771666666667" table:formula="of:=[.F15]/[.A16]" table:style-name="ce43">
            <text:p>-56.448,77</text:p>
          </table:table-cell>
          <table:table-cell office:value-type="float" office:value="5074.4458333333414" table:formula="of:=[.G15]/[.A16]" table:style-name="ce43">
            <text:p>5.074,45</text:p>
          </table:table-cell>
          <table:table-cell table:style-name="ce44"/>
          <table:table-cell table:style-name="ce106"/>
          <table:table-cell office:value-type="float" office:value="71.263333333333335" table:formula="of:=[.J15]/12" table:style-name="ce43">
            <text:p>71,26</text:p>
          </table:table-cell>
          <table:table-cell office:value-type="float" office:value="9.6931131199999996" table:formula="of:=[.K15]/12" table:style-name="ce107">
            <text:p>9,69</text:p>
          </table:table-cell>
          <table:table-cell office:value-type="float" office:value="31.486886880000004" table:formula="of:=[.L15]/12" table:style-name="ce108">
            <text:p>31,49</text:p>
          </table:table-cell>
          <table:table-cell office:value-type="float" office:value="20.184045833333332" table:formula="of:=[.M15]/12" table:style-name="ce109">
            <text:p>20,18</text:p>
          </table:table-cell>
          <table:table-cell office:value-type="float" office:value="401.47400730769226" table:formula="of:=AVERAGE([.N2:.N15])" table:style-name="ce50">
            <text:p>401,47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2" table:style-name="ce1"/>
          <table:table-cell office:value-type="string" table:style-name="ce110">
            <text:p>HACI</text:p>
          </table:table-cell>
          <table:table-cell office:value-type="float" office:value="620.05119256000012" table:formula="of:=[.L15]+[.M15]" table:style-name="ce111">
            <text:p>620,05</text:p>
          </table:table-cell>
          <table:table-cell table:number-columns-repeated="16371"/>
        </table:table-row>
        <table:table-row table:style-name="ro4">
          <table:table-cell/>
          <table:table-cell table:number-columns-repeated="2" table:style-name="ce1"/>
          <table:table-cell office:value-type="string" table:style-name="ce5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51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55">
            <text:p>25</text:p>
          </table:table-cell>
          <table:table-cell table:number-columns-repeated="2" table:style-name="ce1"/>
          <table:table-cell table:style-name="ce53"/>
          <table:table-cell table:style-name="ce51"/>
          <table:table-cell office:value-type="string" table:style-name="ce112">
            <text:p><text:s/>/ 12</text:p>
          </table:table-cell>
          <table:table-cell office:value-type="float" office:value="51.670932713333343" table:formula="of:=[.M17]/12" table:style-name="ce57">
            <text:p>51,67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temmuz-aralık maaş toplamı</text:p>
          </table:table-cell>
          <table:table-cell office:value-type="float" office:value="37500" table:formula="of:=['07_23'.F26]+['08_23'.F22]+['09_23'.F21]+['10_23'.F23]+['11_23'.F21]+['12_23'.F28]" table:style-name="ce60">
            <text:p>37.5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55">
            <text:p>temmuz artış %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bayram-100.yıl</text:p>
          </table:table-cell>
          <table:table-cell office:value-type="float" office:value="7000" table:style-name="ce60">
            <text:p>7.000,00</text:p>
          </table:table-cell>
          <table:table-cell table:style-name="ce1"/>
          <table:table-cell table:style-name="ce55"/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1">
            <text:p>Toplam ;Emekli maaşı</text:p>
          </table:table-cell>
          <table:table-cell office:value-type="float" office:value="83708.55" table:formula="of:=SUM([.E18:.E20])" table:style-name="ce62">
            <text:p>83.708,55</text:p>
          </table:table-cell>
          <table:table-cell office:value-type="float" office:value="6986.25" table:formula="of:=SUM([.F18:.F19])" table:style-name="ce64">
            <text:p>6986,25</text:p>
          </table:table-cell>
          <table:table-cell office:value-type="string" table:style-name="ce64">
            <text:p>temmuz maaş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65"/>
          <table:table-cell office:value-type="string" table:style-name="ce66">
            <text:p>2022 Aralık <text:s/>Devir</text:p>
          </table:table-cell>
          <table:table-cell table:style-name="ce65"/>
          <table:table-cell table:style-name="ce67"/>
          <table:table-cell office:value-type="float" office:value="356022.27" table:formula="of:=SUM([.F27:.F65])" table:style-name="ce68">
            <text:p>356022,27</text:p>
          </table:table-cell>
          <table:table-cell table:number-columns-repeated="6" table:style-name="ce1"/>
          <table:table-cell table:style-name="ce69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52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ERI" table:style-name="ta4">
        <table:table-column table:style-name="co27" table:default-cell-style-name="ce1"/>
        <table:table-column table:style-name="co22" table:default-cell-style-name="ce1"/>
        <table:table-column table:style-name="co28" table:default-cell-style-name="ce1"/>
        <table:table-column table:style-name="co29" table:default-cell-style-name="ce1"/>
        <table:table-column table:style-name="co22" table:number-columns-repeated="3" table:default-cell-style-name="ce51"/>
        <table:table-column table:style-name="co1" table:number-columns-repeated="16377" table:default-cell-style-name="ce1"/>
        <table:table-row table:style-name="ro6">
          <table:table-cell/>
          <table:table-cell table:number-columns-repeated="2" table:style-name="ce1"/>
          <table:table-cell office:value-type="string" table:style-name="ce113">
            <text:p>hesaba yazılmayan</text:p>
          </table:table-cell>
          <table:table-cell table:style-name="ce51"/>
          <table:table-cell office:value-type="string" table:style-name="ce114">
            <text:p>Peri</text:p>
          </table:table-cell>
          <table:table-cell office:value-type="string" table:style-name="ce114">
            <text:p>BAKİY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office:value-type="string" table:style-name="ce115">
            <text:p>ödeme</text:p>
          </table:table-cell>
          <table:table-cell table:style-name="ce51"/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51">
            <text:p>1.250,00</text:p>
          </table:table-cell>
          <table:table-cell table:style-name="ce51"/>
          <table:table-cell office:value-type="float" office:value="1250" table:formula="of:=[.G2]+[.E3]-[.F3]" table:style-name="ce51">
            <text:p>1.25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2250" table:style-name="ce62">
            <text:p>2.250,00</text:p>
          </table:table-cell>
          <table:table-cell office:value-type="float" office:value="-1000" table:formula="of:=[.G3]+[.E4]-[.F4]" table:style-name="ce51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51"/>
          <table:table-cell table:style-name="ce62"/>
          <table:table-cell office:value-type="float" office:value="-1000" table:formula="of:=[.G4]+[.E5]-[.F5]" table:style-name="ce51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11.1099999999999" table:formula="of:=[.G5]+[.E6]-[.F6]" table:style-name="ce51">
            <text:p>11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150" table:style-name="ce62">
            <text:p>150,00</text:p>
          </table:table-cell>
          <table:table-cell office:value-type="float" office:value="-38.8900000000001" table:formula="of:=[.G6]+[.E7]-[.F7]" table:style-name="ce51">
            <text:p>-38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8T00:00:00" table:style-name="ce96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072.2199999999998" table:formula="of:=[.G7]+[.E8]-[.F8]" table:style-name="ce51">
            <text:p>1.072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9T00:00:00" table:style-name="ce96">
            <text:p>19.12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2500" table:style-name="ce62">
            <text:p>2.500,00</text:p>
          </table:table-cell>
          <table:table-cell office:value-type="float" office:value="-1427.7800000000002" table:formula="of:=[.G8]+[.E9]-[.F9]" table:style-name="ce51">
            <text:p>-1.427,7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08T00:00:00" table:style-name="ce96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316.6700000000003" table:formula="of:=[.G9]+[.E10]-[.F10]" table:style-name="ce51">
            <text:p>-3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5T00:00:00" table:style-name="ce96">
            <text:p>15.01.2023</text:p>
          </table:table-cell>
          <table:table-cell office:value-type="string" table:style-name="ce74">
            <text:p>peri havale</text:p>
          </table:table-cell>
          <table:table-cell table:style-name="ce74"/>
          <table:table-cell table:style-name="ce51"/>
          <table:table-cell office:value-type="float" office:value="1500" table:style-name="ce62">
            <text:p>1.500,00</text:p>
          </table:table-cell>
          <table:table-cell office:value-type="float" office:value="-1816.6700000000003" table:formula="of:=[.G10]+[.E11]-[.F11]" table:style-name="ce51">
            <text:p>-1.8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1">
            <text:p>225,40</text:p>
          </table:table-cell>
          <table:table-cell table:style-name="ce62"/>
          <table:table-cell office:value-type="float" office:value="-1591.2700000000002" table:formula="of:=[.G11]+[.E12]-[.F12]" table:style-name="ce51">
            <text:p>-1.59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1">
            <text:p>225,40</text:p>
          </table:table-cell>
          <table:table-cell table:style-name="ce62"/>
          <table:table-cell office:value-type="float" office:value="-1365.8700000000001" table:formula="of:=[.G12]+[.E13]-[.F13]" table:style-name="ce51">
            <text:p>-1.365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51">
            <text:p>437,97</text:p>
          </table:table-cell>
          <table:table-cell table:style-name="ce62"/>
          <table:table-cell office:value-type="float" office:value="-927.90000000000009" table:formula="of:=[.G13]+[.E14]-[.F14]" table:style-name="ce51">
            <text:p>-92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51">
            <text:p>404,23</text:p>
          </table:table-cell>
          <table:table-cell table:style-name="ce62"/>
          <table:table-cell office:value-type="float" office:value="-523.67000000000007" table:formula="of:=[.G14]+[.E15]-[.F15]" table:style-name="ce51">
            <text:p>-523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51">
            <text:p>1.135,00</text:p>
          </table:table-cell>
          <table:table-cell table:style-name="ce62"/>
          <table:table-cell office:value-type="float" office:value="611.32999999999993" table:formula="of:=[.G15]+[.E16]-[.F16]" table:style-name="ce51">
            <text:p>611,3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96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722.4399999999998" table:formula="of:=[.G16]+[.E17]-[.F17]" table:style-name="ce51">
            <text:p>1.722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96">
            <text:p>24.02.2023</text:p>
          </table:table-cell>
          <table:table-cell office:value-type="string" table:style-name="ce74">
            <text:p>iş havale</text:p>
          </table:table-cell>
          <table:table-cell table:style-name="ce74"/>
          <table:table-cell table:style-name="ce51"/>
          <table:table-cell office:value-type="float" office:value="2000" table:style-name="ce62">
            <text:p>2.000,00</text:p>
          </table:table-cell>
          <table:table-cell office:value-type="float" office:value="-277.56000000000017" table:formula="of:=[.G17]+[.E18]-[.F18]" table:style-name="ce51">
            <text:p>-277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96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833.54999999999973" table:formula="of:=[.G18]+[.E19]-[.F19]" table:style-name="ce51">
            <text:p>833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08T00:00:00" table:style-name="ce96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944.6599999999996" table:formula="of:=[.G19]+[.E20]-[.F20]" table:style-name="ce51">
            <text:p>1.944,6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96">
            <text:p>15.04.2023</text:p>
          </table:table-cell>
          <table:table-cell office:value-type="string" table:style-name="ce74">
            <text:p>iş havale</text:p>
          </table:table-cell>
          <table:table-cell table:style-name="ce74"/>
          <table:table-cell table:style-name="ce51"/>
          <table:table-cell office:value-type="float" office:value="6000" table:style-name="ce62">
            <text:p>6.000,00</text:p>
          </table:table-cell>
          <table:table-cell office:value-type="float" office:value="-4055.34" table:formula="of:=[.G20]+[.E21]-[.F21]" table:style-name="ce51">
            <text:p>-4.055,3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08T00:00:00" table:style-name="ce96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2944.2300000000005" table:formula="of:=[.G21]+[.E22]-[.F22]" table:style-name="ce51">
            <text:p>-2.944,2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96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1833.1200000000006" table:formula="of:=[.G22]+[.E23]-[.F23]" table:style-name="ce51">
            <text:p>-1.833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8T00:00:00" table:style-name="ce96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51">
            <text:p>1.111,12</text:p>
          </table:table-cell>
          <table:table-cell table:style-name="ce62"/>
          <table:table-cell office:value-type="float" office:value="-722.00000000000068" table:formula="of:=[.G23]+[.E24]-[.F24]" table:style-name="ce51">
            <text:p>-72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96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51">
            <text:p>2.258,00</text:p>
          </table:table-cell>
          <table:table-cell table:style-name="ce62"/>
          <table:table-cell office:value-type="float" office:value="1535.9999999999993" table:formula="of:=[.G24]+[.E25]-[.F25]" table:style-name="ce51">
            <text:p>1.536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51">
            <text:p>613,00</text:p>
          </table:table-cell>
          <table:table-cell table:style-name="ce114"/>
          <table:table-cell office:value-type="float" office:value="2148.9999999999991" table:formula="of:=[.G25]+[.E26]-[.F26]" table:style-name="ce51">
            <text:p>2.14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51">
            <text:p>720,00</text:p>
          </table:table-cell>
          <table:table-cell table:style-name="ce114"/>
          <table:table-cell office:value-type="float" office:value="2868.9999999999991" table:formula="of:=[.G26]+[.E27]-[.F27]" table:style-name="ce51">
            <text:p>2.86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51"/>
          <table:table-cell office:value-type="float" office:value="1036" table:style-name="ce114">
            <text:p>1.036,00</text:p>
          </table:table-cell>
          <table:table-cell office:value-type="float" office:value="1832.9999999999991" table:formula="of:=[.G27]+[.E28]-[.F28]" table:style-name="ce51">
            <text:p>1.8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5T00:00:00" table:style-name="ce96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51"/>
          <table:table-cell office:value-type="float" office:value="500" table:style-name="ce114">
            <text:p>500,00</text:p>
          </table:table-cell>
          <table:table-cell office:value-type="float" office:value="1332.9999999999991" table:formula="of:=[.G28]+[.E29]-[.F29]" table:style-name="ce51">
            <text:p>1.3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7T00:00:00" table:style-name="ce96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51">
            <text:p>2.650,00</text:p>
          </table:table-cell>
          <table:table-cell table:style-name="ce114"/>
          <table:table-cell office:value-type="float" office:value="3982.9999999999991" table:formula="of:=[.G29]+[.E30]-[.F30]" table:style-name="ce51">
            <text:p>3.983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51">
            <text:p>1.356,00</text:p>
          </table:table-cell>
          <table:table-cell table:style-name="ce114"/>
          <table:table-cell office:value-type="float" office:value="5338.9999999999991" table:formula="of:=[.G30]+[.E31]-[.F31]" table:style-name="ce51">
            <text:p>5.33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51">
            <text:p>869,00</text:p>
          </table:table-cell>
          <table:table-cell table:style-name="ce114"/>
          <table:table-cell office:value-type="float" office:value="6207.9999999999991" table:formula="of:=[.G31]+[.E32]-[.F32]" table:style-name="ce51">
            <text:p>6.20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51"/>
          <table:table-cell table:style-name="ce114"/>
          <table:table-cell office:value-type="float" office:value="6207.9999999999991" table:formula="of:=[.G32]+[.E33]-[.F33]" table:style-name="ce51">
            <text:p>6.2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5T00:00:00" table:style-name="ce96">
            <text:p>15.07.2023</text:p>
          </table:table-cell>
          <table:table-cell office:value-type="string" table:style-name="ce1">
            <text:p>aliden ziraat kredi için alınan 15/07/2023 taksidi için</text:p>
          </table:table-cell>
          <table:table-cell table:style-name="ce1"/>
          <table:table-cell table:style-name="ce51"/>
          <table:table-cell office:value-type="float" office:value="3450" table:style-name="ce114">
            <text:p>3.450,00</text:p>
          </table:table-cell>
          <table:table-cell office:value-type="float" office:value="2757.9999999999991" table:formula="of:=[.G33]+[.E34]-[.F34]" table:style-name="ce51">
            <text:p>2.75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51">
            <text:p>1.750,00</text:p>
          </table:table-cell>
          <table:table-cell table:style-name="ce62"/>
          <table:table-cell office:value-type="float" office:value="4507.9999999999991" table:formula="of:=[.G34]+[.E35]-[.F35]" table:style-name="ce51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96">
            <text:p>11.08.2023</text:p>
          </table:table-cell>
          <table:table-cell office:value-type="string" table:style-name="ce1">
            <text:p>aliden ziraat kredi için alınan 15/08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1057.9999999999991" table:formula="of:=[.G35]+[.E36]-[.F36]" table:style-name="ce51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table:style-name="ce62"/>
          <table:table-cell office:value-type="float" office:value="1057.9999999999991" table:formula="of:=[.G36]+[.E37]-[.F37]" table:style-name="ce51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table:style-name="ce62"/>
          <table:table-cell table:style-name="ce51"/>
          <table:table-cell table:number-columns-repeated="16377"/>
        </table:table-row>
        <table:table-row table:style-name="ro2">
          <table:table-cell/>
          <table:table-cell office:value-type="date" office:date-value="2023-08-30T00:00:00" table:style-name="ce116">
            <text:p>30.08.2023</text:p>
          </table:table-cell>
          <table:table-cell table:style-name="ce1"/>
          <table:table-cell office:value-type="string" table:style-name="ce61">
            <text:p>ARA TOPLAMLAR - KALAN BAKİYE</text:p>
          </table:table-cell>
          <table:table-cell office:value-type="float" office:value="23894" table:formula="of:=SUM([.E3:.E37])" table:style-name="ce51">
            <text:p>23.894,00</text:p>
          </table:table-cell>
          <table:table-cell office:value-type="float" office:value="22836" table:formula="of:=SUM([.F3:.F37])" table:style-name="ce62">
            <text:p>22.836,00</text:p>
          </table:table-cell>
          <table:table-cell office:value-type="float" office:value="1058" table:formula="of:=[.E39]-[.F39]" table:style-name="ce117">
            <text:p>1.058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51">
            <text:p>3.450,00</text:p>
          </table:table-cell>
          <table:table-cell table:style-name="ce51"/>
          <table:table-cell office:value-type="float" office:value="4508" table:formula="of:=[.G39]+[.E41]-[.F41]" table:style-name="ce51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51">
            <text:p>3.300,00</text:p>
          </table:table-cell>
          <table:table-cell table:style-name="ce51"/>
          <table:table-cell office:value-type="float" office:value="7808" table:formula="of:=[.G41]+[.E42]-[.F42]" table:style-name="ce51">
            <text:p>7.8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anik kredi 15/09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4358" table:formula="of:=[.G42]+[.E43]-[.F43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51"/>
          <table:table-cell office:value-type="float" office:value="4358" table:formula="of:=[.G43]+[.E44]-[.F44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51"/>
          <table:table-cell office:value-type="float" office:value="4358" table:formula="of:=[.G44]+[.E45]-[.F45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0T00:00:00" table:style-name="ce96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51">
            <text:p>573,00</text:p>
          </table:table-cell>
          <table:table-cell table:style-name="ce51"/>
          <table:table-cell office:value-type="float" office:value="4931" table:formula="of:=[.G45]+[.E46]-[.F46]" table:style-name="ce51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51"/>
          <table:table-cell office:value-type="float" office:value="4931" table:formula="of:=[.G46]+[.E47]-[.F47]" table:style-name="ce51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51">
            <text:p>1.207,00</text:p>
          </table:table-cell>
          <table:table-cell table:style-name="ce51"/>
          <table:table-cell office:value-type="float" office:value="6138" table:formula="of:=[.G47]+[.E48]-[.F48]" table:style-name="ce51">
            <text:p>6.138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51"/>
          <table:table-cell office:value-type="float" office:value="6138" table:formula="of:=[.G48]+[.E49]-[.F49]" table:style-name="ce51">
            <text:p>6.1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liden ziraat için alınan 15/10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2688" table:formula="of:=[.G49]+[.E50]-[.F50]" table:style-name="ce51">
            <text:p>2.6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51">
            <text:p>1.500,00</text:p>
          </table:table-cell>
          <table:table-cell table:style-name="ce51"/>
          <table:table-cell office:value-type="float" office:value="4188" table:formula="of:=[.G50]+[.E51]-[.F51]" table:style-name="ce51">
            <text:p>4.1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">
            <text:p>16.Kas</text:p>
          </table:table-cell>
          <table:table-cell office:value-type="string" table:style-name="ce1">
            <text:p>aliden ziraat için alınan 15/11/2023 taksidi için</text:p>
          </table:table-cell>
          <table:table-cell table:style-name="ce1"/>
          <table:table-cell table:style-name="ce51"/>
          <table:table-cell office:value-type="float" office:value="3450" table:style-name="ce51">
            <text:p>3.450,00</text:p>
          </table:table-cell>
          <table:table-cell office:value-type="float" office:value="738" table:formula="of:=[.G51]+[.E52]-[.F52]" table:style-name="ce51">
            <text:p>7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30T00:00:00" table:style-name="ce2">
            <text:p>30.Kas</text:p>
          </table:table-cell>
          <table:table-cell office:value-type="string" table:style-name="ce1">
            <text:p>audi ek mtv - 2</text:p>
          </table:table-cell>
          <table:table-cell table:style-name="ce1"/>
          <table:table-cell office:value-type="float" office:value="573" table:style-name="ce51">
            <text:p>573,00</text:p>
          </table:table-cell>
          <table:table-cell table:style-name="ce51"/>
          <table:table-cell office:value-type="float" office:value="1311" table:formula="of:=[.G52]+[.E53]-[.F53]" table:style-name="ce51">
            <text:p>1.311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70">
            <text:p>06.12.2023</text:p>
          </table:table-cell>
          <table:table-cell office:value-type="string" table:style-name="ce1">
            <text:p>aliden kredi için 15/12/2023 taksidi için</text:p>
          </table:table-cell>
          <table:table-cell table:style-name="ce1"/>
          <table:table-cell table:style-name="ce51"/>
          <table:table-cell office:value-type="float" office:value="3450" table:style-name="ce51">
            <text:p>3.450,00</text:p>
          </table:table-cell>
          <table:table-cell office:value-type="float" office:value="-2139" table:formula="of:=[.G53]+[.E54]-[.F54]" table:style-name="ce51">
            <text:p>-2.1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peri ankaraya giderken elden verilen</text:p>
          </table:table-cell>
          <table:table-cell table:style-name="ce1"/>
          <table:table-cell office:value-type="float" office:value="1500" table:style-name="ce51">
            <text:p>1.500,00</text:p>
          </table:table-cell>
          <table:table-cell table:style-name="ce51"/>
          <table:table-cell office:value-type="float" office:value="-639" table:formula="of:=[.G54]+[.E55]-[.F55]" table:style-name="ce51">
            <text:p>-6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10T00:00:00" table:style-name="ce2">
            <text:p>10.Ara</text:p>
          </table:table-cell>
          <table:table-cell office:value-type="string" table:style-name="ce1">
            <text:p>audi benzin</text:p>
          </table:table-cell>
          <table:table-cell table:style-name="ce1"/>
          <table:table-cell office:value-type="float" office:value="1711" table:style-name="ce51">
            <text:p>1.711,00</text:p>
          </table:table-cell>
          <table:table-cell table:style-name="ce51"/>
          <table:table-cell office:value-type="float" office:value="1072" table:formula="of:=[.G55]+[.E56]-[.F56]" table:style-name="ce118">
            <text:p>1.072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2"/>
          <table:table-cell table:number-columns-repeated="2" table:style-name="ce1"/>
          <table:table-cell table:number-columns-repeated="2" table:style-name="ce51"/>
          <table:table-cell table:style-name="ce119"/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20">
            <text:p>Toplamlar</text:p>
          </table:table-cell>
          <table:table-cell office:value-type="float" office:value="5271" table:formula="of:=SUM([.D3:.D36])+SUM([.D41:.D52])" table:style-name="ce121">
            <text:p>5.271,00</text:p>
          </table:table-cell>
          <table:table-cell office:value-type="float" office:value="37708" table:formula="of:=SUM([.E3:.E36])+SUM([.E41:.E56])" table:style-name="ce121">
            <text:p>37.708,00</text:p>
          </table:table-cell>
          <table:table-cell office:value-type="float" office:value="36636" table:formula="of:=SUM([.F3:.F36])+SUM([.F41:.F56])" table:style-name="ce121">
            <text:p>36.636,00</text:p>
          </table:table-cell>
          <table:table-cell office:value-type="float" office:value="1072" table:formula="of:=[.E59]-[.F59]" table:style-name="ce122">
            <text:p>1.07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23">
            <text:p>HESABA<text:s/></text:p>
          </table:table-cell>
          <table:table-cell office:value-type="string" table:style-name="ce124">
            <text:p>PERI<text:s/></text:p>
          </table:table-cell>
          <table:table-cell office:value-type="string" table:style-name="ce124">
            <text:p>PERİ</text:p>
          </table:table-cell>
          <table:table-cell office:value-type="string" table:style-name="ce125">
            <text:p>PERİ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23">
            <text:p>YAZILMAYAN</text:p>
          </table:table-cell>
          <table:table-cell office:value-type="string" table:style-name="ce124">
            <text:p>BORÇ</text:p>
          </table:table-cell>
          <table:table-cell office:value-type="string" table:style-name="ce124">
            <text:p>ÖDEME</text:p>
          </table:table-cell>
          <table:table-cell office:value-type="string" table:style-name="ce126">
            <text:p>BAKIYE</text:p>
          </table:table-cell>
          <table:table-cell table:number-columns-repeated="16377"/>
        </table:table-row>
        <table:table-row table:number-rows-repeated="1048515" table:style-name="ro1">
          <table:table-cell table:number-columns-repeated="16384"/>
        </table:table-row>
      </table:table>
      <table:table table:name="NAZAN" table:style-name="ta1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4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27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7" table:style-name="ce1"/>
          <table:table-cell table:style-name="ce128"/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61">
            <text:p>Yapılacak</text:p>
          </table:table-cell>
          <table:table-cell office:value-type="string" table:style-name="ce74">
            <text:p>Kalacak</text:p>
          </table:table-cell>
          <table:table-cell office:value-type="string" table:style-name="ce61">
            <text:p>Yapılan</text:p>
          </table:table-cell>
          <table:table-cell table:style-name="ce74"/>
          <table:table-cell table:style-name="ce1"/>
          <table:table-cell office:value-type="string" table:style-name="ce61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29">
            <text:p>Ödeme</text:p>
          </table:table-cell>
          <table:table-cell office:value-type="string" table:style-name="ce74">
            <text:p>Bakiye</text:p>
          </table:table-cell>
          <table:table-cell office:value-type="string" table:style-name="ce61">
            <text:p>Ödeme</text:p>
          </table:table-cell>
          <table:table-cell table:style-name="ce74"/>
          <table:table-cell table:style-name="ce1"/>
          <table:table-cell office:value-type="string" table:style-name="ce61">
            <text:p>Bakiye</text:p>
          </table:table-cell>
          <table:table-cell table:number-columns-repeated="16375"/>
        </table:table-row>
        <table:table-row table:style-name="ro5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52"/>
          <table:table-cell table:number-columns-repeated="3" table:style-name="ce1"/>
          <table:table-cell office:value-type="float" office:value="118693.82255008002" table:formula="of:=SUBTOTAL(109;[.$H$25:.$H$42])*-1" table:style-name="ce130">
            <text:p>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1T00:00:00" table:style-name="ce96">
            <text:p>1.01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108693.82255008002" table:formula="of:=[.I6]-[.D7]" table:style-name="ce85">
            <text:p>₺108.693,82</text:p>
          </table:table-cell>
          <table:table-cell table:number-columns-repeated="3" table:style-name="ce1"/>
          <table:table-cell office:value-type="currency" office:value="118693.82255008002" table:formula="of:=[.I6]-[.F7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96">
            <text:p>1.02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98693.822550080018" table:formula="of:=[.E7]-[.D8]" table:style-name="ce85">
            <text:p>₺98.693,82</text:p>
          </table:table-cell>
          <table:table-cell table:number-columns-repeated="3" table:style-name="ce1"/>
          <table:table-cell office:value-type="currency" office:value="118693.82255008002" table:formula="of:=[.I7]-[.F8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96">
            <text:p>1.03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88693.822550080018" table:formula="of:=[.E8]-[.D9]" table:style-name="ce85">
            <text:p>₺88.693,82</text:p>
          </table:table-cell>
          <table:table-cell table:number-columns-repeated="3" table:style-name="ce1"/>
          <table:table-cell office:value-type="currency" office:value="118693.82255008002" table:formula="of:=[.I8]-[.F9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96">
            <text:p>1.04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78693.822550080018" table:formula="of:=[.E9]-[.D10]" table:style-name="ce85">
            <text:p>₺78.693,82</text:p>
          </table:table-cell>
          <table:table-cell table:number-columns-repeated="3" table:style-name="ce1"/>
          <table:table-cell office:value-type="currency" office:value="118693.82255008002" table:formula="of:=[.I9]-[.F10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96">
            <text:p>1.05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68693.822550080018" table:formula="of:=[.E10]-[.D11]" table:style-name="ce85">
            <text:p>₺68.693,82</text:p>
          </table:table-cell>
          <table:table-cell table:number-columns-repeated="3" table:style-name="ce1"/>
          <table:table-cell office:value-type="currency" office:value="118693.82255008002" table:formula="of:=[.I10]-[.F11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96">
            <text:p>1.06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58693.822550080018" table:formula="of:=[.E11]-[.D12]" table:style-name="ce85">
            <text:p>₺58.693,82</text:p>
          </table:table-cell>
          <table:table-cell table:number-columns-repeated="3" table:style-name="ce1"/>
          <table:table-cell office:value-type="currency" office:value="118693.82255008002" table:formula="of:=[.I11]-[.F12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96">
            <text:p>1.07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48693.822550080018" table:formula="of:=[.E12]-[.D13]" table:style-name="ce85">
            <text:p>₺48.693,82</text:p>
          </table:table-cell>
          <table:table-cell table:number-columns-repeated="3" table:style-name="ce1"/>
          <table:table-cell office:value-type="currency" office:value="118693.82255008002" table:formula="of:=[.I12]-[.F13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96">
            <text:p>1.08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38693.822550080018" table:formula="of:=[.E13]-[.D14]" table:style-name="ce85">
            <text:p>₺38.693,82</text:p>
          </table:table-cell>
          <table:table-cell table:number-columns-repeated="3" table:style-name="ce1"/>
          <table:table-cell office:value-type="currency" office:value="118693.82255008002" table:formula="of:=[.I13]-[.F14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96">
            <text:p>1.09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28693.822550080018" table:formula="of:=[.E14]-[.D15]" table:style-name="ce85">
            <text:p>₺28.693,82</text:p>
          </table:table-cell>
          <table:table-cell table:number-columns-repeated="3" table:style-name="ce1"/>
          <table:table-cell office:value-type="currency" office:value="118693.82255008002" table:formula="of:=[.I14]-[.F15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96">
            <text:p>1.10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18693.822550080018" table:formula="of:=[.E15]-[.D16]" table:style-name="ce85">
            <text:p>₺18.693,82</text:p>
          </table:table-cell>
          <table:table-cell table:number-columns-repeated="3" table:style-name="ce1"/>
          <table:table-cell office:value-type="currency" office:value="118693.82255008002" table:formula="of:=[.I15]-[.F16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1-01T00:00:00" table:style-name="ce96">
            <text:p>1.11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8693.8225500800181" table:formula="of:=[.E16]-[.D17]" table:style-name="ce85">
            <text:p>₺8.693,82</text:p>
          </table:table-cell>
          <table:table-cell table:number-columns-repeated="3" table:style-name="ce1"/>
          <table:table-cell office:value-type="currency" office:value="118693.82255008002" table:formula="of:=[.I16]-[.F17]" table:style-name="ce85">
            <text:p>₺118.693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96">
            <text:p>1.12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-1306.1774499199819" table:formula="of:=[.E17]-[.D18]" table:style-name="ce85">
            <text:p>₺1.306,18</text:p>
          </table:table-cell>
          <table:table-cell table:number-columns-repeated="3" table:style-name="ce1"/>
          <table:table-cell office:value-type="currency" office:value="118693.82255008002" table:formula="of:=[.I17]-[.F18]" table:style-name="ce85">
            <text:p>₺118.693,82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77"/>
          <table:table-cell table:style-name="ce85"/>
          <table:table-cell table:number-columns-repeated="2" table:style-name="ce1"/>
          <table:table-cell table:style-name="ce85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77"/>
          <table:table-cell table:number-columns-repeated="3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office:value-type="string" table:style-name="ce131">
            <text:p>Hisse Oranı</text:p>
          </table:table-cell>
          <table:table-cell table:style-name="ce1"/>
          <table:table-cell office:value-type="percentage" office:value="0.23538400000000001" table:style-name="ce132">
            <text:p>23,5384%</text:p>
          </table:table-cell>
          <table:table-cell office:value-type="percentage" office:value="0.76461599999999996" table:formula="of:=1-[.E22]" table:style-name="ce132">
            <text:p>76,4616%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53">
            <text:p>snyA-H</text:p>
          </table:table-cell>
          <table:table-cell office:value-type="string" table:style-name="ce133">
            <text:p>Oran %</text:p>
          </table:table-cell>
          <table:table-cell office:value-type="string" table:style-name="ce53">
            <text:p>Oran TL Tutar</text:p>
          </table:table-cell>
          <table:table-cell office:value-type="string" table:style-name="ce134">
            <text:p>Ödendi</text:p>
          </table:table-cell>
          <table:table-cell office:value-type="string" table:style-name="ce53">
            <text:p>Oran TL</text:p>
          </table:table-cell>
          <table:table-cell office:value-type="string" table:style-name="ce135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9" table:style-name="ce1"/>
          <table:table-cell table:style-name="ce136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137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3056.4" table:style-name="ce1">
            <text:p>-3056,4</text:p>
          </table:table-cell>
          <table:table-cell office:value-type="float" office:value="-3056.4" table:formula="of:=IF([.G25]=1;[.$D25];0)" table:style-name="ce78">
            <text:p>-3.056,40</text:p>
          </table:table-cell>
          <table:table-cell office:value-type="float" office:value="0" table:formula="of:=IF([.G25]=0;[.D25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719.42765760000009" table:formula="of:=IF([.G25]=1;[.D25]*[.$E$22]*-1;0)" table:style-name="ce78">
            <text:p>719,43</text:p>
          </table:table-cell>
          <table:table-cell office:value-type="float" office:value="-118693.82255008002" table:formula="of:=[.I26]+[.H25]" table:style-name="ce52">
            <text:p>-118.693,82</text:p>
          </table:table-cell>
          <table:table-cell table:style-name="ce1"/>
          <table:table-cell table:style-name="ce136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139">
            <text:p>30.12.2023</text:p>
          </table:table-cell>
          <table:table-cell office:value-type="string" table:style-name="ce140">
            <text:p>snyCD- Nakit-&gt;nazana</text:p>
          </table:table-cell>
          <table:table-cell office:value-type="float" office:value="135000" table:style-name="ce141">
            <text:p>135.000,00</text:p>
          </table:table-cell>
          <table:table-cell office:value-type="float" office:value="135000" table:formula="of:=IF([.G26]=1;[.$D26];0)" table:style-name="ce78">
            <text:p>135.000,00</text:p>
          </table:table-cell>
          <table:table-cell office:value-type="float" office:value="0" table:formula="of:=IF([.G26]=0;[.D26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31776.84" table:formula="of:=IF([.G26]=1;[.D26]*[.$E$22]*-1;0)" table:style-name="ce78">
            <text:p>-31.776,84</text:p>
          </table:table-cell>
          <table:table-cell office:value-type="float" office:value="-119413.25020768002" table:formula="of:=[.I27]+[.H26]" table:style-name="ce52">
            <text:p>-119.413,2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42">
            <text:p>30.11.2023</text:p>
          </table:table-cell>
          <table:table-cell office:value-type="string" table:style-name="ce143">
            <text:p>snyB- 2024 yılı içerisinde</text:p>
          </table:table-cell>
          <table:table-cell table:style-name="ce144"/>
          <table:table-cell office:value-type="float" office:value="0" table:formula="of:=IF([.G27]=1;[.$D27];0)" table:style-name="ce145">
            <text:p>0,00</text:p>
          </table:table-cell>
          <table:table-cell office:value-type="float" office:value="0" table:formula="of:=IF([.G27]=0;[.D27]*[.$E$22]*-1;0)" table:style-name="ce146">
            <text:p>0,00</text:p>
          </table:table-cell>
          <table:table-cell office:value-type="float" office:value="0" table:style-name="ce147">
            <text:p>0</text:p>
          </table:table-cell>
          <table:table-cell office:value-type="float" office:value="0" table:formula="of:=IF([.G27]=1;[.D27]*[.$E$22]*-1;0)" table:style-name="ce145">
            <text:p>0,00</text:p>
          </table:table-cell>
          <table:table-cell office:value-type="float" office:value="-87636.410207680019" table:formula="of:=[.I28]+[.H27]" table:style-name="ce144">
            <text:p>-87.636,4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06T00:00:00" table:style-name="ce148">
            <text:p>6.11.2023</text:p>
          </table:table-cell>
          <table:table-cell office:value-type="string" table:style-name="ce149">
            <text:p>snyF- Nakit-&gt;nazana</text:p>
          </table:table-cell>
          <table:table-cell office:value-type="float" office:value="15887.06" table:style-name="ce150">
            <text:p>15.887,06</text:p>
          </table:table-cell>
          <table:table-cell office:value-type="float" office:value="15887.06" table:formula="of:=IF([.G28]=1;[.$D28];0)" table:style-name="ce78">
            <text:p>15.887,06</text:p>
          </table:table-cell>
          <table:table-cell office:value-type="float" office:value="0" table:formula="of:=IF([.G28]=0;[.D28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3739.5597310399999" table:formula="of:=IF([.G28]=1;[.D28]*[.$E$22]*-1;0)" table:style-name="ce78">
            <text:p>-3.739,56</text:p>
          </table:table-cell>
          <table:table-cell office:value-type="float" office:value="-87636.410207680019" table:formula="of:=[.I29]+[.H28]" table:style-name="ce52">
            <text:p>-87.636,4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6T00:00:00" table:style-name="ce148">
            <text:p>26.09.2023</text:p>
          </table:table-cell>
          <table:table-cell office:value-type="string" table:style-name="ce149">
            <text:p>snyA- Nakit-&gt;nazana</text:p>
          </table:table-cell>
          <table:table-cell office:value-type="float" office:value="84000" table:style-name="ce150">
            <text:p>84.000,00</text:p>
          </table:table-cell>
          <table:table-cell office:value-type="float" office:value="84000" table:formula="of:=IF([.G29]=1;[.$D29];0)" table:style-name="ce78">
            <text:p>84.000,00</text:p>
          </table:table-cell>
          <table:table-cell office:value-type="float" office:value="0" table:formula="of:=IF([.G29]=0;[.D29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9772.256000000001" table:formula="of:=IF([.G29]=1;[.D29]*[.$E$22]*-1;0)" table:style-name="ce78">
            <text:p>-19.772,26</text:p>
          </table:table-cell>
          <table:table-cell office:value-type="float" office:value="-83896.850476640015" table:formula="of:=[.I30]+[.H29]" table:style-name="ce52">
            <text:p>-83.896,8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139">
            <text:p>30.10.2023</text:p>
          </table:table-cell>
          <table:table-cell office:value-type="string" table:style-name="ce140">
            <text:p>snyG- Nakit-&gt;nazana</text:p>
          </table:table-cell>
          <table:table-cell office:value-type="float" office:value="10000" table:style-name="ce141">
            <text:p>10.000,00</text:p>
          </table:table-cell>
          <table:table-cell office:value-type="float" office:value="10000" table:formula="of:=IF([.G30]=1;[.$D30];0)" table:style-name="ce78">
            <text:p>10.000,00</text:p>
          </table:table-cell>
          <table:table-cell office:value-type="float" office:value="0" table:formula="of:=IF([.G30]=0;[.D30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2353.84" table:formula="of:=IF([.G30]=1;[.D30]*[.$E$22]*-1;0)" table:style-name="ce78">
            <text:p>-2.353,84</text:p>
          </table:table-cell>
          <table:table-cell office:value-type="float" office:value="-64124.594476640006" table:formula="of:=[.I31]+[.H30]" table:style-name="ce52">
            <text:p>-64.124,5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5T00:00:00" table:style-name="ce139">
            <text:p>25.09.2023</text:p>
          </table:table-cell>
          <table:table-cell office:value-type="string" table:style-name="ce140">
            <text:p>snyG- Nakit-&gt;nazana</text:p>
          </table:table-cell>
          <table:table-cell office:value-type="float" office:value="3000" table:style-name="ce141">
            <text:p>3.000,00</text:p>
          </table:table-cell>
          <table:table-cell office:value-type="float" office:value="3000" table:formula="of:=IF([.G31]=1;[.$D31];0)" table:style-name="ce78">
            <text:p>3.000,00</text:p>
          </table:table-cell>
          <table:table-cell office:value-type="float" office:value="0" table:formula="of:=IF([.G31]=0;[.D31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706.15200000000004" table:formula="of:=IF([.G31]=1;[.D31]*[.$E$22]*-1;0)" table:style-name="ce78">
            <text:p>-706,15</text:p>
          </table:table-cell>
          <table:table-cell office:value-type="float" office:value="-61770.75447664001" table:formula="of:=[.I32]+[.H31]" table:style-name="ce52">
            <text:p>-61.770,7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3T00:00:00" table:style-name="ce139">
            <text:p>23.09.2023</text:p>
          </table:table-cell>
          <table:table-cell office:value-type="string" table:style-name="ce140">
            <text:p>snyG- Nakit-&gt;nazana</text:p>
          </table:table-cell>
          <table:table-cell office:value-type="float" office:value="83000" table:style-name="ce141">
            <text:p>83.000,00</text:p>
          </table:table-cell>
          <table:table-cell office:value-type="float" office:value="83000" table:formula="of:=IF([.G32]=1;[.$D32];0)" table:style-name="ce78">
            <text:p>83.000,00</text:p>
          </table:table-cell>
          <table:table-cell office:value-type="float" office:value="0" table:formula="of:=IF([.G32]=0;[.D32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9536.871999999999" table:formula="of:=IF([.G32]=1;[.D32]*[.$E$22]*-1;0)" table:style-name="ce78">
            <text:p>-19.536,87</text:p>
          </table:table-cell>
          <table:table-cell office:value-type="float" office:value="-61064.602476640008" table:formula="of:=[.I33]+[.H32]" table:style-name="ce52">
            <text:p>-61.064,6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137">
            <text:p>30.01.2024</text:p>
          </table:table-cell>
          <table:table-cell office:value-type="string" table:style-name="ce151">
            <text:p>SnyE- Nakit-&gt;nazana</text:p>
          </table:table-cell>
          <table:table-cell office:value-type="float" office:value="7000" table:style-name="ce33">
            <text:p>7.000,00</text:p>
          </table:table-cell>
          <table:table-cell office:value-type="float" office:value="0" table:formula="of:=IF([.G33]=1;[.$D33];0)" table:style-name="ce78">
            <text:p>0,00</text:p>
          </table:table-cell>
          <table:table-cell office:value-type="float" office:value="-1647.6880000000001" table:formula="of:=IF([.G33]=0;[.D33]*[.$E$22]*-1;0)" table:style-name="ce138">
            <text:p>-1.647,69</text:p>
          </table:table-cell>
          <table:table-cell office:value-type="float" office:value="0" table:style-name="ce134">
            <text:p>0</text:p>
          </table:table-cell>
          <table:table-cell office:value-type="float" office:value="0" table:formula="of:=IF([.G33]=1;[.D33]*[.$E$22]*-1;0)" table:style-name="ce78">
            <text:p>0,00</text:p>
          </table:table-cell>
          <table:table-cell office:value-type="float" office:value="-41527.730476640005" table:formula="of:=[.I34]+[.H33]" table:style-name="ce52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2-30T00:00:00" table:style-name="ce137">
            <text:p>30.12.2023</text:p>
          </table:table-cell>
          <table:table-cell office:value-type="string" table:style-name="ce151">
            <text:p>SnyE- Nakit-&gt;nazana</text:p>
          </table:table-cell>
          <table:table-cell office:value-type="float" office:value="6000" table:style-name="ce33">
            <text:p>6.000,00</text:p>
          </table:table-cell>
          <table:table-cell office:value-type="float" office:value="0" table:formula="of:=IF([.G34]=1;[.$D34];0)" table:style-name="ce78">
            <text:p>0,00</text:p>
          </table:table-cell>
          <table:table-cell office:value-type="float" office:value="-1412.3040000000001" table:formula="of:=IF([.G34]=0;[.D34]*[.$E$22]*-1;0)" table:style-name="ce138">
            <text:p>-1.412,30</text:p>
          </table:table-cell>
          <table:table-cell office:value-type="float" office:value="0" table:style-name="ce134">
            <text:p>0</text:p>
          </table:table-cell>
          <table:table-cell office:value-type="float" office:value="0" table:formula="of:=IF([.G34]=1;[.D34]*[.$E$22]*-1;0)" table:style-name="ce78">
            <text:p>0,00</text:p>
          </table:table-cell>
          <table:table-cell office:value-type="float" office:value="-41527.730476640005" table:formula="of:=[.I35]+[.H34]" table:style-name="ce52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39">
            <text:p>30.11.2023</text:p>
          </table:table-cell>
          <table:table-cell office:value-type="string" table:style-name="ce140">
            <text:p>SnyE- Nakit-&gt;nazana 06-12-23</text:p>
          </table:table-cell>
          <table:table-cell office:value-type="float" office:value="6000" table:style-name="ce141">
            <text:p>6.000,00</text:p>
          </table:table-cell>
          <table:table-cell office:value-type="float" office:value="6000" table:formula="of:=IF([.G35]=1;[.$D35];0)" table:style-name="ce78">
            <text:p>6.000,00</text:p>
          </table:table-cell>
          <table:table-cell office:value-type="float" office:value="0" table:formula="of:=IF([.G35]=0;[.D35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412.3040000000001" table:formula="of:=IF([.G35]=1;[.D35]*[.$E$22]*-1;0)" table:style-name="ce78">
            <text:p>-1.412,30</text:p>
          </table:table-cell>
          <table:table-cell office:value-type="float" office:value="-41527.730476640005" table:formula="of:=[.I36]+[.H35]" table:style-name="ce52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148">
            <text:p>30.10.2023</text:p>
          </table:table-cell>
          <table:table-cell office:value-type="string" table:style-name="ce149">
            <text:p>SnyE- Nakit-&gt;nazana 06-11-23</text:p>
          </table:table-cell>
          <table:table-cell office:value-type="float" office:value="6000" table:style-name="ce150">
            <text:p>6.000,00</text:p>
          </table:table-cell>
          <table:table-cell office:value-type="float" office:value="6000" table:formula="of:=IF([.G36]=1;[.$D36];0)" table:style-name="ce78">
            <text:p>6.000,00</text:p>
          </table:table-cell>
          <table:table-cell office:value-type="float" office:value="0" table:formula="of:=IF([.G36]=0;[.D36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412.3040000000001" table:formula="of:=IF([.G36]=1;[.D36]*[.$E$22]*-1;0)" table:style-name="ce78">
            <text:p>-1.412,30</text:p>
          </table:table-cell>
          <table:table-cell office:value-type="float" office:value="-40115.426476640001" table:formula="of:=[.I37]+[.H36]" table:style-name="ce52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30T00:00:00" table:style-name="ce148">
            <text:p>30.09.2023</text:p>
          </table:table-cell>
          <table:table-cell office:value-type="string" table:style-name="ce149">
            <text:p>SnyE- Nakit-&gt;nazana</text:p>
          </table:table-cell>
          <table:table-cell office:value-type="float" office:value="6000" table:style-name="ce150">
            <text:p>6.000,00</text:p>
          </table:table-cell>
          <table:table-cell office:value-type="float" office:value="6000" table:formula="of:=IF([.G37]=1;[.$D37];0)" table:style-name="ce78">
            <text:p>6.000,00</text:p>
          </table:table-cell>
          <table:table-cell office:value-type="float" office:value="0" table:formula="of:=IF([.G37]=0;[.D37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412.3040000000001" table:formula="of:=IF([.G37]=1;[.D37]*[.$E$22]*-1;0)" table:style-name="ce78">
            <text:p>-1.412,30</text:p>
          </table:table-cell>
          <table:table-cell office:value-type="float" office:value="-38703.122476639997" table:formula="of:=[.I38]+[.H37]" table:style-name="ce52">
            <text:p>-38.703,1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02T00:00:00" table:style-name="ce148">
            <text:p>2.09.2023</text:p>
          </table:table-cell>
          <table:table-cell office:value-type="string" table:style-name="ce149">
            <text:p>SnyE- Nakit-&gt;nazana</text:p>
          </table:table-cell>
          <table:table-cell office:value-type="float" office:value="65000" table:style-name="ce150">
            <text:p>65.000,00</text:p>
          </table:table-cell>
          <table:table-cell office:value-type="float" office:value="65000" table:formula="of:=IF([.G38]=1;[.$D38];0)" table:style-name="ce78">
            <text:p>65.000,00</text:p>
          </table:table-cell>
          <table:table-cell office:value-type="float" office:value="0" table:formula="of:=IF([.G38]=0;[.D38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5299.960000000001" table:formula="of:=IF([.G38]=1;[.D38]*[.$E$22]*-1;0)" table:style-name="ce78">
            <text:p>-15.299,96</text:p>
          </table:table-cell>
          <table:table-cell office:value-type="float" office:value="-37290.818476640001" table:formula="of:=[.I39]+[.H38]" table:style-name="ce52">
            <text:p>-37.290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7-15T00:00:00" table:style-name="ce148">
            <text:p>15.07.2023</text:p>
          </table:table-cell>
          <table:table-cell office:value-type="string" table:style-name="ce149">
            <text:p>SnF-Çek-&gt;Nazan</text:p>
          </table:table-cell>
          <table:table-cell office:value-type="float" office:value="50000" table:style-name="ce150">
            <text:p>50.000,00</text:p>
          </table:table-cell>
          <table:table-cell office:value-type="float" office:value="50000" table:formula="of:=IF([.G39]=1;[.$D39];0)" table:style-name="ce78">
            <text:p>50.000,00</text:p>
          </table:table-cell>
          <table:table-cell office:value-type="float" office:value="0" table:formula="of:=IF([.G39]=0;[.D39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1769.2" table:formula="of:=IF([.G39]=1;[.D39]*[.$E$22]*-1;0)" table:style-name="ce78">
            <text:p>-11.769,20</text:p>
          </table:table-cell>
          <table:table-cell office:value-type="float" office:value="-21990.858476640002" table:formula="of:=[.I40]+[.H39]" table:style-name="ce52">
            <text:p>-21.990,8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49">
            <text:p>SnyF-bankadan <text:s/>-&gt; Nazan</text:p>
          </table:table-cell>
          <table:table-cell office:value-type="float" office:value="28080" table:style-name="ce150">
            <text:p>28.080,00</text:p>
          </table:table-cell>
          <table:table-cell office:value-type="float" office:value="28080" table:formula="of:=IF([.G40]=1;[.$D40];0)" table:style-name="ce78">
            <text:p>28.080,00</text:p>
          </table:table-cell>
          <table:table-cell office:value-type="float" office:value="0" table:formula="of:=IF([.G40]=0;[.D40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6609.5827200000003" table:formula="of:=IF([.G40]=1;[.D40]*[.$E$22]*-1;0)" table:style-name="ce78">
            <text:p>-6.609,58</text:p>
          </table:table-cell>
          <table:table-cell office:value-type="float" office:value="-10221.658476640001" table:formula="of:=[.I41]+[.H40]" table:style-name="ce52">
            <text:p>-10.221,6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49">
            <text:p>SnyF-icra avukatdan <text:s/>-&gt; Nazan</text:p>
          </table:table-cell>
          <table:table-cell office:value-type="float" office:value="8425.4599999999991" table:style-name="ce150">
            <text:p>8.425,46</text:p>
          </table:table-cell>
          <table:table-cell office:value-type="float" office:value="8425.4599999999991" table:formula="of:=IF([.G41]=1;[.$D41];0)" table:style-name="ce78">
            <text:p>8.425,46</text:p>
          </table:table-cell>
          <table:table-cell office:value-type="float" office:value="0" table:formula="of:=IF([.G41]=0;[.D41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983.2184766399998" table:formula="of:=IF([.G41]=1;[.D41]*[.$E$22]*-1;0)" table:style-name="ce78">
            <text:p>-1.983,22</text:p>
          </table:table-cell>
          <table:table-cell office:value-type="float" office:value="-3612.0757566399998" table:formula="of:=[.I42]+[.H41]" table:style-name="ce52">
            <text:p>-3.612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2-06T00:00:00" table:style-name="ce148">
            <text:p>6.02.2023</text:p>
          </table:table-cell>
          <table:table-cell office:value-type="string" table:style-name="ce149">
            <text:p>SnyF-Ocak23 -&gt; Nazan</text:p>
          </table:table-cell>
          <table:table-cell office:value-type="float" office:value="6920" table:style-name="ce150">
            <text:p>6.920,00</text:p>
          </table:table-cell>
          <table:table-cell office:value-type="float" office:value="6920" table:formula="of:=IF([.G42]=1;[.$D42];0)" table:style-name="ce78">
            <text:p>6.920,00</text:p>
          </table:table-cell>
          <table:table-cell office:value-type="float" office:value="0" table:formula="of:=IF([.G42]=0;[.D42]*[.$E$22]*-1;0)" table:style-name="ce138">
            <text:p>0,00</text:p>
          </table:table-cell>
          <table:table-cell office:value-type="float" office:value="1" table:style-name="ce152">
            <text:p>1</text:p>
          </table:table-cell>
          <table:table-cell office:value-type="float" office:value="-1628.8572800000002" table:formula="of:=IF([.G42]=1;[.D42]*[.$E$22]*-1;0)" table:style-name="ce78">
            <text:p>-1.628,86</text:p>
          </table:table-cell>
          <table:table-cell office:value-type="float" office:value="-1628.8572800000002" table:formula="of:=[.I43]+[.H42]" table:style-name="ce52">
            <text:p>-1.628,8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oplam Gelir</text:p>
          </table:table-cell>
          <table:table-cell office:value-type="float" office:value="517256.12000000005" table:formula="of:=SUBTOTAL(109;[.$D$24:.$D$43])" table:style-name="ce52">
            <text:p>517.256,12</text:p>
          </table:table-cell>
          <table:table-cell office:value-type="float" office:value="504256.12000000005" table:formula="of:=SUBTOTAL(109;[.$E$24:.$E$43])" table:style-name="ce52">
            <text:p>504.256,12</text:p>
          </table:table-cell>
          <table:table-cell office:value-type="float" office:value="-3059.9920000000002" table:formula="of:=SUM([.F25:.F42])" table:style-name="ce52">
            <text:p>-3.059,99</text:p>
          </table:table-cell>
          <table:table-cell table:style-name="ce1"/>
          <table:table-cell office:value-type="float" office:value="-118693.82255008002" table:formula="of:=SUBTOTAL(109;[.$H$24:.$H$43])" table:style-name="ce52">
            <text:p>-118.693,82</text:p>
          </table:table-cell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3" table:style-name="ce52"/>
          <table:table-cell table:style-name="ce1"/>
          <table:table-cell table:number-columns-repeated="2" table:style-name="ce8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78">
            <text:p>Toplam</text:p>
          </table:table-cell>
          <table:table-cell office:value-type="string" table:style-name="ce52">
            <text:p>Hacı</text:p>
          </table:table-cell>
          <table:table-cell office:value-type="string" table:style-name="ce52">
            <text:p>Nazan</text:p>
          </table:table-cell>
          <table:table-cell table:style-name="ce1"/>
          <table:table-cell table:number-columns-repeated="2" table:style-name="ce153"/>
          <table:table-cell table:style-name="ce154"/>
          <table:table-cell table:number-columns-repeated="16374"/>
        </table:table-row>
        <table:table-row table:style-name="ro2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155">
            <text:p>100,0000%</text:p>
          </table:table-cell>
          <table:table-cell office:value-type="percentage" office:value="0.76461609620000004" table:formula="of:=1-[.F47]" table:style-name="ce156">
            <text:p>76,4616%</text:p>
          </table:table-cell>
          <table:table-cell office:value-type="percentage" office:value="0.23538390379999999" table:style-name="ce156">
            <text:p>23,5384%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517256.12000000005" table:formula="of:=[.$D$44]*[.D47]" table:style-name="ce76">
            <text:p>517.256,12</text:p>
          </table:table-cell>
          <table:table-cell office:value-type="float" office:value="395502.3552099588" table:formula="of:=[.$D$44]*[.E47]" table:style-name="ce157">
            <text:p>395.502,36</text:p>
          </table:table-cell>
          <table:table-cell office:value-type="float" office:value="121753.76479004126" table:formula="of:=[.$D$44]*[.F47]" table:style-name="ce157">
            <text:p>121.753,76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Gelen</text:p>
          </table:table-cell>
          <table:table-cell office:value-type="float" office:value="504256.326086474" table:formula="of:=[.E49]+[.F49]" table:style-name="ce78">
            <text:p>504.256,33</text:p>
          </table:table-cell>
          <table:table-cell office:value-type="float" office:value="385562.50353639398" table:formula="of:=[.F49]/[.F47]*[.E47]" table:style-name="ce52">
            <text:p>385.562,50</text:p>
          </table:table-cell>
          <table:table-cell office:value-type="float" office:value="118693.82255008002" table:formula="of:=[.$H$44]*-1" table:style-name="ce52">
            <text:p>118.693,82</text:p>
          </table:table-cell>
          <table:table-cell table:style-name="ce1"/>
          <table:table-cell table:style-name="ce158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12999.793913526053" table:formula="of:=[.D48]-[.D49]" table:style-name="ce78">
            <text:p>12.999,79</text:p>
          </table:table-cell>
          <table:table-cell office:value-type="float" office:value="9939.8516735648154" table:formula="of:=[.E48]-[.E49]" table:style-name="ce52">
            <text:p>9.939,85</text:p>
          </table:table-cell>
          <table:table-cell office:value-type="float" office:value="3059.9422399612376" table:formula="of:=[.F48]-[.F49]" table:style-name="ce52">
            <text:p>3.059,94</text:p>
          </table:table-cell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number-columns-repeated="3" table:style-name="ce159"/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number-columns-repeated="6" table:style-name="ce1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style-name="ce61">
            <text:p>toplam</text:p>
          </table:table-cell>
          <table:table-cell office:value-type="string" table:style-name="ce61">
            <text:p>zekat %</text:p>
          </table:table-cell>
          <table:table-cell office:value-type="string" table:style-name="ce61">
            <text:p>zekat</text:p>
          </table:table-cell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NAZAN</text:p>
          </table:table-cell>
          <table:table-cell office:value-type="float" office:value="118693.82255008002" table:formula="of:=[.F49]" table:style-name="ce52">
            <text:p>118.693,82</text:p>
          </table:table-cell>
          <table:table-cell office:value-type="percentage" office:value="2.5000000000000001E-2" table:style-name="ce160">
            <text:p>2,50%</text:p>
          </table:table-cell>
          <table:table-cell office:value-type="float" office:value="2967.3455637520005" table:formula="of:=[.D54]*[.E54]" table:style-name="ce52">
            <text:p>2.967,35</text:p>
          </table:table-cell>
          <table:table-cell table:number-columns-repeated="2" table:style-name="ce1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52">
            <text:p>HACI</text:p>
          </table:table-cell>
          <table:table-cell office:value-type="float" office:value="385562.50353639398" table:formula="of:=[.E49]" table:style-name="ce52">
            <text:p>385.562,50</text:p>
          </table:table-cell>
          <table:table-cell office:value-type="percentage" office:value="2.5000000000000001E-2" table:style-name="ce83">
            <text:p>2,50%</text:p>
          </table:table-cell>
          <table:table-cell office:value-type="float" office:value="9639.0625884098499" table:formula="of:=[.D55]*[.E55]" table:style-name="ce52">
            <text:p>9.639,06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5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12_23" table:style-name="ta3">
        <table:table-column table:style-name="co34" table:default-cell-style-name="ce1"/>
        <table:table-column table:style-name="co38" table:default-cell-style-name="ce1"/>
        <table:table-column table:style-name="co39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39" table:default-cell-style-name="ce1"/>
        <table:table-column table:style-name="co40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ARALIK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2800" table:formula="of:=SUM([.D5:.D35])" table:style-name="ce76">
            <text:p>22.800,00</text:p>
          </table:table-cell>
          <table:table-cell office:value-type="float" office:value="-38101.83" table:formula="of:=SUM([.E5:.E35])" table:style-name="ce76">
            <text:p>-38.101,83</text:p>
          </table:table-cell>
          <table:table-cell office:value-type="float" office:value="8800" table:formula="of:=SUM([.F5:.F35])" table:style-name="ce76">
            <text:p>8.800,00</text:p>
          </table:table-cell>
          <table:table-cell office:value-type="float" office:value="-30568.230000000003" table:formula="of:=SUM([.G5:.G35])" table:style-name="ce76">
            <text:p>-30.568,23</text:p>
          </table:table-cell>
          <table:table-cell office:value-type="float" office:value="-21768.230000000003" table:formula="of:=[.F2]+[.G2]" table:style-name="ce76">
            <text:p>-21.768,2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61">
            <text:p>2240 Turkcell fatur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2">
            <text:p>30.Kas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40" table:style-name="ce1">
            <text:p>-240</text:p>
          </table:table-cell>
          <table:table-cell office:value-type="float" office:value="-392" table:formula="of:=[.H4]+[.F5]+[.G5]" table:style-name="ce52">
            <text:p>-39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2">
            <text:p>30.Kas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55" table:style-name="ce1">
            <text:p>-455</text:p>
          </table:table-cell>
          <table:table-cell office:value-type="float" office:value="-847" table:formula="of:=[.H5]+[.F6]+[.G6]" table:style-name="ce52">
            <text:p>-847,00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2">
            <text:p>4.Ara</text:p>
          </table:table-cell>
          <table:table-cell office:value-type="string" table:style-name="ce79">
            <text:p>TUSDATA 8/30 <text:s text:c="17"/>8*250 = 2000 <text:s text:c="6"/>2023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formula="of:=[.E7]" table:style-name="ce52">
            <text:p>-250,00</text:p>
          </table:table-cell>
          <table:table-cell office:value-type="float" office:value="-1097" table:formula="of:=[.H6]+[.F7]+[.G7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9/30 – 20/30 <text:s text:c="2"/>12*250 = 3000 <text:s text:c="6"/>2024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7]+[.F8]+[.G8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1/30-30/30 <text:s text:c="2"/>10*8845 = 88450 <text:s text:c="3"/>2025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8]+[.F9]+[.G9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9]+[.F10]+[.G10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38.01" table:formula="of:=[.E52]*-1" table:style-name="ce52">
            <text:p>-138,01</text:p>
          </table:table-cell>
          <table:table-cell table:style-name="ce52"/>
          <table:table-cell office:value-type="float" office:value="-138.01" table:formula="of:=[.E11]" table:style-name="ce52">
            <text:p>-138,01</text:p>
          </table:table-cell>
          <table:table-cell office:value-type="float" office:value="-1235.01" table:formula="of:=[.H10]+[.F11]+[.G11]" table:style-name="ce52">
            <text:p>-1.23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628.58" table:formula="of:=[.E58]" table:style-name="ce52">
            <text:p>-4.628,58</text:p>
          </table:table-cell>
          <table:table-cell table:style-name="ce52"/>
          <table:table-cell office:value-type="float" office:value="-4628.58" table:formula="of:=[.E12]" table:style-name="ce52">
            <text:p>-4.628,58</text:p>
          </table:table-cell>
          <table:table-cell office:value-type="float" office:value="-5863.59" table:formula="of:=[.H11]+[.F12]+[.G12]" table:style-name="ce52">
            <text:p>-5.863,59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2">
            <text:p>4.Ara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1990.160000000002" table:formula="of:=[.E81]" table:style-name="ce52">
            <text:p>-11.990,16</text:p>
          </table:table-cell>
          <table:table-cell table:style-name="ce1"/>
          <table:table-cell office:value-type="float" office:value="-11990.160000000002" table:formula="of:=[.E13]" table:style-name="ce52">
            <text:p>-11.990,16</text:p>
          </table:table-cell>
          <table:table-cell office:value-type="float" office:value="-17853.75" table:formula="of:=[.H12]+[.F13]+[.G13]" table:style-name="ce52">
            <text:p>-17.853,75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79">
            <text:p>Kira Adem Özen 7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formula="of:=[.E14]" table:style-name="ce52">
            <text:p>-5.375,00</text:p>
          </table:table-cell>
          <table:table-cell office:value-type="float" office:value="-23228.75" table:formula="of:=[.H13]+[.F14]+[.G14]" table:style-name="ce52">
            <text:p>-23.228,75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79">
            <text:p>Kira Adem Özen 7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formula="of:=[.E15]" table:style-name="ce52">
            <text:p>-2.125,00</text:p>
          </table:table-cell>
          <table:table-cell office:value-type="float" office:value="-25353.75" table:formula="of:=[.H14]+[.F15]+[.G15]" table:style-name="ce52">
            <text:p>-25.353,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7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formula="of:=[.E16]" table:style-name="ce52">
            <text:p>-945,08</text:p>
          </table:table-cell>
          <table:table-cell office:value-type="float" office:value="-26298.83" table:formula="of:=[.H15]+[.F16]+[.G16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240">
            <text:p>-150,00</text:p>
          </table:table-cell>
          <table:table-cell table:style-name="ce78"/>
          <table:table-cell office:value-type="float" office:value="-133.4" table:style-name="ce52">
            <text:p>-133,40</text:p>
          </table:table-cell>
          <table:table-cell office:value-type="float" office:value="-26432.230000000003" table:formula="of:=[.H16]+[.F17]+[.G17]" table:style-name="ce52">
            <text:p>-26.432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240">
            <text:p>-1.000,00</text:p>
          </table:table-cell>
          <table:table-cell table:style-name="ce78"/>
          <table:table-cell office:value-type="float" office:value="-621" table:style-name="ce52">
            <text:p>-621,00</text:p>
          </table:table-cell>
          <table:table-cell office:value-type="float" office:value="-27053.230000000003" table:formula="of:=[.H17]+[.F18]+[.G18]" table:style-name="ce52">
            <text:p>-27.053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240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7053.230000000003" table:formula="of:=[.H18]+[.F19]+[.G19]" table:style-name="ce52">
            <text:p>-27.053,23</text:p>
          </table:table-cell>
          <table:table-cell table:number-columns-repeated="16376"/>
        </table:table-row>
        <table:table-row table:style-name="ro1">
          <table:table-cell office:value-type="date" office:date-value="2023-12-12T00:00:00" table:style-name="ce239">
            <text:p>12.Ara</text:p>
          </table:table-cell>
          <table:table-cell office:value-type="string" table:style-name="ce81">
            <text:p>yasemin</text:p>
          </table:table-cell>
          <table:table-cell table:number-columns-repeated="2" table:style-name="ce81"/>
          <table:table-cell table:number-columns-repeated="2" table:style-name="ce78"/>
          <table:table-cell office:value-type="float" office:value="-3512" table:style-name="ce52">
            <text:p>-3.512,00</text:p>
          </table:table-cell>
          <table:table-cell office:value-type="float" office:value="-30565.230000000003" table:formula="of:=[.H19]+[.F20]+[.G20]" table:style-name="ce52">
            <text:p>-30.565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239">
            <text:p>27.Ara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78">
            <text:p>-3.500,00</text:p>
          </table:table-cell>
          <table:table-cell table:number-columns-repeated="2" table:style-name="ce52"/>
          <table:table-cell office:value-type="float" office:value="-30565.230000000003" table:formula="of:=[.H20]+[.F21]+[.G21]" table:style-name="ce52">
            <text:p>-30.565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239">
            <text:p>27.Ara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78">
            <text:p>-3.500,00</text:p>
          </table:table-cell>
          <table:table-cell table:number-columns-repeated="2" table:style-name="ce52"/>
          <table:table-cell office:value-type="float" office:value="-30565.230000000003" table:formula="of:=[.H21]+[.F22]+[.G22]" table:style-name="ce52">
            <text:p>-30.565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78">
            <text:p>-3.500,00</text:p>
          </table:table-cell>
          <table:table-cell table:number-columns-repeated="2" table:style-name="ce52"/>
          <table:table-cell office:value-type="float" office:value="-30565.230000000003" table:formula="of:=[.H22]+[.F23]+[.G23]" table:style-name="ce52">
            <text:p>-30.565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lektrik 8758480300 bahçe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155" table:style-name="ce52">
            <text:p>-155,00</text:p>
          </table:table-cell>
          <table:table-cell office:value-type="float" office:value="-30720.230000000003" table:formula="of:=[.H23]+[.F24]+[.G24]" table:style-name="ce52">
            <text:p>-30.720,2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30720.230000000003" table:formula="of:=[.H24]+[.F25]+[.G25]" table:style-name="ce52">
            <text:p>-30.720,2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30720.230000000003" table:formula="of:=[.H25]+[.F26]+[.G26]" table:style-name="ce52">
            <text:p>-30.720,2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30720.230000000003" table:formula="of:=[.H26]+[.F27]+[.G27]" table:style-name="ce52">
            <text:p>-30.720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-30720.230000000003" table:formula="of:=[.H27]+[.F28]+[.G28]" table:style-name="ce52">
            <text:p>-30.720,23</text:p>
          </table:table-cell>
          <table:table-cell table:number-columns-repeated="16376"/>
        </table:table-row>
        <table:table-row table:style-name="ro1">
          <table:table-cell office:value-type="date" office:date-value="2023-12-15T00:00:00" table:style-name="ce2">
            <text:p>15.Ara</text:p>
          </table:table-cell>
          <table:table-cell office:value-type="string" table:style-name="ce1">
            <text:p>Tuzgümrüğü kira nakit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27920.230000000003" table:formula="of:=[.H28]+[.F29]+[.G29]" table:style-name="ce52">
            <text:p>-27.920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-27920.230000000003" table:formula="of:=[.H29]+[.F30]+[.G30]" table:style-name="ce52">
            <text:p>-27.920,23</text:p>
          </table:table-cell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1"/>
          <table:table-cell table:style-name="ce77"/>
          <table:table-cell table:number-columns-repeated="3" table:style-name="ce1"/>
          <table:table-cell office:value-type="float" office:value="-27920.230000000003" table:formula="of:=[.H30]+[.F31]+[.G31]" table:style-name="ce52">
            <text:p>-27.920,23</text:p>
          </table:table-cell>
          <table:table-cell table:number-columns-repeated="16376"/>
        </table:table-row>
        <table:table-row table:style-name="ro1">
          <table:table-cell office:value-type="date" office:date-value="2023-12-31T00:00:00" table:style-name="ce96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77">
            <text:p>₺6.000,00</text:p>
          </table:table-cell>
          <table:table-cell table:style-name="ce1"/>
          <table:table-cell table:number-columns-repeated="2" table:style-name="ce52"/>
          <table:table-cell office:value-type="float" office:value="-27920.230000000003" table:formula="of:=[.H31]+[.F32]+[.G32]" table:style-name="ce52">
            <text:p>-27.920,23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96">
            <text:p>6.12.2023</text:p>
          </table:table-cell>
          <table:table-cell office:value-type="string" table:style-name="ce1">
            <text:p>Kira snyE senet 3/5 19- 6 = 13000 kalan 30/11/2023 umutun hesabına</text:p>
          </table:table-cell>
          <table:table-cell table:style-name="ce1"/>
          <table:table-cell table:style-name="ce77"/>
          <table:table-cell table:style-name="ce1"/>
          <table:table-cell office:value-type="float" office:value="6000" table:style-name="ce52">
            <text:p>6.000,00</text:p>
          </table:table-cell>
          <table:table-cell table:style-name="ce52"/>
          <table:table-cell office:value-type="float" office:value="-21920.230000000003" table:formula="of:=[.H32]+[.F33]+[.G33]" table:style-name="ce52">
            <text:p>-21.920,23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1920.230000000003" table:formula="of:=[.H33]+[.F34]+[.G34]" table:style-name="ce52">
            <text:p>-21.920,23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1920.230000000003" table:formula="of:=[.H34]+[.F35]+[.G35]" table:style-name="ce52">
            <text:p>-21.920,23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4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number-columns-repeated="2"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2"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165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5357.51" table:formula="of:=SUM([.D47:.D54])" table:style-name="ce92">
            <text:p>5.357,51</text:p>
          </table:table-cell>
          <table:table-cell office:value-type="float" office:value="5360.01" table:formula="of:=SUM([.E47:.E53])" table:style-name="ce92">
            <text:p>5.360,01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office:value-type="string" table:style-name="ce1">
            <text:p>nakit</text:p>
          </table:table-cell>
          <table:table-cell office:value-type="float" office:value="947.93" table:style-name="ce1">
            <text:p>947,93</text:p>
          </table:table-cell>
          <table:table-cell office:value-type="float" office:value="950" table:style-name="ce52">
            <text:p>95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office:value-type="string" table:style-name="ce1">
            <text:p>banka</text:p>
          </table:table-cell>
          <table:table-cell office:value-type="float" office:value="1830.06" table:style-name="ce1">
            <text:p>1830,06</text:p>
          </table:table-cell>
          <table:table-cell office:value-type="float" office:value="1830" table:style-name="ce52">
            <text:p>1.83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office:value-type="string" table:style-name="ce1">
            <text:p>banka</text:p>
          </table:table-cell>
          <table:table-cell office:value-type="float" office:value="209.55" table:style-name="ce1">
            <text:p>209,55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office:value-type="string" table:style-name="ce1">
            <text:p>banka umut</text:p>
          </table:table-cell>
          <table:table-cell office:value-type="float" office:value="1732.62" table:style-name="ce1">
            <text:p>1732,62</text:p>
          </table:table-cell>
          <table:table-cell office:value-type="float" office:value="1732" table:style-name="ce1">
            <text:p>173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office:value-type="string" table:style-name="ce1">
            <text:p>banka</text:p>
          </table:table-cell>
          <table:table-cell office:value-type="float" office:value="499.34" table:style-name="ce1">
            <text:p>499,34</text:p>
          </table:table-cell>
          <table:table-cell office:value-type="float" office:value="500" table:style-name="ce1">
            <text:p>5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38.01" table:style-name="ce81">
            <text:p>138,01</text:p>
          </table:table-cell>
          <table:table-cell office:value-type="float" office:value="138.01" table:style-name="ce1">
            <text:p>138,0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628.58" table:formula="of:=SUM([.E59:.E78])" table:style-name="ce166">
            <text:p>-4.628,58</text:p>
          </table:table-cell>
          <table:table-cell office:value-type="float" office:value="0" table:formula="of:=SUM([.F59:.F78])" table:style-name="ce68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9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7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96">
            <text:p>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6 – 6</text:p>
          </table:table-cell>
          <table:table-cell office:value-type="float" office:value="-666.65" table:style-name="ce78">
            <text:p>-666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3 – 9</text:p>
          </table:table-cell>
          <table:table-cell office:value-type="float" office:value="-849.81" table:style-name="ce78">
            <text:p>-849,8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3 – 6</text:p>
          </table:table-cell>
          <table:table-cell office:value-type="float" office:value="-1854.67" table:style-name="ce78">
            <text:p>-1.854,67</text:p>
          </table:table-cell>
          <table:table-cell table:number-columns-repeated="3" table:style-name="ce52"/>
          <table:table-cell table:number-columns-repeated="16376"/>
        </table:table-row>
        <table:table-row table:style-name="ro4">
          <table:table-cell table:style-name="ce70"/>
          <table:table-cell table:number-columns-repeated="2" table:style-name="ce81"/>
          <table:table-cell office:value-type="string" table:style-name="ce167">
            <text:p>HESAP KESİM</text:p>
          </table:table-cell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7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3" table:style-name="ro1">
          <table:table-cell table:number-columns-repeated="4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1990.160000000002" table:formula="of:=SUM([.E82:.E107])" table:style-name="ce92">
            <text:p>-11.990,16</text:p>
          </table:table-cell>
          <table:table-cell office:value-type="float" office:value="0" table:formula="of:=SUM([.F82:.F90])" table:style-name="ce68">
            <text:p>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0-18T00:00:00" table:style-name="ce70">
            <text:p>18.10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3 <text:s/>– 6</text:p>
          </table:table-cell>
          <table:table-cell office:value-type="float" office:value="-3974.44" table:style-name="ce78">
            <text:p>-3.974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78">
            <text:p>-6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78">
            <text:p>-1.046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5T00:00:00" table:style-name="ce2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53">
            <text:p>150</text:p>
          </table:table-cell>
          <table:table-cell office:value-type="float" office:value="-150" table:style-name="ce78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53">
            <text:p>100</text:p>
          </table:table-cell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78">
            <text:p>-7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2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2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78">
            <text:p>-95,4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3T00:00:00" table:style-name="ce2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4T00:00:00" table:style-name="ce2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78">
            <text:p>-32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78">
            <text:p>-5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78">
            <text:p>-180,00</text:p>
          </table:table-cell>
          <table:table-cell table:number-columns-repeated="16379"/>
        </table:table-row>
        <table:table-row table:style-name="ro1">
          <table:table-cell office:value-type="date" office:date-value="2023-11-08T00:00:00" table:style-name="ce2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9T00:00:00" table:style-name="ce2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0T00:00:00" table:style-name="ce2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11T00:00:00" table:style-name="ce2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4T00:00:00" table:style-name="ce2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78">
            <text:p>-1.144,11</text:p>
          </table:table-cell>
          <table:table-cell table:number-columns-repeated="16379"/>
        </table:table-row>
        <table:table-row table:style-name="ro1">
          <table:table-cell office:value-type="date" office:date-value="2023-11-15T00:00:00" table:style-name="ce2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78">
            <text:p>-373,92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2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7:.D108])" table:style-name="ce1">
            <text:p>2945,49</text:p>
          </table:table-cell>
          <table:table-cell table:style-name="ce78"/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16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16379"/>
        </table:table-row>
        <table:table-row table:number-rows-repeated="1048465" table:style-name="ro1">
          <table:table-cell table:number-columns-repeated="16384"/>
        </table:table-row>
      </table:table>
      <table:table table:name="11_23" table:style-name="ta5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39" table:default-cell-style-name="ce1"/>
        <table:table-column table:style-name="co45" table:default-cell-style-name="ce1"/>
        <table:table-column table:style-name="co46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KASIM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62800" table:formula="of:=SUM([.D5:.D36])" table:style-name="ce76">
            <text:p>262.800,00</text:p>
          </table:table-cell>
          <table:table-cell office:value-type="float" office:value="-98843.11" table:formula="of:=SUM([.E4:.E27])" table:style-name="ce76">
            <text:p>-98.843,11</text:p>
          </table:table-cell>
          <table:table-cell office:value-type="float" office:value="177687.06" table:formula="of:=SUM([.F5:.F37])" table:style-name="ce76">
            <text:p>177.687,06</text:p>
          </table:table-cell>
          <table:table-cell office:value-type="float" office:value="-242504.11" table:formula="of:=SUM([.G4:.G37])" table:style-name="ce76">
            <text:p>-242.504,11</text:p>
          </table:table-cell>
          <table:table-cell office:value-type="float" office:value="-64817.049999999988" table:formula="of:=[.F2]+[.G2]" table:style-name="ce76">
            <text:p>-64.817,0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161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77" table:style-name="ce52">
            <text:p>-277,00</text:p>
          </table:table-cell>
          <table:table-cell office:value-type="float" office:value="-429" table:formula="of:=[.H4]+[.F5]+[.G5]" table:style-name="ce52">
            <text:p>-429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12" table:style-name="ce52">
            <text:p>-512,00</text:p>
          </table:table-cell>
          <table:table-cell office:value-type="float" office:value="-941" table:formula="of:=[.H5]+[.F6]+[.G6]" table:style-name="ce52">
            <text:p>-941,00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79">
            <text:p>TUSDATA 7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191" table:formula="of:=[.H6]+[.F7]+[.G7]" table:style-name="ce52">
            <text:p>-1.19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51.54" table:formula="of:=[.E49]*-1" table:style-name="ce52">
            <text:p>-51,54</text:p>
          </table:table-cell>
          <table:table-cell table:style-name="ce52"/>
          <table:table-cell office:value-type="float" office:value="-51.54" table:formula="of:=[.E8]" table:style-name="ce52">
            <text:p>-51,54</text:p>
          </table:table-cell>
          <table:table-cell office:value-type="float" office:value="-1242.54" table:formula="of:=[.H7]+[.F8]+[.G8]" table:style-name="ce52">
            <text:p>-1.24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698.99" table:formula="of:=[.E55]" table:style-name="ce52">
            <text:p>-5.698,99</text:p>
          </table:table-cell>
          <table:table-cell table:style-name="ce52"/>
          <table:table-cell office:value-type="float" office:value="-5698.99" table:formula="of:=[.E9]" table:style-name="ce52">
            <text:p>-5.698,99</text:p>
          </table:table-cell>
          <table:table-cell office:value-type="float" office:value="-6941.53" table:formula="of:=[.H8]+[.F9]+[.G9]" table:style-name="ce52">
            <text:p>-6.941,53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71595.5" table:formula="of:=[.E71]" table:style-name="ce52">
            <text:p>-71.595,50</text:p>
          </table:table-cell>
          <table:table-cell table:style-name="ce1"/>
          <table:table-cell office:value-type="float" office:value="-71595.5" table:formula="of:=[.E10]" table:style-name="ce52">
            <text:p>-71.595,50</text:p>
          </table:table-cell>
          <table:table-cell office:value-type="float" office:value="-78537.03" table:formula="of:=[.H9]+[.F10]+[.G10]" table:style-name="ce52">
            <text:p>-78.537,0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6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83912.03" table:formula="of:=[.H10]+[.F11]+[.G11]" table:style-name="ce52">
            <text:p>-83.912,0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6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86037.03" table:formula="of:=[.H11]+[.F12]+[.G12]" table:style-name="ce52">
            <text:p>-86.037,03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79">
            <text:p>Aidat Marmara Royal Site 6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86982.11" table:formula="of:=[.H12]+[.F13]+[.G13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3]+[.F14]+[.G14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4]+[.F15]+[.G15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5]+[.F16]+[.G16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1" table:style-name="ce52">
            <text:p>-3.511,00</text:p>
          </table:table-cell>
          <table:table-cell office:value-type="float" office:value="-90493.11" table:formula="of:=[.H16]+[.F17]+[.G17]" table:style-name="ce52">
            <text:p>-90.493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1" table:style-name="ce52">
            <text:p>-3.511,00</text:p>
          </table:table-cell>
          <table:table-cell office:value-type="float" office:value="-94004.11" table:formula="of:=[.H17]+[.F18]+[.G18]" table:style-name="ce52">
            <text:p>-94.004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97504.11" table:formula="of:=[.H18]+[.F19]+[.G19]" table:style-name="ce52">
            <text:p>-97.504,11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2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78"/>
          <table:table-cell office:value-type="float" office:value="15887.06" table:style-name="ce52">
            <text:p>15.887,06</text:p>
          </table:table-cell>
          <table:table-cell table:style-name="ce52"/>
          <table:table-cell office:value-type="float" office:value="-81617.05" table:formula="of:=[.H19]+[.F20]+[.G20]" table:style-name="ce52">
            <text:p>-81.6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74117.05" table:formula="of:=[.H20]+[.F21]+[.G21]" table:style-name="ce52">
            <text:p>-74.117,05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71317.05" table:formula="of:=[.H21]+[.F22]+[.G22]" table:style-name="ce52">
            <text:p>-71.3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64817.05" table:formula="of:=[.H22]+[.F23]+[.G23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70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84"/>
          <table:table-cell table:number-columns-repeated="2" table:style-name="ce1"/>
          <table:table-cell table:style-name="ce52"/>
          <table:table-cell office:value-type="float" office:value="-64817.05" table:formula="of:=[.H23]+[.F24]+[.G24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70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84">
            <text:p>₺240.000,00</text:p>
          </table:table-cell>
          <table:table-cell table:style-name="ce1"/>
          <table:table-cell office:value-type="float" office:value="135000" table:style-name="ce52">
            <text:p>135.000,00</text:p>
          </table:table-cell>
          <table:table-cell table:style-name="ce52"/>
          <table:table-cell office:value-type="float" office:value="70182.95" table:formula="of:=[.H24]+[.F25]+[.G25]" table:style-name="ce52">
            <text:p>70.182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84"/>
          <table:table-cell table:style-name="ce1"/>
          <table:table-cell table:style-name="ce52"/>
          <table:table-cell office:value-type="float" office:value="-135000" table:style-name="ce52">
            <text:p>-135.000,00</text:p>
          </table:table-cell>
          <table:table-cell office:value-type="float" office:value="-64817.05" table:formula="of:=[.H25]+[.F26]+[.G26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70">
            <text:p>06.12.2023</text:p>
          </table:table-cell>
          <table:table-cell office:value-type="string" table:style-name="ce1">
            <text:p>Kira snyE senet 3/5 19- 6 = 13000 kalan 30/11/2023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number-columns-repeated="2" table:style-name="ce1"/>
          <table:table-cell table:style-name="ce52"/>
          <table:table-cell office:value-type="float" office:value="-64817.05" table:formula="of:=[.H26]+[.F27]+[.G27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table:style-name="ce84"/>
          <table:table-cell table:style-name="ce1"/>
          <table:table-cell office:value-type="float" office:value="10000" table:style-name="ce52">
            <text:p>10.000,00</text:p>
          </table:table-cell>
          <table:table-cell table:style-name="ce1"/>
          <table:table-cell office:value-type="float" office:value="-54817.05" table:formula="of:=[.H27]+[.F28]+[.G28]" table:style-name="ce52">
            <text:p>-5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umuta snyG bankadan</text:p>
          </table:table-cell>
          <table:table-cell table:style-name="ce1"/>
          <table:table-cell table:style-name="ce84"/>
          <table:table-cell table:style-name="ce1"/>
          <table:table-cell table:style-name="ce52"/>
          <table:table-cell office:value-type="float" office:value="-10000" table:style-name="ce52">
            <text:p>-10.000,00</text:p>
          </table:table-cell>
          <table:table-cell office:value-type="float" office:value="-64817.05" table:formula="of:=[.H28]+[.F29]+[.G29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snyH Emlak vergileri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204.5" table:style-name="ce52">
            <text:p>-1.204,50</text:p>
          </table:table-cell>
          <table:table-cell table:number-columns-repeated="2" table:style-name="ce1"/>
          <table:table-cell office:value-type="float" office:value="-64817.05" table:formula="of:=[.H29]+[.F30]+[.G30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48.6" table:style-name="ce52">
            <text:p>-148,60</text:p>
          </table:table-cell>
          <table:table-cell table:number-columns-repeated="2" table:style-name="ce1"/>
          <table:table-cell office:value-type="float" office:value="-64817.05" table:formula="of:=[.H30]+[.F31]+[.G31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244.8" table:style-name="ce52">
            <text:p>-244,80</text:p>
          </table:table-cell>
          <table:table-cell table:number-columns-repeated="2" table:style-name="ce1"/>
          <table:table-cell office:value-type="float" office:value="-64817.05" table:formula="of:=[.H31]+[.F32]+[.G32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hmb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532.6" table:style-name="ce52">
            <text:p>-532,60</text:p>
          </table:table-cell>
          <table:table-cell table:number-columns-repeated="2" table:style-name="ce52"/>
          <table:table-cell office:value-type="float" office:value="-64817.05" table:formula="of:=[.H32]+[.F33]+[.G33]" table:style-name="ce52">
            <text:p>-64.817,05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906.8500000000004" table:formula="of:=SUM([.D44:.D51])" table:style-name="ce92">
            <text:p>3.906,85</text:p>
          </table:table-cell>
          <table:table-cell office:value-type="float" office:value="3907.8" table:formula="of:=SUM([.E44:.E51])" table:style-name="ce92">
            <text:p>3.907,8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52">
            <text:p>63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52">
            <text:p>1.54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74">
            <text:p>379,26</text:p>
          </table:table-cell>
          <table:table-cell office:value-type="float" office:value="379.26" table:style-name="ce1">
            <text:p>379,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51.54" table:style-name="ce81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698.99" table:formula="of:=SUM([.E56:.E68])" table:style-name="ce68">
            <text:p>-5698,99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8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6 – 6</text:p>
          </table:table-cell>
          <table:table-cell office:value-type="float" office:value="-549.85" table:style-name="ce78">
            <text:p>-549,8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6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6 – 6</text:p>
          </table:table-cell>
          <table:table-cell office:value-type="float" office:value="-520.54" table:style-name="ce78">
            <text:p>-520,5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5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2 – 9</text:p>
          </table:table-cell>
          <table:table-cell office:value-type="float" office:value="-849.81" table:style-name="ce78">
            <text:p>-849,8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2 – 6</text:p>
          </table:table-cell>
          <table:table-cell office:value-type="float" office:value="-1854.67" table:style-name="ce78">
            <text:p>-1.854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05T00:00:00" table:style-name="ce70">
            <text:p>05.10.2023</text:p>
          </table:table-cell>
          <table:table-cell office:value-type="string" table:style-name="ce81">
            <text:p>ödeme</text:p>
          </table:table-cell>
          <table:table-cell office:value-type="float" office:value="-6481.59" table:style-name="ce81">
            <text:p>-6481,5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4">
          <table:table-cell table:style-name="ce70"/>
          <table:table-cell table:number-columns-repeated="2" table:style-name="ce1"/>
          <table:table-cell office:value-type="string" table:style-name="ce167">
            <text:p>HESAP KESİM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71595.5" table:formula="of:=SUM([.E72:.E104])" table:style-name="ce68">
            <text:p>-71595,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78">
            <text:p>-190,1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3 - 3</text:p>
          </table:table-cell>
          <table:table-cell office:value-type="float" office:value="-181.84" table:style-name="ce78">
            <text:p>-181,8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8T00:00:00" table:style-name="ce70">
            <text:p>18.10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9"/>2 – 6</text:p>
          </table:table-cell>
          <table:table-cell office:value-type="float" office:value="-3974.44" table:style-name="ce78">
            <text:p>-3.974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25T00:00:00" table:style-name="ce70">
            <text:p>25.09.2023</text:p>
          </table:table-cell>
          <table:table-cell office:value-type="string" table:style-name="ce81">
            <text:p>yasemin okul</text:p>
          </table:table-cell>
          <table:table-cell table:number-columns-repeated="2" table:style-name="ce81"/>
          <table:table-cell office:value-type="float" office:value="-59483.25" table:style-name="ce78">
            <text:p>-59.48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78">
            <text:p>-6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29T00:00:00" table:style-name="ce2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78">
            <text:p>-1.180,00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05T00:00:00" table:style-name="ce2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78">
            <text:p>-71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25T00:00:00" table:style-name="ce2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3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78">
            <text:p>-245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2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2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78">
            <text:p>-33,65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78"/>
          <table:table-cell table:number-columns-repeated="16379"/>
        </table:table-row>
        <table:table-row table:style-name="ro1">
          <table:table-cell office:value-type="date" office:date-value="2023-10-03T00:00:00" table:style-name="ce2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5T00:00:00" table:style-name="ce2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78">
            <text:p>-300,00</text:p>
          </table:table-cell>
          <table:table-cell table:number-columns-repeated="16379"/>
        </table:table-row>
        <table:table-row table:style-name="ro1">
          <table:table-cell office:value-type="date" office:date-value="2023-10-06T00:00:00" table:style-name="ce2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2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2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78">
            <text:p>-107,32</text:p>
          </table:table-cell>
          <table:table-cell table:number-columns-repeated="16379"/>
        </table:table-row>
        <table:table-row table:style-name="ro1">
          <table:table-cell office:value-type="date" office:date-value="2023-10-11T00:00:00" table:style-name="ce2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16T00:00:00" table:style-name="ce2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7T00:00:00" table:style-name="ce2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8T00:00:00" table:style-name="ce2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9T00:00:00" table:style-name="ce2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2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2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78">
            <text:p>-93,36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2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2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78">
            <text:p>-80,00</text:p>
          </table:table-cell>
          <table:table-cell table:number-columns-repeated="16379"/>
        </table:table-row>
        <table:table-row table:style-name="ro1">
          <table:table-cell office:value-type="date" office:date-value="2023-10-22T00:00:00" table:style-name="ce2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78">
            <text:p>-5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16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78">
            <text:p>3.707,0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78">
            <text:p>54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247.01" table:formula="of:=SUM([.E107:.E108])" table:style-name="ce52">
            <text:p>4.247,01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69">
            <text:p>KASIM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709393.08499999996" table:formula="of:=SUM([.E114:.E124])" table:style-name="ce68">
            <text:p>709393,08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4]" table:style-name="ce96">
            <text:p>30.11.2023</text:p>
          </table:table-cell>
          <table:table-cell office:value-type="string" table:style-name="ce1">
            <text:p>Umut <text:s/>snyG 10000 snyCD 135000 Bankadan</text:p>
          </table:table-cell>
          <table:table-cell office:value-type="float" office:value="145000" table:style-name="ce51">
            <text:p>145.000,00</text:p>
          </table:table-cell>
          <table:table-cell table:style-name="ce51"/>
          <table:table-cell office:value-type="float" office:value="218088" table:style-name="ce62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5]" table:style-name="ce96">
            <text:p>30.11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37657.35" table:style-name="ce62">
            <text:p>37.657,3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6]" table:style-name="ce96">
            <text:p>30.11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4.31" table:style-name="ce62">
            <text:p>64,31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iş ytrm</text:p>
          </table:table-cell>
          <table:table-cell table:number-columns-repeated="2" table:style-name="ce51"/>
          <table:table-cell office:value-type="float" office:value="3242.78" table:style-name="ce62">
            <text:p>3.242,78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denizbank</text:p>
          </table:table-cell>
          <table:table-cell table:number-columns-repeated="2" table:style-name="ce51"/>
          <table:table-cell office:value-type="float" office:value="1000" table:style-name="ce62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7]" table:style-name="ce96">
            <text:p>30.11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851.05" table:style-name="ce51">
            <text:p>1.851,05</text:p>
          </table:table-cell>
          <table:table-cell office:value-type="float" office:value="161" table:style-name="ce51">
            <text:p>161,00</text:p>
          </table:table-cell>
          <table:table-cell office:value-type="float" office:value="298019.05" table:formula="of:=[.D120]*[.C120]" table:style-name="ce62">
            <text:p>298.019,0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0]" table:style-name="ce96">
            <text:p>30.11.2023</text:p>
          </table:table-cell>
          <table:table-cell office:value-type="string" table:style-name="ce1">
            <text:p>usd iş satış-alış <text:s text:c="31"/>30,1333</text:p>
          </table:table-cell>
          <table:table-cell office:value-type="float" office:value="28.198699999999999" table:style-name="ce170">
            <text:p>28,199</text:p>
          </table:table-cell>
          <table:table-cell office:value-type="float" office:value="850" table:style-name="ce51">
            <text:p>850,00</text:p>
          </table:table-cell>
          <table:table-cell office:value-type="float" office:value="23968.895" table:formula="of:=[.D121]*[.C121]" table:style-name="ce62">
            <text:p>23.968,9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1]" table:style-name="ce96">
            <text:p>30.11.2023</text:p>
          </table:table-cell>
          <table:table-cell office:value-type="string" table:style-name="ce1">
            <text:p>eur iş alış <text:s text:c="38"/>33,1557</text:p>
          </table:table-cell>
          <table:table-cell office:value-type="float" office:value="31.027000000000001" table:style-name="ce170">
            <text:p>31,027</text:p>
          </table:table-cell>
          <table:table-cell office:value-type="float" office:value="100" table:style-name="ce51">
            <text:p>100,00</text:p>
          </table:table-cell>
          <table:table-cell office:value-type="float" office:value="3102.7000000000003" table:formula="of:=[.D122]*[.C122]" table:style-name="ce62">
            <text:p>3.102,7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2]" table:style-name="ce96">
            <text:p>30.11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0000" table:style-name="ce62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3]" table:style-name="ce96">
            <text:p>30.11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250" table:style-name="ce62">
            <text:p>2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KASIM" table:formula="of:=[.A113]" table:style-name="ce74">
            <text:p>KASIM</text:p>
          </table:table-cell>
          <table:table-cell office:value-type="string" table:style-name="ce61">
            <text:p><text:s/>Bakiye</text:p>
          </table:table-cell>
          <table:table-cell office:value-type="float" office:value="-64817.05" table:formula="of:=[.H33]" table:style-name="ce78">
            <text:p>-64.817,0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709393.08499999996" table:formula="of:=SUM([.E114:.E124])" table:style-name="ce171">
            <text:p>709.393,09</text:p>
          </table:table-cell>
          <table:table-cell table:number-columns-repeated="16379"/>
        </table:table-row>
        <table:table-row table:number-rows-repeated="1048449" table:style-name="ro1">
          <table:table-cell table:number-columns-repeated="16384"/>
        </table:table-row>
      </table:table>
      <table:table table:name="10_23" table:style-name="ta5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26" table:default-cell-style-name="ce1"/>
        <table:table-column table:style-name="co10" table:default-cell-style-name="ce1"/>
        <table:table-column table:style-name="co24" table:default-cell-style-name="ce1"/>
        <table:table-column table:style-name="co46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<text:s/>EKİM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2800" table:formula="of:=SUM([.D4:.D32])" table:style-name="ce76">
            <text:p>32.800,00</text:p>
          </table:table-cell>
          <table:table-cell office:value-type="float" office:value="-44478.170000000006" table:formula="of:=SUM([.E4:.E32])" table:style-name="ce76">
            <text:p>-44.478,17</text:p>
          </table:table-cell>
          <table:table-cell office:value-type="float" office:value="23200" table:formula="of:=SUM([.F4:.F32])" table:style-name="ce76">
            <text:p>23.200,00</text:p>
          </table:table-cell>
          <table:table-cell office:value-type="float" office:value="-43968.17" table:formula="of:=SUM([.G4:.G32])" table:style-name="ce76">
            <text:p>-43.968,17</text:p>
          </table:table-cell>
          <table:table-cell office:value-type="float" office:value="-20768.169999999998" table:formula="of:=[.F2]+[.G2]" table:style-name="ce76">
            <text:p>-20.768,1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27" table:style-name="ce52">
            <text:p>-327,00</text:p>
          </table:table-cell>
          <table:table-cell office:value-type="float" office:value="-327" table:formula="of:=[.H3]+[.F4]+[.G4]" table:style-name="ce52">
            <text:p>-327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93" table:style-name="ce52">
            <text:p>-593,00</text:p>
          </table:table-cell>
          <table:table-cell office:value-type="float" office:value="-920" table:formula="of:=[.H4]+[.F5]+[.G5]" table:style-name="ce52">
            <text:p>-920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2240 Turkcell İLK FATURA</text:p>
          </table:table-cell>
          <table:table-cell table:number-columns-repeated="2" table:style-name="ce79"/>
          <table:table-cell office:value-type="float" office:value="-137.19999999999999" table:style-name="ce52">
            <text:p>-137,20</text:p>
          </table:table-cell>
          <table:table-cell table:style-name="ce1"/>
          <table:table-cell office:value-type="float" office:value="-137.19999999999999" table:style-name="ce52">
            <text:p>-137,20</text:p>
          </table:table-cell>
          <table:table-cell office:value-type="float" office:value="-1057.2" table:formula="of:=[.H5]+[.F6]+[.G6]" table:style-name="ce52">
            <text:p>-1.05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AOF</text:p>
          </table:table-cell>
          <table:table-cell table:number-columns-repeated="2" table:style-name="ce79"/>
          <table:table-cell office:value-type="float" office:value="-1180" table:style-name="ce52">
            <text:p>-1.180,00</text:p>
          </table:table-cell>
          <table:table-cell table:style-name="ce1"/>
          <table:table-cell office:value-type="float" office:value="-1180" table:style-name="ce52">
            <text:p>-1.180,00</text:p>
          </table:table-cell>
          <table:table-cell office:value-type="float" office:value="-2237.1999999999998" table:formula="of:=[.H6]+[.F7]+[.G7]" table:style-name="ce52">
            <text:p>-2.23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TUSDATA 6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2487.1999999999998" table:formula="of:=[.H7]+[.F8]+[.G8]" table:style-name="ce52">
            <text:p>-2.487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33.729999999999997" table:formula="of:=[.D45]*-1" table:style-name="ce52">
            <text:p>-33,73</text:p>
          </table:table-cell>
          <table:table-cell table:style-name="ce52"/>
          <table:table-cell office:value-type="float" office:value="-33.729999999999997" table:formula="of:=[.E9]" table:style-name="ce52">
            <text:p>-33,73</text:p>
          </table:table-cell>
          <table:table-cell office:value-type="float" office:value="-2520.9299999999998" table:formula="of:=[.H8]+[.F9]+[.G9]" table:style-name="ce52">
            <text:p>-2.520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52">
            <text:p>-6.481,61</text:p>
          </table:table-cell>
          <table:table-cell table:style-name="ce52"/>
          <table:table-cell office:value-type="float" office:value="-6481.61" table:style-name="ce52">
            <text:p>-6.481,61</text:p>
          </table:table-cell>
          <table:table-cell office:value-type="float" office:value="-9002.5399999999991" table:formula="of:=[.H9]+[.F10]+[.G10]" table:style-name="ce52">
            <text:p>-9.00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52">
            <text:p>-16.000,55</text:p>
          </table:table-cell>
          <table:table-cell table:style-name="ce1"/>
          <table:table-cell office:value-type="float" office:value="-16000.55" table:style-name="ce52">
            <text:p>-16.000,55</text:p>
          </table:table-cell>
          <table:table-cell office:value-type="float" office:value="-25003.089999999997" table:formula="of:=[.H10]+[.F11]+[.G11]" table:style-name="ce52">
            <text:p>-25.003,09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96">
            <text:p>7.01.2023</text:p>
          </table:table-cell>
          <table:table-cell office:value-type="string" table:style-name="ce79">
            <text:p>Kira Adem Özen<text:s/><text:span text:style-name="T2">5</text:span>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30378.089999999997" table:formula="of:=[.H11]+[.F12]+[.G12]" table:style-name="ce52">
            <text:p>-30.378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Kira Adem Özen 5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32503.089999999997" table:formula="of:=[.H12]+[.F13]+[.G13]" table:style-name="ce52">
            <text:p>-32.503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5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33448.17" table:formula="of:=[.H13]+[.F14]+[.G14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33448.17" table:formula="of:=[.H14]+[.F15]+[.G15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33448.17" table:formula="of:=[.H15]+[.F16]+[.G16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33448.17" table:formula="of:=[.H16]+[.F17]+[.G17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0" table:style-name="ce52">
            <text:p>-3.510,00</text:p>
          </table:table-cell>
          <table:table-cell office:value-type="float" office:value="-36958.17" table:formula="of:=[.H17]+[.F18]+[.G18]" table:style-name="ce52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36958.17" table:formula="of:=[.H18]+[.F19]+[.G19]" table:style-name="ce52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0" table:style-name="ce52">
            <text:p>-3.510,00</text:p>
          </table:table-cell>
          <table:table-cell office:value-type="float" office:value="-40468.17" table:formula="of:=[.H19]+[.F20]+[.G20]" table:style-name="ce52">
            <text:p>-40.4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43968.17" table:formula="of:=[.H20]+[.F21]+[.G21]" table:style-name="ce52">
            <text:p>-43.968,1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43968.17" table:formula="of:=[.H21]+[.F22]+[.G22]" table:style-name="ce52">
            <text:p>-43.9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36468.17" table:formula="of:=[.H22]+[.F23]+[.G23]" table:style-name="ce52">
            <text:p>-36.468,17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96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33668.17" table:formula="of:=[.H23]+[.F24]+[.G24]" table:style-name="ce52">
            <text:p>-33.6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27168.17" table:formula="of:=[.H24]+[.F25]+[.G25]" table:style-name="ce52">
            <text:p>-27.168,17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96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52">
            <text:p>6.000,00</text:p>
          </table:table-cell>
          <table:table-cell table:style-name="ce1"/>
          <table:table-cell office:value-type="float" office:value="-21168.17" table:formula="of:=[.H25]+[.F26]+[.G26]" table:style-name="ce52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30T00:00:00" table:style-name="ce96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84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-21168.17" table:formula="of:=[.H26]+[.F27]+[.G27]" table:style-name="ce52">
            <text:p>-21.168,17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1">
            <text:p>snyG 07-11 de çıkacağını belirterek 10000 TL ödemeyi yapmadı - 28-11 de ödendi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1168.17" table:formula="of:=[.H27]+[.F28]+[.G28]" table:style-name="ce52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28T00:00:00" table:style-name="ce96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77"/>
          <table:table-cell table:style-name="ce1"/>
          <table:table-cell office:value-type="float" office:value="400" table:style-name="ce52">
            <text:p>400,00</text:p>
          </table:table-cell>
          <table:table-cell table:style-name="ce1"/>
          <table:table-cell office:value-type="float" office:value="-20768.169999999998" table:formula="of:=[.H28]+[.F29]+[.G29]" table:style-name="ce52">
            <text:p>-20.768,17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4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number-columns-repeated="2"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2"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165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425.3799999999997" table:formula="of:=SUM([.D40:.D47])" table:style-name="ce92">
            <text:p>3.425,38</text:p>
          </table:table-cell>
          <table:table-cell office:value-type="float" office:value="3422.73" table:formula="of:=SUM([.E40:.E47])" table:style-name="ce92">
            <text:p>3.422,73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52">
            <text:p>578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52">
            <text:p>1.23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33.729999999999997" table:style-name="ce81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6481.6100000000006" table:formula="of:=SUM([.E52:.E65])" table:style-name="ce68">
            <text:p>-6481,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7 – 10</text:p>
          </table:table-cell>
          <table:table-cell office:value-type="float" office:value="-61.39" table:style-name="ce78">
            <text:p>-61,39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5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5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9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5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96">
            <text:p>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4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8-30T00:00:00" table:style-name="ce96">
            <text:p>30.08.2023</text:p>
          </table:table-cell>
          <table:table-cell office:value-type="string" table:style-name="ce81">
            <text:p>pide et</text:p>
          </table:table-cell>
          <table:table-cell table:style-name="ce1"/>
          <table:table-cell table:style-name="ce94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4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4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4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4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4T00:00:00" table:style-name="ce96">
            <text:p>4.09.2023</text:p>
          </table:table-cell>
          <table:table-cell office:value-type="string" table:style-name="ce81">
            <text:p>ödeme otomtk</text:p>
          </table:table-cell>
          <table:table-cell office:value-type="float" office:value="7338.29" table:style-name="ce81">
            <text:p>7338,2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1 – 9</text:p>
          </table:table-cell>
          <table:table-cell office:value-type="float" office:value="-849.81" table:style-name="ce78">
            <text:p>-849,81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mazon - kc30001TB-macZ790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1 – 6</text:p>
          </table:table-cell>
          <table:table-cell office:value-type="float" office:value="-1854.67" table:style-name="ce78">
            <text:p>-1.854,6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16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6000.550000000001" table:formula="of:=SUM([.E69:.E104])" table:style-name="ce68">
            <text:p>-1600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9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78">
            <text:p>-190,17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03T00:00:00" table:style-name="ce96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2 - 3</text:p>
          </table:table-cell>
          <table:table-cell office:value-type="float" office:value="-181.83" table:style-name="ce78">
            <text:p>-181,83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mazon- i913900k+psu</text:p>
          </table:table-cell>
          <table:table-cell table:style-name="ce81"/>
          <table:table-cell office:value-type="string" table:style-name="ce1">
            <text:p><text:s text:c="9"/>1 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3" table:style-name="ce52"/>
          <table:table-cell table:number-columns-repeated="16375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udi mtv muayene için yattı 2023 mtv ek-1</text:p>
          </table:table-cell>
          <table:table-cell table:number-columns-repeated="2" table:style-name="ce81"/>
          <table:table-cell office:value-type="float" office:value="-573.17999999999995" table:style-name="ce78">
            <text:p>-573,18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25T00:00:00" table:style-name="ce96">
            <text:p>25.08.2023</text:p>
          </table:table-cell>
          <table:table-cell table:number-columns-repeated="3" table:style-name="ce81"/>
          <table:table-cell office:value-type="float" office:value="-525" table:style-name="ce78">
            <text:p>-52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date" office:date-value="2023-08-25T00:00:00" table:style-name="ce96">
            <text:p>25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6T00:00:00" table:style-name="ce96">
            <text:p>26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96">
            <text:p>27.08.2023</text:p>
          </table:table-cell>
          <table:table-cell office:value-type="string" table:style-name="ce81">
            <text:p>opet ağaoğlu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96">
            <text:p>27.08.2023</text:p>
          </table:table-cell>
          <table:table-cell office:value-type="string" table:style-name="ce81">
            <text:p>sivas yerliyurt petrol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9T00:00:00" table:style-name="ce96">
            <text:p>29.08.2023</text:p>
          </table:table-cell>
          <table:table-cell office:value-type="string" table:style-name="ce81">
            <text:p>isot çatı çivi 2 kg</text:p>
          </table:table-cell>
          <table:table-cell table:number-columns-repeated="2" table:style-name="ce81"/>
          <table:table-cell office:value-type="float" office:value="-70" table:style-name="ce78">
            <text:p>-7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96">
            <text:p>31.08.2023</text:p>
          </table:table-cell>
          <table:table-cell office:value-type="string" table:style-name="ce81">
            <text:p>opet audi çatı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96">
            <text:p>31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9-01T00:00:00" table:style-name="ce96">
            <text:p>1.09.2023</text:p>
          </table:table-cell>
          <table:table-cell office:value-type="string" table:style-name="ce81">
            <text:p>ödeme</text:p>
          </table:table-cell>
          <table:table-cell office:value-type="float" office:value="-3842.65" table:style-name="ce81">
            <text:p>-3842,65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1T00:00:00" table:style-name="ce96">
            <text:p>1.09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2T00:00:00" table:style-name="ce96">
            <text:p>2.09.2023</text:p>
          </table:table-cell>
          <table:table-cell table:number-columns-repeated="3" table:style-name="ce81"/>
          <table:table-cell office:value-type="float" office:value="-180" table:style-name="ce78">
            <text:p>-18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3T00:00:00" table:style-name="ce96">
            <text:p>3.09.2023</text:p>
          </table:table-cell>
          <table:table-cell office:value-type="string" table:style-name="ce81">
            <text:p>erenler</text:p>
          </table:table-cell>
          <table:table-cell table:number-columns-repeated="2" table:style-name="ce81"/>
          <table:table-cell office:value-type="float" office:value="-339.4" table:style-name="ce78">
            <text:p>-339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5T00:00:00" table:style-name="ce96">
            <text:p>5.09.2023</text:p>
          </table:table-cell>
          <table:table-cell table:number-columns-repeated="3" table:style-name="ce81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6T00:00:00" table:style-name="ce96">
            <text:p>6.09.2023</text:p>
          </table:table-cell>
          <table:table-cell table:style-name="ce95"/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08T00:00:00" table:style-name="ce96">
            <text:p>8.09.2023</text:p>
          </table:table-cell>
          <table:table-cell table:number-columns-repeated="3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78">
            <text:p>-529,9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78">
            <text:p>-2.351,9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1T00:00:00" table:style-name="ce96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2T00:00:00" table:style-name="ce96">
            <text:p>12.09.2023</text:p>
          </table:table-cell>
          <table:table-cell table:number-columns-repeated="3" table:style-name="ce1"/>
          <table:table-cell office:value-type="float" office:value="-165" table:style-name="ce78">
            <text:p>-16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3T00:00:00" table:style-name="ce96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4T00:00:00" table:style-name="ce96">
            <text:p>14.09.2023</text:p>
          </table:table-cell>
          <table:table-cell table:number-columns-repeated="2"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78">
            <text:p>-578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78">
            <text:p>-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table:number-columns-repeated="3" table:style-name="ce1"/>
          <table:table-cell office:value-type="float" office:value="-250" table:style-name="ce7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6T00:00:00" table:style-name="ce96">
            <text:p>16.09.2023</text:p>
          </table:table-cell>
          <table:table-cell table:number-columns-repeated="3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table:number-columns-repeated="3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19T00:00:00" table:style-name="ce96">
            <text:p>19.09.2023</text:p>
          </table:table-cell>
          <table:table-cell table:number-columns-repeated="3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9-20T00:00:00" table:style-name="ce96">
            <text:p>20.09.2023</text:p>
          </table:table-cell>
          <table:table-cell table:number-columns-repeated="3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78">
            <text:p>-23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78">
            <text:p>-382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78">
            <text:p>-699,60</text:p>
          </table:table-cell>
          <table:table-cell table:number-columns-repeated="16379"/>
        </table:table-row>
        <table:table-row table:style-name="ro1"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167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9">
            <text:p>EKİM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610649.73" table:formula="of:=SUM([.E112:.E121])" table:style-name="ce68">
            <text:p>610649,73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mut<text:s text:c="32"/></text:p>
          </table:table-cell>
          <table:table-cell table:number-columns-repeated="2" table:style-name="ce51"/>
          <table:table-cell office:value-type="float" office:value="73088" table:style-name="ce62">
            <text:p>73.088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0950.34" table:style-name="ce62">
            <text:p>20.950,34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73011.39" table:style-name="ce62">
            <text:p>73.011,39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51">
            <text:p>1.800,00</text:p>
          </table:table-cell>
          <table:table-cell office:value-type="float" office:value="111" table:style-name="ce51">
            <text:p>111,00</text:p>
          </table:table-cell>
          <table:table-cell office:value-type="float" office:value="199800" table:formula="of:=[.D116]*[.C116]" table:style-name="ce62">
            <text:p>199.8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51">
            <text:p>1.800,00</text:p>
          </table:table-cell>
          <table:table-cell office:value-type="float" office:value="50" table:style-name="ce51">
            <text:p>50,00</text:p>
          </table:table-cell>
          <table:table-cell office:value-type="float" office:value="90000" table:formula="of:=[.D117]*[.C117]" table:style-name="ce62">
            <text:p>9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70">
            <text:p>28,000</text:p>
          </table:table-cell>
          <table:table-cell office:value-type="float" office:value="850" table:style-name="ce51">
            <text:p>850,00</text:p>
          </table:table-cell>
          <table:table-cell office:value-type="float" office:value="23800" table:formula="of:=[.D118]*[.C118]" table:style-name="ce62">
            <text:p>23.8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70">
            <text:p>30,000</text:p>
          </table:table-cell>
          <table:table-cell office:value-type="float" office:value="100" table:style-name="ce51">
            <text:p>100,00</text:p>
          </table:table-cell>
          <table:table-cell office:value-type="float" office:value="3000" table:formula="of:=[.D119]*[.C119]" table:style-name="ce62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0000" table:style-name="ce62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000" table:style-name="ce62">
            <text:p>3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74">
            <text:p>EKİM</text:p>
          </table:table-cell>
          <table:table-cell office:value-type="string" table:style-name="ce61">
            <text:p><text:s/>Bakiye</text:p>
          </table:table-cell>
          <table:table-cell office:value-type="float" office:value="0" table:formula="of:=[.H41]" table:style-name="ce78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610649.73" table:formula="of:=SUM([.E112:.E121])" table:style-name="ce171">
            <text:p>610.649,73</text:p>
          </table:table-cell>
          <table:table-cell table:number-columns-repeated="16379"/>
        </table:table-row>
        <table:table-row table:number-rows-repeated="1048452" table:style-name="ro1">
          <table:table-cell table:number-columns-repeated="16384"/>
        </table:table-row>
      </table:table>
      <table:table table:name="09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13" table:default-cell-style-name="ce1"/>
        <table:table-column table:style-name="co12" table:default-cell-style-name="ce1"/>
        <table:table-column table:style-name="co26" table:default-cell-style-name="ce1"/>
        <table:table-column table:style-name="co47" table:default-cell-style-name="ce1"/>
        <table:table-column table:style-name="co46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EYLÜL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33300" table:formula="of:=SUM([.D4:.D38])" table:style-name="ce76">
            <text:p>133.300,00</text:p>
          </table:table-cell>
          <table:table-cell office:value-type="float" office:value="-31871.02" table:formula="of:=SUM([.E4:.E37])" table:style-name="ce76">
            <text:p>-31.871,02</text:p>
          </table:table-cell>
          <table:table-cell office:value-type="float" office:value="257800" table:formula="of:=SUM([.F4:.F44])" table:style-name="ce76">
            <text:p>257.800,00</text:p>
          </table:table-cell>
          <table:table-cell office:value-type="float" office:value="-34914.910000000003" table:formula="of:=SUM([.G4:.G44])" table:style-name="ce76">
            <text:p>-34.914,91</text:p>
          </table:table-cell>
          <table:table-cell office:value-type="float" office:value="222885.09" table:formula="of:=[.F2]+[.G2]" table:style-name="ce76">
            <text:p>222.885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17" table:style-name="ce52">
            <text:p>-317,00</text:p>
          </table:table-cell>
          <table:table-cell office:value-type="float" office:value="-317" table:formula="of:=[.H3]+[.F4]+[.G4]" table:style-name="ce52">
            <text:p>-31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59" table:style-name="ce52">
            <text:p>-559,00</text:p>
          </table:table-cell>
          <table:table-cell office:value-type="float" office:value="-876" table:formula="of:=[.H4]+[.F5]+[.G5]" table:style-name="ce52">
            <text:p>-87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5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126" table:formula="of:=[.H5]+[.F6]+[.G6]" table:style-name="ce52">
            <text:p>-1.12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44.99" table:formula="of:=[.D56]*-1" table:style-name="ce52">
            <text:p>-44,99</text:p>
          </table:table-cell>
          <table:table-cell table:style-name="ce52"/>
          <table:table-cell office:value-type="float" office:value="-44.99" table:formula="of:=[.E56]*-1" table:style-name="ce52">
            <text:p>-44,99</text:p>
          </table:table-cell>
          <table:table-cell office:value-type="float" office:value="-1170.99" table:formula="of:=[.H6]+[.F7]+[.G7]" table:style-name="ce52">
            <text:p>-1.170,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52">
            <text:p>-7.338,29</text:p>
          </table:table-cell>
          <table:table-cell table:style-name="ce52"/>
          <table:table-cell office:value-type="float" office:value="-7338.29" table:style-name="ce52">
            <text:p>-7.338,29</text:p>
          </table:table-cell>
          <table:table-cell office:value-type="float" office:value="-8509.2800000000007" table:formula="of:=[.H7]+[.F8]+[.G8]" table:style-name="ce52">
            <text:p>-8.509,2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52">
            <text:p>-3.842,66</text:p>
          </table:table-cell>
          <table:table-cell table:style-name="ce1"/>
          <table:table-cell office:value-type="float" office:value="-3842.65" table:style-name="ce52">
            <text:p>-3.842,65</text:p>
          </table:table-cell>
          <table:table-cell office:value-type="float" office:value="-12351.93" table:formula="of:=[.H8]+[.F9]+[.G9]" table:style-name="ce52">
            <text:p>-12.351,93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4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7726.93" table:formula="of:=[.H9]+[.F10]+[.G10]" table:style-name="ce52">
            <text:p>-17.726,9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4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19851.93" table:formula="of:=[.H10]+[.F11]+[.G11]" table:style-name="ce52">
            <text:p>-19.851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4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20797.010000000002" table:formula="of:=[.H11]+[.F12]+[.G12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20797.010000000002" table:formula="of:=[.H12]+[.F13]+[.G13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20797.010000000002" table:formula="of:=[.H13]+[.F14]+[.G14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20797.010000000002" table:formula="of:=[.H14]+[.F15]+[.G15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9" table:style-name="ce52">
            <text:p>-3.509,00</text:p>
          </table:table-cell>
          <table:table-cell office:value-type="float" office:value="-24306.010000000002" table:formula="of:=[.H15]+[.F16]+[.G16]" table:style-name="ce52">
            <text:p>-24.306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3509" table:style-name="ce52">
            <text:p>-3.509,00</text:p>
          </table:table-cell>
          <table:table-cell office:value-type="float" office:value="-27815.010000000002" table:formula="of:=[.H16]+[.F17]+[.G17]" table:style-name="ce52">
            <text:p>-27.81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9" table:style-name="ce52">
            <text:p>-3.509,00</text:p>
          </table:table-cell>
          <table:table-cell office:value-type="float" office:value="-31324.010000000002" table:formula="of:=[.H17]+[.F18]+[.G18]" table:style-name="ce52">
            <text:p>-31.3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4824.01" table:formula="of:=[.H18]+[.F19]+[.G19]" table:style-name="ce52">
            <text:p>-34.824,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34824.01" table:formula="of:=[.H19]+[.F20]+[.G20]" table:style-name="ce52">
            <text:p>-34.8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27324.010000000002" table:formula="of:=[.H20]+[.F21]+[.G21]" table:style-name="ce52">
            <text:p>-27.324,01</text:p>
          </table:table-cell>
          <table:table-cell table:number-columns-repeated="16376"/>
        </table:table-row>
        <table:table-row table:style-name="ro1">
          <table:table-cell office:value-type="date" office:date-value="2023-10-03T00:00:00" table:style-name="ce70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24524.010000000002" table:formula="of:=[.H21]+[.F22]+[.G22]" table:style-name="ce52">
            <text:p>-24.524,01</text:p>
          </table:table-cell>
          <table:table-cell table:number-columns-repeated="16376"/>
        </table:table-row>
        <table:table-row table:style-name="ro1">
          <table:table-cell office:value-type="date" office:date-value="2023-10-05T00:00:00" table:style-name="ce70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8024.010000000002" table:formula="of:=[.H22]+[.F23]+[.G23]" table:style-name="ce52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style-name="ce70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84">
            <text:p>₺37.500,00</text:p>
          </table:table-cell>
          <table:table-cell table:style-name="ce1"/>
          <table:table-cell table:number-columns-repeated="2" table:style-name="ce52"/>
          <table:table-cell office:value-type="float" office:value="-18024.010000000002" table:formula="of:=[.H23]+[.F24]+[.G24]" table:style-name="ce52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2"/>
          <table:table-cell office:value-type="float" office:value="-18024.010000000002" table:formula="of:=[.H24]+[.F25]+[.G25]" table:style-name="ce52">
            <text:p>-18.024,0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30-9-23 - 96000 TL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18024.010000000002" table:formula="of:=[.H25]+[.F26]+[.G26]" table:style-name="ce52">
            <text:p>-18.024,0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77"/>
          <table:table-cell table:style-name="ce1"/>
          <table:table-cell office:value-type="float" office:value="83000" table:style-name="ce52">
            <text:p>83.000,00</text:p>
          </table:table-cell>
          <table:table-cell table:style-name="ce52"/>
          <table:table-cell office:value-type="float" office:value="64975.99" table:formula="of:=[.H26]+[.F27]+[.G27]" table:style-name="ce52">
            <text:p>64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52"/>
          <table:table-cell office:value-type="float" office:value="67975.989999999991" table:formula="of:=[.H27]+[.F28]+[.G28]" table:style-name="ce52">
            <text:p>67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52"/>
          <table:table-cell office:value-type="float" office:value="67975.989999999991" table:formula="of:=[.H28]+[.F29]+[.G29]" table:style-name="ce52">
            <text:p>67.975,99</text:p>
          </table:table-cell>
          <table:table-cell table:number-columns-repeated="16376"/>
        </table:table-row>
        <table:table-row table:style-name="ro1">
          <table:table-cell office:value-type="date" office:date-value="2023-09-02T00:00:00" table:style-name="ce2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77"/>
          <table:table-cell table:style-name="ce1"/>
          <table:table-cell office:value-type="float" office:value="65000" table:style-name="ce52">
            <text:p>65.000,00</text:p>
          </table:table-cell>
          <table:table-cell table:style-name="ce52"/>
          <table:table-cell office:value-type="float" office:value="132975.99" table:formula="of:=[.H29]+[.F30]+[.G30]" table:style-name="ce52">
            <text:p>132.975,99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52"/>
          <table:table-cell office:value-type="float" office:value="138975.99" table:formula="of:=[.H30]+[.F31]+[.G31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1]+[.F32]+[.G32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2]+[.F33]+[.G33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3]+[.F34]+[.G34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4]+[.F35]+[.G35]" table:style-name="ce52">
            <text:p>138.975,99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52"/>
          <table:table-cell table:style-name="ce1"/>
          <table:table-cell table:style-name="ce52"/>
          <table:table-cell office:value-type="float" office:value="-90.9" table:style-name="ce52">
            <text:p>-90,90</text:p>
          </table:table-cell>
          <table:table-cell office:value-type="float" office:value="138885.09" table:formula="of:=[.H35]+[.F36]+[.G36]" table:style-name="ce52">
            <text:p>138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70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52">
            <text:p>74.000,00</text:p>
          </table:table-cell>
          <table:table-cell table:style-name="ce52"/>
          <table:table-cell office:value-type="float" office:value="212885.09" table:formula="of:=[.H36]+[.F37]+[.G37]" table:style-name="ce52">
            <text:p>212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70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52"/>
          <table:table-cell office:value-type="float" office:value="10000" table:style-name="ce1">
            <text:p>10000</text:p>
          </table:table-cell>
          <table:table-cell table:style-name="ce52"/>
          <table:table-cell office:value-type="float" office:value="222885.09" table:formula="of:=[.H37]+[.F38]+[.G38]" table:style-name="ce52">
            <text:p>222.885,0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style-name="ce52"/>
          <table:table-cell office:value-type="float" office:value="222885.09" table:formula="of:=[.H38]+[.F39]+[.G39]" table:style-name="ce52">
            <text:p>222.885,0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style-name="ce52"/>
          <table:table-cell office:value-type="float" office:value="222885.09" table:formula="of:=[.H39]+[.F40]+[.G40]" table:style-name="ce78">
            <text:p>222.885,09</text:p>
          </table:table-cell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502.0099999999998" table:formula="of:=SUM([.D51:.D58])" table:style-name="ce92">
            <text:p>3.502,01</text:p>
          </table:table-cell>
          <table:table-cell office:value-type="float" office:value="3502.0099999999998" table:formula="of:=SUM([.E51:.E58])" table:style-name="ce92">
            <text:p>3.502,01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52">
            <text:p>673,8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52">
            <text:p>1.165,7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81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338.2899999999991" table:formula="of:=SUM([.E63:.E84])" table:style-name="ce92">
            <text:p>-7.338,29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6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6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4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4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4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3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3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3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3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3 – 4</text:p>
          </table:table-cell>
          <table:table-cell office:value-type="float" office:value="-133.15" table:style-name="ce78">
            <text:p>-133,1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81">
            <text:p>gib merdal damga vrgs</text:p>
          </table:table-cell>
          <table:table-cell table:number-columns-repeated="2" table:style-name="ce1"/>
          <table:table-cell office:value-type="float" office:value="-260.02" table:style-name="ce78">
            <text:p>-260,0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2">
            <text:p>1.Ağu</text:p>
          </table:table-cell>
          <table:table-cell office:value-type="string" table:style-name="ce81">
            <text:p>gib</text:p>
          </table:table-cell>
          <table:table-cell table:number-columns-repeated="2" table:style-name="ce1"/>
          <table:table-cell office:value-type="float" office:value="-116.6" table:style-name="ce78">
            <text:p>-116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2">
            <text:p>1.Ağu</text:p>
          </table:table-cell>
          <table:table-cell office:value-type="string" table:style-name="ce81">
            <text:p>gib</text:p>
          </table:table-cell>
          <table:table-cell table:number-columns-repeated="2" table:style-name="ce1"/>
          <table:table-cell office:value-type="float" office:value="-23.75" table:style-name="ce78">
            <text:p>-23,7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2T00:00:00" table:style-name="ce2">
            <text:p>2.Ağu</text:p>
          </table:table-cell>
          <table:table-cell office:value-type="string" table:style-name="ce81">
            <text:p>çapa motor arıza enj</text:p>
          </table:table-cell>
          <table:table-cell table:number-columns-repeated="2" table:style-name="ce1"/>
          <table:table-cell office:value-type="float" office:value="-600" table:style-name="ce78">
            <text:p>-6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9T00:00:00" table:style-name="ce2">
            <text:p>9.Ağu</text:p>
          </table:table-cell>
          <table:table-cell office:value-type="float" office:value="2240" table:style-name="ce81">
            <text:p>2240</text:p>
          </table:table-cell>
          <table:table-cell table:number-columns-repeated="2" table:style-name="ce1"/>
          <table:table-cell office:value-type="float" office:value="-165.4" table:style-name="ce78">
            <text:p>-165,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0T00:00:00" table:style-name="ce2">
            <text:p>10.Ağu</text:p>
          </table:table-cell>
          <table:table-cell office:value-type="string" table:style-name="ce81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78">
            <text:p>-71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5T00:00:00" table:style-name="ce2">
            <text:p>15.Ağu</text:p>
          </table:table-cell>
          <table:table-cell office:value-type="string" table:style-name="ce81">
            <text:p>audi bnzn</text:p>
          </table:table-cell>
          <table:table-cell table:number-columns-repeated="2" table:style-name="ce1"/>
          <table:table-cell office:value-type="float" office:value="-1806" table:style-name="ce78">
            <text:p>-1.80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0T00:00:00" table:style-name="ce2">
            <text:p>20.Ağu</text:p>
          </table:table-cell>
          <table:table-cell office:value-type="string" table:style-name="ce81">
            <text:p>ev interntet superonline</text:p>
          </table:table-cell>
          <table:table-cell table:number-columns-repeated="2" table:style-name="ce1"/>
          <table:table-cell office:value-type="float" office:value="-160.9" table:style-name="ce78">
            <text:p>-160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2T00:00:00" table:style-name="ce2">
            <text:p>22.Ağu</text:p>
          </table:table-cell>
          <table:table-cell office:value-type="string" table:style-name="ce81">
            <text:p>tcdd umut svs-ank-business <text:s/>248+</text:p>
          </table:table-cell>
          <table:table-cell table:style-name="ce1"/>
          <table:table-cell table:style-name="ce53"/>
          <table:table-cell office:value-type="float" office:value="-231" table:style-name="ce78">
            <text:p>-231,00</text:p>
          </table:table-cell>
          <table:table-cell table:number-columns-repeated="16379" table:style-name="ce1"/>
        </table:table-row>
        <table:table-row table:style-name="ro4">
          <table:table-cell table:style-name="ce2"/>
          <table:table-cell table:style-name="ce81"/>
          <table:table-cell table:style-name="ce1"/>
          <table:table-cell office:value-type="string" table:style-name="ce167">
            <text:p>HESAP KESİM</text:p>
          </table:table-cell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table:style-name="ce2"/>
          <table:table-cell table:style-name="ce81"/>
          <table:table-cell table:style-name="ce1"/>
          <table:table-cell table:style-name="ce53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842.66" table:formula="of:=SUM([.E88:.E108])" table:style-name="ce68">
            <text:p>-3842,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6T00:00:00" table:style-name="ce70">
            <text:p>26.07.2023</text:p>
          </table:table-cell>
          <table:table-cell office:value-type="string" table:style-name="ce81">
            <text:p>Lokanta yemek</text:p>
          </table:table-cell>
          <table:table-cell table:number-columns-repeated="2" table:style-name="ce81"/>
          <table:table-cell office:value-type="float" office:value="-245" table:style-name="ce78">
            <text:p>-245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7T00:00:00" table:style-name="ce70">
            <text:p>27.07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8T00:00:00" table:style-name="ce70">
            <text:p>28.07.2023</text:p>
          </table:table-cell>
          <table:table-cell office:value-type="string" table:style-name="ce81">
            <text:p>toyota gaz afyon</text:p>
          </table:table-cell>
          <table:table-cell table:number-columns-repeated="2" table:style-name="ce81"/>
          <table:table-cell office:value-type="float" office:value="-555.87" table:style-name="ce78">
            <text:p>-555,8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8T00:00:00" table:style-name="ce70">
            <text:p>28.07.2023</text:p>
          </table:table-cell>
          <table:table-cell office:value-type="string" table:style-name="ce81">
            <text:p>kft ysf</text:p>
          </table:table-cell>
          <table:table-cell table:number-columns-repeated="2" table:style-name="ce81"/>
          <table:table-cell office:value-type="float" office:value="-328" table:style-name="ce78">
            <text:p>-328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42.15" table:style-name="ce78">
            <text:p>-42,1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2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2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3T00:00:00" table:style-name="ce2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office:value-type="string" table:style-name="ce167">
            <text:p>HESAP KESİM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69">
            <text:p>EYLÜL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604370.1" table:formula="of:=SUM([.E112:.E120])" table:style-name="ce68">
            <text:p>604370,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51"/>
          <table:table-cell office:value-type="float" office:value="63088" table:style-name="ce62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26493.51" table:style-name="ce62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359.59" table:style-name="ce62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51">
            <text:p>1.573,00</text:p>
          </table:table-cell>
          <table:table-cell office:value-type="float" office:value="111" table:style-name="ce51">
            <text:p>111,00</text:p>
          </table:table-cell>
          <table:table-cell office:value-type="float" office:value="174603" table:formula="of:=[.D116]*[.C116]" table:style-name="ce62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70">
            <text:p>26,760</text:p>
          </table:table-cell>
          <table:table-cell office:value-type="float" office:value="850" table:style-name="ce51">
            <text:p>850,00</text:p>
          </table:table-cell>
          <table:table-cell office:value-type="float" office:value="22746" table:formula="of:=[.D117]*[.C117]" table:style-name="ce62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70">
            <text:p>28,300</text:p>
          </table:table-cell>
          <table:table-cell office:value-type="float" office:value="100" table:style-name="ce51">
            <text:p>100,00</text:p>
          </table:table-cell>
          <table:table-cell office:value-type="float" office:value="2830" table:formula="of:=[.D118]*[.C118]" table:style-name="ce62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70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146650" table:style-name="ce62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70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600" table:style-name="ce62">
            <text:p>3.600,0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office:string-value="EYLÜL" table:formula="of:=[.A111]" table:style-name="ce74">
            <text:p>EYLÜL</text:p>
          </table:table-cell>
          <table:table-cell office:value-type="string" table:style-name="ce61">
            <text:p><text:s/>Bakiye</text:p>
          </table:table-cell>
          <table:table-cell office:value-type="float" office:value="222885.09" table:formula="of:=[.H40]" table:style-name="ce78">
            <text:p>222.885,09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604370.1" table:formula="of:=SUM([.E112:.E120])" table:style-name="ce171">
            <text:p>604.370,10</text:p>
          </table:table-cell>
          <table:table-cell table:number-columns-repeated="16379" table:style-name="ce1"/>
        </table:table-row>
        <table:table-row table:number-rows-repeated="1048453" table:style-name="ro1">
          <table:table-cell table:number-columns-repeated="16384"/>
        </table:table-row>
      </table:table>
      <table:table table:name="08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13" table:default-cell-style-name="ce1"/>
        <table:table-column table:style-name="co12" table:default-cell-style-name="ce1"/>
        <table:table-column table:style-name="co24" table:default-cell-style-name="ce1"/>
        <table:table-column table:style-name="co29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AĞUSTOS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87911" table:formula="of:=SUM([.D4:.D30])" table:style-name="ce76">
            <text:p>87.911,00</text:p>
          </table:table-cell>
          <table:table-cell office:value-type="float" office:value="-32079.01" table:formula="of:=SUM([.E4:.E29])" table:style-name="ce76">
            <text:p>-32.079,01</text:p>
          </table:table-cell>
          <table:table-cell office:value-type="float" office:value="16800" table:formula="of:=SUM([.F4:.F31])" table:style-name="ce76">
            <text:p>16.800,00</text:p>
          </table:table-cell>
          <table:table-cell office:value-type="float" office:value="-37135.350000000006" table:formula="of:=SUM([.G4:.G31])" table:style-name="ce76">
            <text:p>-37.135,35</text:p>
          </table:table-cell>
          <table:table-cell office:value-type="float" office:value="-20335.350000000006" table:formula="of:=[.F2]+[.G2]" table:style-name="ce76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11" table:style-name="ce52">
            <text:p>-311,00</text:p>
          </table:table-cell>
          <table:table-cell office:value-type="float" office:value="-311" table:formula="of:=[.H3]+[.F4]+[.G4]" table:style-name="ce52">
            <text:p>-311,00</text:p>
          </table:table-cell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20" table:style-name="ce52">
            <text:p>-520,00</text:p>
          </table:table-cell>
          <table:table-cell office:value-type="float" office:value="-831" table:formula="of:=[.H4]+[.F5]+[.G5]" table:style-name="ce52">
            <text:p>-83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4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081" table:formula="of:=[.H5]+[.F6]+[.G6]" table:style-name="ce52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office:value-type="float" office:value="0" table:formula="of:=[.D37]" table:style-name="ce52">
            <text:p>0,00</text:p>
          </table:table-cell>
          <table:table-cell table:style-name="ce51"/>
          <table:table-cell office:value-type="float" office:value="0" table:formula="of:=[.E37]" table:style-name="ce52">
            <text:p>0,00</text:p>
          </table:table-cell>
          <table:table-cell table:style-name="ce52"/>
          <table:table-cell office:value-type="float" office:value="-1081" table:formula="of:=[.H6]+[.F7]+[.G7]" table:style-name="ce52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52">
            <text:p>-5.147,64</text:p>
          </table:table-cell>
          <table:table-cell table:style-name="ce52"/>
          <table:table-cell office:value-type="float" office:value="-5147.6400000000003" table:style-name="ce52">
            <text:p>-5.147,64</text:p>
          </table:table-cell>
          <table:table-cell office:value-type="float" office:value="-6228.64" table:formula="of:=[.H7]+[.F8]+[.G8]" table:style-name="ce52">
            <text:p>-6.22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52">
            <text:p>-6.556,63</text:p>
          </table:table-cell>
          <table:table-cell table:style-name="ce1"/>
          <table:table-cell office:value-type="float" office:value="-6556.63" table:style-name="ce52">
            <text:p>-6.556,63</text:p>
          </table:table-cell>
          <table:table-cell office:value-type="float" office:value="-12785.27" table:formula="of:=[.H8]+[.F9]+[.G9]" table:style-name="ce52">
            <text:p>-12.785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79">
            <text:p>Kira Adem Özen 3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8160.27" table:formula="of:=[.H9]+[.F10]+[.G10]" table:style-name="ce52">
            <text:p>-18.160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79">
            <text:p>Kira Adem Özen 3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20285.27" table:formula="of:=[.H10]+[.F11]+[.G11]" table:style-name="ce52">
            <text:p>-20.285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3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21230.350000000002" table:formula="of:=[.H11]+[.F12]+[.G12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2]+[.F13]+[.G13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3]+[.F14]+[.G14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4]+[.F15]+[.G15]" table:style-name="ce52">
            <text:p>-21.230,35</text:p>
          </table:table-cell>
          <table:table-cell table:number-columns-repeated="16376"/>
        </table:table-row>
        <table:table-row table:style-name="ro1">
          <table:table-cell office:value-type="date" office:date-value="2023-08-14T00:00:00" table:style-name="ce2">
            <text:p>14.Ağu</text:p>
          </table:table-cell>
          <table:table-cell office:value-type="string" table:style-name="ce79">
            <text:p>Elektrik 8758480300 Bahçe</text:p>
          </table:table-cell>
          <table:table-cell table:number-columns-repeated="4" table:style-name="ce1"/>
          <table:table-cell office:value-type="float" office:value="-139" table:style-name="ce52">
            <text:p>-139,00</text:p>
          </table:table-cell>
          <table:table-cell office:value-type="float" office:value="-21369.350000000002" table:formula="of:=[.H15]+[.F16]+[.G16]" table:style-name="ce52">
            <text:p>-21.369,35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21369.350000000002" table:formula="of:=[.H16]+[.F17]+[.G17]" table:style-name="ce52">
            <text:p>-21.369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8" table:style-name="ce52">
            <text:p>-3.508,00</text:p>
          </table:table-cell>
          <table:table-cell office:value-type="float" office:value="-24877.350000000002" table:formula="of:=[.H17]+[.F18]+[.G18]" table:style-name="ce52">
            <text:p>-24.877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8" table:style-name="ce52">
            <text:p>-3.508,00</text:p>
          </table:table-cell>
          <table:table-cell office:value-type="float" office:value="-28385.350000000002" table:formula="of:=[.H18]+[.F19]+[.G19]" table:style-name="ce52">
            <text:p>-28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1885.350000000002" table:formula="of:=[.H19]+[.F20]+[.G20]" table:style-name="ce52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31885.350000000002" table:formula="of:=[.H20]+[.F21]+[.G21]" table:style-name="ce52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24385.350000000002" table:formula="of:=[.H21]+[.F22]+[.G22]" table:style-name="ce52">
            <text:p>-24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21585.350000000002" table:formula="of:=[.H22]+[.F23]+[.G23]" table:style-name="ce52">
            <text:p>-21.5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5085.350000000002" table:formula="of:=[.H23]+[.F24]+[.G24]" table:style-name="ce52">
            <text:p>-15.085,35</text:p>
          </table:table-cell>
          <table:table-cell table:number-columns-repeated="16376"/>
        </table:table-row>
        <table:table-row table:style-name="ro1">
          <table:table-cell office:value-type="date" office:date-value="2023-08-29T00:00:00" table:style-name="ce70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15085.350000000002" table:formula="of:=[.H24]+[.F25]+[.G25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15085.350000000002" table:formula="of:=[.H25]+[.F26]+[.G26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2"/>
          <table:table-cell office:value-type="float" office:value="-15085.350000000002" table:formula="of:=[.H26]+[.F27]+[.G27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77"/>
          <table:table-cell table:style-name="ce1"/>
          <table:table-cell table:style-name="ce52"/>
          <table:table-cell office:value-type="float" office:value="-5250" table:style-name="ce52">
            <text:p>-5.250,00</text:p>
          </table:table-cell>
          <table:table-cell office:value-type="float" office:value="-20335.350000000002" table:formula="of:=[.H27]+[.F28]+[.G28]" table:style-name="ce52">
            <text:p>-20.335,3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38:.D45])" table:style-name="ce92">
            <text:p>0,00</text:p>
          </table:table-cell>
          <table:table-cell office:value-type="float" office:value="0" table:formula="of:=SUM([.E38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8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147.6399999999985" table:formula="of:=SUM([.E50:.E64])" table:style-name="ce68">
            <text:p>-5147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9 – 9</text:p>
          </table:table-cell>
          <table:table-cell office:value-type="float" office:value="-1111.1199999999999" table:style-name="ce78">
            <text:p>-1.111,12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5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5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3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3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3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2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2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2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2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2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5T00:00:00" table:style-name="ce70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78">
            <text:p>-132,9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2" table:style-name="ce1"/>
          <table:table-cell office:value-type="string" table:style-name="ce74">
            <text:p>HESAP KESİM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6556.6299999999992" table:formula="of:=SUM([.E68:.E91])" table:style-name="ce68">
            <text:p>-6556,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28T00:00:00" table:style-name="ce70">
            <text:p>28.06.2023</text:p>
          </table:table-cell>
          <table:table-cell office:value-type="string" table:style-name="ce81">
            <text:p><text:span text:style-name="T3">kbrs<text:s/></text:span>korcan iletişim kıbrıs</text:p>
          </table:table-cell>
          <table:table-cell table:number-columns-repeated="2" table:style-name="ce81"/>
          <table:table-cell office:value-type="float" office:value="-27.99" table:style-name="ce78">
            <text:p>-27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30T00:00:00" table:style-name="ce70">
            <text:p>30.06.2023</text:p>
          </table:table-cell>
          <table:table-cell office:value-type="string" table:style-name="ce81">
            <text:p><text:span text:style-name="T3">kbrs<text:s/></text:span>benzin m nissan</text:p>
          </table:table-cell>
          <table:table-cell table:number-columns-repeated="2" table:style-name="ce81"/>
          <table:table-cell office:value-type="float" office:value="-900" table:style-name="ce78">
            <text:p>-9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1T00:00:00" table:style-name="ce70">
            <text:p>01.07.2023</text:p>
          </table:table-cell>
          <table:table-cell office:value-type="string" table:style-name="ce81">
            <text:p><text:span text:style-name="T3">kbrs<text:s/></text:span>atlex co</text:p>
          </table:table-cell>
          <table:table-cell table:number-columns-repeated="2" table:style-name="ce81"/>
          <table:table-cell office:value-type="float" office:value="-207.59" table:style-name="ce78">
            <text:p>-207,5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4T00:00:00" table:style-name="ce70">
            <text:p>04.07.2023</text:p>
          </table:table-cell>
          <table:table-cell office:value-type="string" table:style-name="ce81">
            <text:p>ödeme oto</text:p>
          </table:table-cell>
          <table:table-cell office:value-type="float" office:value="3730.59" table:style-name="ce81">
            <text:p>3730,5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95">
            <text:p>ödeme</text:p>
          </table:table-cell>
          <table:table-cell office:value-type="float" office:value="5595.88" table:style-name="ce58">
            <text:p>5595,88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9326.4700000000012" table:formula="of:=SUM([.C72:.C73])" table:style-name="ce74">
            <text:p>9326,4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7-08T00:00:00" table:style-name="ce70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8T00:00:00" table:style-name="ce70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7-09T00:00:00" table:style-name="ce70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9T00:00:00" table:style-name="ce70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5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5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3T00:00:00" table:style-name="ce70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4T00:00:00" table:style-name="ce70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7T00:00:00" table:style-name="ce70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8T00:00:00" table:style-name="ce70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7-22T00:00:00" table:style-name="ce70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70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70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4">
            <text:p>HESAP KESİM</text:p>
          </table:table-cell>
          <table:table-cell table:number-columns-repeated="16380" table:style-name="ce1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string" table:style-name="ce169">
            <text:p>AĞUSTOS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399800.57" table:formula="of:=SUM([.E112:.E120])" table:style-name="ce68">
            <text:p>399800,57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245.88" table:style-name="ce62">
            <text:p>28.245,88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450.49" table:style-name="ce62">
            <text:p>450,49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51">
            <text:p>1.600,00</text:p>
          </table:table-cell>
          <table:table-cell office:value-type="float" office:value="111" table:style-name="ce51">
            <text:p>111,00</text:p>
          </table:table-cell>
          <table:table-cell office:value-type="float" office:value="177600" table:formula="of:=[.D116]*[.C116]" table:style-name="ce62">
            <text:p>177.6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70">
            <text:p>26,308</text:p>
          </table:table-cell>
          <table:table-cell office:value-type="float" office:value="850" table:style-name="ce51">
            <text:p>850,00</text:p>
          </table:table-cell>
          <table:table-cell office:value-type="float" office:value="22361.8" table:formula="of:=[.D117]*[.C117]" table:style-name="ce62">
            <text:p>22.361,8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70">
            <text:p>28,544</text:p>
          </table:table-cell>
          <table:table-cell office:value-type="float" office:value="100" table:style-name="ce51">
            <text:p>100,00</text:p>
          </table:table-cell>
          <table:table-cell office:value-type="float" office:value="2854.4" table:formula="of:=[.D118]*[.C118]" table:style-name="ce62">
            <text:p>2.854,4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50850" table:style-name="ce62">
            <text:p>50.85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50" table:style-name="ce62">
            <text:p>3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AĞUSTOS" table:formula="of:=[.A111]" table:style-name="ce74">
            <text:p>AĞUSTOS</text:p>
          </table:table-cell>
          <table:table-cell office:value-type="string" table:style-name="ce61">
            <text:p><text:s/>Bakiye</text:p>
          </table:table-cell>
          <table:table-cell office:value-type="float" office:value="-21230.350000000002" table:formula="of:=[.H13]" table:style-name="ce52">
            <text:p>-21.230,3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7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48" table:default-cell-style-name="ce1"/>
        <table:table-column table:style-name="co12" table:default-cell-style-name="ce1"/>
        <table:table-column table:style-name="co24" table:default-cell-style-name="ce1"/>
        <table:table-column table:style-name="co48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4">
            <text:p>- ŞUBA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67911" table:formula="of:=SUM([.D4:.D34])" table:style-name="ce76">
            <text:p>67.911,00</text:p>
          </table:table-cell>
          <table:table-cell office:value-type="float" office:value="-35277.64" table:formula="of:=SUM([.E4:.E33])" table:style-name="ce76">
            <text:p>-35.277,64</text:p>
          </table:table-cell>
          <table:table-cell office:value-type="float" office:value="70250" table:formula="of:=SUM([.F4:.F35])" table:style-name="ce76">
            <text:p>70.250,00</text:p>
          </table:table-cell>
          <table:table-cell office:value-type="float" office:value="-42110.31" table:formula="of:=SUM([.G4:.G35])" table:style-name="ce76">
            <text:p>-42.110,31</text:p>
          </table:table-cell>
          <table:table-cell office:value-type="float" office:value="28139.690000000002" table:formula="of:=[.F2]+[.G2]" table:style-name="ce76">
            <text:p>28.139,6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400" table:style-name="ce52">
            <text:p>-400,00</text:p>
          </table:table-cell>
          <table:table-cell office:value-type="float" office:value="-400" table:formula="of:=[.H3]+[.F4]+[.G4]" table:style-name="ce52">
            <text:p>-4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198" table:style-name="ce52">
            <text:p>-198,00</text:p>
          </table:table-cell>
          <table:table-cell office:value-type="float" office:value="-598" table:formula="of:=[.H4]+[.F5]+[.G5]" table:style-name="ce52">
            <text:p>-598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TUSDATA 3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4" table:style-name="ce52">
            <text:p>-254,00</text:p>
          </table:table-cell>
          <table:table-cell office:value-type="float" office:value="-852" table:formula="of:=[.H5]+[.F6]+[.G6]" table:style-name="ce52">
            <text:p>-8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umut bayram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3500" table:style-name="ce52">
            <text:p>-3.500,00</text:p>
          </table:table-cell>
          <table:table-cell office:value-type="float" office:value="-4352" table:formula="of:=[.H6]+[.F7]+[.G7]" table:style-name="ce52">
            <text:p>-4.3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yasemin bayram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3500" table:style-name="ce52">
            <text:p>-3.500,00</text:p>
          </table:table-cell>
          <table:table-cell office:value-type="float" office:value="-7852" table:formula="of:=[.H7]+[.F8]+[.G8]" table:style-name="ce52">
            <text:p>-7.852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52">
            <text:p>-32,70</text:p>
          </table:table-cell>
          <table:table-cell table:style-name="ce1"/>
          <table:table-cell office:value-type="float" office:value="-32.700000000000003" table:formula="of:=[.E9]" table:style-name="ce52">
            <text:p>-32,70</text:p>
          </table:table-cell>
          <table:table-cell office:value-type="float" office:value="-7884.7" table:formula="of:=[.H8]+[.F9]+[.G9]" table:style-name="ce52">
            <text:p>-7.884,7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52">
            <text:p>-6.143,73</text:p>
          </table:table-cell>
          <table:table-cell table:style-name="ce52"/>
          <table:table-cell office:value-type="float" office:value="-6143.73" table:style-name="ce52">
            <text:p>-6.143,73</text:p>
          </table:table-cell>
          <table:table-cell office:value-type="float" office:value="-14028.43" table:formula="of:=[.H9]+[.F10]+[.G10]" table:style-name="ce52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2">
            <text:p>4.Tem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5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52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2">
            <text:p>4.Tem</text:p>
          </table:table-cell>
          <table:table-cell office:value-type="string" table:style-name="ce82">
            <text:p>KK 5165 Denizbank oto ödeme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3730.59" table:style-name="ce52">
            <text:p>-3.730,59</text:p>
          </table:table-cell>
          <table:table-cell office:value-type="float" office:value="-17759.02" table:formula="of:=[.H11]+[.F12]+[.G12]" table:style-name="ce52">
            <text:p>-17.759,02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2">
            <text:p>6.Tem</text:p>
          </table:table-cell>
          <table:table-cell office:value-type="string" table:style-name="ce172">
            <text:p>KK 5165 Denizbank ödeme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5595.88" table:style-name="ce52">
            <text:p>-5.595,88</text:p>
          </table:table-cell>
          <table:table-cell office:value-type="float" office:value="-23354.9" table:formula="of:=[.H12]+[.F13]+[.G13]" table:style-name="ce52">
            <text:p>-23.354,90</text:p>
          </table:table-cell>
          <table:table-cell table:style-name="ce154"/>
          <table:table-cell table:number-columns-repeated="16375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79">
            <text:p>Kira Adem Özen 2/12 Mrmr Ryl A Blok 82</text:p>
          </table:table-cell>
          <table:table-cell office:value-type="string" table:style-name="ce79">
            <text:p>bankadan</text:p>
          </table:table-cell>
          <table:table-cell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28729.9" table:formula="of:=[.H13]+[.F14]+[.G14]" table:style-name="ce52">
            <text:p>-28.729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79">
            <text:p>Kira Adem Özen 2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30854.9" table:formula="of:=[.H14]+[.F15]+[.G15]" table:style-name="ce52">
            <text:p>-30.854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Aidat Marmara Royal Site 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955.41" table:style-name="ce52">
            <text:p>-955,41</text:p>
          </table:table-cell>
          <table:table-cell office:value-type="float" office:value="-31810.31" table:formula="of:=[.H15]+[.F16]+[.G16]" table:style-name="ce52">
            <text:p>-31.810,3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6]+[.F17]+[.G17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7]+[.F18]+[.G18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8]+[.F19]+[.G19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5310.31" table:formula="of:=[.H19]+[.F20]+[.G20]" table:style-name="ce52">
            <text:p>-35.3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8810.31" table:formula="of:=[.H20]+[.F21]+[.G21]" table:style-name="ce52">
            <text:p>-38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300" table:style-name="ce52">
            <text:p>-3.300,00</text:p>
          </table:table-cell>
          <table:table-cell office:value-type="float" office:value="-42110.31" table:formula="of:=[.H21]+[.F22]+[.G22]" table:style-name="ce52">
            <text:p>-42.110,31</text:p>
          </table:table-cell>
          <table:table-cell table:number-columns-repeated="16376"/>
        </table:table-row>
        <table:table-row table:style-name="ro1">
          <table:table-cell office:value-type="date" office:date-value="2023-07-15T00:00:00" table:style-name="ce70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51">
            <text:p>50.000,00</text:p>
          </table:table-cell>
          <table:table-cell table:style-name="ce78"/>
          <table:table-cell office:value-type="float" office:value="50000" table:style-name="ce52">
            <text:p>50.000,00</text:p>
          </table:table-cell>
          <table:table-cell table:style-name="ce52"/>
          <table:table-cell office:value-type="float" office:value="7889.6900000000023" table:formula="of:=[.H22]+[.F23]+[.G23]" table:style-name="ce52">
            <text:p>7.88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7889.6900000000023" table:formula="of:=[.H23]+[.F24]+[.G24]" table:style-name="ce52">
            <text:p>7.889,69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62"/>
          <table:table-cell table:style-name="ce78"/>
          <table:table-cell office:value-type="float" office:value="3450" table:style-name="ce52">
            <text:p>3.450,00</text:p>
          </table:table-cell>
          <table:table-cell table:style-name="ce52"/>
          <table:table-cell office:value-type="float" office:value="11339.690000000002" table:formula="of:=[.H24]+[.F25]+[.G25]" table:style-name="ce52">
            <text:p>11.3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18839.690000000002" table:formula="of:=[.H25]+[.F26]+[.G26]" table:style-name="ce52">
            <text:p>18.8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21639.690000000002" table:formula="of:=[.H26]+[.F27]+[.G27]" table:style-name="ce52">
            <text:p>21.6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28139.690000000002" table:formula="of:=[.H27]+[.F28]+[.G28]" table:style-name="ce52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number-columns-repeated="3" table:style-name="ce1"/>
          <table:table-cell office:value-type="float" office:value="28139.690000000002" table:formula="of:=[.H28]+[.F29]+[.G29]" table:style-name="ce52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28139.690000000002" table:formula="of:=[.H29]+[.F30]+[.G30]" table:style-name="ce52">
            <text:p>28.139,6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120.43" table:formula="of:=SUM([.D42:.D49])" table:style-name="ce92">
            <text:p>3.120,43</text:p>
          </table:table-cell>
          <table:table-cell office:value-type="float" office:value="1344.7" table:formula="of:=SUM([.E42:.E49])" table:style-name="ce92">
            <text:p>1.344,7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52">
            <text:p>99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32.700000000000003" table:style-name="ce81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6143.73" table:formula="of:=SUM([.E54:.E66])" table:style-name="ce68">
            <text:p>-6143,7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8 – 9</text:p>
          </table:table-cell>
          <table:table-cell office:value-type="float" office:value="-1111.1099999999999" table:style-name="ce78">
            <text:p>-1.111,1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4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4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2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2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2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1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1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1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1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1 – 6</text:p>
          </table:table-cell>
          <table:table-cell office:value-type="float" office:value="-666.67" table:style-name="ce78">
            <text:p>-666,6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6-14T00:00:00" table:style-name="ce70">
            <text:p>14.06.2023</text:p>
          </table:table-cell>
          <table:table-cell office:value-type="string" table:style-name="ce81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78">
            <text:p>-1.129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table:style-name="ce70"/>
          <table:table-cell table:style-name="ce81"/>
          <table:table-cell table:style-name="ce1"/>
          <table:table-cell office:value-type="string" table:style-name="ce74">
            <text:p>HESAP KESİM</text:p>
          </table:table-cell>
          <table:table-cell table:style-name="ce78"/>
          <table:table-cell table:style-name="ce52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9326.4700000000012" table:formula="of:=SUM([.E70:.E97])" table:style-name="ce68">
            <text:p>-932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4T00:00:00" table:style-name="ce70">
            <text:p>24.05.2023</text:p>
          </table:table-cell>
          <table:table-cell office:value-type="string" table:style-name="ce81">
            <text:p>ET 2 GÜNLÜK</text:p>
          </table:table-cell>
          <table:table-cell table:number-columns-repeated="2" table:style-name="ce81"/>
          <table:table-cell office:value-type="float" office:value="-350" table:style-name="ce78">
            <text:p>-3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4T00:00:00" table:style-name="ce70">
            <text:p>24.05.2023</text:p>
          </table:table-cell>
          <table:table-cell office:value-type="string" table:style-name="ce81">
            <text:p>SEBZE</text:p>
          </table:table-cell>
          <table:table-cell table:number-columns-repeated="2" table:style-name="ce81"/>
          <table:table-cell office:value-type="float" office:value="-63.15" table:style-name="ce78">
            <text:p>-6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6T00:00:00" table:style-name="ce70">
            <text:p>26.05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9T00:00:00" table:style-name="ce70">
            <text:p>29.05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95">
            <text:p>ET</text:p>
          </table:table-cell>
          <table:table-cell table:number-columns-repeated="2" table:style-name="ce1"/>
          <table:table-cell office:value-type="float" office:value="-225" table:style-name="ce78">
            <text:p>-225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81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81">
            <text:p>ET</text:p>
          </table:table-cell>
          <table:table-cell table:number-columns-repeated="2" table:style-name="ce1"/>
          <table:table-cell office:value-type="float" office:value="-180" table:style-name="ce78">
            <text:p>-18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81">
            <text:p>AUDİ YAĞ FİLTRE</text:p>
          </table:table-cell>
          <table:table-cell table:number-columns-repeated="2" table:style-name="ce1"/>
          <table:table-cell office:value-type="float" office:value="-850" table:style-name="ce78">
            <text:p>-8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1">
            <text:p>ERENLER</text:p>
          </table:table-cell>
          <table:table-cell table:number-columns-repeated="2" table:style-name="ce1"/>
          <table:table-cell office:value-type="float" office:value="-112.11" table:style-name="ce78">
            <text:p>-112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1">
            <text:p>ET</text:p>
          </table:table-cell>
          <table:table-cell table:number-columns-repeated="2" table:style-name="ce1"/>
          <table:table-cell office:value-type="float" office:value="-150" table:style-name="ce78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7T00:00:00" table:style-name="ce2">
            <text:p>7.Haz</text:p>
          </table:table-cell>
          <table:table-cell office:value-type="string" table:style-name="ce81">
            <text:p>ET</text:p>
          </table:table-cell>
          <table:table-cell table:style-name="ce1"/>
          <table:table-cell table:style-name="ce53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8T00:00:00" table:style-name="ce2">
            <text:p>8.Haz</text:p>
          </table:table-cell>
          <table:table-cell office:value-type="string" table:style-name="ce81">
            <text:p>ET</text:p>
          </table:table-cell>
          <table:table-cell table:style-name="ce1"/>
          <table:table-cell table:style-name="ce53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9T00:00:00" table:style-name="ce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78">
            <text:p>-1.420,00</text:p>
          </table:table-cell>
          <table:table-cell table:number-columns-repeated="16379"/>
        </table:table-row>
        <table:table-row table:style-name="ro1">
          <table:table-cell office:value-type="date" office:date-value="2023-06-10T00:00:00" table:style-name="ce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78">
            <text:p>-242,56</text:p>
          </table:table-cell>
          <table:table-cell table:number-columns-repeated="16379"/>
        </table:table-row>
        <table:table-row table:style-name="ro1">
          <table:table-cell office:value-type="date" office:date-value="2023-06-12T00:00:00" table:style-name="ce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78">
            <text:p>-167,19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78">
            <text:p>-61,41</text:p>
          </table:table-cell>
          <table:table-cell table:number-columns-repeated="16379"/>
        </table:table-row>
        <table:table-row table:style-name="ro1">
          <table:table-cell office:value-type="date" office:date-value="2023-06-15T00:00:00" table:style-name="ce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8T00:00:00" table:style-name="ce70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78">
            <text:p>-257,00</text:p>
          </table:table-cell>
          <table:table-cell table:number-columns-repeated="16379"/>
        </table:table-row>
        <table:table-row table:style-name="ro1">
          <table:table-cell office:value-type="date" office:date-value="2023-06-19T00:00:00" table:style-name="ce70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20T00:00:00" table:style-name="ce70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78">
            <text:p>-110,00</text:p>
          </table:table-cell>
          <table:table-cell table:number-columns-repeated="16379"/>
        </table:table-row>
        <table:table-row table:style-name="ro1">
          <table:table-cell office:value-type="date" office:date-value="2023-06-21T00:00:00" table:style-name="ce70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78">
            <text:p>-405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78">
            <text:p>-820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78">
            <text:p>-599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78">
            <text:p>-8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78">
            <text:p>-1.197,38</text:p>
          </table:table-cell>
          <table:table-cell table:number-columns-repeated="16379"/>
        </table:table-row>
        <table:table-row table:style-name="ro1">
          <table:table-cell office:value-type="date" office:date-value="2023-06-23T00:00:00" table:style-name="ce70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78">
            <text:p>-418,5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4">
            <text:p>HESAP KESİM</text:p>
          </table:table-cell>
          <table:table-cell table:number-columns-repeated="16380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office:value-type="string" table:style-name="ce169">
            <text:p>TEMMUZ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433286.58999999997" table:formula="of:=SUM([.E112:.E120])" table:style-name="ce68">
            <text:p>433286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2372.88" table:style-name="ce62">
            <text:p>12.372,88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26868.21" table:style-name="ce62">
            <text:p>26.868,21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51">
            <text:p>1.647,00</text:p>
          </table:table-cell>
          <table:table-cell office:value-type="float" office:value="111" table:style-name="ce51">
            <text:p>111,00</text:p>
          </table:table-cell>
          <table:table-cell office:value-type="float" office:value="182817" table:formula="of:=[.D116]*[.C116]" table:style-name="ce62">
            <text:p>182.817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51">
            <text:p>26,73</text:p>
          </table:table-cell>
          <table:table-cell office:value-type="float" office:value="850" table:style-name="ce51">
            <text:p>850,00</text:p>
          </table:table-cell>
          <table:table-cell office:value-type="float" office:value="22720.5" table:formula="of:=[.D117]*[.C117]" table:style-name="ce62">
            <text:p>22.720,5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51">
            <text:p>29,20</text:p>
          </table:table-cell>
          <table:table-cell office:value-type="float" office:value="100" table:style-name="ce51">
            <text:p>100,00</text:p>
          </table:table-cell>
          <table:table-cell office:value-type="float" office:value="2920" table:formula="of:=[.D118]*[.C118]" table:style-name="ce62">
            <text:p>2.92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7500" table:style-name="ce62">
            <text:p>67.5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000" table:style-name="ce62">
            <text:p>1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TEMMUZ" table:formula="of:=[.A111]" table:style-name="ce74">
            <text:p>TEMMUZ</text:p>
          </table:table-cell>
          <table:table-cell office:value-type="string" table:style-name="ce61">
            <text:p><text:s/>Bakiye</text:p>
          </table:table-cell>
          <table:table-cell office:value-type="float" office:value="-23354.9" table:formula="of:=[.H13]" table:style-name="ce52">
            <text:p>-23.354,9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6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49" table:default-cell-style-name="ce1"/>
        <table:table-column table:style-name="co12" table:default-cell-style-name="ce1"/>
        <table:table-column table:style-name="co24" table:default-cell-style-name="ce1"/>
        <table:table-column table:style-name="co29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HAZİRAN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744" table:formula="of:=SUM([.D4:.D30])" table:style-name="ce76">
            <text:p>28.744,00</text:p>
          </table:table-cell>
          <table:table-cell office:value-type="float" office:value="-26572.629999999997" table:formula="of:=SUM([.E4:.E29])" table:style-name="ce76">
            <text:p>-26.572,63</text:p>
          </table:table-cell>
          <table:table-cell office:value-type="float" office:value="33133" table:formula="of:=SUM([.F4:.F31])" table:style-name="ce76">
            <text:p>33.133,00</text:p>
          </table:table-cell>
          <table:table-cell office:value-type="float" office:value="-28830.22" table:formula="of:=SUM([.G4:.G31])" table:style-name="ce76">
            <text:p>-28.830,22</text:p>
          </table:table-cell>
          <table:table-cell office:value-type="float" office:value="4302.7799999999988" table:formula="of:=[.F2]+[.G2]" table:style-name="ce76">
            <text:p>4.302,7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04" table:style-name="ce52">
            <text:p>-204,00</text:p>
          </table:table-cell>
          <table:table-cell office:value-type="float" office:value="-204" table:formula="of:=[.H3]+[.F4]+[.G4]" table:style-name="ce52">
            <text:p>-204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11" table:style-name="ce52">
            <text:p>-411,00</text:p>
          </table:table-cell>
          <table:table-cell office:value-type="float" office:value="-615" table:formula="of:=[.H4]+[.F5]+[.G5]" table:style-name="ce52">
            <text:p>-615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79">
            <text:p>TUSDATA 2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865" table:formula="of:=[.H5]+[.F6]+[.G6]" table:style-name="ce52">
            <text:p>-86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79"/>
          <table:table-cell table:style-name="ce52"/>
          <table:table-cell office:value-type="float" office:value="-44" table:style-name="ce52">
            <text:p>-44,00</text:p>
          </table:table-cell>
          <table:table-cell table:style-name="ce52"/>
          <table:table-cell office:value-type="float" office:value="-44" table:style-name="ce52">
            <text:p>-44,00</text:p>
          </table:table-cell>
          <table:table-cell office:value-type="float" office:value="-909" table:formula="of:=[.H6]+[.F7]+[.G7]" table:style-name="ce52">
            <text:p>-909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2">
            <text:p>KK 4876 İşbank</text:p>
          </table:table-cell>
          <table:table-cell table:style-name="ce79"/>
          <table:table-cell table:style-name="ce1"/>
          <table:table-cell office:value-type="float" office:value="-4946.47" table:formula="of:=[.E49]" table:style-name="ce52">
            <text:p>-4.946,47</text:p>
          </table:table-cell>
          <table:table-cell table:style-name="ce52"/>
          <table:table-cell office:value-type="float" office:value="-4946.47" table:style-name="ce52">
            <text:p>-4.946,47</text:p>
          </table:table-cell>
          <table:table-cell office:value-type="float" office:value="-5855.47" table:formula="of:=[.H7]+[.F8]+[.G8]" table:style-name="ce52">
            <text:p>-5.855,47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2">
            <text:p>KK 5165 Denizbank</text:p>
          </table:table-cell>
          <table:table-cell table:style-name="ce79"/>
          <table:table-cell table:style-name="ce1"/>
          <table:table-cell office:value-type="float" office:value="-1207.42" table:formula="of:=[.E84]" table:style-name="ce52">
            <text:p>-1.207,42</text:p>
          </table:table-cell>
          <table:table-cell table:style-name="ce1"/>
          <table:table-cell office:value-type="float" office:value="-1207.42" table:style-name="ce52">
            <text:p>-1.207,42</text:p>
          </table:table-cell>
          <table:table-cell office:value-type="float" office:value="-7062.89" table:formula="of:=[.H8]+[.F9]+[.G9]" table:style-name="ce52">
            <text:p>-7.062,89</text:p>
          </table:table-cell>
          <table:table-cell table:number-columns-repeated="16376"/>
        </table:table-row>
        <table:table-row table:style-name="ro1">
          <table:table-cell office:value-type="date" office:date-value="2023-06-07T00:00:00" table:style-name="ce70">
            <text:p>07.06.2023</text:p>
          </table:table-cell>
          <table:table-cell office:value-type="string" table:style-name="ce79">
            <text:p>Kira Adem Özen 1/12 Mrmr Ryl A Blok 82</text:p>
          </table:table-cell>
          <table:table-cell table:style-name="ce1"/>
          <table:table-cell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2437.89" table:formula="of:=[.H9]+[.F10]+[.G10]" table:style-name="ce52">
            <text:p>-12.437,8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%74,42 artış - 4300 * 25 % = 5375 <text:s/>-- 700 -5375 = 2125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14562.89" table:formula="of:=[.H10]+[.F11]+[.G11]" table:style-name="ce52">
            <text:p>-14.562,8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havale ücreti kira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16.059999999999999" table:style-name="ce52">
            <text:p>-16,06</text:p>
          </table:table-cell>
          <table:table-cell office:value-type="float" office:value="-14578.949999999999" table:formula="of:=[.H11]+[.F12]+[.G12]" table:style-name="ce52">
            <text:p>-14.578,9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style-name="ce2">
            <text:p>1.Haz</text:p>
          </table:table-cell>
          <table:table-cell office:value-type="string" table:style-name="ce79">
            <text:p>Aidat Marmara Royal Site 1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15249.22" table:formula="of:=[.H12]+[.F13]+[.G13]" table:style-name="ce52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15249.22" table:formula="of:=[.H13]+[.F14]+[.G14]" table:style-name="ce52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04" table:style-name="ce52">
            <text:p>-104,00</text:p>
          </table:table-cell>
          <table:table-cell office:value-type="float" office:value="-15353.22" table:formula="of:=[.H14]+[.F15]+[.G15]" table:style-name="ce52">
            <text:p>-15.353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27" table:style-name="ce52">
            <text:p>-127,00</text:p>
          </table:table-cell>
          <table:table-cell office:value-type="float" office:value="-15480.22" table:formula="of:=[.H15]+[.F16]+[.G16]" table:style-name="ce52">
            <text:p>-15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78"/>
          <table:table-cell office:value-type="float" office:value="-3500" table:style-name="ce52">
            <text:p>-3.500,00</text:p>
          </table:table-cell>
          <table:table-cell office:value-type="float" office:value="-18980.22" table:formula="of:=[.H16]+[.F17]+[.G17]" table:style-name="ce52">
            <text:p>-18.9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78"/>
          <table:table-cell office:value-type="float" office:value="-3500" table:style-name="ce52">
            <text:p>-3.500,00</text:p>
          </table:table-cell>
          <table:table-cell office:value-type="float" office:value="-22480.22" table:formula="of:=[.H17]+[.F18]+[.G18]" table:style-name="ce52">
            <text:p>-22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78"/>
          <table:table-cell office:value-type="float" office:value="-2750" table:style-name="ce52">
            <text:p>-2.750,00</text:p>
          </table:table-cell>
          <table:table-cell office:value-type="float" office:value="-25230.22" table:formula="of:=[.H18]+[.F19]+[.G19]" table:style-name="ce52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25230.22" table:formula="of:=[.H19]+[.F20]+[.G20]" table:style-name="ce52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17730.22" table:formula="of:=[.H20]+[.F21]+[.G21]" table:style-name="ce52">
            <text:p>-17.7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77"/>
          <table:table-cell table:style-name="ce1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-15730.220000000001" table:formula="of:=[.H21]+[.F22]+[.G22]" table:style-name="ce52">
            <text:p>-15.730,22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2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12930.220000000001" table:formula="of:=[.H22]+[.F23]+[.G23]" table:style-name="ce52">
            <text:p>-12.9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6430.2200000000012" table:formula="of:=[.H23]+[.F24]+[.G24]" table:style-name="ce52">
            <text:p>-6.430,22</text:p>
          </table:table-cell>
          <table:table-cell table:number-columns-repeated="16376"/>
        </table:table-row>
        <table:table-row table:style-name="ro1">
          <table:table-cell office:value-type="date" office:date-value="2023-06-30T00:00:00" table:style-name="ce70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84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52">
            <text:p>4.402,78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4402.7799999999988" table:formula="of:=[.H25]+[.F26]+[.G26]" table:style-name="ce52">
            <text:p>4.402,78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işçilik motorcu yusuf</text:p>
          </table:table-cell>
          <table:table-cell table:style-name="ce1"/>
          <table:table-cell table:style-name="ce77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52">
            <text:p>4.302,78</text:p>
          </table:table-cell>
          <table:table-cell table:number-columns-repeated="16376"/>
        </table:table-row>
        <table:table-row table:style-name="ro1">
          <table:table-cell office:value-type="date" office:date-value="2023-06-15T00:00:00" table:style-name="ce2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52"/>
          <table:table-cell table:style-name="ce1"/>
          <table:table-cell office:value-type="float" office:value="3500" table:style-name="ce52">
            <text:p>3.500,00</text:p>
          </table:table-cell>
          <table:table-cell table:style-name="ce52"/>
          <table:table-cell office:value-type="float" office:value="7802.7799999999988" table:formula="of:=[.H27]+[.F28]+[.G28]" table:style-name="ce52">
            <text:p>7.8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2">
            <text:p>15.Haz</text:p>
          </table:table-cell>
          <table:table-cell office:value-type="string" table:style-name="ce173">
            <text:p>ziraate havale</text:p>
          </table:table-cell>
          <table:table-cell table:number-columns-repeated="3" table:style-name="ce1"/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4302.7799999999988" table:formula="of:=[.H28]+[.F29]+[.G29]" table:style-name="ce52">
            <text:p>4.302,7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377.9" table:formula="of:=SUM([.D38:.D45])" table:style-name="ce92">
            <text:p>3.377,90</text:p>
          </table:table-cell>
          <table:table-cell office:value-type="float" office:value="3379.06" table:formula="of:=SUM([.E38:.E45])" table:style-name="ce92">
            <text:p>3.379,06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52">
            <text:p>55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52">
            <text:p>92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81"/>
          <table:table-cell office:value-type="float" office:value="44.06" table:style-name="ce81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946.47" table:formula="of:=SUM([.E50:.E69])" table:style-name="ce92">
            <text:p>-4.94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7 – 9</text:p>
          </table:table-cell>
          <table:table-cell office:value-type="float" office:value="-1111.1099999999999" table:style-name="ce7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4 – 4</text:p>
          </table:table-cell>
          <table:table-cell office:value-type="float" office:value="-164.98" table:style-name="ce78">
            <text:p>-164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3 – 10</text:p>
          </table:table-cell>
          <table:table-cell office:value-type="float" office:value="-61.39" table:style-name="ce78">
            <text:p>-61,39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74">
            <text:p><text:s/>3 – 3</text:p>
          </table:table-cell>
          <table:table-cell office:value-type="float" office:value="-240.06" table:style-name="ce78">
            <text:p>-240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3 – 6</text:p>
          </table:table-cell>
          <table:table-cell office:value-type="float" office:value="-376.49" table:style-name="ce78">
            <text:p>-376,49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1 – 9</text:p>
          </table:table-cell>
          <table:table-cell office:value-type="float" office:value="-1196.06" table:style-name="ce78">
            <text:p>-1.196,06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1 – 6</text:p>
          </table:table-cell>
          <table:table-cell office:value-type="float" office:value="-549.83000000000004" table:style-name="ce78">
            <text:p>-549,83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1 – 6</text:p>
          </table:table-cell>
          <table:table-cell office:value-type="float" office:value="-520.54999999999995" table:style-name="ce78">
            <text:p>-520,55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style-name="ce81"/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kullanılan maxipuan</text:p>
          </table:table-cell>
          <table:table-cell office:value-type="float" office:value="-476.91" table:style-name="ce81">
            <text:p>-476,91</text:p>
          </table:table-cell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78">
            <text:p>-49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Hepsiburada – lcd power</text:p>
          </table:table-cell>
          <table:table-cell table:number-columns-repeated="2" table:style-name="ce81"/>
          <table:table-cell office:value-type="float" office:value="-120" table:style-name="ce78">
            <text:p>-12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78">
            <text:p>-321,00</text:p>
          </table:table-cell>
          <table:table-cell table:style-name="ce52"/>
          <table:table-cell table:number-columns-repeated="16378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78">
            <text:p>110,52</text:p>
          </table:table-cell>
          <table:table-cell table:style-name="ce52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1"/>
          <table:table-cell office:value-type="float" office:value="100.48" table:style-name="ce78">
            <text:p>100,48</text:p>
          </table:table-cell>
          <table:table-cell table:style-name="ce52"/>
          <table:table-cell table:number-columns-repeated="16378"/>
        </table:table-row>
        <table:table-row table:style-name="ro1">
          <table:table-cell office:value-type="date" office:date-value="2023-05-05T00:00:00" table:style-name="ce70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96">
            <text:p>30.06.2023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70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70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20T00:00:00" table:style-name="ce70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number-rows-repeated="3"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office:value-type="string" table:style-name="ce78">
            <text:p>HESAP KESİM</text:p>
          </table:table-cell>
          <table:table-cell table:number-columns-repeated="16379" table:style-name="ce1"/>
        </table:table-row>
        <table:table-row table:number-rows-repeated="6"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207.42" table:formula="of:=SUM([.E85:.E96])" table:style-name="ce68">
            <text:p>-1207,4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81">
            <text:p>Pide et</text:p>
          </table:table-cell>
          <table:table-cell table:number-columns-repeated="2" table:style-name="ce81"/>
          <table:table-cell office:value-type="float" office:value="-140" table:style-name="ce78">
            <text:p>-140,00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81">
            <text:p>Pide sebze erenler</text:p>
          </table:table-cell>
          <table:table-cell table:number-columns-repeated="2" table:style-name="ce81"/>
          <table:table-cell office:value-type="float" office:value="-35.78" table:style-name="ce78">
            <text:p>-35,78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9T00:00:00" table:style-name="ce70">
            <text:p>29.04.2023</text:p>
          </table:table-cell>
          <table:table-cell office:value-type="string" table:style-name="ce81">
            <text:p>ÖDEME</text:p>
          </table:table-cell>
          <table:table-cell office:value-type="float" office:value="-221.54" table:style-name="ce81">
            <text:p>-221,54</text:p>
          </table:table-cell>
          <table:table-cell table:style-name="ce81"/>
          <table:table-cell table:style-name="ce78"/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81">
            <text:p>mrkt</text:p>
          </table:table-cell>
          <table:table-cell table:number-columns-repeated="2" table:style-name="ce81"/>
          <table:table-cell office:value-type="float" office:value="-39.950000000000003" table:style-name="ce78">
            <text:p>-39,95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81">
            <text:p>mrkt</text:p>
          </table:table-cell>
          <table:table-cell table:number-columns-repeated="2" table:style-name="ce81"/>
          <table:table-cell office:value-type="float" office:value="-154.44999999999999" table:style-name="ce78">
            <text:p>-154,45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260" table:style-name="ce78">
            <text:p>-26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78">
            <text:p>-14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78">
            <text:p>-57,07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7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5-15T00:00:00" table:style-name="ce70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78">
            <text:p>-19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169">
            <text:p>HAZİRAN</text:p>
          </table:table-cell>
          <table:table-cell office:value-type="string" table:style-name="ce66">
            <text:p>2023 <text:s/>Devir</text:p>
          </table:table-cell>
          <table:table-cell table:style-name="ce65"/>
          <table:table-cell table:style-name="ce67"/>
          <table:table-cell office:value-type="float" office:value="377425.43" table:formula="of:=SUM([.E112:.E120])" table:style-name="ce68">
            <text:p>377425,43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51">
            <text:p>1.380,00</text:p>
          </table:table-cell>
          <table:table-cell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049.84" table:style-name="ce62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51">
            <text:p>1.438,00</text:p>
          </table:table-cell>
          <table:table-cell office:value-type="float" office:value="111" table:style-name="ce51">
            <text:p>111,00</text:p>
          </table:table-cell>
          <table:table-cell office:value-type="float" office:value="159618" table:formula="of:=[.D116]*[.C116]" table:style-name="ce62">
            <text:p>159.61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51">
            <text:p>23,34</text:p>
          </table:table-cell>
          <table:table-cell office:value-type="float" office:value="850" table:style-name="ce51">
            <text:p>850,00</text:p>
          </table:table-cell>
          <table:table-cell office:value-type="float" office:value="19839" table:formula="of:=[.D117]*[.C117]" table:style-name="ce62">
            <text:p>19.839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51">
            <text:p>25,30</text:p>
          </table:table-cell>
          <table:table-cell office:value-type="float" office:value="100" table:style-name="ce51">
            <text:p>100,00</text:p>
          </table:table-cell>
          <table:table-cell office:value-type="float" office:value="2530" table:formula="of:=[.D118]*[.C118]" table:style-name="ce62">
            <text:p>2.53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2600" table:style-name="ce62">
            <text:p>42.6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700" table:style-name="ce62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YIS Bakiye</text:p>
          </table:table-cell>
          <table:table-cell office:value-type="float" office:value="-5855.47" table:formula="of:=[.H8]" table:style-name="ce52">
            <text:p>-5.855,47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5_23" table:style-name="ta5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48" table:default-cell-style-name="ce1"/>
        <table:table-column table:style-name="co12" table:default-cell-style-name="ce1"/>
        <table:table-column table:style-name="co1" table:default-cell-style-name="ce1"/>
        <table:table-column table:style-name="co29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YIS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911" table:formula="of:=SUM([.D4:.D40])" table:style-name="ce76">
            <text:p>17.911,00</text:p>
          </table:table-cell>
          <table:table-cell office:value-type="float" office:value="-20977.52" table:formula="of:=SUM([.E4:.E39])" table:style-name="ce76">
            <text:p>-20.977,52</text:p>
          </table:table-cell>
          <table:table-cell office:value-type="float" office:value="19800" table:formula="of:=SUM([.F4:.F41])" table:style-name="ce76">
            <text:p>19.800,00</text:p>
          </table:table-cell>
          <table:table-cell office:value-type="float" office:value="-25248.52" table:formula="of:=SUM([.G4:.G41])" table:style-name="ce76">
            <text:p>-25.248,52</text:p>
          </table:table-cell>
          <table:table-cell office:value-type="float" office:value="-5448.52" table:formula="of:=[.F2]+[.G2]" table:style-name="ce76">
            <text:p>-5.448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67" table:style-name="ce52">
            <text:p>-267,00</text:p>
          </table:table-cell>
          <table:table-cell office:value-type="float" office:value="-267" table:formula="of:=[.H3]+[.F4]+[.G4]" table:style-name="ce52">
            <text:p>-26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04" table:style-name="ce52">
            <text:p>-504,00</text:p>
          </table:table-cell>
          <table:table-cell office:value-type="float" office:value="-771" table:formula="of:=[.H4]+[.F5]+[.G5]" table:style-name="ce52">
            <text:p>-77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10" table:formula="of:=[.D53]*-1" table:style-name="ce52">
            <text:p>-110,00</text:p>
          </table:table-cell>
          <table:table-cell table:style-name="ce52"/>
          <table:table-cell office:value-type="float" office:value="-110" table:style-name="ce52">
            <text:p>-110,00</text:p>
          </table:table-cell>
          <table:table-cell office:value-type="float" office:value="-881" table:formula="of:=[.H5]+[.F6]+[.G6]" table:style-name="ce52">
            <text:p>-8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52">
            <text:p>-4.975,71</text:p>
          </table:table-cell>
          <table:table-cell table:style-name="ce52"/>
          <table:table-cell office:value-type="float" office:value="-4975.71" table:style-name="ce52">
            <text:p>-4.975,71</text:p>
          </table:table-cell>
          <table:table-cell office:value-type="float" office:value="-5856.71" table:formula="of:=[.H6]+[.F7]+[.G7]" table:style-name="ce52">
            <text:p>-5.856,7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52">
            <text:p>-221,54</text:p>
          </table:table-cell>
          <table:table-cell table:style-name="ce1"/>
          <table:table-cell office:value-type="float" office:value="-221.54" table:style-name="ce52">
            <text:p>-221,54</text:p>
          </table:table-cell>
          <table:table-cell office:value-type="float" office:value="-6078.25" table:formula="of:=[.H7]+[.F8]+[.G8]" table:style-name="ce52">
            <text:p>-6.078,25</text:p>
          </table:table-cell>
          <table:table-cell table:number-columns-repeated="16376"/>
        </table:table-row>
        <table:table-row table:style-name="ro1">
          <table:table-cell office:value-type="date" office:date-value="2023-05-05T00:00:00" table:style-name="ce70">
            <text:p>05.05.2023</text:p>
          </table:table-cell>
          <table:table-cell office:value-type="string" table:style-name="ce79">
            <text:p>TUSDATA 1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6328.25" table:formula="of:=[.H8]+[.F9]+[.G9]" table:style-name="ce52">
            <text:p>-6.328,25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70">
            <text:p>07.01.2023</text:p>
          </table:table-cell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10628.25" table:formula="of:=[.H9]+[.F10]+[.G10]" table:style-name="ce52">
            <text:p>-10.628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2/12</text:p>
          </table:table-cell>
          <table:table-cell table:number-columns-repeated="2" table:style-name="ce79"/>
          <table:table-cell office:value-type="float" office:value="-670.27" table:style-name="ce52">
            <text:p>-670,27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11298.52" table:formula="of:=[.H10]+[.F11]+[.G11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 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1]+[.F12]+[.G12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2]+[.F13]+[.G13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3]+[.F14]+[.G14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14798.52" table:formula="of:=[.H14]+[.F15]+[.G15]" table:style-name="ce52">
            <text:p>-14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18298.52" table:formula="of:=[.H15]+[.F16]+[.G16]" table:style-name="ce52">
            <text:p>-18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21798.52" table:formula="of:=[.H16]+[.F17]+[.G17]" table:style-name="ce52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52"/>
          <table:table-cell office:value-type="float" office:value="-21798.52" table:formula="of:=[.H17]+[.F18]+[.G18]" table:style-name="ce52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14298.52" table:formula="of:=[.H18]+[.F19]+[.G19]" table:style-name="ce52">
            <text:p>-14.298,52</text:p>
          </table:table-cell>
          <table:table-cell table:number-columns-repeated="16376"/>
        </table:table-row>
        <table:table-row table:style-name="ro1">
          <table:table-cell office:value-type="date" office:date-value="2023-05-24T00:00:00" table:style-name="ce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11498.52" table:formula="of:=[.H19]+[.F20]+[.G20]" table:style-name="ce52">
            <text:p>-11.498,52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4998.5200000000004" table:formula="of:=[.H20]+[.F21]+[.G21]" table:style-name="ce52">
            <text:p>-4.998,52</text:p>
          </table:table-cell>
          <table:table-cell table:number-columns-repeated="16376"/>
        </table:table-row>
        <table:table-row table:style-name="ro1">
          <table:table-cell office:value-type="date" office:date-value="2023-05-15T00:00:00" table:style-name="ce70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77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52">
            <text:p>-1.998,52</text:p>
          </table:table-cell>
          <table:table-cell table:number-columns-repeated="16376"/>
        </table:table-row>
        <table:table-row table:style-name="ro1">
          <table:table-cell office:value-type="date" office:date-value="2023-04-15T00:00:00" table:style-name="ce70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77"/>
          <table:table-cell table:style-name="ce1"/>
          <table:table-cell table:style-name="ce52"/>
          <table:table-cell office:value-type="float" office:value="-3450" table:style-name="ce52">
            <text:p>-3.450,00</text:p>
          </table:table-cell>
          <table:table-cell office:value-type="float" office:value="-5448.52" table:formula="of:=[.H22]+[.F23]+[.G23]" table:style-name="ce52">
            <text:p>-5.448,52</text:p>
          </table:table-cell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2" table:style-name="ce1"/>
          <table:table-cell table:style-name="ce77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8/30 <text:s text:c="17"/>8*250 = 200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9/30 – 20/30 <text:s text:c="2"/>12*250 = 300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21/30-30/30 <text:s text:c="2"/>10*8845 = 88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anlaşma 31-3-2023 te yapıldı</text:p>
          </table:table-cell>
          <table:table-cell office:value-type="string" table:style-name="ce79">
            <text:p><text:s/></text:p>
          </table:table-cell>
          <table:table-cell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31-3-2023 USD <text:s text:c="3"/>iş alış <text:s text:c="7"/>18,78<text:s text:c="12"/>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31-3-2023 ALTIN İŞ ALIŞ 1179,83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2838.0099999999998" table:formula="of:=SUM([.D48:.D55])" table:style-name="ce92">
            <text:p>2.838,01</text:p>
          </table:table-cell>
          <table:table-cell office:value-type="float" office:value="2839.5" table:formula="of:=SUM([.E48:.E55])" table:style-name="ce92">
            <text:p>2.839,5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52">
            <text:p>51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52">
            <text:p>938,5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10" table:style-name="ce81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975.71" table:formula="of:=SUM([.E60:.E77])" table:style-name="ce68">
            <text:p>-4975,7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6 – 9</text:p>
          </table:table-cell>
          <table:table-cell office:value-type="float" office:value="-1111.1099999999999" table:style-name="ce78">
            <text:p>-1.111,1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3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3 – 3</text:p>
          </table:table-cell>
          <table:table-cell office:value-type="float" office:value="-134.75" table:style-name="ce78">
            <text:p>-134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3 – 3</text:p>
          </table:table-cell>
          <table:table-cell office:value-type="float" office:value="-378.34" table:style-name="ce78">
            <text:p>-378,3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3 – 4</text:p>
          </table:table-cell>
          <table:table-cell office:value-type="float" office:value="-164.98" table:style-name="ce78">
            <text:p>-164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74">
            <text:p><text:s/>2 – 3</text:p>
          </table:table-cell>
          <table:table-cell office:value-type="float" office:value="-240.06" table:style-name="ce78">
            <text:p>-240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2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2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81">
            <text:p>çapa bıçak 24 ad</text:p>
          </table:table-cell>
          <table:table-cell table:number-columns-repeated="2" table:style-name="ce81"/>
          <table:table-cell office:value-type="float" office:value="-800" table:style-name="ce78">
            <text:p>-8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81"/>
          <table:table-cell office:value-type="float" office:value="-294.89999999999998" table:style-name="ce78">
            <text:p>-294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0T00:00:00" table:style-name="ce70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78">
            <text:p>-291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70">
            <text:p>09.04.2023</text:p>
          </table:table-cell>
          <table:table-cell table:number-columns-repeated="3" table:style-name="ce1"/>
          <table:table-cell office:value-type="float" office:value="-77.52" table:style-name="ce78">
            <text:p>-77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70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78">
            <text:p>-158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70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53"/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70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78">
            <text:p>-1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3T00:00:00" table:style-name="ce70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78">
            <text:p>-43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70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78">
            <text:p>-69,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70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78">
            <text:p>-125,0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221.54" table:formula="of:=SUM([.E81:.E106])" table:style-name="ce92">
            <text:p>-221,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81">
            <text:p>Belediye 17761</text:p>
          </table:table-cell>
          <table:table-cell table:number-columns-repeated="2" table:style-name="ce81"/>
          <table:table-cell office:value-type="float" office:value="-221.54" table:style-name="ce78">
            <text:p>-221,5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office:value-type="string" table:style-name="ce78">
            <text:p>hesap kesim</text:p>
          </table:table-cell>
          <table:table-cell table:number-columns-repeated="3" table:style-name="ce52"/>
          <table:table-cell table:number-columns-repeated="16376"/>
        </table:table-row>
        <table:table-row table:number-rows-repeated="25" table:style-name="ro1">
          <table:table-cell table:style-name="ce70"/>
          <table:table-cell table:number-columns-repeated="3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69">
            <text:p>MAYIS</text:p>
          </table:table-cell>
          <table:table-cell office:value-type="string" table:style-name="ce66">
            <text:p>2023 <text:s/>Devir</text:p>
          </table:table-cell>
          <table:table-cell table:style-name="ce65"/>
          <table:table-cell table:style-name="ce67"/>
          <table:table-cell office:value-type="float" office:value="358028.33999999997" table:formula="of:=SUM([.E112:.E120])" table:style-name="ce68">
            <text:p>358028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049.84" table:style-name="ce62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51">
            <text:p>1.288,25</text:p>
          </table:table-cell>
          <table:table-cell office:value-type="float" office:value="111" table:style-name="ce51">
            <text:p>111,00</text:p>
          </table:table-cell>
          <table:table-cell office:value-type="float" office:value="142995.75" table:formula="of:=[.D116]*[.C116]" table:style-name="ce62">
            <text:p>142.995,75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51">
            <text:p>20,48</text:p>
          </table:table-cell>
          <table:table-cell office:value-type="float" office:value="850" table:style-name="ce51">
            <text:p>850,00</text:p>
          </table:table-cell>
          <table:table-cell office:value-type="float" office:value="17403.920000000002" table:formula="of:=[.D117]*[.C117]" table:style-name="ce62">
            <text:p>17.403,92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51">
            <text:p>21,90</text:p>
          </table:table-cell>
          <table:table-cell office:value-type="float" office:value="100" table:style-name="ce51">
            <text:p>100,00</text:p>
          </table:table-cell>
          <table:table-cell office:value-type="float" office:value="2190.2399999999998" table:formula="of:=[.D118]*[.C118]" table:style-name="ce62">
            <text:p>2.190,2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2600" table:style-name="ce62">
            <text:p>42.6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700" table:style-name="ce62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YIS Bakiye</text:p>
          </table:table-cell>
          <table:table-cell office:value-type="float" office:value="0" table:formula="of:=[.H3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65"/>
          <table:table-cell table:style-name="ce66"/>
          <table:table-cell table:style-name="ce65"/>
          <table:table-cell table:style-name="ce67"/>
          <table:table-cell table:style-name="ce68"/>
          <table:table-cell table:number-columns-repeated="16379"/>
        </table:table-row>
        <table:table-row table:number-rows-repeated="9" table:style-name="ro1">
          <table:table-cell table:style-name="ce70"/>
          <table:table-cell table:style-name="ce1"/>
          <table:table-cell table:number-columns-repeated="2" table:style-name="ce51"/>
          <table:table-cell table:style-name="ce62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1"/>
          <table:table-cell table:style-name="ce52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61"/>
          <table:table-cell table:number-columns-repeated="16380"/>
        </table:table-row>
        <table:table-row table:number-rows-repeated="1048431" table:style-name="ro1">
          <table:table-cell table:number-columns-repeated="16384"/>
        </table:table-row>
      </table:table>
      <table:table table:name="04_23" table:style-name="ta6">
        <table:table-column table:style-name="co41" table:default-cell-style-name="ce1"/>
        <table:table-column table:style-name="co50" table:default-cell-style-name="ce1"/>
        <table:table-column table:style-name="co24" table:default-cell-style-name="ce1"/>
        <table:table-column table:style-name="co48" table:default-cell-style-name="ce1"/>
        <table:table-column table:style-name="co12" table:default-cell-style-name="ce1"/>
        <table:table-column table:style-name="co24" table:default-cell-style-name="ce1"/>
        <table:table-column table:style-name="co39" table:default-cell-style-name="ce1"/>
        <table:table-column table:style-name="co22" table:number-columns-repeated="1016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NİSAN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0911" table:formula="of:=SUM([.D4:.D35])" table:style-name="ce76">
            <text:p>20.911,00</text:p>
          </table:table-cell>
          <table:table-cell office:value-type="float" office:value="-54277.093000000001" table:formula="of:=SUM([.E4:.E26])" table:style-name="ce76">
            <text:p>-54.277,09</text:p>
          </table:table-cell>
          <table:table-cell office:value-type="float" office:value="72630" table:formula="of:=SUM([.F4:.F36])" table:style-name="ce76">
            <text:p>72.630,00</text:p>
          </table:table-cell>
          <table:table-cell office:value-type="float" office:value="-58332.79" table:formula="of:=SUM([.G4:.G36])" table:style-name="ce76">
            <text:p>-58.332,79</text:p>
          </table:table-cell>
          <table:table-cell office:value-type="float" office:value="14297.21" table:formula="of:=[.F2]+[.G2]" table:style-name="ce76">
            <text:p>14.297,2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07" table:style-name="ce52">
            <text:p>-207,00</text:p>
          </table:table-cell>
          <table:table-cell office:value-type="float" office:value="-207" table:formula="of:=[.H3]+[.F4]+[.G4]" table:style-name="ce52">
            <text:p>-20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56" table:style-name="ce52">
            <text:p>-456,00</text:p>
          </table:table-cell>
          <table:table-cell office:value-type="float" office:value="-663" table:formula="of:=[.H4]+[.F5]+[.G5]" table:style-name="ce52">
            <text:p>-6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70">
            <text:p>03.04.2023</text:p>
          </table:table-cell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4963" table:formula="of:=[.H5]+[.F6]+[.G6]" table:style-name="ce52">
            <text:p>-4.9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70">
            <text:p>03.04.2023</text:p>
          </table:table-cell>
          <table:table-cell office:value-type="string" table:style-name="ce79">
            <text:p>Aidat Marmara Royal Site 11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5633.27" table:formula="of:=[.H6]+[.F7]+[.G7]" table:style-name="ce52">
            <text:p>-5.633,27</text:p>
          </table:table-cell>
          <table:table-cell table:number-columns-repeated="16376"/>
        </table:table-row>
        <table:table-row table:style-name="ro1">
          <table:table-cell office:value-type="string" table:style-name="ce70">
            <text:p>m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39.9" table:style-name="ce52">
            <text:p>-139,90</text:p>
          </table:table-cell>
          <table:table-cell office:value-type="float" office:value="-5773.17" table:formula="of:=[.H7]+[.F8]+[.G8]" table:style-name="ce52">
            <text:p>-5.773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52"/>
          <table:table-cell office:value-type="float" office:value="-1148" table:style-name="ce52">
            <text:p>-1.148,00</text:p>
          </table:table-cell>
          <table:table-cell office:value-type="float" office:value="-6921.17" table:formula="of:=[.H8]+[.F9]+[.G9]" table:style-name="ce52">
            <text:p>-6.921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93.5" table:style-name="ce52">
            <text:p>-93,50</text:p>
          </table:table-cell>
          <table:table-cell office:value-type="float" office:value="-7014.67" table:formula="of:=[.H9]+[.F10]+[.G10]" table:style-name="ce52">
            <text:p>-7.014,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07.14" table:formula="of:=[.D48]*-1" table:style-name="ce52">
            <text:p>-107,14</text:p>
          </table:table-cell>
          <table:table-cell table:style-name="ce52"/>
          <table:table-cell office:value-type="float" office:value="-107.14" table:style-name="ce52">
            <text:p>-107,14</text:p>
          </table:table-cell>
          <table:table-cell office:value-type="float" office:value="-7121.81" table:formula="of:=[.H10]+[.F11]+[.G11]" table:style-name="ce52">
            <text:p>-7.121,8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52">
            <text:p>-5.461,22</text:p>
          </table:table-cell>
          <table:table-cell table:style-name="ce52"/>
          <table:table-cell office:value-type="float" office:value="-5461.22" table:style-name="ce52">
            <text:p>-5.461,22</text:p>
          </table:table-cell>
          <table:table-cell office:value-type="float" office:value="-12583.03" table:formula="of:=[.H11]+[.F12]+[.G12]" table:style-name="ce52">
            <text:p>-12.583,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52">
            <text:p>-31.033,99</text:p>
          </table:table-cell>
          <table:table-cell table:style-name="ce52"/>
          <table:table-cell office:value-type="float" office:value="-31033.99" table:style-name="ce52">
            <text:p>-31.033,99</text:p>
          </table:table-cell>
          <table:table-cell office:value-type="float" office:value="-43617.020000000004" table:formula="of:=[.H12]+[.F13]+[.G13]" table:style-name="ce52">
            <text:p>-43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47117.020000000004" table:formula="of:=[.H13]+[.F14]+[.G14]" table:style-name="ce52">
            <text:p>-47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1000" table:style-name="ce52">
            <text:p>-1.000,00</text:p>
          </table:table-cell>
          <table:table-cell office:value-type="float" office:value="-48117.020000000004" table:formula="of:=[.H14]+[.F15]+[.G15]" table:style-name="ce52">
            <text:p>-48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51617.020000000004" table:formula="of:=[.H15]+[.F16]+[.G16]" table:style-name="ce52">
            <text:p>-51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1000" table:style-name="ce52">
            <text:p>-1.000,00</text:p>
          </table:table-cell>
          <table:table-cell office:value-type="float" office:value="-52617.020000000004" table:formula="of:=[.H16]+[.F17]+[.G17]" table:style-name="ce52">
            <text:p>-5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56117.020000000004" table:formula="of:=[.H17]+[.F18]+[.G18]" table:style-name="ce52">
            <text:p>-56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52"/>
          <table:table-cell office:value-type="float" office:value="6000" table:style-name="ce52">
            <text:p>6.000,00</text:p>
          </table:table-cell>
          <table:table-cell table:style-name="ce52"/>
          <table:table-cell office:value-type="float" office:value="-50117.020000000004" table:formula="of:=[.H18]+[.F19]+[.G19]" table:style-name="ce52">
            <text:p>-50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78">
            <text:p>7.500,00</text:p>
          </table:table-cell>
          <table:table-cell table:style-name="ce52"/>
          <table:table-cell office:value-type="float" office:value="-42617.020000000004" table:formula="of:=[.H19]+[.F20]+[.G20]" table:style-name="ce52">
            <text:p>-4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84">
            <text:p>₺2.000,00</text:p>
          </table:table-cell>
          <table:table-cell table:style-name="ce1"/>
          <table:table-cell office:value-type="float" office:value="2000" table:style-name="ce78">
            <text:p>2.000,00</text:p>
          </table:table-cell>
          <table:table-cell table:style-name="ce52"/>
          <table:table-cell office:value-type="float" office:value="-40617.020000000004" table:formula="of:=[.H20]+[.F21]+[.G21]" table:style-name="ce52">
            <text:p>-40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37817.020000000004" table:formula="of:=[.H21]+[.F22]+[.G22]" table:style-name="ce52">
            <text:p>-37.8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31317.020000000004" table:formula="of:=[.H22]+[.F23]+[.G23]" table:style-name="ce52">
            <text:p>-31.3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75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52">
            <text:p>-31.317,02</text:p>
          </table:table-cell>
          <table:table-cell table:number-columns-repeated="16376"/>
        </table:table-row>
        <table:table-row table:style-name="ro1">
          <table:table-cell office:value-type="date" office:date-value="2023-04-12T00:00:00" table:style-name="ce70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77"/>
          <table:table-cell table:style-name="ce1"/>
          <table:table-cell office:value-type="float" office:value="13000" table:style-name="ce52">
            <text:p>13.000,00</text:p>
          </table:table-cell>
          <table:table-cell table:style-name="ce52"/>
          <table:table-cell office:value-type="float" office:value="-18317.020000000004" table:formula="of:=[.H24]+[.F25]+[.G25]" table:style-name="ce52">
            <text:p>-18.317,0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77"/>
          <table:table-cell table:number-columns-repeated="3" table:style-name="ce1"/>
          <table:table-cell office:value-type="float" office:value="-18317.020000000004" table:formula="of:=[.H25]+[.F26]+[.G26]" table:style-name="ce52">
            <text:p>-18.317,02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52">
            <text:p>28.080,00</text:p>
          </table:table-cell>
          <table:table-cell table:style-name="ce52"/>
          <table:table-cell office:value-type="float" office:value="9762.9799999999959" table:formula="of:=[.H26]+[.F27]+[.G27]" table:style-name="ce52">
            <text:p>9.7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52"/>
          <table:table-cell office:value-type="float" office:value="-600" table:style-name="ce52">
            <text:p>-600,00</text:p>
          </table:table-cell>
          <table:table-cell office:value-type="float" office:value="9162.9799999999959" table:formula="of:=[.H27]+[.F28]+[.G28]" table:style-name="ce52">
            <text:p>9.1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52"/>
          <table:table-cell office:value-type="float" office:value="-1615.77" table:style-name="ce52">
            <text:p>-1.615,77</text:p>
          </table:table-cell>
          <table:table-cell office:value-type="float" office:value="7547.2099999999955" table:formula="of:=[.H28]+[.F29]+[.G29]" table:style-name="ce52">
            <text:p>7.547,21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78">
            <text:p>6.750,00</text:p>
          </table:table-cell>
          <table:table-cell table:style-name="ce52"/>
          <table:table-cell office:value-type="float" office:value="14297.209999999995" table:formula="of:=[.H29]+[.F30]+[.G30]" table:style-name="ce78">
            <text:p>14.297,21</text:p>
          </table:table-cell>
          <table:table-cell table:number-columns-repeated="16376"/>
        </table:table-row>
        <table:table-row table:number-rows-repeated="4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4161.9400000000005" table:formula="of:=SUM([.D43:.D50])" table:style-name="ce92">
            <text:p>4.161,94</text:p>
          </table:table-cell>
          <table:table-cell office:value-type="float" office:value="4162" table:formula="of:=SUM([.E43:.E50])" table:style-name="ce92">
            <text:p>4.162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52">
            <text:p>83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52">
            <text:p>1.24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07.14" table:style-name="ce81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461.222999999999" table:formula="of:=SUM([.E55:.E75])" table:style-name="ce68">
            <text:p>-5461,22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5/9</text:p>
          </table:table-cell>
          <table:table-cell table:style-name="ce81"/>
          <table:table-cell office:value-type="string" table:style-name="ce81">
            <text:p><text:s/>5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397.47" table:style-name="ce78">
            <text:p>-397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80.92" table:style-name="ce78">
            <text:p>-80,9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49.323" table:style-name="ce78">
            <text:p>-49,3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2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2 – 3</text:p>
          </table:table-cell>
          <table:table-cell office:value-type="float" office:value="-134.74" table:style-name="ce78">
            <text:p>-134,74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2 – 3</text:p>
          </table:table-cell>
          <table:table-cell office:value-type="float" office:value="-378.33" table:style-name="ce78">
            <text:p>-378,33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2 – 4</text:p>
          </table:table-cell>
          <table:table-cell office:value-type="float" office:value="-164.98" table:style-name="ce78">
            <text:p>-164,98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74">
            <text:p><text:s/>1 – 3</text:p>
          </table:table-cell>
          <table:table-cell office:value-type="float" office:value="-240.06" table:style-name="ce78">
            <text:p>-240,06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1 – 10</text:p>
          </table:table-cell>
          <table:table-cell office:value-type="float" office:value="-61.39" table:style-name="ce78">
            <text:p>-61,3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1 – 6</text:p>
          </table:table-cell>
          <table:table-cell office:value-type="float" office:value="-376.49" table:style-name="ce78">
            <text:p>-376,4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61.31" table:style-name="ce78">
            <text:p>-161,31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01T00:00:00" table:style-name="ce70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37.93" table:style-name="ce78">
            <text:p>-137,93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21.99" table:style-name="ce78">
            <text:p>-121,9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9T00:00:00" table:style-name="ce70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53"/>
          <table:table-cell office:value-type="float" office:value="-94.85" table:style-name="ce78">
            <text:p>-94,8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70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53"/>
          <table:table-cell office:value-type="float" office:value="-456.1" table:style-name="ce78">
            <text:p>-456,1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70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78">
            <text:p>-11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2T00:00:00" table:style-name="ce70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53"/>
          <table:table-cell office:value-type="float" office:value="-554.11" table:style-name="ce78">
            <text:p>-554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70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53"/>
          <table:table-cell office:value-type="float" office:value="-530.54999999999995" table:style-name="ce78">
            <text:p>-53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70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53"/>
          <table:table-cell office:value-type="float" office:value="-26.53" table:style-name="ce78">
            <text:p>-26,53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2" table:style-name="ce1"/>
          <table:table-cell table:style-name="ce53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1033.99" table:formula="of:=SUM([.E79:.E83])" table:style-name="ce68">
            <text:p>-31033,9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7T00:00:00" table:style-name="ce70">
            <text:p>27.02.2023</text:p>
          </table:table-cell>
          <table:table-cell office:value-type="string" table:style-name="ce81">
            <text:p>yasemin okul</text:p>
          </table:table-cell>
          <table:table-cell table:number-columns-repeated="2" table:style-name="ce81"/>
          <table:table-cell office:value-type="float" office:value="-30374" table:style-name="ce78">
            <text:p>-30.374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08T00:00:00" table:style-name="ce70">
            <text:p>08.03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60" table:style-name="ce78">
            <text:p>-16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09T00:00:00" table:style-name="ce70">
            <text:p>09.03.2023</text:p>
          </table:table-cell>
          <table:table-cell office:value-type="string" table:style-name="ce81">
            <text:p>benzin çapa</text:p>
          </table:table-cell>
          <table:table-cell table:number-columns-repeated="2" table:style-name="ce81"/>
          <table:table-cell office:value-type="float" office:value="-160.04" table:style-name="ce78">
            <text:p>-160,0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10" table:style-name="ce78">
            <text:p>-11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5T00:00:00" table:style-name="ce70">
            <text:p>15.03.2023</text:p>
          </table:table-cell>
          <table:table-cell office:value-type="string" table:style-name="ce81">
            <text:p>dnz kk et yğ soğn bbr</text:p>
          </table:table-cell>
          <table:table-cell table:number-columns-repeated="2" table:style-name="ce81"/>
          <table:table-cell office:value-type="float" office:value="-229.95" table:style-name="ce78">
            <text:p>-229,9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number-rows-repeated="12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11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Nisan <text:s/>Devir</text:p>
          </table:table-cell>
          <table:table-cell table:style-name="ce65"/>
          <table:table-cell table:style-name="ce67"/>
          <table:table-cell office:value-type="float" office:value="367483.41000000003" table:formula="of:=SUM([.E112:.E120])" table:style-name="ce68">
            <text:p>367483,41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44063.82" table:style-name="ce62">
            <text:p>44.063,82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51">
            <text:p>1.265,00</text:p>
          </table:table-cell>
          <table:table-cell office:value-type="float" office:value="111" table:style-name="ce51">
            <text:p>111,00</text:p>
          </table:table-cell>
          <table:table-cell office:value-type="float" office:value="140415" table:formula="of:=[.D116]*[.C116]" table:style-name="ce62">
            <text:p>140.41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51">
            <text:p>19,50</text:p>
          </table:table-cell>
          <table:table-cell office:value-type="float" office:value="850" table:style-name="ce51">
            <text:p>850,00</text:p>
          </table:table-cell>
          <table:table-cell office:value-type="float" office:value="16575" table:formula="of:=[.D117]*[.C117]" table:style-name="ce62">
            <text:p>16.57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51">
            <text:p>21,41</text:p>
          </table:table-cell>
          <table:table-cell office:value-type="float" office:value="100" table:style-name="ce51">
            <text:p>100,00</text:p>
          </table:table-cell>
          <table:table-cell office:value-type="float" office:value="2141" table:formula="of:=[.D118]*[.C118]" table:style-name="ce62">
            <text:p>2.141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0000" table:style-name="ce62">
            <text:p>40.0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200" table:style-name="ce62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Nisan Bakiye</text:p>
          </table:table-cell>
          <table:table-cell office:value-type="float" office:value="14297.21" table:formula="of:=[.H2]" table:style-name="ce52">
            <text:p>14.297,21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3_23" table:style-name="ta6">
        <table:table-column table:style-name="co26" table:default-cell-style-name="ce1"/>
        <table:table-column table:style-name="co42" table:default-cell-style-name="ce1"/>
        <table:table-column table:style-name="co24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45" table:default-cell-style-name="ce1"/>
        <table:table-column table:style-name="co1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R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88189" table:formula="of:=SUM([.D5:.D36])" table:style-name="ce76">
            <text:p>88.189,00</text:p>
          </table:table-cell>
          <table:table-cell office:value-type="float" office:value="-24634.690000000002" table:formula="of:=SUM([.E5:.E35])" table:style-name="ce76">
            <text:p>-24.634,69</text:p>
          </table:table-cell>
          <table:table-cell office:value-type="float" office:value="23139.34" table:formula="of:=SUM([.F4:.F36])" table:style-name="ce76">
            <text:p>23.139,34</text:p>
          </table:table-cell>
          <table:table-cell office:value-type="float" office:value="-33283.54" table:formula="of:=SUM([.G5:.G40])" table:style-name="ce76">
            <text:p>-33.283,54</text:p>
          </table:table-cell>
          <table:table-cell office:value-type="float" office:value="-10144.200000000001" table:formula="of:=[.F2]+[.G2]" table:style-name="ce76">
            <text:p>-10.144,2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2"/>
          <table:table-cell office:value-type="float" office:value="0" table:formula="of:=[.F3]+[.G3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style-name="ce70">
            <text:p>01.03.2023</text:p>
          </table:table-cell>
          <table:table-cell office:value-type="string" table:style-name="ce61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52"/>
          <table:table-cell office:value-type="float" office:value="5000" table:formula="of:=[.H3]+[.F4]+[.G4]" table:style-name="ce52">
            <text:p>5.000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70">
            <text:p>06.03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24" table:style-name="ce52">
            <text:p>-224,00</text:p>
          </table:table-cell>
          <table:table-cell office:value-type="float" office:value="4776" table:formula="of:=[.H4]+[.F5]+[.G5]" table:style-name="ce52">
            <text:p>4.776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70">
            <text:p>06.03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61" table:style-name="ce52">
            <text:p>-461,00</text:p>
          </table:table-cell>
          <table:table-cell office:value-type="float" office:value="4315" table:formula="of:=[.H5]+[.F6]+[.G6]" table:style-name="ce52">
            <text:p>4.315,00</text:p>
          </table:table-cell>
          <table:table-cell table:number-columns-repeated="16376"/>
        </table:table-row>
        <table:table-row table:style-name="ro1">
          <table:table-cell office:value-type="date" office:date-value="2023-03-14T00:00:00" table:style-name="ce70">
            <text:p>14.03.2023</text:p>
          </table:table-cell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15" table:formula="of:=[.H6]+[.F7]+[.G7]" table:style-name="ce52">
            <text:p>15,00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79">
            <text:p>Aidat Marmara Royal Site 10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52"/>
          <table:table-cell office:value-type="float" office:value="-672.15" table:style-name="ce52">
            <text:p>-672,15</text:p>
          </table:table-cell>
          <table:table-cell office:value-type="float" office:value="-657.15" table:formula="of:=[.H7]+[.F8]+[.G8]" table:style-name="ce52">
            <text:p>-657,15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187.46" table:style-name="ce52">
            <text:p>-187,46</text:p>
          </table:table-cell>
          <table:table-cell office:value-type="float" office:value="-844.61" table:formula="of:=[.H8]+[.F9]+[.G9]" table:style-name="ce52">
            <text:p>-844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464.5" table:style-name="ce52">
            <text:p>-1.464,50</text:p>
          </table:table-cell>
          <table:table-cell office:value-type="float" office:value="-2309.11" table:formula="of:=[.H9]+[.F10]+[.G10]" table:style-name="ce52">
            <text:p>-2.309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64.5" table:style-name="ce52">
            <text:p>-64,50</text:p>
          </table:table-cell>
          <table:table-cell office:value-type="float" office:value="-2373.61" table:formula="of:=[.H10]+[.F11]+[.G11]" table:style-name="ce52">
            <text:p>-2.373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52">
            <text:p>-64,93</text:p>
          </table:table-cell>
          <table:table-cell table:style-name="ce52"/>
          <table:table-cell office:value-type="float" office:value="-64.930000000000007" table:style-name="ce52">
            <text:p>-64,93</text:p>
          </table:table-cell>
          <table:table-cell office:value-type="float" office:value="-2438.54" table:formula="of:=[.H11]+[.F12]+[.G12]" table:style-name="ce52">
            <text:p>-2.438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52">
            <text:p>-7.675,40</text:p>
          </table:table-cell>
          <table:table-cell table:style-name="ce52"/>
          <table:table-cell office:value-type="float" office:value="-7675.38" table:style-name="ce52">
            <text:p>-7.675,38</text:p>
          </table:table-cell>
          <table:table-cell office:value-type="float" office:value="-10113.92" table:formula="of:=[.H12]+[.F13]+[.G13]" table:style-name="ce52">
            <text:p>-10.113,9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52">
            <text:p>-1.174,72</text:p>
          </table:table-cell>
          <table:table-cell table:style-name="ce1"/>
          <table:table-cell office:value-type="float" office:value="-1174.72" table:style-name="ce52">
            <text:p>-1.174,72</text:p>
          </table:table-cell>
          <table:table-cell office:value-type="float" office:value="-11288.64" table:formula="of:=[.H13]+[.F14]+[.G14]" table:style-name="ce52">
            <text:p>-11.28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4038.64" table:formula="of:=[.H14]+[.F15]+[.G15]" table:style-name="ce52">
            <text:p>-14.03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1621" table:style-name="ce52">
            <text:p>-1.621,00</text:p>
          </table:table-cell>
          <table:table-cell office:value-type="float" office:value="-15659.64" table:formula="of:=[.H15]+[.F16]+[.G16]" table:style-name="ce52">
            <text:p>-15.65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8409.64" table:formula="of:=[.H16]+[.F17]+[.G17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-18409.64" table:formula="of:=[.H17]+[.F18]+[.G18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51">
            <text:p>2.428,00</text:p>
          </table:table-cell>
          <table:table-cell table:style-name="ce78"/>
          <table:table-cell table:number-columns-repeated="2" table:style-name="ce52"/>
          <table:table-cell office:value-type="float" office:value="-18409.64" table:formula="of:=[.H18]+[.F19]+[.G19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89.34" table:style-name="ce52">
            <text:p>5.589,34</text:p>
          </table:table-cell>
          <table:table-cell table:style-name="ce52"/>
          <table:table-cell office:value-type="float" office:value="-12820.3" table:formula="of:=[.H19]+[.F20]+[.G20]" table:style-name="ce52">
            <text:p>-12.82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1170.3" table:formula="of:=[.H20]+[.F21]+[.G21]" table:style-name="ce52">
            <text:p>-11.17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76">
            <text:p>₺6.500,00</text:p>
          </table:table-cell>
          <table:table-cell table:style-name="ce1"/>
          <table:table-cell office:value-type="float" office:value="6500" table:style-name="ce89">
            <text:p>6.500,00</text:p>
          </table:table-cell>
          <table:table-cell table:style-name="ce52"/>
          <table:table-cell office:value-type="float" office:value="-4670.2999999999993" table:formula="of:=[.H21]+[.F22]+[.G22]" table:style-name="ce52">
            <text:p>-4.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77"/>
          <table:table-cell table:style-name="ce1"/>
          <table:table-cell office:value-type="float" office:value="4000" table:style-name="ce52">
            <text:p>4.000,00</text:p>
          </table:table-cell>
          <table:table-cell table:style-name="ce52"/>
          <table:table-cell office:value-type="float" office:value="-670.29999999999927" table:formula="of:=[.H22]+[.F23]+[.G23]" table:style-name="ce52">
            <text:p>-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77"/>
          <table:table-cell table:style-name="ce1"/>
          <table:table-cell office:value-type="float" office:value="400" table:style-name="ce52">
            <text:p>400,00</text:p>
          </table:table-cell>
          <table:table-cell table:style-name="ce52"/>
          <table:table-cell office:value-type="float" office:value="-270.29999999999927" table:formula="of:=[.H23]+[.F24]+[.G24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70.29999999999927" table:formula="of:=[.H24]+[.F25]+[.G25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70.29999999999927" table:formula="of:=[.H25]+[.F26]+[.G26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75">
            <text:p>₺1.000,00</text:p>
          </table:table-cell>
          <table:table-cell table:number-columns-repeated="2" table:style-name="ce1"/>
          <table:table-cell table:style-name="ce52"/>
          <table:table-cell office:value-type="float" office:value="-270.29999999999927" table:formula="of:=[.H26]+[.F27]+[.G27]" table:style-name="ce52">
            <text:p>-270,30</text:p>
          </table:table-cell>
          <table:table-cell table:number-columns-repeated="16376"/>
        </table:table-row>
        <table:table-row table:style-name="ro1">
          <table:table-cell office:value-type="date" office:date-value="2023-03-17T00:00:00" table:style-name="ce70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76"/>
          <table:table-cell table:number-columns-repeated="2" table:style-name="ce1"/>
          <table:table-cell office:value-type="float" office:value="-200" table:style-name="ce52">
            <text:p>-200,00</text:p>
          </table:table-cell>
          <table:table-cell office:value-type="float" office:value="-470.29999999999927" table:formula="of:=[.H27]+[.F28]+[.G28]" table:style-name="ce52">
            <text:p>-470,30</text:p>
          </table:table-cell>
          <table:table-cell table:number-columns-repeated="16376"/>
        </table:table-row>
        <table:table-row table:style-name="ro1">
          <table:table-cell office:value-type="date" office:date-value="2023-03-15T00:00:00" table:style-name="ce70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76"/>
          <table:table-cell table:number-columns-repeated="2" table:style-name="ce1"/>
          <table:table-cell office:value-type="float" office:value="-3450" table:style-name="ce52">
            <text:p>-3.450,00</text:p>
          </table:table-cell>
          <table:table-cell office:value-type="float" office:value="-3920.2999999999993" table:formula="of:=[.H28]+[.F29]+[.G29]" table:style-name="ce52">
            <text:p>-3.920,3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style-name="ce78"/>
          <table:table-cell table:style-name="ce1"/>
          <table:table-cell table:style-name="ce52"/>
          <table:table-cell office:value-type="float" office:value="-3920.2999999999993" table:formula="of:=[.H29]+[.F30]+[.G30]" table:style-name="ce52">
            <text:p>-3.92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77"/>
          <table:table-cell office:value-type="float" office:value="-294.89999999999998" table:style-name="ce52">
            <text:p>-294,90</text:p>
          </table:table-cell>
          <table:table-cell table:style-name="ce1"/>
          <table:table-cell office:value-type="float" office:value="-294.89999999999998" table:style-name="ce52">
            <text:p>-294,90</text:p>
          </table:table-cell>
          <table:table-cell office:value-type="float" office:value="-4215.1999999999989" table:formula="of:=[.H30]+[.F31]+[.G31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30T00:00:00" table:style-name="ce70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77">
            <text:p>₺70.000,00</text:p>
          </table:table-cell>
          <table:table-cell table:style-name="ce1"/>
          <table:table-cell table:number-columns-repeated="2" table:style-name="ce52"/>
          <table:table-cell office:value-type="float" office:value="-4215.1999999999989" table:formula="of:=[.H31]+[.F32]+[.G32]" table:style-name="ce52">
            <text:p>-4.215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4215.1999999999989" table:formula="of:=[.H32]+[.F33]+[.G33]" table:style-name="ce52">
            <text:p>-4.215,2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office:value-type="float" office:value="-4215.1999999999989" table:formula="of:=[.H33]+[.F34]+[.G34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8"/>
          <table:table-cell table:number-columns-repeated="2" table:style-name="ce52"/>
          <table:table-cell office:value-type="float" office:value="-4215.1999999999989" table:formula="of:=[.H34]+[.F35]+[.G35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8"/>
          <table:table-cell table:number-columns-repeated="2" table:style-name="ce52"/>
          <table:table-cell office:value-type="float" office:value="-4215.1999999999989" table:formula="of:=[.H35]+[.F36]+[.G36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4800" table:style-name="ce52">
            <text:p>-4.800,00</text:p>
          </table:table-cell>
          <table:table-cell office:value-type="float" office:value="-9015.1999999999989" table:formula="of:=[.H36]+[.F37]+[.G37]" table:style-name="ce52">
            <text:p>-9.0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78"/>
          <table:table-cell office:value-type="float" office:value="1129" table:style-name="ce52">
            <text:p>1.129,00</text:p>
          </table:table-cell>
          <table:table-cell office:value-type="float" office:value="-1129" table:style-name="ce52">
            <text:p>-1.129,00</text:p>
          </table:table-cell>
          <table:table-cell office:value-type="float" office:value="-9015.1999999999989" table:formula="of:=[.H37]+[.F38]+[.G38]" table:style-name="ce52">
            <text:p>-9.015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78"/>
          <table:table-cell office:value-type="string" table:style-name="ce52">
            <text:p>umut aylık +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number-columns-repeated="3" table:style-name="ce16"/>
          <table:table-cell table:style-name="ce89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87"/>
          <table:table-cell table:style-name="ce16"/>
          <table:table-cell table:style-name="ce88"/>
          <table:table-cell table:number-columns-repeated="2" table:style-name="ce16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3" table:style-name="ce16"/>
          <table:table-cell table:style-name="ce52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899.0699999999997" table:formula="of:=SUM([.D47:.D54])" table:style-name="ce92">
            <text:p>3.899,07</text:p>
          </table:table-cell>
          <table:table-cell office:value-type="float" office:value="3699.0699999999997" table:formula="of:=SUM([.E47:.E54])" table:style-name="ce92">
            <text:p>3.699,0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52">
            <text:p>933,1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52">
            <text:p>996,8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81"/>
          <table:table-cell office:value-type="float" office:value="342.4" table:style-name="ce81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81">
            <text:p>64,9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1"/>
          <table:table-cell table:style-name="ce62"/>
          <table:table-cell table:number-columns-repeated="4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1"/>
          <table:table-cell table:style-name="ce77"/>
          <table:table-cell table:number-columns-repeated="4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675.4" table:formula="of:=SUM([.E59:.E92])" table:style-name="ce166">
            <text:p>-7.675,4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5/6</text:p>
          </table:table-cell>
          <table:table-cell table:style-name="ce81"/>
          <table:table-cell office:value-type="string" table:style-name="ce81">
            <text:p><text:s/>6 – 6</text:p>
          </table:table-cell>
          <table:table-cell office:value-type="float" office:value="-208.17" table:style-name="ce78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5/6</text:p>
          </table:table-cell>
          <table:table-cell table:style-name="ce81"/>
          <table:table-cell office:value-type="string" table:style-name="ce81">
            <text:p><text:s/>6 – 6</text:p>
          </table:table-cell>
          <table:table-cell office:value-type="float" office:value="-151.65" table:style-name="ce78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4/9</text:p>
          </table:table-cell>
          <table:table-cell table:style-name="ce81"/>
          <table:table-cell office:value-type="string" table:style-name="ce81">
            <text:p><text:s/>4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397.46" table:style-name="ce78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80.91" table:style-name="ce78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49.31" table:style-name="ce78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6T00:00:00" table:style-name="ce70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78">
            <text:p>-167,7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7T00:00:00" table:style-name="ce70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78">
            <text:p>-169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8T00:00:00" table:style-name="ce70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53"/>
          <table:table-cell office:value-type="float" office:value="-150.32" table:style-name="ce78">
            <text:p>-150,3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0T00:00:00" table:style-name="ce70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53"/>
          <table:table-cell office:value-type="float" office:value="-171.76" table:style-name="ce78">
            <text:p>-171,7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53"/>
          <table:table-cell office:value-type="float" office:value="-119.42" table:style-name="ce78">
            <text:p>-119,42</text:p>
          </table:table-cell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53"/>
          <table:table-cell office:value-type="float" office:value="-225.4" table:style-name="ce78">
            <text:p>-225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1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1 – 3</text:p>
          </table:table-cell>
          <table:table-cell office:value-type="float" office:value="-134.74" table:style-name="ce78">
            <text:p>-134,7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1 – 3</text:p>
          </table:table-cell>
          <table:table-cell office:value-type="float" office:value="-378.33" table:style-name="ce78">
            <text:p>-378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01T00:00:00" table:style-name="ce70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78">
            <text:p>-880,22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1T00:00:00" table:style-name="ce70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78">
            <text:p>-218,24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3T00:00:00" table:style-name="ce70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78">
            <text:p>-120,45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53"/>
          <table:table-cell office:value-type="float" office:value="-130.56" table:style-name="ce78">
            <text:p>-130,56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2T00:00:00" table:style-name="ce70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3"/>
          <table:table-cell office:value-type="float" office:value="-51.99" table:style-name="ce78">
            <text:p>-51,99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70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3"/>
          <table:table-cell office:value-type="float" office:value="-379" table:style-name="ce78">
            <text:p>-379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70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3"/>
          <table:table-cell office:value-type="float" office:value="-510" table:style-name="ce78">
            <text:p>-51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4T00:00:00" table:style-name="ce70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3"/>
          <table:table-cell office:value-type="float" office:value="-51.99" table:style-name="ce78">
            <text:p>-51,99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53"/>
          <table:table-cell office:value-type="float" office:value="-54.77" table:style-name="ce78">
            <text:p>-54,77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53"/>
          <table:table-cell office:value-type="float" office:value="-459" table:style-name="ce78">
            <text:p>-459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53"/>
          <table:table-cell office:value-type="float" office:value="-211" table:style-name="ce78">
            <text:p>-211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3"/>
          <table:table-cell office:value-type="float" office:value="-100" table:style-name="ce78">
            <text:p>-10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3"/>
          <table:table-cell office:value-type="float" office:value="-10" table:style-name="ce78">
            <text:p>-1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4T00:00:00" table:style-name="ce70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32.77000000000001" table:style-name="ce78">
            <text:p>-132,77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86.34" table:style-name="ce78">
            <text:p>-186,34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1 – 4</text:p>
          </table:table-cell>
          <table:table-cell office:value-type="float" office:value="-164.98" table:style-name="ce78">
            <text:p>-164,98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77">
            <text:p>25.02.2023</text:p>
          </table:table-cell>
          <table:table-cell table:number-columns-repeated="2" table:style-name="ce1"/>
          <table:table-cell table:style-name="ce53"/>
          <table:table-cell office:value-type="string" table:style-name="ce178">
            <text:p>hesap kesim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174.72" table:formula="of:=SUM([.E96:.E109])" table:style-name="ce68">
            <text:p>-1174,72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8T00:00:00" table:style-name="ce70">
            <text:p>08.02.2023</text:p>
          </table:table-cell>
          <table:table-cell office:value-type="string" table:style-name="ce81">
            <text:p>erenler pide<text:s text:c="2"/></text:p>
          </table:table-cell>
          <table:table-cell table:number-columns-repeated="2" table:style-name="ce81"/>
          <table:table-cell office:value-type="float" office:value="-122.33" table:style-name="ce78">
            <text:p>-122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08T00:00:00" table:style-name="ce70">
            <text:p>08.02.2023</text:p>
          </table:table-cell>
          <table:table-cell office:value-type="string" table:style-name="ce81">
            <text:p>trafik cezası atila</text:p>
          </table:table-cell>
          <table:table-cell table:number-columns-repeated="2" table:style-name="ce81"/>
          <table:table-cell office:value-type="float" office:value="-713.25" table:style-name="ce78">
            <text:p>-713,2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41.98" table:style-name="ce78">
            <text:p>-41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2T00:00:00" table:style-name="ce70">
            <text:p>22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130.93" table:style-name="ce78">
            <text:p>-130,9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3T00:00:00" table:style-name="ce70">
            <text:p>23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166.23" table:style-name="ce78">
            <text:p>-166,2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4T00:00:00" table:style-name="ce177">
            <text:p>24.02.2023</text:p>
          </table:table-cell>
          <table:table-cell table:style-name="ce1"/>
          <table:table-cell table:number-columns-repeated="2" table:style-name="ce81"/>
          <table:table-cell office:value-type="string" table:style-name="ce178">
            <text:p>hesap kesim</text:p>
          </table:table-cell>
          <table:table-cell table:number-columns-repeated="3" table:style-name="ce52"/>
          <table:table-cell table:number-columns-repeated="16376"/>
        </table:table-row>
        <table:table-row table:number-rows-repeated="6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Mart <text:s/>Devir</text:p>
          </table:table-cell>
          <table:table-cell table:style-name="ce65"/>
          <table:table-cell table:style-name="ce67"/>
          <table:table-cell office:value-type="float" office:value="310932.3" table:formula="of:=SUM([.E112:.E120])" table:style-name="ce68">
            <text:p>310932,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7383.580000000002" table:style-name="ce62">
            <text:p>17.383,58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0.59" table:style-name="ce62">
            <text:p>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51">
            <text:p>1.179,83</text:p>
          </table:table-cell>
          <table:table-cell office:value-type="float" office:value="111" table:style-name="ce51">
            <text:p>111,00</text:p>
          </table:table-cell>
          <table:table-cell office:value-type="float" office:value="130961.12999999999" table:formula="of:=[.D116]*[.C116]" table:style-name="ce62">
            <text:p>130.961,13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51">
            <text:p>18,78</text:p>
          </table:table-cell>
          <table:table-cell office:value-type="float" office:value="850" table:style-name="ce51">
            <text:p>850,00</text:p>
          </table:table-cell>
          <table:table-cell office:value-type="float" office:value="15963.000000000002" table:formula="of:=[.D117]*[.C117]" table:style-name="ce62">
            <text:p>15.963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51">
            <text:p>20,36</text:p>
          </table:table-cell>
          <table:table-cell office:value-type="float" office:value="100" table:style-name="ce51">
            <text:p>100,00</text:p>
          </table:table-cell>
          <table:table-cell office:value-type="float" office:value="2036" table:formula="of:=[.D118]*[.C118]" table:style-name="ce62">
            <text:p>2.036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26300" table:style-name="ce62">
            <text:p>26.3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200" table:style-name="ce62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rt çıkışı</text:p>
          </table:table-cell>
          <table:table-cell office:value-type="float" office:value="-10144.200000000001" table:formula="of:=[.H2]" table:style-name="ce52">
            <text:p>-10.144,2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2_23" table:style-name="ta6">
        <table:table-column table:style-name="co25" table:default-cell-style-name="ce1"/>
        <table:table-column table:style-name="co51" table:default-cell-style-name="ce1"/>
        <table:table-column table:style-name="co27" table:default-cell-style-name="ce1"/>
        <table:table-column table:style-name="co22" table:default-cell-style-name="ce1"/>
        <table:table-column table:style-name="co22" table:default-cell-style-name="ce78"/>
        <table:table-column table:style-name="co22" table:number-columns-repeated="1018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8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ŞUBA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761" table:formula="of:=SUM([.D4:.D43])" table:style-name="ce76">
            <text:p>15.761,00</text:p>
          </table:table-cell>
          <table:table-cell office:value-type="float" office:value="-56286.92" table:formula="of:=SUM([.E4:.E38])" table:style-name="ce78">
            <text:p>-56.286,92</text:p>
          </table:table-cell>
          <table:table-cell office:value-type="float" office:value="26990.010000000002" table:formula="of:=SUM([.F4:.F43])" table:style-name="ce76">
            <text:p>26.990,01</text:p>
          </table:table-cell>
          <table:table-cell office:value-type="float" office:value="-77441.489999999991" table:formula="of:=SUM([.G4:.G43])" table:style-name="ce76">
            <text:p>-77.441,49</text:p>
          </table:table-cell>
          <table:table-cell office:value-type="float" office:value="-50451.479999999989" table:formula="of:=[.F2]+[.G2]" table:style-name="ce76">
            <text:p>-50.451,4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1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2-02T00:00:00" table:style-name="ce70">
            <text:p>02.02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64" table:style-name="ce52">
            <text:p>-264,00</text:p>
          </table:table-cell>
          <table:table-cell office:value-type="float" office:value="-264" table:formula="of:=[.H3]+[.F4]+[.G4]" table:style-name="ce52">
            <text:p>-264,00</text:p>
          </table:table-cell>
          <table:table-cell table:number-columns-repeated="16376"/>
        </table:table-row>
        <table:table-row table:style-name="ro1">
          <table:table-cell office:value-type="date" office:date-value="2023-02-02T00:00:00" table:style-name="ce70">
            <text:p>02.02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31" table:style-name="ce52">
            <text:p>-531,00</text:p>
          </table:table-cell>
          <table:table-cell office:value-type="float" office:value="-795" table:formula="of:=[.H4]+[.F5]+[.G5]" table:style-name="ce52">
            <text:p>-795,00</text:p>
          </table:table-cell>
          <table:table-cell table:number-columns-repeated="16376"/>
        </table:table-row>
        <table:table-row table:style-name="ro1">
          <table:table-cell office:value-type="date" office:date-value="2023-02-03T00:00:00" table:style-name="ce70">
            <text:p>03.02.2023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52">
            <text:p>-3.076,29</text:p>
          </table:table-cell>
          <table:table-cell table:style-name="ce1"/>
          <table:table-cell office:value-type="float" office:value="-3076.29" table:style-name="ce52">
            <text:p>-3.076,29</text:p>
          </table:table-cell>
          <table:table-cell office:value-type="float" office:value="-3871.29" table:formula="of:=[.H5]+[.F6]+[.G6]" table:style-name="ce52">
            <text:p>-3.871,29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79">
            <text:p>SnyF-M.Kipel Ocak Ayı kirası</text:p>
          </table:table-cell>
          <table:table-cell table:style-name="ce179"/>
          <table:table-cell table:style-name="ce180"/>
          <table:table-cell table:style-name="ce181"/>
          <table:table-cell office:value-type="float" office:value="6920" table:style-name="ce182">
            <text:p>6.920,00</text:p>
          </table:table-cell>
          <table:table-cell table:style-name="ce52"/>
          <table:table-cell office:value-type="float" office:value="3048.71" table:formula="of:=[.H6]+[.F7]+[.G7]" table:style-name="ce52">
            <text:p>3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79">
            <text:p>Doğuş Kira 6/12-2023-24</text:p>
          </table:table-cell>
          <table:table-cell office:value-type="string" table:style-name="ce179">
            <text:p>bankadan</text:p>
          </table:table-cell>
          <table:table-cell table:style-name="ce180"/>
          <table:table-cell table:style-name="ce181"/>
          <table:table-cell office:value-type="float" office:value="6000" table:style-name="ce182">
            <text:p>6.000,00</text:p>
          </table:table-cell>
          <table:table-cell table:style-name="ce52"/>
          <table:table-cell office:value-type="float" office:value="9048.7099999999991" table:formula="of:=[.H7]+[.F8]+[.G8]" table:style-name="ce52">
            <text:p>9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52">
            <text:p>-4.657,20</text:p>
          </table:table-cell>
          <table:table-cell table:style-name="ce52"/>
          <table:table-cell office:value-type="float" office:value="-4657.21" table:style-name="ce52">
            <text:p>-4.657,21</text:p>
          </table:table-cell>
          <table:table-cell office:value-type="float" office:value="4391.4999999999991" table:formula="of:=[.H8]+[.F9]+[.G9]" table:style-name="ce52">
            <text:p>4.391,50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5000" table:style-name="ce52">
            <text:p>-5.000,00</text:p>
          </table:table-cell>
          <table:table-cell office:value-type="float" office:value="-608.50000000000091" table:formula="of:=[.H9]+[.F10]+[.G10]" table:style-name="ce52">
            <text:p>-6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4908.5000000000009" table:formula="of:=[.H10]+[.F11]+[.G11]" table:style-name="ce52">
            <text:p>-4.9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52"/>
          <table:table-cell office:value-type="float" office:value="-670.27" table:style-name="ce52">
            <text:p>-670,27</text:p>
          </table:table-cell>
          <table:table-cell office:value-type="float" office:value="-5578.77" table:formula="of:=[.H11]+[.F12]+[.G12]" table:style-name="ce52">
            <text:p>-5.578,77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102.03" table:style-name="ce52">
            <text:p>-102,03</text:p>
          </table:table-cell>
          <table:table-cell office:value-type="float" office:value="-5680.8" table:formula="of:=[.H12]+[.F13]+[.G13]" table:style-name="ce52">
            <text:p>-5.680,8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77"/>
          <table:table-cell office:value-type="float" office:value="-2667" table:style-name="ce52">
            <text:p>-2.667,00</text:p>
          </table:table-cell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8680.7999999999993" table:formula="of:=[.H13]+[.F14]+[.G14]" table:style-name="ce52">
            <text:p>-8.680,8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52">
            <text:p>-87,69</text:p>
          </table:table-cell>
          <table:table-cell table:style-name="ce1"/>
          <table:table-cell office:value-type="float" office:value="-87.69" table:formula="of:=[.D58]*-1" table:style-name="ce52">
            <text:p>-87,69</text:p>
          </table:table-cell>
          <table:table-cell office:value-type="float" office:value="-8768.49" table:formula="of:=[.H14]+[.F15]+[.G15]" table:style-name="ce52">
            <text:p>-8.768,49</text:p>
          </table:table-cell>
          <table:table-cell table:number-columns-repeated="16376"/>
        </table:table-row>
        <table:table-row table:style-name="ro1">
          <table:table-cell office:value-type="date" office:date-value="2023-02-14T00:00:00" table:style-name="ce70">
            <text:p>14.02.2023</text:p>
          </table:table-cell>
          <table:table-cell office:value-type="string" table:style-name="ce82">
            <text:p>İstanbuldan gül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204" table:style-name="ce52">
            <text:p>-204,00</text:p>
          </table:table-cell>
          <table:table-cell office:value-type="float" office:value="-8972.49" table:formula="of:=[.H15]+[.F16]+[.G16]" table:style-name="ce52">
            <text:p>-8.972,4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Elektrik 8758480300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95" table:style-name="ce52">
            <text:p>-95,00</text:p>
          </table:table-cell>
          <table:table-cell office:value-type="float" office:value="-9067.49" table:formula="of:=[.H16]+[.F17]+[.G17]" table:style-name="ce52">
            <text:p>-9.067,4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81">
            <text:p>Doğalgaz 800004222954 Kümbet D10</text:p>
          </table:table-cell>
          <table:table-cell table:style-name="ce1"/>
          <table:table-cell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872.5" table:style-name="ce52">
            <text:p>-1.872,50</text:p>
          </table:table-cell>
          <table:table-cell office:value-type="float" office:value="-10939.99" table:formula="of:=[.H17]+[.F18]+[.G18]" table:style-name="ce52">
            <text:p>-10.939,9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99.5" table:style-name="ce52">
            <text:p>-99,50</text:p>
          </table:table-cell>
          <table:table-cell office:value-type="float" office:value="-11039.49" table:formula="of:=[.H18]+[.F19]+[.G19]" table:style-name="ce52">
            <text:p>-11.039,4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2" table:style-name="ce78"/>
          <table:table-cell table:style-name="ce52"/>
          <table:table-cell office:value-type="float" office:value="-11039.49" table:formula="of:=[.H19]+[.F20]+[.G20]" table:style-name="ce52">
            <text:p>-11.039,49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52"/>
          <table:table-cell office:value-type="float" office:value="5570.01" table:style-name="ce52">
            <text:p>5.570,01</text:p>
          </table:table-cell>
          <table:table-cell table:style-name="ce52"/>
          <table:table-cell office:value-type="float" office:value="-5469.48" table:formula="of:=[.H20]+[.F21]+[.G21]" table:style-name="ce52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78"/>
          <table:table-cell office:value-type="float" office:value="-5469.48" table:formula="of:=[.H21]+[.F22]+[.G22]" table:style-name="ce52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2" table:style-name="ce52">
            <text:p>-2.702,00</text:p>
          </table:table-cell>
          <table:table-cell office:value-type="float" office:value="-8171.48" table:formula="of:=[.H22]+[.F23]+[.G23]" table:style-name="ce52">
            <text:p>-8.171,48</text:p>
          </table:table-cell>
          <table:table-cell table:number-columns-repeated="16376"/>
        </table:table-row>
        <table:table-row table:style-name="ro1">
          <table:table-cell office:value-type="date" office:date-value="2023-02-27T00:00:00" table:style-name="ce70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52">
            <text:p>-30.374,00</text:p>
          </table:table-cell>
          <table:table-cell table:number-columns-repeated="2" table:style-name="ce52"/>
          <table:table-cell office:value-type="float" office:value="-8171.48" table:formula="of:=[.H23]+[.F24]+[.G24]" table:style-name="ce52">
            <text:p>-8.171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2" table:style-name="ce52">
            <text:p>-2.702,00</text:p>
          </table:table-cell>
          <table:table-cell office:value-type="float" office:value="-10873.48" table:formula="of:=[.H24]+[.F25]+[.G25]" table:style-name="ce52">
            <text:p>-10.87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3623.48" table:formula="of:=[.H25]+[.F26]+[.G26]" table:style-name="ce52">
            <text:p>-13.62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5040" table:style-name="ce52">
            <text:p>-5.040,00</text:p>
          </table:table-cell>
          <table:table-cell office:value-type="float" office:value="-18663.48" table:formula="of:=[.H26]+[.F27]+[.G27]" table:style-name="ce52">
            <text:p>-18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-18663.48" table:formula="of:=[.H27]+[.F28]+[.G28]" table:style-name="ce52">
            <text:p>-18.663,48</text:p>
          </table:table-cell>
          <table:table-cell table:number-columns-repeated="16376"/>
        </table:table-row>
        <table:table-row table:style-name="ro1">
          <table:table-cell office:value-type="date" office:date-value="2023-02-24T00:00:00" table:style-name="ce70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78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-16663.48" table:formula="of:=[.H28]+[.F29]+[.G29]" table:style-name="ce52">
            <text:p>-16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8"/>
          <table:table-cell table:number-columns-repeated="2" table:style-name="ce52"/>
          <table:table-cell office:value-type="float" office:value="-16663.48" table:formula="of:=[.H29]+[.F30]+[.G30]" table:style-name="ce52">
            <text:p>-16.663,48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78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0163.48" table:formula="of:=[.H30]+[.F31]+[.G31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83">
            <text:p>₺1.000,00</text:p>
          </table:table-cell>
          <table:table-cell table:style-name="ce78"/>
          <table:table-cell table:number-columns-repeated="2" table:style-name="ce1"/>
          <table:table-cell office:value-type="float" office:value="-10163.48" table:formula="of:=[.H31]+[.F32]+[.G32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Kira snyG Metin ÇELİK 5/8 <text:s text:c="3"/>1000 TL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10163.48" table:formula="of:=[.H32]+[.F33]+[.G33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62">
            <text:p>Metin Elektrik Teminat 1200 – 6/6 200 TL</text:p>
          </table:table-cell>
          <table:table-cell table:number-columns-repeated="2" table:style-name="ce81"/>
          <table:table-cell table:number-columns-repeated="3" table:style-name="ce1"/>
          <table:table-cell office:value-type="float" office:value="-10163.48" table:formula="of:=[.H33]+[.F34]+[.G34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4]+[.F35]+[.G35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5]+[.F36]+[.G36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6]+[.F37]+[.G37]" table:style-name="ce52">
            <text:p>-10.163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77"/>
          <table:table-cell table:style-name="ce78"/>
          <table:table-cell table:style-name="ce1"/>
          <table:table-cell office:value-type="float" office:value="-1368" table:style-name="ce52">
            <text:p>-1.368,00</text:p>
          </table:table-cell>
          <table:table-cell office:value-type="float" office:value="-11531.48" table:formula="of:=[.H37]+[.F38]+[.G38]" table:style-name="ce52">
            <text:p>-11.531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52"/>
          <table:table-cell table:style-name="ce78"/>
          <table:table-cell table:style-name="ce52"/>
          <table:table-cell office:value-type="float" office:value="-6920" table:style-name="ce52">
            <text:p>-6.920,00</text:p>
          </table:table-cell>
          <table:table-cell office:value-type="float" office:value="-18451.48" table:formula="of:=[.H38]+[.F39]+[.G39]" table:style-name="ce52">
            <text:p>-18.451,48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52"/>
          <table:table-cell table:style-name="ce78"/>
          <table:table-cell table:number-columns-repeated="2" table:style-name="ce52"/>
          <table:table-cell office:value-type="float" office:value="-18451.48" table:formula="of:=[.H39]+[.F40]+[.G40]" table:style-name="ce52">
            <text:p>-18.451,48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52"/>
          <table:table-cell table:style-name="ce78"/>
          <table:table-cell table:style-name="ce52"/>
          <table:table-cell office:value-type="float" office:value="-32000" table:style-name="ce52">
            <text:p>-32.000,00</text:p>
          </table:table-cell>
          <table:table-cell office:value-type="float" office:value="-50451.479999999996" table:formula="of:=[.H40]+[.F41]+[.G41]" table:style-name="ce52">
            <text:p>-50.451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68">
            <text:p>30.03.2022</text:p>
          </table:table-cell>
          <table:table-cell office:value-type="string" table:style-name="ce162">
            <text:p>SnyF-Kynkçı Merdal 12/12-2022-23</text:p>
          </table:table-cell>
          <table:table-cell table:style-name="ce162"/>
          <table:table-cell office:value-type="string" table:style-name="ce162">
            <text:p>2 aylık kira bedeli</text:p>
          </table:table-cell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10T00:00:00" table:style-name="ce168">
            <text:p>10.10.2022</text:p>
          </table:table-cell>
          <table:table-cell office:value-type="string" table:style-name="ce162">
            <text:p>snyA Ayhan Tüfek 42000-40000</text:p>
          </table:table-cell>
          <table:table-cell table:style-name="ce164"/>
          <table:table-cell office:value-type="string" table:style-name="ce162">
            <text:p>%57,14 aylık kira bedeli</text:p>
          </table:table-cell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68"/>
          <table:table-cell office:value-type="string" table:style-name="ce162">
            <text:p>cihan oto 12-1 ay teminattan kalan</text:p>
          </table:table-cell>
          <table:table-cell table:style-name="ce164"/>
          <table:table-cell table:style-name="ce162"/>
          <table:table-cell office:value-type="float" office:value="300" table:style-name="ce78">
            <text:p>3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style-name="ce16"/>
          <table:table-cell table:style-name="ce78"/>
          <table:table-cell table:number-columns-repeated="2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4615.6899999999996" table:formula="of:=SUM([.D51:.D58])" table:style-name="ce92">
            <text:p>4.615,69</text:p>
          </table:table-cell>
          <table:table-cell office:value-type="float" office:value="4215.6899999999996" table:formula="of:=SUM([.E51:.E58])" table:style-name="ce78">
            <text:p>4.215,69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78">
            <text:p>1.24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78">
            <text:p>91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78">
            <text:p>29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78">
            <text:p>1.368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81"/>
          <table:table-cell office:value-type="float" office:value="305.16000000000003" table:style-name="ce1">
            <text:p>305,16</text:p>
          </table:table-cell>
          <table:table-cell office:value-type="float" office:value="305" table:style-name="ce78">
            <text:p>30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Elektrik Teminat 1200 – 6/6</text:p>
          </table:table-cell>
          <table:table-cell table:style-name="ce81"/>
          <table:table-cell office:value-type="float" office:value="200" table:style-name="ce184">
            <text:p>200</text:p>
          </table:table-cell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</text:p>
          </table:table-cell>
          <table:table-cell table:style-name="ce81"/>
          <table:table-cell office:value-type="float" office:value="87.69" table:style-name="ce81">
            <text:p>87,69</text:p>
          </table:table-cell>
          <table:table-cell office:value-type="float" office:value="87.69" table:style-name="ce78">
            <text:p>87,69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1"/>
          <table:table-cell table:style-name="ce77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657.2000000000007" table:formula="of:=SUM([.E63:.E85])" table:style-name="ce185">
            <text:p>-4.657,2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5/6</text:p>
          </table:table-cell>
          <table:table-cell table:style-name="ce81"/>
          <table:table-cell office:value-type="string" table:style-name="ce81">
            <text:p><text:s/>5 – 6</text:p>
          </table:table-cell>
          <table:table-cell office:value-type="float" office:value="-208.17" table:style-name="ce78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5/6</text:p>
          </table:table-cell>
          <table:table-cell table:style-name="ce81"/>
          <table:table-cell office:value-type="string" table:style-name="ce81">
            <text:p><text:s/>5 – 6</text:p>
          </table:table-cell>
          <table:table-cell office:value-type="float" office:value="-151.65" table:style-name="ce78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3/9</text:p>
          </table:table-cell>
          <table:table-cell table:style-name="ce81"/>
          <table:table-cell office:value-type="string" table:style-name="ce81">
            <text:p><text:s/>3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3/3</text:p>
          </table:table-cell>
          <table:table-cell table:style-name="ce81"/>
          <table:table-cell office:value-type="string" table:style-name="ce79">
            <text:p><text:s/>3 – 3</text:p>
          </table:table-cell>
          <table:table-cell office:value-type="float" office:value="-678.58" table:style-name="ce78">
            <text:p>-678,5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397.46" table:style-name="ce78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80.91" table:style-name="ce78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49.31" table:style-name="ce78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9T00:00:00" table:style-name="ce70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81"/>
          <table:table-cell office:value-type="float" office:value="-76.3" table:style-name="ce78">
            <text:p>-76,3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78">
            <text:p>-47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70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78">
            <text:p>-556,0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0T00:00:00" table:style-name="ce70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78">
            <text:p>-79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1T00:00:00" table:style-name="ce70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78">
            <text:p>-123,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2T00:00:00" table:style-name="ce70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78">
            <text:p>-113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3T00:00:00" table:style-name="ce70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78">
            <text:p>-118,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4T00:00:00" table:style-name="ce70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78">
            <text:p>-123,8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78">
            <text:p>-177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1T00:00:00" table:style-name="ce70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3T00:00:00" table:style-name="ce70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78">
            <text:p>-111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70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78">
            <text:p>-99,8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5T00:00:00" table:style-name="ce70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78">
            <text:p>-125,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076.2899999999995" table:formula="of:=SUM([.E88:.E103])" table:style-name="ce185">
            <text:p>-3.076,2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2-24T00:00:00" table:style-name="ce70">
            <text:p>24.12.2022</text:p>
          </table:table-cell>
          <table:table-cell office:value-type="string" table:style-name="ce81">
            <text:p>erenler pide 12- kkdnz01</text:p>
          </table:table-cell>
          <table:table-cell table:number-columns-repeated="2" table:style-name="ce81"/>
          <table:table-cell office:value-type="float" office:value="-136.19" table:style-name="ce78">
            <text:p>-136,1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81">
            <text:p>erenler pide 12- kkdnz02</text:p>
          </table:table-cell>
          <table:table-cell table:number-columns-repeated="2" table:style-name="ce81"/>
          <table:table-cell office:value-type="float" office:value="-193.47" table:style-name="ce78">
            <text:p>-193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toyota rav4 yağ-filtre</text:p>
          </table:table-cell>
          <table:table-cell table:number-columns-repeated="2" table:style-name="ce81"/>
          <table:table-cell office:value-type="float" office:value="-600" table:style-name="ce78">
            <text:p>-6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erenler pide 12- kkdnz03</text:p>
          </table:table-cell>
          <table:table-cell table:number-columns-repeated="2" table:style-name="ce81"/>
          <table:table-cell office:value-type="float" office:value="-206.27" table:style-name="ce78">
            <text:p>-206,2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8T00:00:00" table:style-name="ce70">
            <text:p>28.12.2022</text:p>
          </table:table-cell>
          <table:table-cell office:value-type="string" table:style-name="ce81">
            <text:p>erenler pide 12- kkdnz04</text:p>
          </table:table-cell>
          <table:table-cell table:number-columns-repeated="2" table:style-name="ce81"/>
          <table:table-cell office:value-type="float" office:value="-146.44" table:style-name="ce78">
            <text:p>-146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01T00:00:00" table:style-name="ce70">
            <text:p>01.01.2023</text:p>
          </table:table-cell>
          <table:table-cell office:value-type="string" table:style-name="ce81">
            <text:p>sivas yemek</text:p>
          </table:table-cell>
          <table:table-cell table:number-columns-repeated="2" table:style-name="ce81"/>
          <table:table-cell office:value-type="float" office:value="-340" table:style-name="ce78">
            <text:p>-34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95">
            <text:p>erenler pide 01- kkdnz01</text:p>
          </table:table-cell>
          <table:table-cell table:number-columns-repeated="2" table:style-name="ce1"/>
          <table:table-cell office:value-type="float" office:value="-164.8" table:style-name="ce78">
            <text:p>-164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4T00:00:00" table:style-name="ce70">
            <text:p>04.01.2023</text:p>
          </table:table-cell>
          <table:table-cell office:value-type="string" table:style-name="ce95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78">
            <text:p>-139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5T00:00:00" table:style-name="ce70">
            <text:p>05.01.2023</text:p>
          </table:table-cell>
          <table:table-cell office:value-type="string" table:style-name="ce95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78">
            <text:p>-143,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70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78">
            <text:p>-297,3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78">
            <text:p>-286,0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78">
            <text:p>-423,1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70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53"/>
          <table:table-cell office:value-type="float" office:value="-31.35" table:style-name="ce78">
            <text:p>-31,3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53"/>
          <table:table-cell office:value-type="float" office:value="31.35" table:style-name="ce78">
            <text:p>31,3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70"/>
          <table:table-cell table:number-columns-repeated="2" table:style-name="ce1"/>
          <table:table-cell table:style-name="ce52"/>
          <table:table-cell table:style-name="ce78"/>
          <table:table-cell table:number-columns-repeated="2" table:style-name="ce5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Şubat <text:s/>Devir</text:p>
          </table:table-cell>
          <table:table-cell table:style-name="ce65"/>
          <table:table-cell table:style-name="ce67"/>
          <table:table-cell office:value-type="float" office:value="335748" table:formula="of:=SUM([.E112:.E119])" table:style-name="ce68">
            <text:p>3357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1">
          <table:table-cell table:style-name="ce70"/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52">
            <text:p>-50.451,4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1_23" table:style-name="ta6">
        <table:table-column table:style-name="co22" table:default-cell-style-name="ce1"/>
        <table:table-column table:style-name="co23" table:default-cell-style-name="ce1"/>
        <table:table-column table:style-name="co52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OCAK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3261" table:formula="of:=SUM([.D4:.D27])" table:style-name="ce76">
            <text:p>13.261,00</text:p>
          </table:table-cell>
          <table:table-cell office:value-type="float" office:value="-22808.309999999998" table:formula="of:=SUM([.E5:.E27])" table:style-name="ce76">
            <text:p>-22.808,31</text:p>
          </table:table-cell>
          <table:table-cell office:value-type="float" office:value="8049.2" table:formula="of:=SUM([.F4:.F28])" table:style-name="ce76">
            <text:p>8.049,20</text:p>
          </table:table-cell>
          <table:table-cell office:value-type="float" office:value="-23047.62" table:formula="of:=SUM([.G4:.G28])" table:style-name="ce76">
            <text:p>-23.047,62</text:p>
          </table:table-cell>
          <table:table-cell office:value-type="float" office:value="-14998.419999999998" table:formula="of:=[.F2]+[.G2]" table:style-name="ce76">
            <text:p>-14.998,42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30" table:style-name="ce52">
            <text:p>-230,00</text:p>
          </table:table-cell>
          <table:table-cell office:value-type="float" office:value="-230" table:formula="of:=[.H4]+[.F5]+[.G5]" table:style-name="ce52">
            <text:p>-230,00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23" table:style-name="ce52">
            <text:p>-523,00</text:p>
          </table:table-cell>
          <table:table-cell office:value-type="float" office:value="-753" table:formula="of:=[.H5]+[.F6]+[.G6]" table:style-name="ce52">
            <text:p>-753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70">
            <text:p>07.01.2023</text:p>
          </table:table-cell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5053" table:formula="of:=[.H6]+[.F7]+[.G7]" table:style-name="ce52">
            <text:p>-5.053,00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70">
            <text:p>07.01.2022</text:p>
          </table:table-cell>
          <table:table-cell office:value-type="string" table:style-name="ce79">
            <text:p>Aidat Marmara Royal Site 8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4.74" table:style-name="ce52">
            <text:p>-674,74</text:p>
          </table:table-cell>
          <table:table-cell office:value-type="float" office:value="-5727.74" table:formula="of:=[.H7]+[.F8]+[.G8]" table:style-name="ce52">
            <text:p>-5.727,74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70">
            <text:p>07.01.2022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53.05000000000001" table:style-name="ce52">
            <text:p>-153,05</text:p>
          </table:table-cell>
          <table:table-cell office:value-type="float" office:value="-5880.79" table:formula="of:=[.H8]+[.F9]+[.G9]" table:style-name="ce52">
            <text:p>-5.880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-87" table:style-name="ce52">
            <text:p>-87,00</text:p>
          </table:table-cell>
          <table:table-cell office:value-type="float" office:value="-5967.79" table:formula="of:=[.H9]+[.F10]+[.G10]" table:style-name="ce52">
            <text:p>-5.967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560" table:style-name="ce52">
            <text:p>-1.560,00</text:p>
          </table:table-cell>
          <table:table-cell office:value-type="float" office:value="-7527.79" table:formula="of:=[.H10]+[.F11]+[.G11]" table:style-name="ce52">
            <text:p>-7.527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200" table:style-name="ce52">
            <text:p>-200,00</text:p>
          </table:table-cell>
          <table:table-cell table:style-name="ce1"/>
          <table:table-cell office:value-type="float" office:value="-183.26" table:style-name="ce52">
            <text:p>-183,26</text:p>
          </table:table-cell>
          <table:table-cell office:value-type="float" office:value="-7711.05" table:formula="of:=[.H11]+[.F12]+[.G12]" table:style-name="ce52">
            <text:p>-7.711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52">
            <text:p>-7.233,57</text:p>
          </table:table-cell>
          <table:table-cell table:style-name="ce52"/>
          <table:table-cell office:value-type="float" office:value="-7233.57" table:style-name="ce52">
            <text:p>-7.233,57</text:p>
          </table:table-cell>
          <table:table-cell office:value-type="float" office:value="-14944.619999999999" table:formula="of:=[.H12]+[.F13]+[.G13]" table:style-name="ce52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 işten havale</text:p>
          </table:table-cell>
          <table:table-cell table:number-columns-repeated="2" table:style-name="ce1"/>
          <table:table-cell table:style-name="ce51"/>
          <table:table-cell table:number-columns-repeated="2" table:style-name="ce1"/>
          <table:table-cell office:value-type="float" office:value="-14944.619999999999" table:formula="of:=[.H13]+[.F14]+[.G14]" table:style-name="ce52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17645.62" table:formula="of:=[.H14]+[.F15]+[.G15]" table:style-name="ce52">
            <text:p>-17.645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20346.62" table:formula="of:=[.H15]+[.F16]+[.G16]" table:style-name="ce52">
            <text:p>-20.346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23047.62" table:formula="of:=[.H16]+[.F17]+[.G17]" table:style-name="ce52">
            <text:p>-23.0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23047.62" table:formula="of:=[.H17]+[.F18]+[.G18]" table:style-name="ce52">
            <text:p>-23.047,62</text:p>
          </table:table-cell>
          <table:table-cell table:number-columns-repeated="16376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78"/>
          <table:table-cell office:value-type="float" office:value="1500" table:style-name="ce52">
            <text:p>1.500,00</text:p>
          </table:table-cell>
          <table:table-cell table:style-name="ce52"/>
          <table:table-cell office:value-type="float" office:value="-21547.62" table:formula="of:=[.H18]+[.F19]+[.G19]" table:style-name="ce52">
            <text:p>-21.5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49.2" table:style-name="ce52">
            <text:p>5.549,20</text:p>
          </table:table-cell>
          <table:table-cell table:style-name="ce52"/>
          <table:table-cell office:value-type="float" office:value="-15998.419999999998" table:formula="of:=[.H19]+[.F20]+[.G20]" table:style-name="ce52">
            <text:p>-15.998,4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table:number-columns-repeated="2" table:style-name="ce52"/>
          <table:table-cell office:value-type="float" office:value="-15998.419999999998" table:formula="of:=[.H20]+[.F21]+[.G21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table:number-columns-repeated="2" table:style-name="ce52"/>
          <table:table-cell office:value-type="float" office:value="-15998.419999999998" table:formula="of:=[.H21]+[.F22]+[.G22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83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162">
            <text:p>Kira snyG Metin ÇELİK 4/8 31-12-2022</text:p>
          </table:table-cell>
          <table:table-cell table:style-name="ce162"/>
          <table:table-cell office:value-type="currency" office:value="1000" table:style-name="ce186">
            <text:p>₺1.000,00</text:p>
          </table:table-cell>
          <table:table-cell table:style-name="ce1"/>
          <table:table-cell office:value-type="float" office:value="1000" table:style-name="ce89">
            <text:p>1.000,00</text:p>
          </table:table-cell>
          <table:table-cell table:style-name="ce52"/>
          <table:table-cell office:value-type="float" office:value="-14998.419999999998" table:formula="of:=[.H23]+[.F24]+[.G24]" table:style-name="ce52">
            <text:p>-14.998,4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68">
            <text:p>30.03.2022</text:p>
          </table:table-cell>
          <table:table-cell office:value-type="string" table:style-name="ce162">
            <text:p>SnyF-Kynkçı Merdal 12/12-2022-23</text:p>
          </table:table-cell>
          <table:table-cell table:style-name="ce162"/>
          <table:table-cell office:value-type="string" table:style-name="ce162">
            <text:p>3 aylık kira bedeli</text:p>
          </table:table-cell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10T00:00:00" table:style-name="ce168">
            <text:p>10.10.2022</text:p>
          </table:table-cell>
          <table:table-cell office:value-type="string" table:style-name="ce162">
            <text:p>snyA Ayhan Tüfek 42000-40000</text:p>
          </table:table-cell>
          <table:table-cell table:style-name="ce164"/>
          <table:table-cell office:value-type="string" table:style-name="ce162">
            <text:p>%57,14 aylık kira bedeli</text:p>
          </table:table-cell>
          <table:table-cell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68"/>
          <table:table-cell office:value-type="string" table:style-name="ce162">
            <text:p>cihan oto 12 ay teminattan kalan</text:p>
          </table:table-cell>
          <table:table-cell table:style-name="ce164"/>
          <table:table-cell table:style-name="ce162"/>
          <table:table-cell office:value-type="float" office:value="100" table:style-name="ce162">
            <text:p>1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6130.21" table:formula="of:=SUM([.D36:.D43])" table:style-name="ce92">
            <text:p>6.130,21</text:p>
          </table:table-cell>
          <table:table-cell office:value-type="float" office:value="5930.26" table:formula="of:=SUM([.E36:.E43])" table:style-name="ce92">
            <text:p>5.930,26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office:value-type="float" office:value="1221.74" table:style-name="ce69">
            <text:p>1.221,74</text:p>
          </table:table-cell>
          <table:table-cell office:value-type="float" office:value="1222" table:style-name="ce89">
            <text:p>1.222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51">
            <text:p>1.264,87</text:p>
          </table:table-cell>
          <table:table-cell office:value-type="float" office:value="1265" table:style-name="ce52">
            <text:p>1.26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51">
            <text:p>366,02</text:p>
          </table:table-cell>
          <table:table-cell office:value-type="float" office:value="366" table:style-name="ce52">
            <text:p>366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2">
            <text:p>200,00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51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51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81"/>
          <table:table-cell office:value-type="float" office:value="200" table:style-name="ce187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83.26" table:style-name="ce51">
            <text:p>183,26</text:p>
          </table:table-cell>
          <table:table-cell office:value-type="float" office:value="183.26" table:style-name="ce81">
            <text:p>183,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233.5699999999988" table:formula="of:=SUM([.E49:.E82])" table:style-name="ce68">
            <text:p>-7233,5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4/6</text:p>
          </table:table-cell>
          <table:table-cell table:style-name="ce81"/>
          <table:table-cell office:value-type="string" table:style-name="ce81">
            <text:p><text:s/>4 – 6</text:p>
          </table:table-cell>
          <table:table-cell office:value-type="float" office:value="-208.17" table:style-name="ce52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4/6</text:p>
          </table:table-cell>
          <table:table-cell table:style-name="ce81"/>
          <table:table-cell office:value-type="string" table:style-name="ce81">
            <text:p><text:s/>4 – 6</text:p>
          </table:table-cell>
          <table:table-cell office:value-type="float" office:value="-151.65" table:style-name="ce52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2/9</text:p>
          </table:table-cell>
          <table:table-cell table:style-name="ce81"/>
          <table:table-cell office:value-type="string" table:style-name="ce81">
            <text:p><text:s/>2 – 9</text:p>
          </table:table-cell>
          <table:table-cell office:value-type="float" office:value="-1111.1099999999999" table:style-name="ce52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2/3</text:p>
          </table:table-cell>
          <table:table-cell table:style-name="ce81"/>
          <table:table-cell office:value-type="string" table:style-name="ce79">
            <text:p><text:s/>2 – 3</text:p>
          </table:table-cell>
          <table:table-cell office:value-type="float" office:value="-678.58" table:style-name="ce52">
            <text:p>-678,5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397.46" table:style-name="ce52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80.91" table:style-name="ce52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127.05" table:style-name="ce52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49.31" table:style-name="ce52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9T00:00:00" table:style-name="ce70">
            <text:p>29.11.2022</text:p>
          </table:table-cell>
          <table:table-cell office:value-type="string" table:style-name="ce74">
            <text:p>erenler pide 12- k1</text:p>
          </table:table-cell>
          <table:table-cell table:number-columns-repeated="2" table:style-name="ce1"/>
          <table:table-cell office:value-type="float" office:value="-182.4" table:style-name="ce52">
            <text:p>-182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52">
            <text:p>-74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30T00:00:00" table:style-name="ce70">
            <text:p>30.11.2022</text:p>
          </table:table-cell>
          <table:table-cell office:value-type="string" table:style-name="ce74">
            <text:p>erenler pide 12- k2</text:p>
          </table:table-cell>
          <table:table-cell table:number-columns-repeated="2" table:style-name="ce1"/>
          <table:table-cell office:value-type="float" office:value="-137.88999999999999" table:style-name="ce52">
            <text:p>-137,8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81">
            <text:p>ayfer kurt ???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81">
            <text:p>erenler</text:p>
          </table:table-cell>
          <table:table-cell table:number-columns-repeated="2" table:style-name="ce81"/>
          <table:table-cell office:value-type="float" office:value="-142.63999999999999" table:style-name="ce52">
            <text:p>-142,6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95">
            <text:p>erenler pide 12- k3</text:p>
          </table:table-cell>
          <table:table-cell table:number-columns-repeated="2" table:style-name="ce81"/>
          <table:table-cell office:value-type="float" office:value="-148.47" table:style-name="ce52">
            <text:p>-148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95">
            <text:p>erenler pide 12- k4</text:p>
          </table:table-cell>
          <table:table-cell table:number-columns-repeated="2" table:style-name="ce81"/>
          <table:table-cell office:value-type="float" office:value="-142.77000000000001" table:style-name="ce52">
            <text:p>-142,7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aşıkbaba</text:p>
          </table:table-cell>
          <table:table-cell table:number-columns-repeated="2" table:style-name="ce81"/>
          <table:table-cell office:value-type="float" office:value="-334.55" table:style-name="ce52">
            <text:p>-334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tokat avm yunus</text:p>
          </table:table-cell>
          <table:table-cell table:number-columns-repeated="2" table:style-name="ce81"/>
          <table:table-cell office:value-type="float" office:value="-148.75" table:style-name="ce52">
            <text:p>-148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benzin audi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8T00:00:00" table:style-name="ce70">
            <text:p>08.12.2022</text:p>
          </table:table-cell>
          <table:table-cell office:value-type="string" table:style-name="ce81">
            <text:p>yunus</text:p>
          </table:table-cell>
          <table:table-cell table:number-columns-repeated="2" table:style-name="ce81"/>
          <table:table-cell office:value-type="float" office:value="-223.23" table:style-name="ce52">
            <text:p>-223,2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9T00:00:00" table:style-name="ce70">
            <text:p>09.12.2022</text:p>
          </table:table-cell>
          <table:table-cell office:value-type="string" table:style-name="ce95">
            <text:p>erenler pide 12- k5</text:p>
          </table:table-cell>
          <table:table-cell table:number-columns-repeated="2" table:style-name="ce81"/>
          <table:table-cell office:value-type="float" office:value="-218.37" table:style-name="ce52">
            <text:p>-218,3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0T00:00:00" table:style-name="ce70">
            <text:p>10.12.2022</text:p>
          </table:table-cell>
          <table:table-cell office:value-type="string" table:style-name="ce95">
            <text:p>erenler pide 12- k6</text:p>
          </table:table-cell>
          <table:table-cell table:number-columns-repeated="2" table:style-name="ce81"/>
          <table:table-cell office:value-type="float" office:value="-209.35" table:style-name="ce52">
            <text:p>-209,3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2T00:00:00" table:style-name="ce70">
            <text:p>12.12.2022</text:p>
          </table:table-cell>
          <table:table-cell office:value-type="string" table:style-name="ce95">
            <text:p>erenler pide 12- k7</text:p>
          </table:table-cell>
          <table:table-cell table:number-columns-repeated="2" table:style-name="ce1"/>
          <table:table-cell office:value-type="float" office:value="-202.93" table:style-name="ce52">
            <text:p>-202,9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4T00:00:00" table:style-name="ce70">
            <text:p>14.12.2022</text:p>
          </table:table-cell>
          <table:table-cell office:value-type="string" table:style-name="ce95">
            <text:p>erenler pide 12- k8</text:p>
          </table:table-cell>
          <table:table-cell table:number-columns-repeated="2" table:style-name="ce81"/>
          <table:table-cell office:value-type="float" office:value="-167.75" table:style-name="ce52">
            <text:p>-167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7T00:00:00" table:style-name="ce70">
            <text:p>17.12.2022</text:p>
          </table:table-cell>
          <table:table-cell office:value-type="string" table:style-name="ce74">
            <text:p>erenler pide 12- k9</text:p>
          </table:table-cell>
          <table:table-cell table:number-columns-repeated="2" table:style-name="ce1"/>
          <table:table-cell office:value-type="float" office:value="-221.18" table:style-name="ce52">
            <text:p>-221,1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audi benzin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yunus market</text:p>
          </table:table-cell>
          <table:table-cell table:number-columns-repeated="2" table:style-name="ce81"/>
          <table:table-cell office:value-type="float" office:value="-268.73" table:style-name="ce52">
            <text:p>-268,7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kuruymş</text:p>
          </table:table-cell>
          <table:table-cell table:number-columns-repeated="2" table:style-name="ce81"/>
          <table:table-cell office:value-type="float" office:value="-140.9" table:style-name="ce52">
            <text:p>-140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9T00:00:00" table:style-name="ce70">
            <text:p>19.12.2022</text:p>
          </table:table-cell>
          <table:table-cell office:value-type="string" table:style-name="ce74">
            <text:p>erenler pide 12- k10</text:p>
          </table:table-cell>
          <table:table-cell table:number-columns-repeated="2" table:style-name="ce81"/>
          <table:table-cell office:value-type="float" office:value="-138.4" table:style-name="ce52">
            <text:p>-138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0T00:00:00" table:style-name="ce70">
            <text:p>20.12.2022</text:p>
          </table:table-cell>
          <table:table-cell office:value-type="string" table:style-name="ce74">
            <text:p>erenler pide 12- k11</text:p>
          </table:table-cell>
          <table:table-cell table:number-columns-repeated="2" table:style-name="ce81"/>
          <table:table-cell office:value-type="float" office:value="-277.5" table:style-name="ce52">
            <text:p>-277,5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1T00:00:00" table:style-name="ce70">
            <text:p>21.12.2022</text:p>
          </table:table-cell>
          <table:table-cell office:value-type="string" table:style-name="ce74">
            <text:p>erenler pide 12- k12</text:p>
          </table:table-cell>
          <table:table-cell table:number-columns-repeated="2" table:style-name="ce81"/>
          <table:table-cell office:value-type="float" office:value="-166.62" table:style-name="ce52">
            <text:p>-166,6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2T00:00:00" table:style-name="ce70">
            <text:p>22.12.2022</text:p>
          </table:table-cell>
          <table:table-cell office:value-type="string" table:style-name="ce81">
            <text:p>2240 vodafon</text:p>
          </table:table-cell>
          <table:table-cell table:number-columns-repeated="2" table:style-name="ce81"/>
          <table:table-cell office:value-type="float" office:value="-90" table:style-name="ce52">
            <text:p>-9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3T00:00:00" table:style-name="ce70">
            <text:p>23.12.2022</text:p>
          </table:table-cell>
          <table:table-cell office:value-type="string" table:style-name="ce74">
            <text:p>erenler pide 12- k13</text:p>
          </table:table-cell>
          <table:table-cell table:number-columns-repeated="2" table:style-name="ce81"/>
          <table:table-cell office:value-type="float" office:value="-192" table:style-name="ce52">
            <text:p>-192,00</text:p>
          </table:table-cell>
          <table:table-cell table:number-columns-repeated="3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2 Ocak <text:s/>Devir</text:p>
          </table:table-cell>
          <table:table-cell table:style-name="ce65"/>
          <table:table-cell table:style-name="ce67"/>
          <table:table-cell office:value-type="float" office:value="356022.27" table:formula="of:=SUM([.E112:.E119])" table:style-name="ce68">
            <text:p>356022,2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52">
            <text:p>-14.998,4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1">
          <table:table-cell table:number-columns-repeated="16384"/>
        </table:table-row>
      </table:table>
      <table:table table:name="GNLK-_2022" table:style-name="ta3">
        <table:table-column table:style-name="co53" table:default-cell-style-name="ce1"/>
        <table:table-column table:style-name="co31" table:default-cell-style-name="ce1"/>
        <table:table-column table:style-name="co39" table:default-cell-style-name="ce1"/>
        <table:table-column table:style-name="co26" table:default-cell-style-name="ce1"/>
        <table:table-column table:style-name="co39" table:default-cell-style-name="ce1"/>
        <table:table-column table:style-name="co25" table:default-cell-style-name="ce1"/>
        <table:table-column table:style-name="co14" table:default-cell-style-name="ce1"/>
        <table:table-column table:style-name="co15" table:default-cell-style-name="ce1"/>
        <table:table-column table:style-name="co21" table:number-columns-repeated="2" table:default-cell-style-name="ce1"/>
        <table:table-column table:style-name="co54" table:default-cell-style-name="ce51"/>
        <table:table-column table:style-name="co19" table:default-cell-style-name="ce51"/>
        <table:table-column table:style-name="co55" table:default-cell-style-name="ce51"/>
        <table:table-column table:style-name="co56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471" table:style-name="ce188">
            <text:p>%23,47</text:p>
          </table:table-cell>
          <table:table-cell office:value-type="percentage" office:value="0.76529000000000003" table:formula="of:=1-[.K1]" table:style-name="ce188">
            <text:p>%76,53</text:p>
          </table:table-cell>
          <table:table-cell table:style-name="ce189"/>
          <table:table-cell office:value-type="string" table:style-name="ce10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89">
            <text:p>nzn</text:p>
          </table:table-cell>
          <table:table-cell office:value-type="string" table:style-name="ce189">
            <text:p>hc</text:p>
          </table:table-cell>
          <table:table-cell office:value-type="string" table:style-name="ce189">
            <text:p>Hc 1/1</text:p>
          </table:table-cell>
          <table:table-cell office:value-type="string" table:style-name="ce1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7333.3" table:formula="of:=['22_1'.D2]" table:style-name="ce17">
            <text:p>7.333,30</text:p>
          </table:table-cell>
          <table:table-cell office:value-type="float" office:value="-6834.05" table:formula="of:=['22_1'.E2]" table:style-name="ce18">
            <text:p>-6.834,05</text:p>
          </table:table-cell>
          <table:table-cell office:value-type="float" office:value="499.25" table:formula="of:=[.B3]+[.C3]" table:style-name="ce19">
            <text:p>499,25</text:p>
          </table:table-cell>
          <table:table-cell office:value-type="float" office:value="46462.64" table:formula="of:=['22_1'.F2]" table:style-name="ce17">
            <text:p>46.462,64</text:p>
          </table:table-cell>
          <table:table-cell office:value-type="float" office:value="-6834.05" table:formula="of:=['22_1'.G2]" table:style-name="ce18">
            <text:p>-6.834,05</text:p>
          </table:table-cell>
          <table:table-cell office:value-type="float" office:value="39628.589999999997" table:formula="of:=[.E3]+[.F3]" table:style-name="ce20">
            <text:p>39.628,59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36" table:style-name="ce16">
            <text:p>36</text:p>
          </table:table-cell>
          <table:table-cell table:style-name="ce69"/>
          <table:table-cell table:style-name="ce1"/>
          <table:table-cell office:value-type="float" office:value="36" table:style-name="ce69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0567.09" table:formula="of:=['22_2'.D2]" table:style-name="ce17">
            <text:p>10.567,09</text:p>
          </table:table-cell>
          <table:table-cell office:value-type="float" office:value="-21938.15" table:formula="of:=['22_2'.E2]" table:style-name="ce18">
            <text:p>-21.938,15</text:p>
          </table:table-cell>
          <table:table-cell office:value-type="float" office:value="-10871.810000000001" table:formula="of:=[.B4]+[.C4]+[.D3]" table:style-name="ce19">
            <text:p>-10.871,81</text:p>
          </table:table-cell>
          <table:table-cell office:value-type="float" office:value="11567.09" table:formula="of:=['22_2'.F2]" table:style-name="ce17">
            <text:p>11.567,09</text:p>
          </table:table-cell>
          <table:table-cell office:value-type="float" office:value="-21938.15" table:formula="of:=['22_2'.G2]" table:style-name="ce18">
            <text:p>-21.938,15</text:p>
          </table:table-cell>
          <table:table-cell office:value-type="float" office:value="29257.529999999995" table:formula="of:=[.E4]+[.F4]+[.G3]" table:style-name="ce20">
            <text:p>29.257,53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19.8" table:style-name="ce16">
            <text:p>19,8</text:p>
          </table:table-cell>
          <table:table-cell table:style-name="ce69"/>
          <table:table-cell table:style-name="ce1"/>
          <table:table-cell office:value-type="float" office:value="19.8" table:style-name="ce69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36859.61" table:formula="of:=['03'.D2]" table:style-name="ce17">
            <text:p>36.859,61</text:p>
          </table:table-cell>
          <table:table-cell office:value-type="float" office:value="-30109.3" table:formula="of:=['03'.E2]" table:style-name="ce18">
            <text:p>-30.109,30</text:p>
          </table:table-cell>
          <table:table-cell office:value-type="float" office:value="-4121.5" table:formula="of:=[.B5]+[.C5]+[.D4]" table:style-name="ce19">
            <text:p>-4.121,50</text:p>
          </table:table-cell>
          <table:table-cell office:value-type="float" office:value="35859.61" table:formula="of:=['03'.F2]" table:style-name="ce17">
            <text:p>35.859,61</text:p>
          </table:table-cell>
          <table:table-cell office:value-type="float" office:value="-30109.3" table:formula="of:=['03'.G2]" table:style-name="ce18">
            <text:p>-30.109,30</text:p>
          </table:table-cell>
          <table:table-cell office:value-type="float" office:value="35007.839999999997" table:formula="of:=[.E5]+[.F5]+[.G4]" table:style-name="ce20">
            <text:p>35.007,84</text:p>
          </table:table-cell>
          <table:table-cell table:style-name="ce21"/>
          <table:table-cell office:value-type="string" table:style-name="ce53">
            <text:p>maaş</text:p>
          </table:table-cell>
          <table:table-cell table:number-columns-repeated="4" table:style-name="ce1"/>
          <table:table-cell office:value-type="float" office:value="46.1" table:style-name="ce69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15937.59" table:formula="of:=['04'.D2]" table:style-name="ce17">
            <text:p>15.937,59</text:p>
          </table:table-cell>
          <table:table-cell office:value-type="float" office:value="-11790.68" table:formula="of:=['04'.E2]" table:style-name="ce18">
            <text:p>-11.790,68</text:p>
          </table:table-cell>
          <table:table-cell office:value-type="float" office:value="25.409999999999854" table:formula="of:=[.B6]+[.C6]+[.D5]" table:style-name="ce19">
            <text:p>25,41</text:p>
          </table:table-cell>
          <table:table-cell office:value-type="float" office:value="17940.28" table:formula="of:=['04'.F2]" table:style-name="ce17">
            <text:p>17.940,28</text:p>
          </table:table-cell>
          <table:table-cell office:value-type="float" office:value="-11140.68" table:formula="of:=['04'.G2]" table:style-name="ce18">
            <text:p>-11.140,68</text:p>
          </table:table-cell>
          <table:table-cell office:value-type="float" office:value="41807.439999999995" table:formula="of:=[.E6]+[.F6]+[.G5]" table:style-name="ce20">
            <text:p>41.807,44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60" table:style-name="ce16">
            <text:p>60</text:p>
          </table:table-cell>
          <table:table-cell table:style-name="ce69"/>
          <table:table-cell table:style-name="ce1"/>
          <table:table-cell office:value-type="float" office:value="6.5" table:style-name="ce69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1328.34" table:formula="of:=['05'.D2]" table:style-name="ce17">
            <text:p>11.328,34</text:p>
          </table:table-cell>
          <table:table-cell office:value-type="float" office:value="-7712.66" table:formula="of:=['05'.E2]" table:style-name="ce18">
            <text:p>-7.712,66</text:p>
          </table:table-cell>
          <table:table-cell office:value-type="float" office:value="3641.09" table:formula="of:=[.B7]+[.C7]+[.D6]" table:style-name="ce19">
            <text:p>3.641,09</text:p>
          </table:table-cell>
          <table:table-cell office:value-type="float" office:value="9522.369999999999" table:formula="of:=['05'.F2]" table:style-name="ce17">
            <text:p>9.522,37</text:p>
          </table:table-cell>
          <table:table-cell office:value-type="float" office:value="-7722.66" table:formula="of:=['05'.G2]" table:style-name="ce18">
            <text:p>-7.722,66</text:p>
          </table:table-cell>
          <table:table-cell office:value-type="float" office:value="43607.149999999994" table:formula="of:=[.E7]+[.F7]+[.G6]" table:style-name="ce20">
            <text:p>43.607,15</text:p>
          </table:table-cell>
          <table:table-cell table:style-name="ce21"/>
          <table:table-cell office:value-type="string" table:style-name="ce22">
            <text:p>ls</text:p>
          </table:table-cell>
          <table:table-cell office:value-type="float" office:value="95" table:style-name="ce16">
            <text:p>95</text:p>
          </table:table-cell>
          <table:table-cell table:style-name="ce69"/>
          <table:table-cell table:style-name="ce1"/>
          <table:table-cell office:value-type="float" office:value="23.75" table:style-name="ce69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Haziran</text:p>
          </table:table-cell>
          <table:table-cell office:value-type="float" office:value="17837.05" table:formula="of:=['06'.D2]" table:style-name="ce17">
            <text:p>17.837,05</text:p>
          </table:table-cell>
          <table:table-cell office:value-type="float" office:value="-28058.100000000002" table:formula="of:=['06'.E2]" table:style-name="ce18">
            <text:p>-28.058,10</text:p>
          </table:table-cell>
          <table:table-cell office:value-type="float" office:value="-6579.9600000000028" table:formula="of:=[.B8]+[.C8]+[.D7]" table:style-name="ce19">
            <text:p>-6.579,96</text:p>
          </table:table-cell>
          <table:table-cell office:value-type="float" office:value="16654.189999999999" table:formula="of:=['06'.F2]" table:style-name="ce17">
            <text:p>16.654,19</text:p>
          </table:table-cell>
          <table:table-cell office:value-type="float" office:value="-28058.1" table:formula="of:=['06'.G2]" table:style-name="ce18">
            <text:p>-28.058,10</text:p>
          </table:table-cell>
          <table:table-cell office:value-type="float" office:value="32203.239999999994" table:formula="of:=[.E8]+[.F8]+[.G7]" table:style-name="ce20">
            <text:p>32.203,24</text:p>
          </table:table-cell>
          <table:table-cell table:style-name="ce21"/>
          <table:table-cell table:number-columns-repeated="16376" table:style-name="ce1"/>
        </table:table-row>
        <table:table-row table:style-name="ro1">
          <table:table-cell office:value-type="string" table:style-name="ce16">
            <text:p>Temmuz</text:p>
          </table:table-cell>
          <table:table-cell office:value-type="float" office:value="27131.070000000003" table:formula="of:=['07'.D2]" table:style-name="ce17">
            <text:p>27.131,07</text:p>
          </table:table-cell>
          <table:table-cell office:value-type="float" office:value="-17400.82" table:formula="of:=['07'.E2]" table:style-name="ce18">
            <text:p>-17.400,82</text:p>
          </table:table-cell>
          <table:table-cell office:value-type="float" office:value="3150.2900000000009" table:formula="of:=[.B9]+[.C9]+[.D8]" table:style-name="ce19">
            <text:p>3.150,29</text:p>
          </table:table-cell>
          <table:table-cell office:value-type="float" office:value="16133.3" table:formula="of:=['07'.F2]" table:style-name="ce17">
            <text:p>16.133,30</text:p>
          </table:table-cell>
          <table:table-cell office:value-type="float" office:value="-20600.82" table:formula="of:=['07'.G2]" table:style-name="ce18">
            <text:p>-20.600,82</text:p>
          </table:table-cell>
          <table:table-cell office:value-type="float" office:value="27735.719999999994" table:formula="of:=[.E9]+[.F9]+[.G8]" table:style-name="ce20">
            <text:p>27.735,72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42" table:style-name="ce16">
            <text:p>42</text:p>
          </table:table-cell>
          <table:table-cell office:value-type="float" office:value="9.8578200000000002" table:formula="of:=[.J9]*[.$K$1]" table:style-name="ce69">
            <text:p>9,86</text:p>
          </table:table-cell>
          <table:table-cell office:value-type="float" office:value="32.142179999999996" table:formula="of:=[.J9]-[.K9]" table:style-name="ce69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Ağustos</text:p>
          </table:table-cell>
          <table:table-cell office:value-type="float" office:value="34617.910000000003" table:formula="of:=['08'.D2]" table:style-name="ce17">
            <text:p>34.617,91</text:p>
          </table:table-cell>
          <table:table-cell office:value-type="float" office:value="-11695.349999999999" table:formula="of:=['08'.E2]" table:style-name="ce18">
            <text:p>-11.695,35</text:p>
          </table:table-cell>
          <table:table-cell office:value-type="float" office:value="26072.850000000006" table:formula="of:=[.B10]+[.C10]+[.D9]" table:style-name="ce19">
            <text:p>26.072,85</text:p>
          </table:table-cell>
          <table:table-cell office:value-type="float" office:value="102061.66" table:formula="of:=['08'.F2]" table:style-name="ce17">
            <text:p>102.061,66</text:p>
          </table:table-cell>
          <table:table-cell office:value-type="float" office:value="-33894.33" table:formula="of:=['08'.G2]" table:style-name="ce18">
            <text:p>-33.894,33</text:p>
          </table:table-cell>
          <table:table-cell office:value-type="float" office:value="95903.049999999988" table:formula="of:=[.E10]+[.F10]+[.G9]" table:style-name="ce20">
            <text:p>95.903,05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formula="of:=[.J10]*[.$K$1]" table:style-name="ce69">
            <text:p>19,72</text:p>
          </table:table-cell>
          <table:table-cell office:value-type="float" office:value="64.284359999999992" table:formula="of:=[.J10]-[.K10]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66162.31" table:formula="of:=['09'.D2]" table:style-name="ce17">
            <text:p>66.162,31</text:p>
          </table:table-cell>
          <table:table-cell office:value-type="float" office:value="-61978.720000000001" table:formula="of:=['09'.E2]" table:style-name="ce18">
            <text:p>-61.978,72</text:p>
          </table:table-cell>
          <table:table-cell office:value-type="float" office:value="30256.440000000002" table:formula="of:=[.B11]+[.C11]+[.D10]" table:style-name="ce19">
            <text:p>30.256,44</text:p>
          </table:table-cell>
          <table:table-cell office:value-type="float" office:value="9260.5" table:formula="of:=['09'.F2]" table:style-name="ce17">
            <text:p>9.260,50</text:p>
          </table:table-cell>
          <table:table-cell office:value-type="float" office:value="-25729.239999999998" table:formula="of:=['09'.G2]" table:style-name="ce18">
            <text:p>-25.729,24</text:p>
          </table:table-cell>
          <table:table-cell office:value-type="float" office:value="79434.31" table:formula="of:=[.E11]+[.F11]+[.G10]" table:style-name="ce20">
            <text:p>79.434,31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formula="of:=[.J11]*[.$K$1]" table:style-name="ce69">
            <text:p>19,72</text:p>
          </table:table-cell>
          <table:table-cell office:value-type="float" office:value="64.284359999999992" table:formula="of:=[.J11]-[.K11]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23872.199999999997" table:formula="of:=['10'.D2]" table:style-name="ce17">
            <text:p>23.872,20</text:p>
          </table:table-cell>
          <table:table-cell office:value-type="float" office:value="-33587.82" table:formula="of:=['10'.E2]" table:style-name="ce18">
            <text:p>-33.587,82</text:p>
          </table:table-cell>
          <table:table-cell office:value-type="float" office:value="20540.82" table:formula="of:=[.B12]+[.C12]+[.D11]" table:style-name="ce19">
            <text:p>20.540,82</text:p>
          </table:table-cell>
          <table:table-cell office:value-type="float" office:value="79418.41" table:formula="of:=['10'.F2]" table:style-name="ce17">
            <text:p>79.418,41</text:p>
          </table:table-cell>
          <table:table-cell office:value-type="float" office:value="-90424.320000000007" table:formula="of:=['10'.G2]" table:style-name="ce18">
            <text:p>-90.424,32</text:p>
          </table:table-cell>
          <table:table-cell office:value-type="float" office:value="68428.399999999994" table:formula="of:=[.E12]+[.F12]+[.G11]" table:style-name="ce20">
            <text:p>68.428,4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45" table:style-name="ce16">
            <text:p>45</text:p>
          </table:table-cell>
          <table:table-cell office:value-type="float" office:value="10.56195" table:formula="of:=[.J12]*[.$K$1]" table:style-name="ce69">
            <text:p>10,56</text:p>
          </table:table-cell>
          <table:table-cell office:value-type="float" office:value="34.438050000000004" table:formula="of:=[.J12]-[.K12]" table:style-name="ce69">
            <text:p>34,44</text:p>
          </table:table-cell>
          <table:table-cell table:style-name="ce1"/>
          <table:table-cell office:value-type="float" office:value="400.76679000000001" table:formula="of:=[.L15]+[.M15]+[.N15]" table:style-name="ce190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179191.62" table:formula="of:=['11'.D2]" table:style-name="ce17">
            <text:p>179.191,62</text:p>
          </table:table-cell>
          <table:table-cell office:value-type="float" office:value="-14175.82" table:formula="of:=['11'.E2]" table:style-name="ce18">
            <text:p>-14.175,82</text:p>
          </table:table-cell>
          <table:table-cell office:value-type="float" office:value="185556.62" table:formula="of:=[.B13]+[.C13]+[.D12]" table:style-name="ce19">
            <text:p>185.556,62</text:p>
          </table:table-cell>
          <table:table-cell office:value-type="float" office:value="178439.6" table:formula="of:=['11'.F2]" table:style-name="ce17">
            <text:p>178.439,60</text:p>
          </table:table-cell>
          <table:table-cell office:value-type="float" office:value="-18452.8" table:formula="of:=['11'.G2]" table:style-name="ce18">
            <text:p>-18.452,80</text:p>
          </table:table-cell>
          <table:table-cell office:value-type="float" office:value="228415.2" table:formula="of:=[.E13]+[.F13]+[.G12]" table:style-name="ce20">
            <text:p>228.415,2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formula="of:=[.J13]*[.$K$1]" table:style-name="ce69">
            <text:p>11,27</text:p>
          </table:table-cell>
          <table:table-cell office:value-type="float" office:value="36.733919999999998" table:formula="of:=[.J13]-[.K13]" table:style-name="ce69">
            <text:p>36,73</text:p>
          </table:table-cell>
          <table:table-cell table:style-name="ce1"/>
          <table:table-cell office:value-type="float" office:value="33.397232500000001" table:formula="of:=[.N12]/12" table:style-name="ce191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15475.960000000001" table:formula="of:=['22_12'.D2]" table:style-name="ce17">
            <text:p>15.475,96</text:p>
          </table:table-cell>
          <table:table-cell office:value-type="float" office:value="-16961.339999999997" table:formula="of:=['22_12'.E2]" table:style-name="ce18">
            <text:p>-16.961,34</text:p>
          </table:table-cell>
          <table:table-cell office:value-type="float" office:value="184071.24" table:formula="of:=[.B14]+[.C14]+[.D13]" table:style-name="ce19">
            <text:p>184.071,24</text:p>
          </table:table-cell>
          <table:table-cell office:value-type="float" office:value="22052.39" table:formula="of:=['22_12'.F2]" table:style-name="ce17">
            <text:p>22.052,39</text:p>
          </table:table-cell>
          <table:table-cell office:value-type="float" office:value="-21692.25" table:formula="of:=['22_12'.G2]" table:style-name="ce18">
            <text:p>-21.692,25</text:p>
          </table:table-cell>
          <table:table-cell office:value-type="float" office:value="228775.34000000003" table:formula="of:=[.E14]+[.F14]+[.G13]" table:style-name="ce20">
            <text:p>228.775,34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formula="of:=[.J14]*[.$K$1]" table:style-name="ce69">
            <text:p>11,27</text:p>
          </table:table-cell>
          <table:table-cell office:value-type="float" office:value="36.733919999999998" table:formula="of:=[.J14]-[.K14]" table:style-name="ce69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1">
            <text:p>TOPLAM</text:p>
          </table:table-cell>
          <table:table-cell office:value-type="float" office:value="446314.05000000005" table:formula="of:=SUM([.B3:.B14])" table:style-name="ce32">
            <text:p>446.314,05</text:p>
          </table:table-cell>
          <table:table-cell office:value-type="float" office:value="-262242.81000000006" table:formula="of:=SUM([.C3:.C14])" table:style-name="ce33">
            <text:p>-262.242,81</text:p>
          </table:table-cell>
          <table:table-cell office:value-type="float" office:value="184071.24" table:formula="of:=[.B15]+[.C15]" table:style-name="ce192">
            <text:p>184.071,24</text:p>
          </table:table-cell>
          <table:table-cell office:value-type="float" office:value="545372.04" table:formula="of:=SUM([.E3:.E14])" table:style-name="ce32">
            <text:p>545.372,04</text:p>
          </table:table-cell>
          <table:table-cell office:value-type="float" office:value="-316596.7" table:formula="of:=SUM([.F3:.F14])" table:style-name="ce33">
            <text:p>-316.596,70</text:p>
          </table:table-cell>
          <table:table-cell office:value-type="float" office:value="228775.34000000003" table:formula="of:=[.E15]+[.F15]" table:style-name="ce192">
            <text:p>228.775,34</text:p>
          </table:table-cell>
          <table:table-cell table:style-name="ce21"/>
          <table:table-cell table:style-name="ce104"/>
          <table:table-cell office:value-type="float" office:value="351" table:formula="of:=SUM([.J9:.J14])" table:style-name="ce104">
            <text:p>351</text:p>
          </table:table-cell>
          <table:table-cell office:value-type="float" office:value="82.383210000000005" table:formula="of:=SUM([.K9:.K14])" table:style-name="ce193">
            <text:p>82,38</text:p>
          </table:table-cell>
          <table:table-cell office:value-type="float" office:value="268.61678999999998" table:formula="of:=SUM([.L9:.L14])" table:style-name="ce193">
            <text:p>268,62</text:p>
          </table:table-cell>
          <table:table-cell office:value-type="float" office:value="86.05" table:formula="of:=SUM([.M3:.M14])" table:style-name="ce193">
            <text:p>86,05</text:p>
          </table:table-cell>
          <table:table-cell office:value-type="float" office:value="46.1" table:formula="of:=SUM([.N3:.N7])" table:style-name="ce193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94">
            <text:p>Tpl / 12</text:p>
          </table:table-cell>
          <table:table-cell office:value-type="float" office:value="37192.837500000001" table:formula="of:=[.B15]/[.A16]" table:style-name="ce195">
            <text:p>37.192,84</text:p>
          </table:table-cell>
          <table:table-cell office:value-type="float" office:value="-21853.567500000005" table:formula="of:=[.C15]/[.A16]" table:style-name="ce196">
            <text:p>-21.853,57</text:p>
          </table:table-cell>
          <table:table-cell table:style-name="ce196"/>
          <table:table-cell office:value-type="float" office:value="45447.670000000006" table:formula="of:=[.E15]/[.A16]" table:style-name="ce196">
            <text:p>45.447,67</text:p>
          </table:table-cell>
          <table:table-cell office:value-type="float" office:value="-26383.058333333334" table:formula="of:=[.F15]/[.A16]" table:style-name="ce196">
            <text:p>-26.383,06</text:p>
          </table:table-cell>
          <table:table-cell office:value-type="float" office:value="19064.611666666668" table:formula="of:=[.G15]/[.A16]" table:style-name="ce196">
            <text:p>19.064,61</text:p>
          </table:table-cell>
          <table:table-cell table:style-name="ce44"/>
          <table:table-cell table:style-name="ce106"/>
          <table:table-cell office:value-type="float" office:value="29.25" table:formula="of:=[.J15]/12" table:style-name="ce196">
            <text:p>29,25</text:p>
          </table:table-cell>
          <table:table-cell office:value-type="float" office:value="6.8652675000000007" table:formula="of:=[.K15]/12" table:style-name="ce196">
            <text:p>6,87</text:p>
          </table:table-cell>
          <table:table-cell office:value-type="float" office:value="22.384732499999998" table:formula="of:=[.L15]/12" table:style-name="ce196">
            <text:p>22,38</text:p>
          </table:table-cell>
          <table:table-cell office:value-type="float" office:value="7.1708333333333334" table:formula="of:=[.M15]/12" table:style-name="ce196">
            <text:p>7,17</text:p>
          </table:table-cell>
          <table:table-cell office:value-type="float" office:value="3.8416666666666668" table:formula="of:=[.N15]/12" table:style-name="ce196">
            <text:p>3,8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table:style-name="ce53"/>
          <table:table-cell table:number-columns-repeated="3" table:style-name="ce51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22_12" table:style-name="ta3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3" table:default-cell-style-name="ce1"/>
        <table:table-column table:style-name="co22" table:default-cell-style-name="ce51"/>
        <table:table-column table:style-name="co22" table:default-cell-style-name="ce1"/>
        <table:table-column table:style-name="co1" table:number-columns-repeated="16376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197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ARALIK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475.960000000001" table:formula="of:=SUM([.D11:.D62])" table:style-name="ce76">
            <text:p>15.475,96</text:p>
          </table:table-cell>
          <table:table-cell office:value-type="float" office:value="-16961.339999999997" table:formula="of:=SUM([.E11:.E94])" table:style-name="ce76">
            <text:p>-16.961,34</text:p>
          </table:table-cell>
          <table:table-cell office:value-type="float" office:value="22052.39" table:formula="of:=SUM([.F11:.F92])" table:style-name="ce76">
            <text:p>22.052,39</text:p>
          </table:table-cell>
          <table:table-cell office:value-type="float" office:value="-21692.25" table:formula="of:=SUM([.G11:.G92])" table:style-name="ce198">
            <text:p>-21.692,25</text:p>
          </table:table-cell>
          <table:table-cell office:value-type="float" office:value="360.13999999999942" table:formula="of:=[.F2]+[.G2]" table:style-name="ce76">
            <text:p>360,1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office:value-type="float" office:value="680" table:formula="of:=[.H3]+[.F11]+[.G11]" table:style-name="ce52">
            <text:p>680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1"/>
          <table:table-cell office:value-type="float" office:value="-214" table:style-name="ce51">
            <text:p>-214,00</text:p>
          </table:table-cell>
          <table:table-cell office:value-type="float" office:value="466" table:formula="of:=[.H4]+[.F5]+[.G5]" table:style-name="ce52">
            <text:p>466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491" table:style-name="ce51">
            <text:p>-491,00</text:p>
          </table:table-cell>
          <table:table-cell office:value-type="float" office:value="-25" table:formula="of:=[.H5]+[.F6]+[.G6]" table:style-name="ce52">
            <text:p>-25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52"/>
          <table:table-cell table:style-name="ce1"/>
          <table:table-cell table:style-name="ce51"/>
          <table:table-cell office:value-type="float" office:value="-25" table:formula="of:=[.H6]+[.F7]+[.G7]" table:style-name="ce52">
            <text:p>-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70">
            <text:p>07.12.2022</text:p>
          </table:table-cell>
          <table:table-cell office:value-type="string" table:style-name="ce79">
            <text:p>Adem Özen Kira Ödemesi 7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1">
            <text:p>-4.300,00</text:p>
          </table:table-cell>
          <table:table-cell office:value-type="float" office:value="-4325" table:formula="of:=[.H7]+[.F8]+[.G8]" table:style-name="ce52">
            <text:p>-4.3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70">
            <text:p>07.12.2022</text:p>
          </table:table-cell>
          <table:table-cell office:value-type="string" table:style-name="ce79">
            <text:p>MarRyl Aidat 7/12</text:p>
          </table:table-cell>
          <table:table-cell table:number-columns-repeated="2" table:style-name="ce79"/>
          <table:table-cell office:value-type="float" office:value="-496.5" table:style-name="ce52">
            <text:p>-496,50</text:p>
          </table:table-cell>
          <table:table-cell table:style-name="ce1"/>
          <table:table-cell office:value-type="float" office:value="-496.5" table:style-name="ce51">
            <text:p>-496,50</text:p>
          </table:table-cell>
          <table:table-cell office:value-type="float" office:value="-4821.5" table:formula="of:=[.H8]+[.F9]+[.G9]" table:style-name="ce52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office:value-type="float" office:value="-4821.5" table:formula="of:=[.H9]+[.F10]+[.G10]" table:style-name="ce52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52">
            <text:p>680,00</text:p>
          </table:table-cell>
          <table:table-cell table:style-name="ce51"/>
          <table:table-cell office:value-type="float" office:value="-4141.5" table:formula="of:=[.H10]+[.F11]+[.G11]" table:style-name="ce52">
            <text:p>-4.1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52"/>
          <table:table-cell office:value-type="float" office:value="1400" table:style-name="ce52">
            <text:p>1.400,00</text:p>
          </table:table-cell>
          <table:table-cell table:style-name="ce51"/>
          <table:table-cell office:value-type="float" office:value="-2741.5" table:formula="of:=[.H11]+[.F12]+[.G12]" table:style-name="ce52">
            <text:p>-2.7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52"/>
          <table:table-cell office:value-type="float" office:value="295" table:style-name="ce52">
            <text:p>295,00</text:p>
          </table:table-cell>
          <table:table-cell table:style-name="ce51"/>
          <table:table-cell office:value-type="float" office:value="-2446.5" table:formula="of:=[.H12]+[.F13]+[.G13]" table:style-name="ce52">
            <text:p>-2.4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52"/>
          <table:table-cell office:value-type="float" office:value="100" table:style-name="ce181">
            <text:p>100,00</text:p>
          </table:table-cell>
          <table:table-cell table:style-name="ce51"/>
          <table:table-cell office:value-type="float" office:value="-2346.5" table:formula="of:=[.H13]+[.F14]+[.G14]" table:style-name="ce52">
            <text:p>-2.3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52"/>
          <table:table-cell office:value-type="float" office:value="1680" table:style-name="ce52">
            <text:p>1.680,00</text:p>
          </table:table-cell>
          <table:table-cell table:style-name="ce51"/>
          <table:table-cell office:value-type="float" office:value="-666.5" table:formula="of:=[.H14]+[.F15]+[.G15]" table:style-name="ce52">
            <text:p>-66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52">
            <text:p>1.080,00</text:p>
          </table:table-cell>
          <table:table-cell table:style-name="ce51"/>
          <table:table-cell office:value-type="float" office:value="413.5" table:formula="of:=[.H15]+[.F16]+[.G16]" table:style-name="ce52">
            <text:p>4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tin Elektrik Teminat 1200 – 4/6</text:p>
          </table:table-cell>
          <table:table-cell table:style-name="ce81"/>
          <table:table-cell office:value-type="float" office:value="200" table:style-name="ce81">
            <text:p>2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style-name="ce51"/>
          <table:table-cell office:value-type="float" office:value="613.5" table:formula="of:=[.H16]+[.F17]+[.G17]" table:style-name="ce52">
            <text:p>6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Hacı Elektrik</text:p>
          </table:table-cell>
          <table:table-cell table:style-name="ce81"/>
          <table:table-cell office:value-type="float" office:value="217.89" table:style-name="ce81">
            <text:p>217,89</text:p>
          </table:table-cell>
          <table:table-cell table:style-name="ce52"/>
          <table:table-cell office:value-type="float" office:value="217.89" table:style-name="ce52">
            <text:p>217,89</text:p>
          </table:table-cell>
          <table:table-cell table:style-name="ce51"/>
          <table:table-cell office:value-type="float" office:value="831.39" table:formula="of:=[.H17]+[.F18]+[.G18]" table:style-name="ce52">
            <text:p>831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4516" table:style-name="ce52">
            <text:p>-4.516,00</text:p>
          </table:table-cell>
          <table:table-cell table:style-name="ce52"/>
          <table:table-cell office:value-type="float" office:value="-4516" table:style-name="ce51">
            <text:p>-4.516,00</text:p>
          </table:table-cell>
          <table:table-cell office:value-type="float" office:value="-3684.61" table:formula="of:=[.H18]+[.F19]+[.G19]" table:style-name="ce52">
            <text:p>-3.684,6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3684.61" table:formula="of:=[.H19]+[.F20]+[.G20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3/6</text:p>
          </table:table-cell>
          <table:table-cell table:number-columns-repeated="2" table:style-name="ce81"/>
          <table:table-cell office:value-type="float" office:value="-208.17" table:style-name="ce52">
            <text:p>-208,17</text:p>
          </table:table-cell>
          <table:table-cell table:style-name="ce52"/>
          <table:table-cell table:style-name="ce51"/>
          <table:table-cell office:value-type="float" office:value="-3684.61" table:formula="of:=[.H20]+[.F21]+[.G21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3/6</text:p>
          </table:table-cell>
          <table:table-cell table:number-columns-repeated="2" table:style-name="ce81"/>
          <table:table-cell office:value-type="float" office:value="-151.65" table:style-name="ce52">
            <text:p>-151,65</text:p>
          </table:table-cell>
          <table:table-cell table:style-name="ce52"/>
          <table:table-cell table:style-name="ce51"/>
          <table:table-cell office:value-type="float" office:value="-3684.61" table:formula="of:=[.H21]+[.F22]+[.G22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0-26T00:00:00" table:style-name="ce70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52">
            <text:p>-40,00</text:p>
          </table:table-cell>
          <table:table-cell table:style-name="ce52"/>
          <table:table-cell table:style-name="ce51"/>
          <table:table-cell office:value-type="float" office:value="-3684.61" table:formula="of:=[.H22]+[.F23]+[.G23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95">
            <text:p>erenler gıda pide mlzm 11- işkk 1</text:p>
          </table:table-cell>
          <table:table-cell table:number-columns-repeated="2" table:style-name="ce81"/>
          <table:table-cell office:value-type="float" office:value="-173.67" table:style-name="ce52">
            <text:p>-173,67</text:p>
          </table:table-cell>
          <table:table-cell table:style-name="ce52"/>
          <table:table-cell table:style-name="ce51"/>
          <table:table-cell office:value-type="float" office:value="-3684.61" table:formula="of:=[.H23]+[.F24]+[.G24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5T00:00:00" table:style-name="ce70">
            <text:p>05.11.2022</text:p>
          </table:table-cell>
          <table:table-cell office:value-type="string" table:style-name="ce81">
            <text:p>mersin rav4 gaz</text:p>
          </table:table-cell>
          <table:table-cell table:number-columns-repeated="2" table:style-name="ce81"/>
          <table:table-cell office:value-type="float" office:value="-398.07" table:style-name="ce52">
            <text:p>-398,07</text:p>
          </table:table-cell>
          <table:table-cell table:style-name="ce52"/>
          <table:table-cell table:style-name="ce51"/>
          <table:table-cell office:value-type="float" office:value="-3684.61" table:formula="of:=[.H24]+[.F25]+[.G25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81"/>
          <table:table-cell office:value-type="float" office:value="-1111.1099999999999" table:style-name="ce52">
            <text:p>-1.111,11</text:p>
          </table:table-cell>
          <table:table-cell table:style-name="ce52"/>
          <table:table-cell table:style-name="ce51"/>
          <table:table-cell office:value-type="float" office:value="-3684.61" table:formula="of:=[.H25]+[.F26]+[.G26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23T00:00:00" table:style-name="ce70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81"/>
          <table:table-cell table:style-name="ce52"/>
          <table:table-cell office:value-type="float" office:value="1150" table:style-name="ce182">
            <text:p>1.150,00</text:p>
          </table:table-cell>
          <table:table-cell table:style-name="ce51"/>
          <table:table-cell office:value-type="float" office:value="-2534.61" table:formula="of:=[.H26]+[.F27]+[.G27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lc kot – elçilik vatandaşlık</text:p>
          </table:table-cell>
          <table:table-cell table:number-columns-repeated="2" table:style-name="ce81"/>
          <table:table-cell office:value-type="float" office:value="-279.99" table:style-name="ce52">
            <text:p>-279,99</text:p>
          </table:table-cell>
          <table:table-cell table:style-name="ce52"/>
          <table:table-cell table:style-name="ce51"/>
          <table:table-cell office:value-type="float" office:value="-2534.61" table:formula="of:=[.H27]+[.F28]+[.G28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hd isk</text:p>
          </table:table-cell>
          <table:table-cell table:number-columns-repeated="2" table:style-name="ce81"/>
          <table:table-cell office:value-type="float" office:value="-89" table:style-name="ce52">
            <text:p>-89,00</text:p>
          </table:table-cell>
          <table:table-cell table:style-name="ce52"/>
          <table:table-cell table:style-name="ce51"/>
          <table:table-cell office:value-type="float" office:value="-2534.61" table:formula="of:=[.H28]+[.F29]+[.G29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oçtaş 60*60 led</text:p>
          </table:table-cell>
          <table:table-cell table:number-columns-repeated="2" table:style-name="ce81"/>
          <table:table-cell office:value-type="float" office:value="-189.9" table:style-name="ce52">
            <text:p>-189,90</text:p>
          </table:table-cell>
          <table:table-cell table:style-name="ce52"/>
          <table:table-cell table:style-name="ce51"/>
          <table:table-cell office:value-type="float" office:value="-2534.61" table:formula="of:=[.H29]+[.F30]+[.G30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KTC vatandaşlık harcı</text:p>
          </table:table-cell>
          <table:table-cell table:number-columns-repeated="2" table:style-name="ce81"/>
          <table:table-cell office:value-type="float" office:value="-2146.5" table:style-name="ce52">
            <text:p>-2.146,50</text:p>
          </table:table-cell>
          <table:table-cell table:style-name="ce52"/>
          <table:table-cell table:style-name="ce51"/>
          <table:table-cell office:value-type="float" office:value="-2534.61" table:formula="of:=[.H30]+[.F31]+[.G31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KTC vatandaşlık harcı</text:p>
          </table:table-cell>
          <table:table-cell table:number-columns-repeated="2" table:style-name="ce81"/>
          <table:table-cell office:value-type="float" office:value="-275" table:style-name="ce52">
            <text:p>-275,00</text:p>
          </table:table-cell>
          <table:table-cell table:style-name="ce52"/>
          <table:table-cell table:style-name="ce51"/>
          <table:table-cell office:value-type="float" office:value="-2534.61" table:formula="of:=[.H31]+[.F32]+[.G32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2T00:00:00" table:style-name="ce70">
            <text:p>12.11.2022</text:p>
          </table:table-cell>
          <table:table-cell office:value-type="string" table:style-name="ce95">
            <text:p>erenler gıda pide mlzm 11- işkk2</text:p>
          </table:table-cell>
          <table:table-cell table:number-columns-repeated="2" table:style-name="ce81"/>
          <table:table-cell office:value-type="float" office:value="-189.66" table:style-name="ce52">
            <text:p>-189,66</text:p>
          </table:table-cell>
          <table:table-cell table:style-name="ce52"/>
          <table:table-cell table:style-name="ce51"/>
          <table:table-cell office:value-type="float" office:value="-2534.61" table:formula="of:=[.H32]+[.F33]+[.G33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4T00:00:00" table:style-name="ce70">
            <text:p>14.11.2022</text:p>
          </table:table-cell>
          <table:table-cell office:value-type="string" table:style-name="ce81">
            <text:p>snyB alçıpan</text:p>
          </table:table-cell>
          <table:table-cell table:number-columns-repeated="2" table:style-name="ce81"/>
          <table:table-cell office:value-type="float" office:value="-1720" table:style-name="ce52">
            <text:p>-1.720,00</text:p>
          </table:table-cell>
          <table:table-cell table:style-name="ce52"/>
          <table:table-cell table:style-name="ce51"/>
          <table:table-cell office:value-type="float" office:value="-2534.61" table:formula="of:=[.H33]+[.F34]+[.G34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7T00:00:00" table:style-name="ce70">
            <text:p>17.11.2022</text:p>
          </table:table-cell>
          <table:table-cell office:value-type="string" table:style-name="ce95">
            <text:p>erenler gıda pide mlzm 11- işkk3</text:p>
          </table:table-cell>
          <table:table-cell table:number-columns-repeated="2" table:style-name="ce81"/>
          <table:table-cell office:value-type="float" office:value="-204.04" table:formula="of:=-204.04" table:style-name="ce52">
            <text:p>-204,04</text:p>
          </table:table-cell>
          <table:table-cell table:style-name="ce52"/>
          <table:table-cell table:style-name="ce51"/>
          <table:table-cell office:value-type="float" office:value="-2534.61" table:formula="of:=[.H34]+[.F35]+[.G35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Vodafon 2240</text:p>
          </table:table-cell>
          <table:table-cell table:number-columns-repeated="2" table:style-name="ce81"/>
          <table:table-cell office:value-type="float" office:value="-90" table:style-name="ce52">
            <text:p>-90,00</text:p>
          </table:table-cell>
          <table:table-cell table:style-name="ce52"/>
          <table:table-cell table:style-name="ce51"/>
          <table:table-cell office:value-type="float" office:value="-2534.61" table:formula="of:=[.H35]+[.F36]+[.G36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1/3</text:p>
          </table:table-cell>
          <table:table-cell table:number-columns-repeated="2" table:style-name="ce81"/>
          <table:table-cell office:value-type="float" office:value="-678.58" table:style-name="ce52">
            <text:p>-678,58</text:p>
          </table:table-cell>
          <table:table-cell table:style-name="ce52"/>
          <table:table-cell table:style-name="ce51"/>
          <table:table-cell office:value-type="float" office:value="-2534.61" table:formula="of:=[.H36]+[.F37]+[.G37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81">
            <text:p>4876 KK <text:s text:c="22"/>7945,34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7945.34" table:style-name="ce51">
            <text:p>-7.945,34</text:p>
          </table:table-cell>
          <table:table-cell office:value-type="float" office:value="-10479.950000000001" table:formula="of:=[.H37]+[.F38]+[.G38]" table:style-name="ce52">
            <text:p>-10.479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10479.950000000001" table:formula="of:=[.H38]+[.F39]+[.G39]" table:style-name="ce52">
            <text:p>-10.479,95</text:p>
          </table:table-cell>
          <table:table-cell table:number-columns-repeated="16376"/>
        </table:table-row>
        <table:table-row table:style-name="ro1">
          <table:table-cell office:value-type="date" office:date-value="2022-12-12T00:00:00" table:style-name="ce70">
            <text:p>12.12.2022</text:p>
          </table:table-cell>
          <table:table-cell office:value-type="string" table:style-name="ce81">
            <text:p>pervine iş ten havale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1000" table:style-name="ce51">
            <text:p>-1.000,00</text:p>
          </table:table-cell>
          <table:table-cell office:value-type="float" office:value="-11479.95" table:formula="of:=[.H39]+[.F40]+[.G40]" table:style-name="ce52">
            <text:p>-11.479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00004222954 doğalgaz</text:p>
          </table:table-cell>
          <table:table-cell table:style-name="ce81"/>
          <table:table-cell office:value-type="float" office:value="-200" table:style-name="ce52">
            <text:p>-200,00</text:p>
          </table:table-cell>
          <table:table-cell table:style-name="ce78"/>
          <table:table-cell table:style-name="ce52"/>
          <table:table-cell office:value-type="float" office:value="-1012.5" table:style-name="ce51">
            <text:p>-1.012,50</text:p>
          </table:table-cell>
          <table:table-cell office:value-type="float" office:value="-12492.45" table:formula="of:=[.H40]+[.F41]+[.G41]" table:style-name="ce52">
            <text:p>-12.492,4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00004222959 doğalgaz</text:p>
          </table:table-cell>
          <table:table-cell table:style-name="ce81"/>
          <table:table-cell office:value-type="float" office:value="-50" table:style-name="ce52">
            <text:p>-50,00</text:p>
          </table:table-cell>
          <table:table-cell table:style-name="ce78"/>
          <table:table-cell table:style-name="ce52"/>
          <table:table-cell office:value-type="float" office:value="-96.5" table:style-name="ce51">
            <text:p>-96,50</text:p>
          </table:table-cell>
          <table:table-cell office:value-type="float" office:value="-12588.95" table:formula="of:=[.H41]+[.F42]+[.G42]" table:style-name="ce52">
            <text:p>-12.588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758480300 elektrik bahçe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123" table:style-name="ce51">
            <text:p>-123,00</text:p>
          </table:table-cell>
          <table:table-cell office:value-type="float" office:value="-12711.95" table:formula="of:=[.H42]+[.F43]+[.G43]" table:style-name="ce52">
            <text:p>-12.711,95</text:p>
          </table:table-cell>
          <table:table-cell table:number-columns-repeated="16376"/>
        </table:table-row>
        <table:table-row table:style-name="ro1">
          <table:table-cell office:value-type="date" office:date-value="2022-12-19T00:00:00" table:style-name="ce70">
            <text:p>19.12.2022</text:p>
          </table:table-cell>
          <table:table-cell office:value-type="string" table:style-name="ce81">
            <text:p>pervinden havale <text:s/>2/9</text:p>
          </table:table-cell>
          <table:table-cell table:number-columns-repeated="2" table:style-name="ce81"/>
          <table:table-cell table:style-name="ce78"/>
          <table:table-cell office:value-type="float" office:value="2500" table:style-name="ce182">
            <text:p>2.500,00</text:p>
          </table:table-cell>
          <table:table-cell table:style-name="ce51"/>
          <table:table-cell office:value-type="float" office:value="-10211.950000000001" table:formula="of:=[.H43]+[.F44]+[.G44]" table:style-name="ce52">
            <text:p>-10.211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10211.950000000001" table:formula="of:=[.H44]+[.F45]+[.G45]" table:style-name="ce52">
            <text:p>-10.211,95</text:p>
          </table:table-cell>
          <table:table-cell table:number-columns-repeated="16376"/>
        </table:table-row>
        <table:table-row table:style-name="ro1">
          <table:table-cell office:value-type="date" office:date-value="2022-12-13T00:00:00" table:style-name="ce70">
            <text:p>13.12.2022</text:p>
          </table:table-cell>
          <table:table-cell office:value-type="string" table:style-name="ce95">
            <text:p>selanik pide et 12- nkt 1</text:p>
          </table:table-cell>
          <table:table-cell office:value-type="string" table:style-name="ce81">
            <text:p>nk</text:p>
          </table:table-cell>
          <table:table-cell table:style-name="ce81"/>
          <table:table-cell table:style-name="ce78"/>
          <table:table-cell table:style-name="ce52"/>
          <table:table-cell office:value-type="float" office:value="-140" table:style-name="ce51">
            <text:p>-140,00</text:p>
          </table:table-cell>
          <table:table-cell office:value-type="float" office:value="-10351.950000000001" table:formula="of:=[.H45]+[.F46]+[.G46]" table:style-name="ce52">
            <text:p>-10.351,95</text:p>
          </table:table-cell>
          <table:table-cell table:number-columns-repeated="16376"/>
        </table:table-row>
        <table:table-row table:style-name="ro1">
          <table:table-cell office:value-type="date" office:date-value="2022-12-15T00:00:00" table:style-name="ce70">
            <text:p>15.12.2022</text:p>
          </table:table-cell>
          <table:table-cell office:value-type="string" table:style-name="ce95">
            <text:p>selanik pide <text:s/>12- nkt 2</text:p>
          </table:table-cell>
          <table:table-cell office:value-type="string" table:style-name="ce81">
            <text:p>nk</text:p>
          </table:table-cell>
          <table:table-cell table:style-name="ce81"/>
          <table:table-cell table:style-name="ce78"/>
          <table:table-cell table:style-name="ce52"/>
          <table:table-cell office:value-type="float" office:value="-170" table:style-name="ce51">
            <text:p>-170,00</text:p>
          </table:table-cell>
          <table:table-cell office:value-type="float" office:value="-10521.95" table:formula="of:=[.H46]+[.F47]+[.G47]" table:style-name="ce52">
            <text:p>-10.521,95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81">
            <text:p>marmara royal doğalgaz</text:p>
          </table:table-cell>
          <table:table-cell office:value-type="string" table:style-name="ce81">
            <text:p>bn</text:p>
          </table:table-cell>
          <table:table-cell table:style-name="ce81"/>
          <table:table-cell table:style-name="ce78"/>
          <table:table-cell table:style-name="ce52"/>
          <table:table-cell office:value-type="float" office:value="-114.91" table:style-name="ce51">
            <text:p>-114,91</text:p>
          </table:table-cell>
          <table:table-cell office:value-type="float" office:value="-10636.86" table:formula="of:=[.H47]+[.F48]+[.G48]" table:style-name="ce52">
            <text:p>-10.636,86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style-name="ce78"/>
          <table:table-cell table:style-name="ce52"/>
          <table:table-cell table:style-name="ce51"/>
          <table:table-cell office:value-type="float" office:value="-10636.86" table:formula="of:=[.H48]+[.F49]+[.G49]" table:style-name="ce52">
            <text:p>-10.636,86</text:p>
          </table:table-cell>
          <table:table-cell table:number-columns-repeated="16376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95">
            <text:p>merdal kipel ihtarname avukat emrullah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350" table:style-name="ce51">
            <text:p>-350,00</text:p>
          </table:table-cell>
          <table:table-cell office:value-type="float" office:value="-10986.86" table:formula="of:=[.H49]+[.F50]+[.G50]" table:style-name="ce52">
            <text:p>-10.986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2" table:style-name="ce51">
            <text:p>-2.112,00</text:p>
          </table:table-cell>
          <table:table-cell office:value-type="float" office:value="-13098.86" table:formula="of:=[.H50]+[.F51]+[.G51]" table:style-name="ce52">
            <text:p>-13.098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2" table:style-name="ce51">
            <text:p>-2.112,00</text:p>
          </table:table-cell>
          <table:table-cell office:value-type="float" office:value="-15210.86" table:formula="of:=[.H51]+[.F52]+[.G52]" table:style-name="ce52">
            <text:p>-15.2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1500" table:style-name="ce51">
            <text:p>-1.500,00</text:p>
          </table:table-cell>
          <table:table-cell office:value-type="float" office:value="-16710.86" table:formula="of:=[.H52]+[.F53]+[.G53]" table:style-name="ce52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2" table:style-name="ce52"/>
          <table:table-cell table:style-name="ce51"/>
          <table:table-cell office:value-type="float" office:value="-16710.86" table:formula="of:=[.H53]+[.F54]+[.G54]" table:style-name="ce52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1"/>
          <table:table-cell office:value-type="float" office:value="-12411.36" table:formula="of:=[.H54]+[.F55]+[.G55]" table:style-name="ce52">
            <text:p>-12.411,36</text:p>
          </table:table-cell>
          <table:table-cell table:number-columns-repeated="16376"/>
        </table:table-row>
        <table:table-row table:style-name="ro1">
          <table:table-cell office:value-type="date" office:date-value="2022-12-17T00:00:00" table:style-name="ce70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1"/>
          <table:table-cell office:value-type="float" office:value="-10761.36" table:formula="of:=[.H55]+[.F56]+[.G56]" table:style-name="ce52">
            <text:p>-10.761,36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51"/>
          <table:table-cell office:value-type="float" office:value="-7761.3600000000006" table:formula="of:=[.H56]+[.F57]+[.G57]" table:style-name="ce52">
            <text:p>-7.7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51"/>
          <table:table-cell office:value-type="float" office:value="-7761.3600000000006" table:formula="of:=[.H57]+[.F58]+[.G58]" table:style-name="ce52">
            <text:p>-7.761,3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style-name="ce52"/>
          <table:table-cell table:style-name="ce51"/>
          <table:table-cell office:value-type="float" office:value="-7761.3600000000006" table:formula="of:=[.H58]+[.F59]+[.G59]" table:style-name="ce52">
            <text:p>-7.761,36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77"/>
          <table:table-cell table:style-name="ce1"/>
          <table:table-cell office:value-type="float" office:value="3300" table:style-name="ce51">
            <text:p>3.300,00</text:p>
          </table:table-cell>
          <table:table-cell table:style-name="ce51"/>
          <table:table-cell office:value-type="float" office:value="-4461.3600000000006" table:formula="of:=[.H59]+[.F60]+[.G60]" table:style-name="ce52">
            <text:p>-4.4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52"/>
          <table:table-cell table:style-name="ce1"/>
          <table:table-cell office:value-type="float" office:value="500" table:style-name="ce52">
            <text:p>500,00</text:p>
          </table:table-cell>
          <table:table-cell table:style-name="ce51"/>
          <table:table-cell office:value-type="float" office:value="-3961.3600000000006" table:formula="of:=[.H60]+[.F61]+[.G61]" table:style-name="ce52">
            <text:p>-3.9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Motorcu cihan rav4 yağ-filtre-amortsr işçilik için ödenen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4461.3600000000006" table:formula="of:=[.H61]+[.F62]+[.G62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2]+[.F63]+[.G63]" table:style-name="ce52">
            <text:p>-4.4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3]+[.F64]+[.G64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4]+[.F65]+[.G65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number-columns-repeated="4" table:style-name="ce151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199">
            <text:p>06.11.2022</text:p>
          </table:table-cell>
          <table:table-cell office:value-type="string" table:style-name="ce151">
            <text:p>Cihan Elektrik Teminat 1200 – 2/6</text:p>
          </table:table-cell>
          <table:table-cell table:style-name="ce151"/>
          <table:table-cell office:value-type="currency" office:value="200" table:style-name="ce180">
            <text:p>₺200,00</text:p>
          </table:table-cell>
          <table:table-cell office:value-type="string" table:style-name="ce52">
            <text:p>işçilik</text:p>
          </table:table-cell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05T00:00:00" table:style-name="ce199">
            <text:p>05.10.2022</text:p>
          </table:table-cell>
          <table:table-cell office:value-type="string" table:style-name="ce151">
            <text:p>Cihan Elektrik Teminat 1200 – 1/6</text:p>
          </table:table-cell>
          <table:table-cell table:style-name="ce151"/>
          <table:table-cell office:value-type="currency" office:value="200" table:style-name="ce180">
            <text:p>₺200,00</text:p>
          </table:table-cell>
          <table:table-cell office:value-type="string" table:style-name="ce52">
            <text:p>işçilik</text:p>
          </table:table-cell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style-name="ce199"/>
          <table:table-cell table:number-columns-repeated="2" table:style-name="ce151"/>
          <table:table-cell table:style-name="ce200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99">
            <text:p>30.03.2022</text:p>
          </table:table-cell>
          <table:table-cell office:value-type="string" table:style-name="ce151">
            <text:p>SnyF-Kynkçı Merdal 12/12-2022-23</text:p>
          </table:table-cell>
          <table:table-cell office:value-type="float" office:value="3" table:style-name="ce151">
            <text:p>3</text:p>
          </table:table-cell>
          <table:table-cell office:value-type="string" table:style-name="ce1">
            <text:p>aylık kira bedeli</text:p>
          </table:table-cell>
          <table:table-cell table:style-name="ce52"/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2-10-10T00:00:00" table:style-name="ce199">
            <text:p>10.10.2022</text:p>
          </table:table-cell>
          <table:table-cell office:value-type="string" table:style-name="ce151">
            <text:p>snyA Ayhan Tüfek 42000-40000</text:p>
          </table:table-cell>
          <table:table-cell table:style-name="ce201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11" table:style-name="ta7">
        <table:table-column table:style-name="co22" table:default-cell-style-name="ce1"/>
        <table:table-column table:style-name="co57" table:default-cell-style-name="ce1"/>
        <table:table-column table:style-name="co59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5" table:style-name="ce28">
            <text:p>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KASIM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9191.62" table:formula="of:=SUM([.D4:.D52])" table:style-name="ce76">
            <text:p>179.191,62</text:p>
          </table:table-cell>
          <table:table-cell office:value-type="float" office:value="-14175.82" table:formula="of:=SUM([.E4:.E73])" table:style-name="ce76">
            <text:p>-14.175,82</text:p>
          </table:table-cell>
          <table:table-cell office:value-type="float" office:value="178439.6" table:formula="of:=SUM([.F4:.F71])" table:style-name="ce76">
            <text:p>178.439,60</text:p>
          </table:table-cell>
          <table:table-cell office:value-type="float" office:value="-18452.8" table:formula="of:=SUM([.G4:.G71])" table:style-name="ce76">
            <text:p>-18.452,80</text:p>
          </table:table-cell>
          <table:table-cell office:value-type="float" office:value="159986.80000000002" table:formula="of:=[.F2]+[.G2]" table:style-name="ce76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style-name="ce1"/>
          <table:table-cell table:number-columns-repeated="4" table:style-name="ce84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84"/>
          <table:table-cell table:style-name="ce77"/>
          <table:table-cell table:style-name="ce84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84">
            <text:p>₺1.221,41</text:p>
          </table:table-cell>
          <table:table-cell table:style-name="ce84"/>
          <table:table-cell office:value-type="currency" office:value="1220" table:style-name="ce84">
            <text:p>₺1.220,00</text:p>
          </table:table-cell>
          <table:table-cell table:style-name="ce84"/>
          <table:table-cell office:value-type="float" office:value="1220" table:formula="of:=[.H4]+[.F5]+[.G5]" table:style-name="ce52">
            <text:p>1.22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84">
            <text:p>₺98,90</text:p>
          </table:table-cell>
          <table:table-cell table:style-name="ce84"/>
          <table:table-cell office:value-type="currency" office:value="98" table:style-name="ce84">
            <text:p>₺98,00</text:p>
          </table:table-cell>
          <table:table-cell table:style-name="ce84"/>
          <table:table-cell office:value-type="float" office:value="1318" table:formula="of:=[.H5]+[.F6]+[.G6]" table:style-name="ce52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77">
            <text:p>₺200,00</text:p>
          </table:table-cell>
          <table:table-cell table:number-columns-repeated="3" table:style-name="ce84"/>
          <table:table-cell office:value-type="float" office:value="1318" table:formula="of:=[.H6]+[.F7]+[.G7]" table:style-name="ce52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84">
            <text:p>₺1.182,16</text:p>
          </table:table-cell>
          <table:table-cell table:style-name="ce84"/>
          <table:table-cell office:value-type="currency" office:value="1182.1500000000001" table:style-name="ce84">
            <text:p>₺1.182,15</text:p>
          </table:table-cell>
          <table:table-cell table:style-name="ce84"/>
          <table:table-cell office:value-type="float" office:value="2500.15" table:formula="of:=[.H7]+[.F8]+[.G8]" table:style-name="ce52">
            <text:p>2.50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84">
            <text:p>₺289,70</text:p>
          </table:table-cell>
          <table:table-cell table:style-name="ce84"/>
          <table:table-cell office:value-type="currency" office:value="290" table:style-name="ce84">
            <text:p>₺290,00</text:p>
          </table:table-cell>
          <table:table-cell table:style-name="ce84"/>
          <table:table-cell office:value-type="float" office:value="2790.15" table:formula="of:=[.H8]+[.F9]+[.G9]" table:style-name="ce52">
            <text:p>2.7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84">
            <text:p>₺200,00</text:p>
          </table:table-cell>
          <table:table-cell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2990.15" table:formula="of:=[.H9]+[.F10]+[.G10]" table:style-name="ce52">
            <text:p>2.9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84">
            <text:p>₺49,95</text:p>
          </table:table-cell>
          <table:table-cell table:style-name="ce84"/>
          <table:table-cell office:value-type="currency" office:value="49.95" table:style-name="ce84">
            <text:p>₺49,95</text:p>
          </table:table-cell>
          <table:table-cell table:style-name="ce84"/>
          <table:table-cell office:value-type="float" office:value="3040.1" table:formula="of:=[.H10]+[.F11]+[.G11]" table:style-name="ce52">
            <text:p>3.040,10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9522138254 /CK ÇEPESAŞ/FATURA</text:p>
          </table:table-cell>
          <table:table-cell table:style-name="ce81"/>
          <table:table-cell table:style-name="ce202"/>
          <table:table-cell office:value-type="currency" office:value="-1500" table:style-name="ce84">
            <text:p>-₺1.500,00</text:p>
          </table:table-cell>
          <table:table-cell table:style-name="ce84"/>
          <table:table-cell office:value-type="currency" office:value="-2334" table:style-name="ce84">
            <text:p>-₺2.334,00</text:p>
          </table:table-cell>
          <table:table-cell office:value-type="float" office:value="706.09999999999991" table:formula="of:=[.H11]+[.F12]+[.G12]" table:style-name="ce52">
            <text:p>706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906.09999999999991" table:formula="of:=[.H12]+[.F13]+[.G13]" table:style-name="ce52">
            <text:p>906,1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84"/>
          <table:table-cell office:value-type="float" office:value="906.09999999999991" table:formula="of:=[.H13]+[.F14]+[.G14]" table:style-name="ce52">
            <text:p>906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79">
            <text:p>5847500300 /CK ÇEPESAŞ/FATURA</text:p>
          </table:table-cell>
          <table:table-cell table:style-name="ce79"/>
          <table:table-cell table:style-name="ce202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255" table:style-name="ce84">
            <text:p>-₺255,00</text:p>
          </table:table-cell>
          <table:table-cell office:value-type="float" office:value="651.09999999999991" table:formula="of:=[.H14]+[.F15]+[.G15]" table:style-name="ce52">
            <text:p>651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79">
            <text:p>8222520300 /CK ÇEPESAŞ/FATURA</text:p>
          </table:table-cell>
          <table:table-cell table:style-name="ce79"/>
          <table:table-cell table:style-name="ce202"/>
          <table:table-cell office:value-type="currency" office:value="-400" table:style-name="ce84">
            <text:p>-₺400,00</text:p>
          </table:table-cell>
          <table:table-cell table:style-name="ce84"/>
          <table:table-cell office:value-type="currency" office:value="-536" table:style-name="ce84">
            <text:p>-₺536,00</text:p>
          </table:table-cell>
          <table:table-cell office:value-type="float" office:value="115.09999999999991" table:formula="of:=[.H15]+[.F16]+[.G16]" table:style-name="ce52">
            <text:p>115,1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79"/>
          <table:table-cell table:style-name="ce202"/>
          <table:table-cell table:style-name="ce77"/>
          <table:table-cell table:number-columns-repeated="2" table:style-name="ce84"/>
          <table:table-cell office:value-type="float" office:value="115.09999999999991" table:formula="of:=[.H16]+[.F17]+[.G17]" table:style-name="ce52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79">
            <text:p>pervin dil kursu havale</text:p>
          </table:table-cell>
          <table:table-cell table:style-name="ce79"/>
          <table:table-cell table:style-name="ce202"/>
          <table:table-cell table:style-name="ce77"/>
          <table:table-cell table:style-name="ce84"/>
          <table:table-cell office:value-type="currency" office:value="-1250" table:style-name="ce84">
            <text:p>-₺1.250,00</text:p>
          </table:table-cell>
          <table:table-cell office:value-type="float" office:value="-1134.9000000000001" table:formula="of:=[.H17]+[.F18]+[.G18]" table:style-name="ce52">
            <text:p>-1.134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pervinden gelen</text:p>
          </table:table-cell>
          <table:table-cell table:style-name="ce81"/>
          <table:table-cell table:style-name="ce202"/>
          <table:table-cell table:style-name="ce77"/>
          <table:table-cell office:value-type="currency" office:value="1250" table:style-name="ce203">
            <text:p>₺1.250,00</text:p>
          </table:table-cell>
          <table:table-cell table:style-name="ce84"/>
          <table:table-cell office:value-type="float" office:value="115.09999999999991" table:formula="of:=[.H18]+[.F19]+[.G19]" table:style-name="ce52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79">
            <text:p>Adem Özen Kira Ödemesi 6/12</text:p>
          </table:table-cell>
          <table:table-cell table:style-name="ce79"/>
          <table:table-cell table:style-name="ce202"/>
          <table:table-cell office:value-type="currency" office:value="-4300" table:style-name="ce84">
            <text:p>-₺4.300,00</text:p>
          </table:table-cell>
          <table:table-cell table:style-name="ce77"/>
          <table:table-cell office:value-type="currency" office:value="-4150" table:style-name="ce84">
            <text:p>-₺4.150,00</text:p>
          </table:table-cell>
          <table:table-cell office:value-type="float" office:value="-4034.9" table:formula="of:=[.H19]+[.F20]+[.G20]" table:style-name="ce52">
            <text:p>-4.034,9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79">
            <text:p>MarRyl Aidat 6/12</text:p>
          </table:table-cell>
          <table:table-cell table:style-name="ce79"/>
          <table:table-cell table:style-name="ce202"/>
          <table:table-cell office:value-type="currency" office:value="-496.5" table:style-name="ce84">
            <text:p>-₺496,50</text:p>
          </table:table-cell>
          <table:table-cell table:style-name="ce77"/>
          <table:table-cell office:value-type="currency" office:value="-496.5" table:style-name="ce84">
            <text:p>-₺496,50</text:p>
          </table:table-cell>
          <table:table-cell office:value-type="float" office:value="-4531.3999999999996" table:formula="of:=[.H20]+[.F21]+[.G21]" table:style-name="ce52">
            <text:p>-4.531,4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2"/>
          <table:table-cell table:style-name="ce77"/>
          <table:table-cell table:number-columns-repeated="2" table:style-name="ce84"/>
          <table:table-cell office:value-type="float" office:value="-4531.3999999999996" table:formula="of:=[.H21]+[.F22]+[.G22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6T00:00:00" table:style-name="ce70">
            <text:p>26.09.2022</text:p>
          </table:table-cell>
          <table:table-cell office:value-type="string" table:style-name="ce81">
            <text:p>Mtv 3/3</text:p>
          </table:table-cell>
          <table:table-cell table:style-name="ce81"/>
          <table:table-cell table:style-name="ce202"/>
          <table:table-cell office:value-type="currency" office:value="-112.67" table:style-name="ce84">
            <text:p>-₺112,67</text:p>
          </table:table-cell>
          <table:table-cell table:number-columns-repeated="2" table:style-name="ce84"/>
          <table:table-cell office:value-type="float" office:value="-4531.3999999999996" table:formula="of:=[.H22]+[.F23]+[.G23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70">
            <text:p>01.10.2022</text:p>
          </table:table-cell>
          <table:table-cell office:value-type="string" table:style-name="ce81">
            <text:p>koçtaş dolap 2/2</text:p>
          </table:table-cell>
          <table:table-cell table:style-name="ce81"/>
          <table:table-cell table:style-name="ce202"/>
          <table:table-cell office:value-type="currency" office:value="-754.45" table:style-name="ce84">
            <text:p>-₺754,45</text:p>
          </table:table-cell>
          <table:table-cell table:number-columns-repeated="2" table:style-name="ce84"/>
          <table:table-cell office:value-type="float" office:value="-4531.3999999999996" table:formula="of:=[.H23]+[.F24]+[.G24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70">
            <text:p>01.10.2022</text:p>
          </table:table-cell>
          <table:table-cell office:value-type="string" table:style-name="ce81">
            <text:p>ikea masa 2/6</text:p>
          </table:table-cell>
          <table:table-cell table:style-name="ce81"/>
          <table:table-cell table:style-name="ce202"/>
          <table:table-cell office:value-type="currency" office:value="-208.17" table:style-name="ce84">
            <text:p>-₺208,17</text:p>
          </table:table-cell>
          <table:table-cell table:number-columns-repeated="2" table:style-name="ce84"/>
          <table:table-cell office:value-type="float" office:value="-4531.3999999999996" table:formula="of:=[.H24]+[.F25]+[.G25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6T00:00:00" table:style-name="ce70">
            <text:p>06.10.2022</text:p>
          </table:table-cell>
          <table:table-cell office:value-type="string" table:style-name="ce81">
            <text:p>koçtaş pervane 2/6</text:p>
          </table:table-cell>
          <table:table-cell table:style-name="ce81"/>
          <table:table-cell table:style-name="ce202"/>
          <table:table-cell office:value-type="currency" office:value="-151.65" table:style-name="ce84">
            <text:p>-₺151,65</text:p>
          </table:table-cell>
          <table:table-cell table:number-columns-repeated="2" table:style-name="ce84"/>
          <table:table-cell office:value-type="float" office:value="-4531.3999999999996" table:formula="of:=[.H25]+[.F26]+[.G26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9T00:00:00" table:style-name="ce70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84"/>
          <table:table-cell office:value-type="currency" office:value="-721.38" table:style-name="ce84">
            <text:p>-₺721,38</text:p>
          </table:table-cell>
          <table:table-cell table:number-columns-repeated="2" table:style-name="ce84"/>
          <table:table-cell office:value-type="float" office:value="-4531.3999999999996" table:formula="of:=[.H26]+[.F27]+[.G27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16T00:00:00" table:style-name="ce70">
            <text:p>16.10.2022</text:p>
          </table:table-cell>
          <table:table-cell office:value-type="string" table:style-name="ce81">
            <text:p>audi benzin sivas havaalanı</text:p>
          </table:table-cell>
          <table:table-cell table:style-name="ce81"/>
          <table:table-cell table:style-name="ce202"/>
          <table:table-cell office:value-type="currency" office:value="-500" table:style-name="ce84">
            <text:p>-₺500,00</text:p>
          </table:table-cell>
          <table:table-cell table:number-columns-repeated="2" table:style-name="ce84"/>
          <table:table-cell office:value-type="float" office:value="-4531.3999999999996" table:formula="of:=[.H27]+[.F28]+[.G28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23T00:00:00" table:style-name="ce70">
            <text:p>23.10.2022</text:p>
          </table:table-cell>
          <table:table-cell office:value-type="string" table:style-name="ce81">
            <text:p>vodafon</text:p>
          </table:table-cell>
          <table:table-cell table:style-name="ce81"/>
          <table:table-cell table:style-name="ce202"/>
          <table:table-cell office:value-type="currency" office:value="-80" table:style-name="ce84">
            <text:p>-₺80,00</text:p>
          </table:table-cell>
          <table:table-cell table:number-columns-repeated="2" table:style-name="ce84"/>
          <table:table-cell office:value-type="float" office:value="-4531.3999999999996" table:formula="of:=[.H28]+[.F29]+[.G29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1-04T00:00:00" table:style-name="ce70">
            <text:p>04.11.2022</text:p>
          </table:table-cell>
          <table:table-cell office:value-type="string" table:style-name="ce81">
            <text:p>4876 KK<text:s/><text:span text:style-name="T2">-2.528,32</text:span></text:p>
          </table:table-cell>
          <table:table-cell table:style-name="ce81"/>
          <table:table-cell table:style-name="ce202"/>
          <table:table-cell table:style-name="ce77"/>
          <table:table-cell table:style-name="ce84"/>
          <table:table-cell office:value-type="currency" office:value="-2528.3000000000002" table:style-name="ce84">
            <text:p>-₺2.528,30</text:p>
          </table:table-cell>
          <table:table-cell office:value-type="float" office:value="-7059.7" table:formula="of:=[.H29]+[.F30]+[.G30]" table:style-name="ce52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2"/>
          <table:table-cell table:style-name="ce77"/>
          <table:table-cell table:number-columns-repeated="2" table:style-name="ce84"/>
          <table:table-cell office:value-type="float" office:value="-7059.7" table:formula="of:=[.H30]+[.F31]+[.G31]" table:style-name="ce52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4 /TOKATAMASY/FATURA</text:p>
          </table:table-cell>
          <table:table-cell table:style-name="ce81"/>
          <table:table-cell table:style-name="ce202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569" table:style-name="ce84">
            <text:p>-₺569,00</text:p>
          </table:table-cell>
          <table:table-cell office:value-type="float" office:value="-7628.7" table:formula="of:=[.H31]+[.F32]+[.G32]" table:style-name="ce52">
            <text:p>-7.628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9 /TOKATAMASY/FATURA</text:p>
          </table:table-cell>
          <table:table-cell table:style-name="ce81"/>
          <table:table-cell table:style-name="ce202"/>
          <table:table-cell office:value-type="currency" office:value="-51" table:style-name="ce84">
            <text:p>-₺51,00</text:p>
          </table:table-cell>
          <table:table-cell table:style-name="ce84"/>
          <table:table-cell office:value-type="currency" office:value="-51" table:style-name="ce84">
            <text:p>-₺51,00</text:p>
          </table:table-cell>
          <table:table-cell office:value-type="float" office:value="-7679.7" table:formula="of:=[.H32]+[.F33]+[.G33]" table:style-name="ce52">
            <text:p>-7.67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2"/>
          <table:table-cell table:number-columns-repeated="3" table:style-name="ce84"/>
          <table:table-cell office:value-type="float" office:value="-7679.7" table:formula="of:=[.H33]+[.F34]+[.G34]" table:style-name="ce52">
            <text:p>-7.679,70</text:p>
          </table:table-cell>
          <table:table-cell table:number-columns-repeated="16376"/>
        </table:table-row>
        <table:table-row table:style-name="ro1">
          <table:table-cell office:value-type="date" office:date-value="2022-11-25T00:00:00" table:style-name="ce70">
            <text:p>25.11.2022</text:p>
          </table:table-cell>
          <table:table-cell office:value-type="string" table:style-name="ce95">
            <text:p>erenler gıda pide mlzm 11- nkt 1</text:p>
          </table:table-cell>
          <table:table-cell table:style-name="ce81"/>
          <table:table-cell table:style-name="ce202"/>
          <table:table-cell table:number-columns-repeated="2" table:style-name="ce84"/>
          <table:table-cell office:value-type="currency" office:value="-175" table:style-name="ce84">
            <text:p>-₺175,00</text:p>
          </table:table-cell>
          <table:table-cell office:value-type="float" office:value="-7854.7" table:formula="of:=[.H34]+[.F35]+[.G35]" table:style-name="ce52">
            <text:p>-7.854,70</text:p>
          </table:table-cell>
          <table:table-cell table:number-columns-repeated="16376"/>
        </table:table-row>
        <table:table-row table:style-name="ro1">
          <table:table-cell office:value-type="date" office:date-value="2022-11-26T00:00:00" table:style-name="ce70">
            <text:p>26.11.2022</text:p>
          </table:table-cell>
          <table:table-cell office:value-type="string" table:style-name="ce95">
            <text:p>erenler gıda pide mlzm 11- nkt 2</text:p>
          </table:table-cell>
          <table:table-cell table:style-name="ce81"/>
          <table:table-cell table:style-name="ce202"/>
          <table:table-cell table:number-columns-repeated="2" table:style-name="ce84"/>
          <table:table-cell office:value-type="currency" office:value="-204" table:style-name="ce84">
            <text:p>-₺204,00</text:p>
          </table:table-cell>
          <table:table-cell office:value-type="float" office:value="-8058.7" table:formula="of:=[.H35]+[.F36]+[.G36]" table:style-name="ce52">
            <text:p>-8.058,70</text:p>
          </table:table-cell>
          <table:table-cell table:number-columns-repeated="16376"/>
        </table:table-row>
        <table:table-row table:style-name="ro1">
          <table:table-cell office:value-type="date" office:date-value="2022-11-29T00:00:00" table:style-name="ce70">
            <text:p>29.11.2022</text:p>
          </table:table-cell>
          <table:table-cell office:value-type="string" table:style-name="ce95">
            <text:p>erenler gıda pide mlzm 11- nkt 3</text:p>
          </table:table-cell>
          <table:table-cell table:style-name="ce81"/>
          <table:table-cell table:style-name="ce202"/>
          <table:table-cell table:number-columns-repeated="2" table:style-name="ce84"/>
          <table:table-cell office:value-type="currency" office:value="-182" table:style-name="ce84">
            <text:p>-₺182,00</text:p>
          </table:table-cell>
          <table:table-cell office:value-type="float" office:value="-8240.7000000000007" table:formula="of:=[.H36]+[.F37]+[.G37]" table:style-name="ce52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2"/>
          <table:table-cell table:style-name="ce77"/>
          <table:table-cell table:number-columns-repeated="2" table:style-name="ce84"/>
          <table:table-cell office:value-type="float" office:value="-8240.7000000000007" table:formula="of:=[.H37]+[.F38]+[.G38]" table:style-name="ce52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0351.700000000001" table:formula="of:=[.H38]+[.F39]+[.G39]" table:style-name="ce52">
            <text:p>-10.35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2462.7" table:formula="of:=[.H39]+[.F40]+[.G40]" table:style-name="ce52">
            <text:p>-12.4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1500" table:style-name="ce84">
            <text:p>-₺1.500,00</text:p>
          </table:table-cell>
          <table:table-cell office:value-type="float" office:value="-13962.7" table:formula="of:=[.H40]+[.F41]+[.G41]" table:style-name="ce52">
            <text:p>-13.962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84"/>
          <table:table-cell office:value-type="float" office:value="-13962.7" table:formula="of:=[.H41]+[.F42]+[.G42]" table:style-name="ce52">
            <text:p>-13.9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float" office:value="-9663.2000000000007" table:formula="of:=[.H42]+[.F43]+[.G43]" table:style-name="ce52">
            <text:p>-9.66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84"/>
          <table:table-cell office:value-type="currency" office:value="1650" table:style-name="ce84">
            <text:p>₺1.650,00</text:p>
          </table:table-cell>
          <table:table-cell table:style-name="ce84"/>
          <table:table-cell office:value-type="float" office:value="-8013.2000000000007" table:formula="of:=[.H43]+[.F44]+[.G44]" table:style-name="ce52">
            <text:p>-8.013,20</text:p>
          </table:table-cell>
          <table:table-cell table:number-columns-repeated="16376"/>
        </table:table-row>
        <table:table-row table:style-name="ro1">
          <table:table-cell office:value-type="date" office:date-value="2022-12-08T00:00:00" table:style-name="ce70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84"/>
          <table:table-cell office:value-type="currency" office:value="3000" table:style-name="ce84">
            <text:p>₺3.000,00</text:p>
          </table:table-cell>
          <table:table-cell table:style-name="ce84"/>
          <table:table-cell office:value-type="float" office:value="-5013.2000000000007" table:formula="of:=[.H44]+[.F45]+[.G45]" table:style-name="ce52">
            <text:p>-5.013,20</text:p>
          </table:table-cell>
          <table:table-cell table:number-columns-repeated="16376"/>
        </table:table-row>
        <table:table-row table:style-name="ro1">
          <table:table-cell office:value-type="date" office:date-value="2022-11-30T00:00:00" table:style-name="ce70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84"/>
          <table:table-cell office:value-type="currency" office:value="1000" table:style-name="ce84">
            <text:p>₺1.000,00</text:p>
          </table:table-cell>
          <table:table-cell table:style-name="ce84"/>
          <table:table-cell office:value-type="float" office:value="-4013.2000000000007" table:formula="of:=[.H45]+[.F46]+[.G46]" table:style-name="ce52">
            <text:p>-4.013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84"/>
          <table:table-cell office:value-type="float" office:value="-4013.2000000000007" table:formula="of:=[.H46]+[.F47]+[.G47]" table:style-name="ce52">
            <text:p>-4.01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84">
            <text:p>₺82.000,00</text:p>
          </table:table-cell>
          <table:table-cell table:style-name="ce84"/>
          <table:table-cell office:value-type="currency" office:value="80000" table:style-name="ce84">
            <text:p>₺80.000,00</text:p>
          </table:table-cell>
          <table:table-cell table:style-name="ce84"/>
          <table:table-cell office:value-type="float" office:value="75986.8" table:formula="of:=[.H47]+[.F48]+[.G48]" table:style-name="ce52">
            <text:p>75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84"/>
          <table:table-cell office:value-type="float" office:value="75986.8" table:formula="of:=[.H48]+[.F49]+[.G49]" table:style-name="ce52">
            <text:p>75.986,80</text:p>
          </table:table-cell>
          <table:table-cell table:number-columns-repeated="16376"/>
        </table:table-row>
        <table:table-row table:style-name="ro1">
          <table:table-cell office:value-type="date" office:date-value="2022-11-28T00:00:00" table:style-name="ce70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float" office:value="159986.79999999999" table:formula="of:=[.H49]+[.F50]+[.G50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0]+[.F51]+[.G51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159986.79999999999" table:formula="of:=[.H51]+[.F52]+[.G52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2]+[.F53]+[.G53]" table:style-name="ce52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204">
            <text:p>snyA Ayhan Tüfek 42000-40000</text:p>
          </table:table-cell>
          <table:table-cell table:style-name="ce204"/>
          <table:table-cell office:value-type="currency" office:value="2000" table:style-name="ce205">
            <text:p>₺2.000,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10-05T00:00:00" table:style-name="ce70">
            <text:p>05.10.2022</text:p>
          </table:table-cell>
          <table:table-cell office:value-type="string" table:style-name="ce204">
            <text:p>Cihan Elektrik Teminat 1200 – 1/6</text:p>
          </table:table-cell>
          <table:table-cell table:style-name="ce204"/>
          <table:table-cell office:value-type="currency" office:value="200" table:style-name="ce205">
            <text:p>₺200,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08-30T00:00:00" table:style-name="ce199">
            <text:p>30.08.2022</text:p>
          </table:table-cell>
          <table:table-cell office:value-type="string" table:style-name="ce151">
            <text:p>SnyF-Kynkçı Merdal 12/12-2022-23</text:p>
          </table:table-cell>
          <table:table-cell table:style-name="ce151"/>
          <table:table-cell table:style-name="ce200"/>
          <table:table-cell table:number-columns-repeated="16380" table:style-name="ce1"/>
        </table:table-row>
        <table:table-row table:style-name="ro1">
          <table:table-cell office:value-type="date" office:date-value="2022-07-30T00:00:00" table:style-name="ce199">
            <text:p>30.07.2022</text:p>
          </table:table-cell>
          <table:table-cell office:value-type="string" table:style-name="ce151">
            <text:p>SnyF-Kynkçı Merdal 11/12-2022</text:p>
          </table:table-cell>
          <table:table-cell table:style-name="ce151"/>
          <table:table-cell table:style-name="ce200"/>
          <table:table-cell table:number-columns-repeated="16380" table:style-name="ce1"/>
        </table:table-row>
        <table:table-row table:style-name="ro1">
          <table:table-cell office:value-type="date" office:date-value="2022-06-30T00:00:00" table:style-name="ce199">
            <text:p>30.06.2022</text:p>
          </table:table-cell>
          <table:table-cell office:value-type="string" table:style-name="ce151">
            <text:p>SnyF-Kynkçı Merdal 10/12-2022</text:p>
          </table:table-cell>
          <table:table-cell table:style-name="ce151"/>
          <table:table-cell table:style-name="ce200"/>
          <table:table-cell table:number-columns-repeated="16380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10" table:style-name="ta3">
        <table:table-column table:style-name="co22" table:default-cell-style-name="ce1"/>
        <table:table-column table:style-name="co57" table:default-cell-style-name="ce1"/>
        <table:table-column table:style-name="co60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54" table:style-name="ce28">
            <text:p>3,54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EKİM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3872.199999999997" table:formula="of:=SUM([.D4:.D78])" table:style-name="ce76">
            <text:p>23.872,20</text:p>
          </table:table-cell>
          <table:table-cell office:value-type="float" office:value="-33587.82" table:formula="of:=SUM([.E4:.E107])" table:style-name="ce76">
            <text:p>-33.587,82</text:p>
          </table:table-cell>
          <table:table-cell office:value-type="float" office:value="79418.41" table:formula="of:=SUM([.F4:.F104])" table:style-name="ce76">
            <text:p>79.418,41</text:p>
          </table:table-cell>
          <table:table-cell office:value-type="float" office:value="-90424.320000000007" table:formula="of:=SUM([.G4:.G104])" table:style-name="ce76">
            <text:p>-90.424,32</text:p>
          </table:table-cell>
          <table:table-cell office:value-type="float" office:value="-11005.910000000003" table:formula="of:=[.F2]+[.G2]" table:style-name="ce76">
            <text:p>-11.005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82">
            <text:p>3.000,00</text:p>
          </table:table-cell>
          <table:table-cell table:style-name="ce52"/>
          <table:table-cell office:value-type="float" office:value="3000" table:formula="of:=[.H3]+[.F4]+[.G4]" table:style-name="ce52">
            <text:p>3.00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3000" table:formula="of:=[.H4]+[.F5]+[.G5]" table:style-name="ce52">
            <text:p>3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51">
            <text:p>933,39</text:p>
          </table:table-cell>
          <table:table-cell table:style-name="ce52"/>
          <table:table-cell office:value-type="float" office:value="933" table:style-name="ce52">
            <text:p>933,00</text:p>
          </table:table-cell>
          <table:table-cell table:style-name="ce52"/>
          <table:table-cell office:value-type="float" office:value="3933" table:formula="of:=[.H5]+[.F6]+[.G6]" table:style-name="ce52">
            <text:p>3.933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51">
            <text:p>99,80</text:p>
          </table:table-cell>
          <table:table-cell table:style-name="ce52"/>
          <table:table-cell office:value-type="float" office:value="99" table:style-name="ce52">
            <text:p>99,00</text:p>
          </table:table-cell>
          <table:table-cell table:style-name="ce52"/>
          <table:table-cell office:value-type="float" office:value="4032" table:formula="of:=[.H6]+[.F7]+[.G7]" table:style-name="ce52">
            <text:p>4.03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2">
            <text:p>200,00</text:p>
          </table:table-cell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51">
            <text:p>846,70</text:p>
          </table:table-cell>
          <table:table-cell table:style-name="ce52"/>
          <table:table-cell office:value-type="float" office:value="845" table:style-name="ce52">
            <text:p>845,00</text:p>
          </table:table-cell>
          <table:table-cell table:style-name="ce52"/>
          <table:table-cell office:value-type="float" office:value="4877" table:formula="of:=[.H7]+[.F9]+[.G9]" table:style-name="ce52">
            <text:p>4.877,00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51">
            <text:p>445,75</text:p>
          </table:table-cell>
          <table:table-cell table:style-name="ce52"/>
          <table:table-cell office:value-type="float" office:value="445" table:style-name="ce52">
            <text:p>445,00</text:p>
          </table:table-cell>
          <table:table-cell table:style-name="ce52"/>
          <table:table-cell office:value-type="float" office:value="5322" table:formula="of:=[.H9]+[.F10]+[.G10]" table:style-name="ce52">
            <text:p>5.32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51">
            <text:p>200,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51">
            <text:p>202,91</text:p>
          </table:table-cell>
          <table:table-cell table:style-name="ce52"/>
          <table:table-cell office:value-type="float" office:value="202.91" table:style-name="ce52">
            <text:p>202,91</text:p>
          </table:table-cell>
          <table:table-cell table:style-name="ce52"/>
          <table:table-cell office:value-type="float" office:value="5524.91" table:formula="of:=[.H10]+[.F12]+[.G12]" table:style-name="ce52">
            <text:p>5.524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998" table:style-name="ce52">
            <text:p>-1.998,00</text:p>
          </table:table-cell>
          <table:table-cell office:value-type="float" office:value="3526.91" table:formula="of:=[.H12]+[.F13]+[.G13]" table:style-name="ce52">
            <text:p>3.526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299" table:style-name="ce52">
            <text:p>-299,00</text:p>
          </table:table-cell>
          <table:table-cell office:value-type="float" office:value="3227.91" table:formula="of:=[.H13]+[.F14]+[.G14]" table:style-name="ce52">
            <text:p>3.227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52"/>
          <table:table-cell office:value-type="float" office:value="-649" table:style-name="ce52">
            <text:p>-649,00</text:p>
          </table:table-cell>
          <table:table-cell office:value-type="float" office:value="2578.91" table:formula="of:=[.H14]+[.F15]+[.G15]" table:style-name="ce52">
            <text:p>2.578,91</text:p>
          </table:table-cell>
          <table:table-cell table:number-columns-repeated="16376"/>
        </table:table-row>
        <table:table-row table:style-name="ro1">
          <table:table-cell office:value-type="date" office:date-value="2022-10-17T00:00:00" table:style-name="ce70">
            <text:p>17.10.2022</text:p>
          </table:table-cell>
          <table:table-cell office:value-type="string" table:style-name="ce79">
            <text:p>8758480300 ck bahçe</text:p>
          </table:table-cell>
          <table:table-cell table:number-columns-repeated="2" table:style-name="ce79"/>
          <table:table-cell table:style-name="ce78"/>
          <table:table-cell table:style-name="ce52"/>
          <table:table-cell office:value-type="float" office:value="-193" table:style-name="ce52">
            <text:p>-193,00</text:p>
          </table:table-cell>
          <table:table-cell office:value-type="float" office:value="2385.91" table:formula="of:=[.H15]+[.F16]+[.G16]" table:style-name="ce52">
            <text:p>2.385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79">
            <text:p>Adem Özen Kira Ödemesi 5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1914.0900000000001" table:formula="of:=[.H16]+[.F17]+[.G17]" table:style-name="ce52">
            <text:p>-1.914,09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MarRyl Aidat 5/12</text:p>
          </table:table-cell>
          <table:table-cell table:number-columns-repeated="2" table:style-name="ce79"/>
          <table:table-cell office:value-type="float" office:value="-496.5" table:style-name="ce52">
            <text:p>-496,50</text:p>
          </table:table-cell>
          <table:table-cell table:style-name="ce78"/>
          <table:table-cell office:value-type="float" office:value="-492.5" table:style-name="ce52">
            <text:p>-492,50</text:p>
          </table:table-cell>
          <table:table-cell office:value-type="float" office:value="-2406.59" table:formula="of:=[.H17]+[.F18]+[.G18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406.59" table:formula="of:=[.H18]+[.F19]+[.G19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406.59" table:formula="of:=[.H19]+[.F20]+[.G2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70">
            <text:p>26.08.2022</text:p>
          </table:table-cell>
          <table:table-cell office:value-type="string" table:style-name="ce81">
            <text:p>Mtv 2/3</text:p>
          </table:table-cell>
          <table:table-cell table:number-columns-repeated="2" table:style-name="ce81"/>
          <table:table-cell office:value-type="float" office:value="-112.67" table:style-name="ce52">
            <text:p>-112,67</text:p>
          </table:table-cell>
          <table:table-cell table:number-columns-repeated="2" table:style-name="ce52"/>
          <table:table-cell office:value-type="float" office:value="-2406.59" table:formula="of:=[.H20]+[.F21]+[.G2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8T00:00:00" table:style-name="ce70">
            <text:p>28.08.2022</text:p>
          </table:table-cell>
          <table:table-cell office:value-type="string" table:style-name="ce81">
            <text:p>toyota gaz tokat</text:p>
          </table:table-cell>
          <table:table-cell table:number-columns-repeated="2" table:style-name="ce81"/>
          <table:table-cell office:value-type="float" office:value="-355.2" table:style-name="ce52">
            <text:p>-355,20</text:p>
          </table:table-cell>
          <table:table-cell table:number-columns-repeated="2" table:style-name="ce52"/>
          <table:table-cell office:value-type="float" office:value="-2406.59" table:formula="of:=[.H21]+[.F22]+[.G2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gaz tosya</text:p>
          </table:table-cell>
          <table:table-cell table:number-columns-repeated="2" table:style-name="ce81"/>
          <table:table-cell office:value-type="float" office:value="-363.48" table:style-name="ce52">
            <text:p>-363,48</text:p>
          </table:table-cell>
          <table:table-cell table:number-columns-repeated="2" table:style-name="ce52"/>
          <table:table-cell office:value-type="float" office:value="-2406.59" table:formula="of:=[.H22]+[.F23]+[.G2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benzin bolu</text:p>
          </table:table-cell>
          <table:table-cell table:number-columns-repeated="2" table:style-name="ce81"/>
          <table:table-cell office:value-type="float" office:value="-250" table:style-name="ce52">
            <text:p>-250,00</text:p>
          </table:table-cell>
          <table:table-cell table:number-columns-repeated="2" table:style-name="ce52"/>
          <table:table-cell office:value-type="float" office:value="-2406.59" table:formula="of:=[.H23]+[.F24]+[.G2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bolu yemek hanzade</text:p>
          </table:table-cell>
          <table:table-cell table:number-columns-repeated="2" table:style-name="ce81"/>
          <table:table-cell office:value-type="float" office:value="-240" table:style-name="ce52">
            <text:p>-240,00</text:p>
          </table:table-cell>
          <table:table-cell table:number-columns-repeated="2" table:style-name="ce52"/>
          <table:table-cell office:value-type="float" office:value="-2406.59" table:formula="of:=[.H24]+[.F25]+[.G2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gaz bolu</text:p>
          </table:table-cell>
          <table:table-cell table:number-columns-repeated="2" table:style-name="ce81"/>
          <table:table-cell office:value-type="float" office:value="-232.5" table:style-name="ce52">
            <text:p>-232,50</text:p>
          </table:table-cell>
          <table:table-cell table:number-columns-repeated="2" table:style-name="ce52"/>
          <table:table-cell office:value-type="float" office:value="-2406.59" table:formula="of:=[.H25]+[.F26]+[.G2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04.65" table:style-name="ce52">
            <text:p>-104,65</text:p>
          </table:table-cell>
          <table:table-cell table:number-columns-repeated="2" table:style-name="ce52"/>
          <table:table-cell office:value-type="float" office:value="-2406.59" table:formula="of:=[.H26]+[.F27]+[.G2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85.75" table:style-name="ce52">
            <text:p>-185,75</text:p>
          </table:table-cell>
          <table:table-cell table:number-columns-repeated="2" table:style-name="ce52"/>
          <table:table-cell office:value-type="float" office:value="-2406.59" table:formula="of:=[.H27]+[.F28]+[.G2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toyota gaz istanbul</text:p>
          </table:table-cell>
          <table:table-cell table:number-columns-repeated="2" table:style-name="ce81"/>
          <table:table-cell office:value-type="float" office:value="-368.74" table:style-name="ce52">
            <text:p>-368,74</text:p>
          </table:table-cell>
          <table:table-cell table:number-columns-repeated="2" table:style-name="ce52"/>
          <table:table-cell office:value-type="float" office:value="-2406.59" table:formula="of:=[.H28]+[.F29]+[.G2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27.46" table:style-name="ce52">
            <text:p>-127,46</text:p>
          </table:table-cell>
          <table:table-cell table:number-columns-repeated="2" table:style-name="ce52"/>
          <table:table-cell office:value-type="float" office:value="-2406.59" table:formula="of:=[.H29]+[.F30]+[.G3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ikea<text:s text:c="2"/></text:p>
          </table:table-cell>
          <table:table-cell table:number-columns-repeated="2" table:style-name="ce81"/>
          <table:table-cell office:value-type="float" office:value="-65.97" table:style-name="ce52">
            <text:p>-65,97</text:p>
          </table:table-cell>
          <table:table-cell table:number-columns-repeated="2" table:style-name="ce52"/>
          <table:table-cell office:value-type="float" office:value="-2406.59" table:formula="of:=[.H30]+[.F31]+[.G3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yemek</text:p>
          </table:table-cell>
          <table:table-cell table:number-columns-repeated="2" table:style-name="ce81"/>
          <table:table-cell office:value-type="float" office:value="-204" table:style-name="ce52">
            <text:p>-204,00</text:p>
          </table:table-cell>
          <table:table-cell table:number-columns-repeated="2" table:style-name="ce52"/>
          <table:table-cell office:value-type="float" office:value="-2406.59" table:formula="of:=[.H31]+[.F32]+[.G3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81">
            <text:p>ikea masa 1/6</text:p>
          </table:table-cell>
          <table:table-cell table:number-columns-repeated="2" table:style-name="ce81"/>
          <table:table-cell office:value-type="float" office:value="-208.17" table:style-name="ce52">
            <text:p>-208,17</text:p>
          </table:table-cell>
          <table:table-cell table:number-columns-repeated="2" table:style-name="ce52"/>
          <table:table-cell office:value-type="float" office:value="-2406.59" table:formula="of:=[.H32]+[.F33]+[.G3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81">
            <text:p>koçtaş dolap ½</text:p>
          </table:table-cell>
          <table:table-cell table:number-columns-repeated="2" table:style-name="ce81"/>
          <table:table-cell office:value-type="float" office:value="-754.45" table:style-name="ce52">
            <text:p>-754,45</text:p>
          </table:table-cell>
          <table:table-cell table:number-columns-repeated="2" table:style-name="ce52"/>
          <table:table-cell office:value-type="float" office:value="-2406.59" table:formula="of:=[.H33]+[.F34]+[.G3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70">
            <text:p>02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37.69999999999999" table:style-name="ce52">
            <text:p>-137,70</text:p>
          </table:table-cell>
          <table:table-cell table:number-columns-repeated="2" table:style-name="ce52"/>
          <table:table-cell office:value-type="float" office:value="-2406.59" table:formula="of:=[.H34]+[.F35]+[.G3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70">
            <text:p>02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61.91" table:style-name="ce52">
            <text:p>-161,91</text:p>
          </table:table-cell>
          <table:table-cell table:number-columns-repeated="2" table:style-name="ce52"/>
          <table:table-cell office:value-type="float" office:value="-2406.59" table:formula="of:=[.H35]+[.F36]+[.G3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81"/>
          <table:table-cell office:value-type="float" office:value="-697.3" table:style-name="ce52">
            <text:p>-697,30</text:p>
          </table:table-cell>
          <table:table-cell table:number-columns-repeated="2" table:style-name="ce52"/>
          <table:table-cell office:value-type="float" office:value="-2406.59" table:formula="of:=[.H36]+[.F37]+[.G3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81">
            <text:p>bayramoğlu toyota buji</text:p>
          </table:table-cell>
          <table:table-cell table:number-columns-repeated="2" table:style-name="ce81"/>
          <table:table-cell office:value-type="float" office:value="-600" table:style-name="ce52">
            <text:p>-600,00</text:p>
          </table:table-cell>
          <table:table-cell table:number-columns-repeated="2" table:style-name="ce52"/>
          <table:table-cell office:value-type="float" office:value="-2406.59" table:formula="of:=[.H37]+[.F38]+[.G3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81">
            <text:p>bayramoğlu toyota rotil</text:p>
          </table:table-cell>
          <table:table-cell table:number-columns-repeated="2" table:style-name="ce81"/>
          <table:table-cell office:value-type="float" office:value="-350" table:style-name="ce52">
            <text:p>-350,00</text:p>
          </table:table-cell>
          <table:table-cell table:number-columns-repeated="2" table:style-name="ce52"/>
          <table:table-cell office:value-type="float" office:value="-2406.59" table:formula="of:=[.H38]+[.F39]+[.G3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70">
            <text:p>04.09.2022</text:p>
          </table:table-cell>
          <table:table-cell office:value-type="string" table:style-name="ce81">
            <text:p>hummel ayakkabı 4 adet</text:p>
          </table:table-cell>
          <table:table-cell table:number-columns-repeated="2" table:style-name="ce81"/>
          <table:table-cell office:value-type="float" office:value="-920" table:style-name="ce52">
            <text:p>-920,00</text:p>
          </table:table-cell>
          <table:table-cell table:number-columns-repeated="2" table:style-name="ce52"/>
          <table:table-cell office:value-type="float" office:value="-2406.59" table:formula="of:=[.H39]+[.F40]+[.G4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70">
            <text:p>04.09.2022</text:p>
          </table:table-cell>
          <table:table-cell office:value-type="string" table:style-name="ce81">
            <text:p>tavuk dünyası</text:p>
          </table:table-cell>
          <table:table-cell table:number-columns-repeated="2" table:style-name="ce81"/>
          <table:table-cell office:value-type="float" office:value="-392" table:style-name="ce52">
            <text:p>-392,00</text:p>
          </table:table-cell>
          <table:table-cell table:number-columns-repeated="2" table:style-name="ce52"/>
          <table:table-cell office:value-type="float" office:value="-2406.59" table:formula="of:=[.H40]+[.F41]+[.G4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5T00:00:00" table:style-name="ce70">
            <text:p>05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98.8" table:style-name="ce52">
            <text:p>-98,80</text:p>
          </table:table-cell>
          <table:table-cell table:number-columns-repeated="2" table:style-name="ce52"/>
          <table:table-cell office:value-type="float" office:value="-2406.59" table:formula="of:=[.H41]+[.F42]+[.G4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istanbul</text:p>
          </table:table-cell>
          <table:table-cell table:number-columns-repeated="2" table:style-name="ce81"/>
          <table:table-cell office:value-type="float" office:value="-339.36" table:style-name="ce52">
            <text:p>-339,36</text:p>
          </table:table-cell>
          <table:table-cell table:number-columns-repeated="2" table:style-name="ce52"/>
          <table:table-cell office:value-type="float" office:value="-2406.59" table:formula="of:=[.H42]+[.F43]+[.G4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koçtaş pervane 1/6</text:p>
          </table:table-cell>
          <table:table-cell table:number-columns-repeated="2" table:style-name="ce81"/>
          <table:table-cell office:value-type="float" office:value="-151.65" table:style-name="ce52">
            <text:p>-151,65</text:p>
          </table:table-cell>
          <table:table-cell table:number-columns-repeated="2" table:style-name="ce52"/>
          <table:table-cell office:value-type="float" office:value="-2406.59" table:formula="of:=[.H43]+[.F44]+[.G4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bolu yemek</text:p>
          </table:table-cell>
          <table:table-cell table:number-columns-repeated="2" table:style-name="ce81"/>
          <table:table-cell office:value-type="float" office:value="-75" table:style-name="ce52">
            <text:p>-75,00</text:p>
          </table:table-cell>
          <table:table-cell table:number-columns-repeated="2" table:style-name="ce52"/>
          <table:table-cell office:value-type="float" office:value="-2406.59" table:formula="of:=[.H44]+[.F45]+[.G4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bolu</text:p>
          </table:table-cell>
          <table:table-cell table:number-columns-repeated="2" table:style-name="ce81"/>
          <table:table-cell office:value-type="float" office:value="-397.56" table:style-name="ce52">
            <text:p>-397,56</text:p>
          </table:table-cell>
          <table:table-cell table:number-columns-repeated="2" table:style-name="ce52"/>
          <table:table-cell office:value-type="float" office:value="-2406.59" table:formula="of:=[.H45]+[.F46]+[.G4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pirinç</text:p>
          </table:table-cell>
          <table:table-cell table:number-columns-repeated="2" table:style-name="ce81"/>
          <table:table-cell office:value-type="float" office:value="-120" table:style-name="ce52">
            <text:p>-120,00</text:p>
          </table:table-cell>
          <table:table-cell table:number-columns-repeated="2" table:style-name="ce52"/>
          <table:table-cell office:value-type="float" office:value="-2406.59" table:formula="of:=[.H46]+[.F47]+[.G4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osmancık yolcu leblebi pirinç</text:p>
          </table:table-cell>
          <table:table-cell table:number-columns-repeated="2" table:style-name="ce81"/>
          <table:table-cell office:value-type="float" office:value="-250" table:style-name="ce52">
            <text:p>-250,00</text:p>
          </table:table-cell>
          <table:table-cell table:number-columns-repeated="2" table:style-name="ce52"/>
          <table:table-cell office:value-type="float" office:value="-2406.59" table:formula="of:=[.H47]+[.F48]+[.G4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benzin turhal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2406.59" table:formula="of:=[.H48]+[.F49]+[.G4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şenyurt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2406.59" table:formula="of:=[.H49]+[.F50]+[.G5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7T00:00:00" table:style-name="ce70">
            <text:p>07.09.2022</text:p>
          </table:table-cell>
          <table:table-cell office:value-type="string" table:style-name="ce81">
            <text:p>toyota şanz yağı 3 lt</text:p>
          </table:table-cell>
          <table:table-cell table:number-columns-repeated="2" table:style-name="ce81"/>
          <table:table-cell office:value-type="float" office:value="-360" table:style-name="ce52">
            <text:p>-360,00</text:p>
          </table:table-cell>
          <table:table-cell table:number-columns-repeated="2" table:style-name="ce52"/>
          <table:table-cell office:value-type="float" office:value="-2406.59" table:formula="of:=[.H50]+[.F51]+[.G5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10T00:00:00" table:style-name="ce70">
            <text:p>10.09.2022</text:p>
          </table:table-cell>
          <table:table-cell office:value-type="string" table:style-name="ce81">
            <text:p>alçıpan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2406.59" table:formula="of:=[.H51]+[.F52]+[.G52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4876 KK 9324,32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9324.32" table:style-name="ce52">
            <text:p>-9.324,32</text:p>
          </table:table-cell>
          <table:table-cell office:value-type="float" office:value="-11730.91" table:formula="of:=[.H52]+[.F53]+[.G53]" table:style-name="ce52">
            <text:p>-11.730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52">
            <text:p>-30.374,00</text:p>
          </table:table-cell>
          <table:table-cell office:value-type="float" office:value="-42104.91" table:formula="of:=[.H53]+[.F54]+[.G54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2104.91" table:formula="of:=[.H54]+[.F55]+[.G55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52"/>
          <table:table-cell office:value-type="float" office:value="-42104.91" table:formula="of:=[.H55]+[.F56]+[.G56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52"/>
          <table:table-cell office:value-type="float" office:value="-42104.91" table:formula="of:=[.H56]+[.F57]+[.G57]" table:style-name="ce52">
            <text:p>-4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52"/>
          <table:table-cell office:value-type="float" office:value="-31804.910000000003" table:formula="of:=[.H57]+[.F58]+[.G58]" table:style-name="ce52">
            <text:p>-31.804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70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52"/>
          <table:table-cell office:value-type="float" office:value="-22804.910000000003" table:formula="of:=[.H58]+[.F59]+[.G59]" table:style-name="ce52">
            <text:p>-22.8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74"/>
          <table:table-cell table:style-name="ce1"/>
          <table:table-cell office:value-type="float" office:value="20700" table:style-name="ce1">
            <text:p>20700</text:p>
          </table:table-cell>
          <table:table-cell table:style-name="ce52"/>
          <table:table-cell office:value-type="float" office:value="-2104.9100000000035" table:formula="of:=[.H59]+[.F60]+[.G60]" table:style-name="ce52">
            <text:p>-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74">
            <text:p>2000</text:p>
          </table:table-cell>
          <table:table-cell table:number-columns-repeated="2" table:style-name="ce1"/>
          <table:table-cell table:style-name="ce52"/>
          <table:table-cell office:value-type="float" office:value="-2104.9100000000035" table:formula="of:=[.H60]+[.F61]+[.G61]" table:style-name="ce52">
            <text:p>-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52">
            <text:p>-2.620,00</text:p>
          </table:table-cell>
          <table:table-cell office:value-type="float" office:value="-4724.9100000000035" table:formula="of:=[.H61]+[.F62]+[.G62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724.9100000000035" table:formula="of:=[.H62]+[.F63]+[.G63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style-name="ce1"/>
          <table:table-cell table:style-name="ce52"/>
          <table:table-cell office:value-type="float" office:value="-4724.9100000000035" table:formula="of:=[.H63]+[.F64]+[.G64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800004222959 /TOKATAMASY/FATURA</text:p>
          </table:table-cell>
          <table:table-cell table:number-columns-repeated="2" table:style-name="ce81"/>
          <table:table-cell table:style-name="ce78"/>
          <table:table-cell table:style-name="ce1"/>
          <table:table-cell office:value-type="float" office:value="-94.5" table:style-name="ce52">
            <text:p>-94,50</text:p>
          </table:table-cell>
          <table:table-cell office:value-type="float" office:value="-4819.4100000000035" table:formula="of:=[.H64]+[.F65]+[.G65]" table:style-name="ce52">
            <text:p>-4.819,4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819.4100000000035" table:formula="of:=[.H65]+[.F66]+[.G66]" table:style-name="ce52">
            <text:p>-4.81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0" table:style-name="ce52">
            <text:p>-2.110,00</text:p>
          </table:table-cell>
          <table:table-cell office:value-type="float" office:value="-6929.4100000000035" table:formula="of:=[.H66]+[.F67]+[.G67]" table:style-name="ce52">
            <text:p>-6.92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0" table:style-name="ce52">
            <text:p>-2.110,00</text:p>
          </table:table-cell>
          <table:table-cell office:value-type="float" office:value="-9039.4100000000035" table:formula="of:=[.H67]+[.F68]+[.G68]" table:style-name="ce52">
            <text:p>-9.03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1"/>
          <table:table-cell office:value-type="float" office:value="-2110" table:style-name="ce52">
            <text:p>-2.110,00</text:p>
          </table:table-cell>
          <table:table-cell office:value-type="float" office:value="-11149.410000000003" table:formula="of:=[.H68]+[.F69]+[.G69]" table:style-name="ce52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11149.410000000003" table:formula="of:=[.H69]+[.F70]+[.G70]" table:style-name="ce52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84">
            <text:p>₺4.293,65</text:p>
          </table:table-cell>
          <table:table-cell table:style-name="ce74"/>
          <table:table-cell office:value-type="currency" office:value="4293.5" table:style-name="ce84">
            <text:p>₺4.293,50</text:p>
          </table:table-cell>
          <table:table-cell table:style-name="ce52"/>
          <table:table-cell office:value-type="float" office:value="-6855.9100000000035" table:formula="of:=[.H70]+[.F71]+[.G71]" table:style-name="ce52">
            <text:p>-6.855,91</text:p>
          </table:table-cell>
          <table:table-cell table:number-columns-repeated="16376"/>
        </table:table-row>
        <table:table-row table:style-name="ro1">
          <table:table-cell office:value-type="date" office:date-value="2022-10-27T00:00:00" table:style-name="ce70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4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5205.9100000000035" table:formula="of:=[.H71]+[.F72]+[.G72]" table:style-name="ce52">
            <text:p>-5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70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74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2205.9100000000035" table:formula="of:=[.H72]+[.F73]+[.G73]" table:style-name="ce52">
            <text:p>-2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70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74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52">
            <text:p>-1.205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74"/>
          <table:table-cell table:number-columns-repeated="2" table:style-name="ce1"/>
          <table:table-cell office:value-type="float" office:value="-1205.9100000000035" table:formula="of:=[.H74]+[.F75]+[.G75]" table:style-name="ce52">
            <text:p>-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205.9100000000035" table:formula="of:=[.H75]+[.F76]+[.G76]" table:style-name="ce52">
            <text:p>-1.205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70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78">
            <text:p>-12.667,00</text:p>
          </table:table-cell>
          <table:table-cell table:style-name="ce1"/>
          <table:table-cell office:value-type="float" office:value="-10000" table:style-name="ce52">
            <text:p>-10.000,00</text:p>
          </table:table-cell>
          <table:table-cell office:value-type="float" office:value="-11205.910000000003" table:formula="of:=[.H76]+[.F77]+[.G77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7]+[.F78]+[.G78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8]+[.F79]+[.G79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80]+[.F81]+[.G81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6">
            <text:p>Lise Arkası Kira ++++++++++++++++</text:p>
          </table:table-cell>
          <table:table-cell table:style-name="ce206"/>
          <table:table-cell office:value-type="float" office:value="20000" table:style-name="ce207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52">
            <text:p>12.544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6">
            <text:p>selanik hesabına aktarılan</text:p>
          </table:table-cell>
          <table:table-cell table:style-name="ce206"/>
          <table:table-cell table:style-name="ce207"/>
          <table:table-cell table:number-columns-repeated="2" table:style-name="ce1"/>
          <table:table-cell office:value-type="float" office:value="-23750" table:style-name="ce52">
            <text:p>-23.750,00</text:p>
          </table:table-cell>
          <table:table-cell office:value-type="float" office:value="-11205.910000000003" table:formula="of:=[.H83]+[.F84]+[.G84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6"/>
          <table:table-cell table:style-name="ce69"/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99"/>
          <table:table-cell table:number-columns-repeated="2" table:style-name="ce151"/>
          <table:table-cell table:style-name="ce208"/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8-30T00:00:00" table:style-name="ce199">
            <text:p>30.08.2022</text:p>
          </table:table-cell>
          <table:table-cell office:value-type="string" table:style-name="ce151">
            <text:p>SnyF-Kynkçı Merdal 12/12-2022-23</text:p>
          </table:table-cell>
          <table:table-cell table:style-name="ce151"/>
          <table:table-cell office:value-type="float" office:value="4000" table:style-name="ce208">
            <text:p>4.000,00</text:p>
          </table:table-cell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7-30T00:00:00" table:style-name="ce199">
            <text:p>30.07.2022</text:p>
          </table:table-cell>
          <table:table-cell office:value-type="string" table:style-name="ce151">
            <text:p>SnyF-Kynkçı Merdal 11/12-2022</text:p>
          </table:table-cell>
          <table:table-cell table:style-name="ce151"/>
          <table:table-cell office:value-type="float" office:value="4000" table:style-name="ce208">
            <text:p>4.000,00</text:p>
          </table:table-cell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6-30T00:00:00" table:style-name="ce199">
            <text:p>30.06.2022</text:p>
          </table:table-cell>
          <table:table-cell office:value-type="string" table:style-name="ce151">
            <text:p>SnyF-Kynkçı Merdal 10/12-2022</text:p>
          </table:table-cell>
          <table:table-cell table:style-name="ce151"/>
          <table:table-cell office:value-type="float" office:value="4000" table:style-name="ce208">
            <text:p>4.000,00</text:p>
          </table:table-cell>
          <table:table-cell table:number-columns-repeated="16380" table:style-name="ce1"/>
        </table:table-row>
        <table:table-row table:number-rows-repeated="1048487" table:style-name="ro1">
          <table:table-cell table:number-columns-repeated="16384"/>
        </table:table-row>
      </table:table>
      <table:table table:name="09" table:style-name="ta7">
        <table:table-column table:style-name="co22" table:default-cell-style-name="ce1"/>
        <table:table-column table:style-name="co57" table:default-cell-style-name="ce1"/>
        <table:table-column table:style-name="co59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08" table:style-name="ce28">
            <text:p>3,08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EYLÜL 2022</text:p>
          </table:table-cell>
          <table:table-cell table:style-name="ce209"/>
          <table:table-cell office:value-type="string" table:style-name="ce75">
            <text:p>TOPLAM</text:p>
          </table:table-cell>
          <table:table-cell office:value-type="float" office:value="66162.31" table:formula="of:=SUM([.D5:.D42])" table:style-name="ce76">
            <text:p>66.162,31</text:p>
          </table:table-cell>
          <table:table-cell office:value-type="float" office:value="-61978.720000000001" table:formula="of:=SUM([.E5:.E69])" table:style-name="ce76">
            <text:p>-61.978,72</text:p>
          </table:table-cell>
          <table:table-cell office:value-type="float" office:value="9260.5" table:formula="of:=SUM([.F5:.F66])" table:style-name="ce76">
            <text:p>9.260,50</text:p>
          </table:table-cell>
          <table:table-cell office:value-type="float" office:value="-25729.239999999998" table:formula="of:=SUM([.G5:.G66])" table:style-name="ce76">
            <text:p>-25.729,24</text:p>
          </table:table-cell>
          <table:table-cell office:value-type="float" office:value="-16468.739999999998" table:formula="of:=[.F2]+[.G2]" table:style-name="ce76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52"/>
          <table:table-cell office:value-type="float" office:value="1155" table:style-name="ce52">
            <text:p>1.155,00</text:p>
          </table:table-cell>
          <table:table-cell table:style-name="ce52"/>
          <table:table-cell office:value-type="float" office:value="1155" table:formula="of:=[.H5]+[.F6]+[.G6]" table:style-name="ce52">
            <text:p>1.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52"/>
          <table:table-cell office:value-type="float" office:value="905" table:style-name="ce52">
            <text:p>905,00</text:p>
          </table:table-cell>
          <table:table-cell table:style-name="ce52"/>
          <table:table-cell office:value-type="float" office:value="2060" table:formula="of:=[.H6]+[.F7]+[.G7]" table:style-name="ce52">
            <text:p>2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52"/>
          <table:table-cell office:value-type="float" office:value="51" table:style-name="ce52">
            <text:p>51,00</text:p>
          </table:table-cell>
          <table:table-cell table:style-name="ce52"/>
          <table:table-cell office:value-type="float" office:value="2111" table:formula="of:=[.H7]+[.F8]+[.G8]" table:style-name="ce52">
            <text:p>2.11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763.74" table:style-name="ce52">
            <text:p>-1.763,74</text:p>
          </table:table-cell>
          <table:table-cell office:value-type="float" office:value="347.26" table:formula="of:=[.H8]+[.F9]+[.G9]" table:style-name="ce52">
            <text:p>347,2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78"/>
          <table:table-cell office:value-type="float" office:value="-229.9" table:style-name="ce52">
            <text:p>-229,90</text:p>
          </table:table-cell>
          <table:table-cell office:value-type="float" office:value="117.35999999999999" table:formula="of:=[.H9]+[.F10]+[.G10]" table:style-name="ce52">
            <text:p>117,3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78"/>
          <table:table-cell office:value-type="float" office:value="-501.1" table:style-name="ce52">
            <text:p>-501,10</text:p>
          </table:table-cell>
          <table:table-cell office:value-type="float" office:value="-383.74" table:formula="of:=[.H10]+[.F11]+[.G11]" table:style-name="ce52">
            <text:p>-383,74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79">
            <text:p>nakit istanbul</text:p>
          </table:table-cell>
          <table:table-cell table:number-columns-repeated="2" table:style-name="ce79"/>
          <table:table-cell table:style-name="ce52"/>
          <table:table-cell table:style-name="ce78"/>
          <table:table-cell office:value-type="float" office:value="-1000" table:style-name="ce52">
            <text:p>-1.000,00</text:p>
          </table:table-cell>
          <table:table-cell office:value-type="float" office:value="-1383.74" table:formula="of:=[.H11]+[.F12]+[.G12]" table:style-name="ce52">
            <text:p>-1.383,74</text:p>
          </table:table-cell>
          <table:table-cell table:number-columns-repeated="16376"/>
        </table:table-row>
        <table:table-row table:style-name="ro1">
          <table:table-cell office:value-type="date" office:date-value="2022-09-12T00:00:00" table:style-name="ce70">
            <text:p>12.09.2022</text:p>
          </table:table-cell>
          <table:table-cell office:value-type="string" table:style-name="ce79">
            <text:p>Adem Özen Kira Ödemesi 4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5683.74" table:formula="of:=[.H12]+[.F13]+[.G13]" table:style-name="ce52">
            <text:p>-5.683,74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MarRyl Aidat 4/12</text:p>
          </table:table-cell>
          <table:table-cell table:number-columns-repeated="2" table:style-name="ce79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696.5" table:style-name="ce52">
            <text:p>-696,50</text:p>
          </table:table-cell>
          <table:table-cell office:value-type="float" office:value="-6380.24" table:formula="of:=[.H13]+[.F14]+[.G14]" table:style-name="ce52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6380.24" table:formula="of:=[.H14]+[.F15]+[.G15]" table:style-name="ce52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61.44" table:style-name="ce52">
            <text:p>-61,44</text:p>
          </table:table-cell>
          <table:table-cell office:value-type="float" office:value="-6441.6799999999994" table:formula="of:=[.H15]+[.F16]+[.G16]" table:style-name="ce52">
            <text:p>-6.441,6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style-name="ce52"/>
          <table:table-cell office:value-type="float" office:value="-26.33" table:style-name="ce52">
            <text:p>-26,33</text:p>
          </table:table-cell>
          <table:table-cell office:value-type="float" office:value="-6468.0099999999993" table:formula="of:=[.H16]+[.F17]+[.G17]" table:style-name="ce52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6468.0099999999993" table:formula="of:=[.H17]+[.F18]+[.G18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70">
            <text:p>23.08.2022</text:p>
          </table:table-cell>
          <table:table-cell office:value-type="string" table:style-name="ce81">
            <text:p>amazon 240gbWd ssd-braun-64gb 6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6468.0099999999993" table:formula="of:=[.H18]+[.F19]+[.G19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70">
            <text:p>26.07.2022</text:p>
          </table:table-cell>
          <table:table-cell office:value-type="string" table:style-name="ce81">
            <text:p>toyota trafik cezası</text:p>
          </table:table-cell>
          <table:table-cell table:number-columns-repeated="2" table:style-name="ce81"/>
          <table:table-cell office:value-type="float" office:value="-448.35" table:style-name="ce52">
            <text:p>-448,35</text:p>
          </table:table-cell>
          <table:table-cell table:number-columns-repeated="2" table:style-name="ce52"/>
          <table:table-cell office:value-type="float" office:value="-6468.0099999999993" table:formula="of:=[.H19]+[.F20]+[.G20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70">
            <text:p>26.07.2022</text:p>
          </table:table-cell>
          <table:table-cell office:value-type="string" table:style-name="ce81">
            <text:p>mtv taksit 1/3</text:p>
          </table:table-cell>
          <table:table-cell table:number-columns-repeated="2" table:style-name="ce81"/>
          <table:table-cell office:value-type="float" office:value="-112.67" table:style-name="ce52">
            <text:p>-112,67</text:p>
          </table:table-cell>
          <table:table-cell table:number-columns-repeated="2" table:style-name="ce52"/>
          <table:table-cell office:value-type="float" office:value="-6468.0099999999993" table:formula="of:=[.H20]+[.F21]+[.G21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70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5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0T00:00:00" table:style-name="ce70">
            <text:p>10.08.2022</text:p>
          </table:table-cell>
          <table:table-cell office:value-type="string" table:style-name="ce81">
            <text:p>akgünler deniz otobüs bileti girne -taşucu</text:p>
          </table:table-cell>
          <table:table-cell table:number-columns-repeated="2" table:style-name="ce81"/>
          <table:table-cell office:value-type="float" office:value="-633.20000000000005" table:style-name="ce52">
            <text:p>-633,20</text:p>
          </table:table-cell>
          <table:table-cell table:number-columns-repeated="2" table:style-name="ce52"/>
          <table:table-cell office:value-type="float" office:value="-6468.0099999999993" table:formula="of:=[.H22]+[.F23]+[.G23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4T00:00:00" table:style-name="ce70">
            <text:p>14.08.2022</text:p>
          </table:table-cell>
          <table:table-cell office:value-type="string" table:style-name="ce81">
            <text:p>toros benzin taşucu-tokat</text:p>
          </table:table-cell>
          <table:table-cell table:number-columns-repeated="2" table:style-name="ce81"/>
          <table:table-cell office:value-type="float" office:value="-1080.1600000000001" table:style-name="ce52">
            <text:p>-1.080,16</text:p>
          </table:table-cell>
          <table:table-cell table:number-columns-repeated="2" table:style-name="ce52"/>
          <table:table-cell office:value-type="float" office:value="-6468.0099999999993" table:formula="of:=[.H23]+[.F24]+[.G24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70">
            <text:p>23.08.2022</text:p>
          </table:table-cell>
          <table:table-cell office:value-type="float" office:value="2240" table:style-name="ce81">
            <text:p>2240</text:p>
          </table:table-cell>
          <table:table-cell table:number-columns-repeated="2" table:style-name="ce81"/>
          <table:table-cell office:value-type="float" office:value="-80" table:style-name="ce52">
            <text:p>-80,00</text:p>
          </table:table-cell>
          <table:table-cell table:number-columns-repeated="2" table:style-name="ce52"/>
          <table:table-cell office:value-type="float" office:value="-6468.0099999999993" table:formula="of:=[.H24]+[.F25]+[.G25]" table:style-name="ce52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4876 KK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3432.23" table:style-name="ce52">
            <text:p>-3.432,23</text:p>
          </table:table-cell>
          <table:table-cell office:value-type="float" office:value="-9900.24" table:formula="of:=[.H25]+[.F26]+[.G26]" table:style-name="ce52">
            <text:p>-9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Carraro 327 bisiklet</text:p>
          </table:table-cell>
          <table:table-cell office:value-type="string" table:style-name="ce81">
            <text:p>bh</text:p>
          </table:table-cell>
          <table:table-cell table:style-name="ce81"/>
          <table:table-cell table:style-name="ce78"/>
          <table:table-cell table:style-name="ce52"/>
          <table:table-cell office:value-type="float" office:value="-7000" table:style-name="ce52">
            <text:p>-7.000,00</text:p>
          </table:table-cell>
          <table:table-cell office:value-type="float" office:value="-16900.239999999998" table:formula="of:=[.H26]+[.F27]+[.G27]" table:style-name="ce52">
            <text:p>-16.900,24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-16900.239999999998" table:formula="of:=[.H27]+[.F28]+[.G28]" table:style-name="ce52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16900.239999999998" table:formula="of:=[.H28]+[.F29]+[.G29]" table:style-name="ce52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2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609" table:style-name="ce52">
            <text:p>-2.609,00</text:p>
          </table:table-cell>
          <table:table-cell office:value-type="float" office:value="-19509.239999999998" table:formula="of:=[.H29]+[.F30]+[.G30]" table:style-name="ce52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52"/>
          <table:table-cell office:value-type="float" office:value="-32000" table:style-name="ce52">
            <text:p>-32.000,00</text:p>
          </table:table-cell>
          <table:table-cell table:style-name="ce1"/>
          <table:table-cell table:style-name="ce52"/>
          <table:table-cell office:value-type="float" office:value="-19509.239999999998" table:formula="of:=[.H30]+[.F31]+[.G31]" table:style-name="ce52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2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609" table:style-name="ce52">
            <text:p>-2.609,00</text:p>
          </table:table-cell>
          <table:table-cell office:value-type="float" office:value="-22118.239999999998" table:formula="of:=[.H31]+[.F32]+[.G32]" table:style-name="ce52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52"/>
          <table:table-cell office:value-type="float" office:value="-15000" table:style-name="ce78">
            <text:p>-15.000,00</text:p>
          </table:table-cell>
          <table:table-cell table:number-columns-repeated="2" table:style-name="ce52"/>
          <table:table-cell office:value-type="float" office:value="-22118.239999999998" table:formula="of:=[.H32]+[.F33]+[.G33]" table:style-name="ce52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1">
            <text:p>-1.500,00</text:p>
          </table:table-cell>
          <table:table-cell office:value-type="float" office:value="-23618.239999999998" table:formula="of:=[.H33]+[.F34]+[.G34]" table:style-name="ce52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23618.239999999998" table:formula="of:=[.H34]+[.F35]+[.G35]" table:style-name="ce52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52">
            <text:p>4.200,0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-19318.739999999998" table:formula="of:=[.H35]+[.F36]+[.G36]" table:style-name="ce52">
            <text:p>-19.31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7668.739999999998" table:formula="of:=[.H36]+[.F37]+[.G37]" table:style-name="ce52">
            <text:p>-17.6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51">
            <text:p>1.200,00</text:p>
          </table:table-cell>
          <table:table-cell table:style-name="ce1"/>
          <table:table-cell office:value-type="float" office:value="1200" table:style-name="ce51">
            <text:p>1.200,00</text:p>
          </table:table-cell>
          <table:table-cell table:style-name="ce1"/>
          <table:table-cell office:value-type="float" office:value="-16468.739999999998" table:formula="of:=[.H37]+[.F38]+[.G38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51">
            <text:p>54.000,00</text:p>
          </table:table-cell>
          <table:table-cell table:style-name="ce1"/>
          <table:table-cell table:number-columns-repeated="2" table:style-name="ce51"/>
          <table:table-cell office:value-type="float" office:value="-16468.739999999998" table:formula="of:=[.H38]+[.F39]+[.G39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39]+[.F40]+[.G40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6">
            <text:p>Doğuş Kira 2/12-2023-24– 30-09-22</text:p>
          </table:table-cell>
          <table:table-cell table:style-name="ce1"/>
          <table:table-cell office:value-type="float" office:value="3000" table:style-name="ce7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6"/>
          <table:table-cell table:style-name="ce1"/>
          <table:table-cell table:style-name="ce62"/>
          <table:table-cell table:number-columns-repeated="3" table:style-name="ce1"/>
          <table:table-cell office:value-type="float" office:value="-16468.739999999998" table:formula="of:=[.H41]+[.F42]+[.G42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2]+[.F43]+[.G43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3]+[.F44]+[.G44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0">
            <text:p>Lise Arkası Kira ++++++++++++++++</text:p>
          </table:table-cell>
          <table:table-cell table:style-name="ce210"/>
          <table:table-cell office:value-type="float" office:value="20000" table:style-name="ce211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52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99">
            <text:p>30.08.2022</text:p>
          </table:table-cell>
          <table:table-cell office:value-type="string" table:style-name="ce151">
            <text:p>SnyF-Kynkçı Merdal 12/12-2022-23</text:p>
          </table:table-cell>
          <table:table-cell table:style-name="ce151"/>
          <table:table-cell office:value-type="float" office:value="4000" table:style-name="ce208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52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99">
            <text:p>30.07.2022</text:p>
          </table:table-cell>
          <table:table-cell office:value-type="string" table:style-name="ce151">
            <text:p>SnyF-Kynkçı Merdal 11/12-2022</text:p>
          </table:table-cell>
          <table:table-cell table:style-name="ce151"/>
          <table:table-cell office:value-type="float" office:value="4000" table:style-name="ce208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52">
            <text:p>#BAŞV!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99">
            <text:p>30.06.2022</text:p>
          </table:table-cell>
          <table:table-cell office:value-type="string" table:style-name="ce151">
            <text:p>SnyF-Kynkçı Merdal 10/12-2022</text:p>
          </table:table-cell>
          <table:table-cell table:style-name="ce151"/>
          <table:table-cell office:value-type="float" office:value="4000" table:style-name="ce208">
            <text:p>4.000,00</text:p>
          </table:table-cell>
          <table:table-cell table:number-columns-repeated="16380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08" table:style-name="ta7">
        <table:table-column table:style-name="co22" table:default-cell-style-name="ce1"/>
        <table:table-column table:style-name="co57" table:default-cell-style-name="ce1"/>
        <table:table-column table:style-name="co59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1.46" table:style-name="ce28">
            <text:p>1,46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AĞUSTOS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4617.910000000003" table:formula="of:=SUM([.D4:.D52])" table:style-name="ce76">
            <text:p>34.617,91</text:p>
          </table:table-cell>
          <table:table-cell office:value-type="float" office:value="-11695.349999999999" table:formula="of:=SUM([.E4:.E84])" table:style-name="ce76">
            <text:p>-11.695,35</text:p>
          </table:table-cell>
          <table:table-cell office:value-type="float" office:value="102061.66" table:formula="of:=SUM([.F4:.F81])" table:style-name="ce76">
            <text:p>102.061,66</text:p>
          </table:table-cell>
          <table:table-cell office:value-type="float" office:value="-33894.33" table:formula="of:=SUM([.G4:.G81])" table:style-name="ce76">
            <text:p>-33.894,33</text:p>
          </table:table-cell>
          <table:table-cell office:value-type="float" office:value="68167.33" table:formula="of:=[.F2]+[.G2]" table:style-name="ce76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52"/>
          <table:table-cell office:value-type="float" office:value="900" table:style-name="ce52">
            <text:p>900,00</text:p>
          </table:table-cell>
          <table:table-cell table:style-name="ce52"/>
          <table:table-cell office:value-type="float" office:value="900" table:formula="of:=[.H4]+[.F5]+[.G5]" table:style-name="ce52">
            <text:p>9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52"/>
          <table:table-cell office:value-type="float" office:value="208.85" table:style-name="ce52">
            <text:p>208,85</text:p>
          </table:table-cell>
          <table:table-cell table:style-name="ce52"/>
          <table:table-cell office:value-type="float" office:value="1108.8499999999999" table:formula="of:=[.H5]+[.F6]+[.G6]" table:style-name="ce52">
            <text:p>1.108,8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52"/>
          <table:table-cell office:value-type="float" office:value="488.3" table:style-name="ce52">
            <text:p>488,30</text:p>
          </table:table-cell>
          <table:table-cell table:style-name="ce52"/>
          <table:table-cell office:value-type="float" office:value="1597.1499999999999" table:formula="of:=[.H6]+[.F7]+[.G7]" table:style-name="ce52">
            <text:p>1.597,1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52"/>
          <table:table-cell office:value-type="float" office:value="69.38" table:style-name="ce52">
            <text:p>69,38</text:p>
          </table:table-cell>
          <table:table-cell table:style-name="ce52"/>
          <table:table-cell office:value-type="float" office:value="1666.5299999999997" table:formula="of:=[.H7]+[.F8]+[.G8]" table:style-name="ce52">
            <text:p>1.666,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style-name="ce81"/>
          <table:table-cell table:style-name="ce95"/>
          <table:table-cell office:value-type="float" office:value="-1311.2" table:style-name="ce52">
            <text:p>-1.311,20</text:p>
          </table:table-cell>
          <table:table-cell table:style-name="ce52"/>
          <table:table-cell office:value-type="float" office:value="-1311.2" table:style-name="ce52">
            <text:p>-1.311,20</text:p>
          </table:table-cell>
          <table:table-cell office:value-type="float" office:value="355.3299999999997" table:formula="of:=[.H8]+[.F9]+[.G9]" table:style-name="ce52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355.3299999999997" table:formula="of:=[.H9]+[.F10]+[.G10]" table:style-name="ce52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5847500300 /CK ÇEPESAŞ/FATURA</text:p>
          </table:table-cell>
          <table:table-cell table:style-name="ce79"/>
          <table:table-cell table:style-name="ce80"/>
          <table:table-cell office:value-type="float" office:value="-200" table:style-name="ce52">
            <text:p>-200,00</text:p>
          </table:table-cell>
          <table:table-cell table:style-name="ce78"/>
          <table:table-cell office:value-type="float" office:value="-254.9" table:style-name="ce52">
            <text:p>-254,90</text:p>
          </table:table-cell>
          <table:table-cell office:value-type="float" office:value="100.42999999999969" table:formula="of:=[.H10]+[.F11]+[.G11]" table:style-name="ce52">
            <text:p>100,4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8222520300 /CK ÇEPESAŞ/FATURA</text:p>
          </table:table-cell>
          <table:table-cell table:style-name="ce79"/>
          <table:table-cell table:style-name="ce80"/>
          <table:table-cell office:value-type="float" office:value="-400" table:style-name="ce52">
            <text:p>-400,00</text:p>
          </table:table-cell>
          <table:table-cell table:style-name="ce78"/>
          <table:table-cell office:value-type="float" office:value="-531.9" table:style-name="ce52">
            <text:p>-531,90</text:p>
          </table:table-cell>
          <table:table-cell office:value-type="float" office:value="-431.47000000000025" table:formula="of:=[.H11]+[.F12]+[.G12]" table:style-name="ce52">
            <text:p>-431,47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70">
            <text:p>15.08.2022</text:p>
          </table:table-cell>
          <table:table-cell office:value-type="string" table:style-name="ce81">
            <text:p>8758480300 /CK ÇEPESAŞ/FATURA</text:p>
          </table:table-cell>
          <table:table-cell table:style-name="ce79"/>
          <table:table-cell table:style-name="ce80"/>
          <table:table-cell table:number-columns-repeated="2" table:style-name="ce78"/>
          <table:table-cell office:value-type="float" office:value="-149.30000000000001" table:style-name="ce52">
            <text:p>-149,30</text:p>
          </table:table-cell>
          <table:table-cell office:value-type="float" office:value="-580.77000000000021" table:formula="of:=[.H12]+[.F13]+[.G13]" table:style-name="ce52">
            <text:p>-5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dem Özen Kira Ödemesi 3/12</text:p>
          </table:table-cell>
          <table:table-cell table:style-name="ce79"/>
          <table:table-cell table:style-name="ce80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4880.7700000000004" table:formula="of:=[.H13]+[.F14]+[.G14]" table:style-name="ce52">
            <text:p>-4.8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MarRyl Aidat 3/12</text:p>
          </table:table-cell>
          <table:table-cell table:style-name="ce79"/>
          <table:table-cell table:style-name="ce80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396.5" table:style-name="ce52">
            <text:p>-396,50</text:p>
          </table:table-cell>
          <table:table-cell office:value-type="float" office:value="-5277.27" table:formula="of:=[.H14]+[.F15]+[.G15]" table:style-name="ce52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5277.27" table:formula="of:=[.H15]+[.F16]+[.G16]" table:style-name="ce52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style-name="ce81"/>
          <table:table-cell table:style-name="ce95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140.51" table:style-name="ce52">
            <text:p>-140,51</text:p>
          </table:table-cell>
          <table:table-cell office:value-type="float" office:value="-5417.7800000000007" table:formula="of:=[.H16]+[.F17]+[.G17]" table:style-name="ce52">
            <text:p>-5.417,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style-name="ce81"/>
          <table:table-cell table:style-name="ce95"/>
          <table:table-cell office:value-type="float" office:value="-50" table:style-name="ce52">
            <text:p>-50,00</text:p>
          </table:table-cell>
          <table:table-cell table:style-name="ce52"/>
          <table:table-cell office:value-type="float" office:value="-59.47" table:style-name="ce52">
            <text:p>-59,47</text:p>
          </table:table-cell>
          <table:table-cell office:value-type="float" office:value="-5477.2500000000009" table:formula="of:=[.H17]+[.F18]+[.G18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5477.2500000000009" table:formula="of:=[.H18]+[.F19]+[.G19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5/6</text:p>
          </table:table-cell>
          <table:table-cell table:style-name="ce81"/>
          <table:table-cell table:style-name="ce95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5477.2500000000009" table:formula="of:=[.H19]+[.F20]+[.G20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ecathlon ayakkabı</text:p>
          </table:table-cell>
          <table:table-cell table:style-name="ce81"/>
          <table:table-cell table:style-name="ce95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5477.2500000000009" table:formula="of:=[.H20]+[.F21]+[.G21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240" table:style-name="ce81">
            <text:p>2240</text:p>
          </table:table-cell>
          <table:table-cell table:style-name="ce81"/>
          <table:table-cell table:style-name="ce95"/>
          <table:table-cell office:value-type="float" office:value="-60" table:style-name="ce52">
            <text:p>-60,00</text:p>
          </table:table-cell>
          <table:table-cell table:number-columns-repeated="2" table:style-name="ce52"/>
          <table:table-cell office:value-type="float" office:value="-5477.2500000000009" table:formula="of:=[.H21]+[.F22]+[.G22]" table:style-name="ce52">
            <text:p>-5.477,25</text:p>
          </table:table-cell>
          <table:table-cell table:number-columns-repeated="16376"/>
        </table:table-row>
        <table:table-row table:style-name="ro1">
          <table:table-cell office:value-type="date" office:date-value="2022-08-04T00:00:00" table:style-name="ce70">
            <text:p>04.08.2022</text:p>
          </table:table-cell>
          <table:table-cell office:value-type="string" table:style-name="ce81">
            <text:p>4876 KK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337.65" table:style-name="ce52">
            <text:p>-337,65</text:p>
          </table:table-cell>
          <table:table-cell office:value-type="float" office:value="-5814.9000000000005" table:formula="of:=[.H22]+[.F23]+[.G23]" table:style-name="ce52">
            <text:p>-5.814,90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70">
            <text:p>26.08.2022</text:p>
          </table:table-cell>
          <table:table-cell office:value-type="string" table:style-name="ce81">
            <text:p>yasemin ehliyet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7314.9000000000005" table:formula="of:=[.H23]+[.F24]+[.G24]" table:style-name="ce52">
            <text:p>-7.314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108" table:style-name="ce52">
            <text:p>-2.108,00</text:p>
          </table:table-cell>
          <table:table-cell office:value-type="float" office:value="-9422.9000000000015" table:formula="of:=[.H24]+[.F25]+[.G25]" table:style-name="ce52">
            <text:p>-9.422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108" table:style-name="ce52">
            <text:p>-2.108,00</text:p>
          </table:table-cell>
          <table:table-cell office:value-type="float" office:value="-11530.900000000001" table:formula="of:=[.H25]+[.F26]+[.G26]" table:style-name="ce52">
            <text:p>-11.53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52">
            <text:p>-11.530,90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70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038" table:style-name="ce52">
            <text:p>-1.038,00</text:p>
          </table:table-cell>
          <table:table-cell office:value-type="float" office:value="-12568.900000000001" table:formula="of:=[.H27]+[.F28]+[.G28]" table:style-name="ce52">
            <text:p>-12.568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15568.900000000001" table:formula="of:=[.H28]+[.F29]+[.G29]" table:style-name="ce52">
            <text:p>-15.568,90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70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638" table:style-name="ce52">
            <text:p>-638,00</text:p>
          </table:table-cell>
          <table:table-cell office:value-type="float" office:value="-16206.900000000001" table:formula="of:=[.H29]+[.F30]+[.G30]" table:style-name="ce52">
            <text:p>-16.2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400" table:style-name="ce52">
            <text:p>-400,00</text:p>
          </table:table-cell>
          <table:table-cell office:value-type="float" office:value="-16606.900000000001" table:formula="of:=[.H30]+[.F31]+[.G31]" table:style-name="ce52">
            <text:p>-16.6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872.16" table:style-name="ce52">
            <text:p>-1.872,16</text:p>
          </table:table-cell>
          <table:table-cell office:value-type="float" office:value="-18479.060000000001" table:formula="of:=[.H31]+[.F32]+[.G32]" table:style-name="ce52">
            <text:p>-18.479,0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.74" table:style-name="ce52">
            <text:p>-3,74</text:p>
          </table:table-cell>
          <table:table-cell office:value-type="float" office:value="-18482.800000000003" table:formula="of:=[.H32]+[.F33]+[.G33]" table:style-name="ce52">
            <text:p>-18.4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700" table:style-name="ce52">
            <text:p>-700,00</text:p>
          </table:table-cell>
          <table:table-cell office:value-type="float" office:value="-19182.800000000003" table:formula="of:=[.H33]+[.F34]+[.G34]" table:style-name="ce52">
            <text:p>-19.1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80" table:style-name="ce52">
            <text:p>-380,00</text:p>
          </table:table-cell>
          <table:table-cell office:value-type="float" office:value="-19562.800000000003" table:formula="of:=[.H34]+[.F35]+[.G35]" table:style-name="ce52">
            <text:p>-19.5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200" table:style-name="ce52">
            <text:p>-200,00</text:p>
          </table:table-cell>
          <table:table-cell office:value-type="float" office:value="-19762.800000000003" table:formula="of:=[.H35]+[.F36]+[.G36]" table:style-name="ce52">
            <text:p>-19.7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00" table:style-name="ce52">
            <text:p>-100,00</text:p>
          </table:table-cell>
          <table:table-cell office:value-type="float" office:value="-19862.800000000003" table:formula="of:=[.H36]+[.F37]+[.G37]" table:style-name="ce52">
            <text:p>-19.8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52">
            <text:p>-26.862,8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74"/>
          <table:table-cell table:number-columns-repeated="2" table:style-name="ce1"/>
          <table:table-cell office:value-type="float" office:value="-26862.800000000003" table:formula="of:=[.H38]+[.F39]+[.G39]" table:style-name="ce52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70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26862.800000000003" table:formula="of:=[.H39]+[.F40]+[.G40]" table:style-name="ce52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70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81"/>
          <table:table-cell table:style-name="ce212"/>
          <table:table-cell table:style-name="ce78"/>
          <table:table-cell office:value-type="float" office:value="20000" table:style-name="ce52">
            <text:p>20.000,00</text:p>
          </table:table-cell>
          <table:table-cell table:style-name="ce52"/>
          <table:table-cell office:value-type="float" office:value="-6862.8000000000029" table:formula="of:=[.H40]+[.F41]+[.G41]" table:style-name="ce52">
            <text:p>-6.862,80</text:p>
          </table:table-cell>
          <table:table-cell table:number-columns-repeated="16376"/>
        </table:table-row>
        <table:table-row table:style-name="ro1">
          <table:table-cell office:value-type="date" office:date-value="2022-08-05T00:00:00" table:style-name="ce70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81"/>
          <table:table-cell table:style-name="ce95"/>
          <table:table-cell table:style-name="ce78"/>
          <table:table-cell office:value-type="float" office:value="25000" table:style-name="ce52">
            <text:p>25.000,00</text:p>
          </table:table-cell>
          <table:table-cell table:style-name="ce52"/>
          <table:table-cell office:value-type="float" office:value="18137.199999999997" table:formula="of:=[.H41]+[.F42]+[.G42]" table:style-name="ce52">
            <text:p>18.137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Emre Aktaş kira geri ödemesi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5365" table:style-name="ce52">
            <text:p>-5.365,00</text:p>
          </table:table-cell>
          <table:table-cell office:value-type="float" office:value="12772.199999999997" table:formula="of:=[.H42]+[.F43]+[.G43]" table:style-name="ce52">
            <text:p>12.772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Metin ÇELİK 31-9-22 – 23</text:p>
          </table:table-cell>
          <table:table-cell table:style-name="ce81"/>
          <table:table-cell table:style-name="ce95"/>
          <table:table-cell table:style-name="ce78"/>
          <table:table-cell office:value-type="float" office:value="40000" table:style-name="ce52">
            <text:p>40.000,00</text:p>
          </table:table-cell>
          <table:table-cell table:style-name="ce52"/>
          <table:table-cell office:value-type="float" office:value="52772.2" table:formula="of:=[.H43]+[.F44]+[.G44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40000 + (8 x 1000) = 48000 TL</text:p>
          </table:table-cell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52772.2" table:formula="of:=[.H44]+[.F45]+[.G45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52772.2" table:formula="of:=[.H45]+[.F46]+[.G46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74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57071.7" table:formula="of:=[.H46]+[.F47]+[.G47]" table:style-name="ce52">
            <text:p>57.07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74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58721.7" table:formula="of:=[.H47]+[.F48]+[.G48]" table:style-name="ce52">
            <text:p>58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74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61721.7" table:formula="of:=[.H48]+[.F49]+[.G49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2">
            <text:p>20.000,00</text:p>
          </table:table-cell>
          <table:table-cell table:style-name="ce74"/>
          <table:table-cell table:number-columns-repeated="2" table:style-name="ce1"/>
          <table:table-cell office:value-type="float" office:value="61721.7" table:formula="of:=[.H49]+[.F50]+[.G50]" table:style-name="ce52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0]+[.F51]+[.G51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2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52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2]+[.F53]+[.G53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3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79">
            <text:p>Doğuş Kira 11/12-2022-23 kalan bakiye</text:p>
          </table:table-cell>
          <table:table-cell table:style-name="ce179"/>
          <table:table-cell office:value-type="float" office:value="1000" table:style-name="ce182">
            <text:p>1.000,00</text:p>
          </table:table-cell>
          <table:table-cell table:style-name="ce179"/>
          <table:table-cell office:value-type="float" office:value="1000" table:style-name="ce214">
            <text:p>1.000,00</text:p>
          </table:table-cell>
          <table:table-cell table:style-name="ce1"/>
          <table:table-cell office:value-type="float" office:value="62721.7" table:formula="of:=[.H54]+[.F55]+[.G55]" table:style-name="ce52">
            <text:p>62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215">
            <text:p>Doğuş Kira 12/12-2022-23 BANKADAN</text:p>
          </table:table-cell>
          <table:table-cell office:value-type="string" table:style-name="ce215">
            <text:p>BH</text:p>
          </table:table-cell>
          <table:table-cell office:value-type="float" office:value="5000" table:style-name="ce216">
            <text:p>5.000,00</text:p>
          </table:table-cell>
          <table:table-cell table:style-name="ce215"/>
          <table:table-cell office:value-type="float" office:value="5000" table:style-name="ce217">
            <text:p>5.000,00</text:p>
          </table:table-cell>
          <table:table-cell table:style-name="ce1"/>
          <table:table-cell office:value-type="float" office:value="67721.7" table:formula="of:=[.H55]+[.F56]+[.G56]" table:style-name="ce52">
            <text:p>67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79">
            <text:p>SnyF-Kynkçı Merdal elektrik haziran</text:p>
          </table:table-cell>
          <table:table-cell table:style-name="ce179"/>
          <table:table-cell table:style-name="ce218"/>
          <table:table-cell table:style-name="ce179"/>
          <table:table-cell office:value-type="float" office:value="445.63" table:style-name="ce179">
            <text:p>445,63</text:p>
          </table:table-cell>
          <table:table-cell table:style-name="ce1"/>
          <table:table-cell office:value-type="float" office:value="68167.33" table:formula="of:=[.H56]+[.F57]+[.G57]" table:style-name="ce52">
            <text:p>68.167,3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8167.33" table:formula="of:=[.H57]+[.F58]+[.G58]" table:style-name="ce52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51">
            <text:p>SnyF-Kynkçı Merdal 10/12-2022</text:p>
          </table:table-cell>
          <table:table-cell table:style-name="ce151"/>
          <table:table-cell office:value-type="float" office:value="4000" table:formula="of:=['07'.D55]" table:style-name="ce208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52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51">
            <text:p>SnyF-Kynkçı Merdal 11/12-2022</text:p>
          </table:table-cell>
          <table:table-cell table:style-name="ce151"/>
          <table:table-cell office:value-type="float" office:value="4000" table:style-name="ce208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52">
            <text:p>68.167,33</text:p>
          </table:table-cell>
          <table:table-cell table:number-columns-repeated="16376"/>
        </table:table-row>
        <table:table-row table:number-rows-repeated="1048516" table:style-name="ro1">
          <table:table-cell table:number-columns-repeated="16384"/>
        </table:table-row>
      </table:table>
      <table:table table:name="07" table:style-name="ta3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2.37" table:style-name="ce28">
            <text:p>2,37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TEMMUZ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7131.070000000003" table:formula="of:=SUM([.D4:.D90])" table:style-name="ce76">
            <text:p>27.131,07</text:p>
          </table:table-cell>
          <table:table-cell office:value-type="float" office:value="-17400.82" table:formula="of:=SUM([.E4:.E90])" table:style-name="ce76">
            <text:p>-17.400,82</text:p>
          </table:table-cell>
          <table:table-cell office:value-type="float" office:value="16133.3" table:formula="of:=SUM([.F4:.F87])" table:style-name="ce76">
            <text:p>16.133,30</text:p>
          </table:table-cell>
          <table:table-cell office:value-type="float" office:value="-20600.82" table:formula="of:=SUM([.G4:.G87])" table:style-name="ce76">
            <text:p>-20.600,82</text:p>
          </table:table-cell>
          <table:table-cell office:value-type="float" office:value="-4467.5200000000004" table:formula="of:=[.F2]+[.G2]" table:style-name="ce76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52"/>
          <table:table-cell office:value-type="float" office:value="1060" table:style-name="ce1">
            <text:p>1060</text:p>
          </table:table-cell>
          <table:table-cell table:style-name="ce52"/>
          <table:table-cell office:value-type="float" office:value="1060" table:formula="of:=[.H4]+[.F5]+[.G5]" table:style-name="ce52">
            <text:p>1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52"/>
          <table:table-cell office:value-type="float" office:value="325" table:style-name="ce1">
            <text:p>325</text:p>
          </table:table-cell>
          <table:table-cell table:style-name="ce52"/>
          <table:table-cell office:value-type="float" office:value="1385" table:formula="of:=[.H5]+[.F6]+[.G6]" table:style-name="ce52">
            <text:p>1.385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385" table:formula="of:=[.H6]+[.F7]+[.G7]" table:style-name="ce52">
            <text:p>1.38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52"/>
          <table:table-cell office:value-type="float" office:value="48.8" table:style-name="ce52">
            <text:p>48,80</text:p>
          </table:table-cell>
          <table:table-cell table:style-name="ce52"/>
          <table:table-cell office:value-type="float" office:value="1433.8" table:formula="of:=[.H7]+[.F8]+[.G8]" table:style-name="ce52">
            <text:p>1.433,80</text:p>
          </table:table-cell>
          <table:table-cell table:number-columns-repeated="16376"/>
        </table:table-row>
        <table:table-row table:style-name="ro1">
          <table:table-cell office:value-type="date" office:date-value="2022-07-13T00:00:00" table:style-name="ce70">
            <text:p>13.07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429.2" table:style-name="ce52">
            <text:p>-1.429,20</text:p>
          </table:table-cell>
          <table:table-cell table:style-name="ce52"/>
          <table:table-cell office:value-type="float" office:value="-1429.2" table:style-name="ce52">
            <text:p>-1.429,20</text:p>
          </table:table-cell>
          <table:table-cell office:value-type="float" office:value="4.5999999999999091" table:formula="of:=[.H8]+[.F9]+[.G9]" table:style-name="ce52">
            <text:p>4,6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4.5999999999999091" table:formula="of:=[.H9]+[.F10]+[.G10]" table:style-name="ce52">
            <text:p>4,6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70">
            <text:p>04.07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19" table:style-name="ce52">
            <text:p>-219,00</text:p>
          </table:table-cell>
          <table:table-cell table:style-name="ce78"/>
          <table:table-cell office:value-type="float" office:value="-219" table:style-name="ce52">
            <text:p>-219,00</text:p>
          </table:table-cell>
          <table:table-cell office:value-type="float" office:value="-214.40000000000009" table:formula="of:=[.H10]+[.F11]+[.G11]" table:style-name="ce52">
            <text:p>-214,4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70">
            <text:p>04.07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38.6" table:style-name="ce52">
            <text:p>-438,60</text:p>
          </table:table-cell>
          <table:table-cell table:style-name="ce78"/>
          <table:table-cell office:value-type="float" office:value="-438.6" table:style-name="ce52">
            <text:p>-438,60</text:p>
          </table:table-cell>
          <table:table-cell office:value-type="float" office:value="-653.00000000000011" table:formula="of:=[.H11]+[.F12]+[.G12]" table:style-name="ce52">
            <text:p>-653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style-name="ce78"/>
          <table:table-cell table:style-name="ce52"/>
          <table:table-cell office:value-type="float" office:value="-653.00000000000011" table:formula="of:=[.H12]+[.F13]+[.G13]" table:style-name="ce52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79">
            <text:p>ziraat pervine havale kredi için</text:p>
          </table:table-cell>
          <table:table-cell table:number-columns-repeated="2" table:style-name="ce79"/>
          <table:table-cell table:style-name="ce52"/>
          <table:table-cell table:style-name="ce78"/>
          <table:table-cell office:value-type="float" office:value="-3450" table:style-name="ce52">
            <text:p>-3.450,00</text:p>
          </table:table-cell>
          <table:table-cell office:value-type="float" office:value="-4103" table:formula="of:=[.H13]+[.F14]+[.G14]" table:style-name="ce52">
            <text:p>-4.10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51">
            <text:p>3.450,00</text:p>
          </table:table-cell>
          <table:table-cell table:style-name="ce1"/>
          <table:table-cell office:value-type="float" office:value="-653" table:formula="of:=[.H14]+[.F15]+[.G15]" table:style-name="ce52">
            <text:p>-653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4" table:style-name="ce1"/>
          <table:table-cell table:style-name="ce51"/>
          <table:table-cell table:style-name="ce1"/>
          <table:table-cell office:value-type="float" office:value="-653" table:formula="of:=[.H15]+[.F16]+[.G16]" table:style-name="ce52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52">
            <text:p>-4,89</text:p>
          </table:table-cell>
          <table:table-cell table:style-name="ce51"/>
          <table:table-cell office:value-type="float" office:value="-4.8899999999999997" table:style-name="ce52">
            <text:p>-4,89</text:p>
          </table:table-cell>
          <table:table-cell office:value-type="float" office:value="-657.89" table:formula="of:=[.H16]+[.F17]+[.G17]" table:style-name="ce52">
            <text:p>-6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79">
            <text:p>Adem Özen Kira Ödemesi 2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4957.8900000000003" table:formula="of:=[.H17]+[.F18]+[.G18]" table:style-name="ce52">
            <text:p>-4.9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79">
            <text:p>MarRyl Aidat 2/12</text:p>
          </table:table-cell>
          <table:table-cell table:number-columns-repeated="2" table:style-name="ce79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396.5" table:style-name="ce52">
            <text:p>-396,50</text:p>
          </table:table-cell>
          <table:table-cell office:value-type="float" office:value="-5354.39" table:formula="of:=[.H18]+[.F19]+[.G19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5354.39" table:formula="of:=[.H19]+[.F20]+[.G20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2" table:style-name="ce52"/>
          <table:table-cell office:value-type="float" office:value="-5354.39" table:formula="of:=[.H20]+[.F21]+[.G21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78">
            <text:p>-50,00</text:p>
          </table:table-cell>
          <table:table-cell table:number-columns-repeated="2" table:style-name="ce52"/>
          <table:table-cell office:value-type="float" office:value="-5354.39" table:formula="of:=[.H21]+[.F22]+[.G22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5354.39" table:formula="of:=[.H22]+[.F23]+[.G23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4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5354.39" table:formula="of:=[.H23]+[.F24]+[.G24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pçam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number-columns-repeated="2" table:style-name="ce52"/>
          <table:table-cell office:value-type="float" office:value="-5354.39" table:formula="of:=[.H24]+[.F25]+[.G25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istanbulkart</text:p>
          </table:table-cell>
          <table:table-cell table:number-columns-repeated="2" table:style-name="ce81"/>
          <table:table-cell office:value-type="float" office:value="-31.99" table:style-name="ce52">
            <text:p>-31,99</text:p>
          </table:table-cell>
          <table:table-cell table:number-columns-repeated="2" table:style-name="ce52"/>
          <table:table-cell office:value-type="float" office:value="-5354.39" table:formula="of:=[.H25]+[.F26]+[.G26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yakkabı dechatlon ½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5354.39" table:formula="of:=[.H26]+[.F27]+[.G27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amil bebek</text:p>
          </table:table-cell>
          <table:table-cell table:number-columns-repeated="2" table:style-name="ce81"/>
          <table:table-cell office:value-type="float" office:value="-344.2" table:style-name="ce52">
            <text:p>-344,20</text:p>
          </table:table-cell>
          <table:table-cell table:number-columns-repeated="2" table:style-name="ce52"/>
          <table:table-cell office:value-type="float" office:value="-5354.39" table:formula="of:=[.H27]+[.F28]+[.G28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pçam eskişehir tokat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5354.39" table:formula="of:=[.H28]+[.F29]+[.G29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kat avm</text:p>
          </table:table-cell>
          <table:table-cell table:number-columns-repeated="2" table:style-name="ce81"/>
          <table:table-cell office:value-type="float" office:value="-256.89" table:style-name="ce52">
            <text:p>-256,89</text:p>
          </table:table-cell>
          <table:table-cell table:number-columns-repeated="2" table:style-name="ce52"/>
          <table:table-cell office:value-type="float" office:value="-5354.39" table:formula="of:=[.H29]+[.F30]+[.G30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sen yıl petrol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5354.39" table:formula="of:=[.H30]+[.F31]+[.G31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101 merdiven</text:p>
          </table:table-cell>
          <table:table-cell table:number-columns-repeated="2" table:style-name="ce81"/>
          <table:table-cell office:value-type="float" office:value="-529.9" table:style-name="ce52">
            <text:p>-529,90</text:p>
          </table:table-cell>
          <table:table-cell table:number-columns-repeated="2" table:style-name="ce52"/>
          <table:table-cell office:value-type="float" office:value="-5354.39" table:formula="of:=[.H31]+[.F32]+[.G32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5354.39" table:formula="of:=[.H32]+[.F33]+[.G33]" table:style-name="ce52">
            <text:p>-5.354,39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81">
            <text:p>4876 KK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2610.63" table:style-name="ce52">
            <text:p>-2.610,63</text:p>
          </table:table-cell>
          <table:table-cell office:value-type="float" office:value="-7965.02" table:formula="of:=[.H33]+[.F34]+[.G34]" table:style-name="ce52">
            <text:p>-7.9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erdiven alüminyum motorcu ibo iade</text:p>
          </table:table-cell>
          <table:table-cell table:style-name="ce81"/>
          <table:table-cell office:value-type="float" office:value="200" table:style-name="ce212">
            <text:p>200,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style-name="ce52"/>
          <table:table-cell office:value-type="float" office:value="-7765.02" table:formula="of:=[.H34]+[.F35]+[.G35]" table:style-name="ce52">
            <text:p>-7.7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52">
            <text:p>-2.107,00</text:p>
          </table:table-cell>
          <table:table-cell table:style-name="ce52"/>
          <table:table-cell office:value-type="float" office:value="-2107" table:style-name="ce52">
            <text:p>-2.107,00</text:p>
          </table:table-cell>
          <table:table-cell office:value-type="float" office:value="-9872.02" table:formula="of:=[.H35]+[.F36]+[.G36]" table:style-name="ce52">
            <text:p>-9.8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10372.02" table:formula="of:=[.H36]+[.F37]+[.G37]" table:style-name="ce52">
            <text:p>-10.3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52">
            <text:p>-2.107,00</text:p>
          </table:table-cell>
          <table:table-cell table:style-name="ce52"/>
          <table:table-cell office:value-type="float" office:value="-2107" table:style-name="ce52">
            <text:p>-2.107,00</text:p>
          </table:table-cell>
          <table:table-cell office:value-type="float" office:value="-12479.02" table:formula="of:=[.H37]+[.F38]+[.G38]" table:style-name="ce52">
            <text:p>-12.4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12979.02" table:formula="of:=[.H38]+[.F39]+[.G39]" table:style-name="ce52">
            <text:p>-12.9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office:value-type="float" office:value="-14479.02" table:formula="of:=[.H39]+[.F40]+[.G40]" table:style-name="ce52">
            <text:p>-14.479,02</text:p>
          </table:table-cell>
          <table:table-cell table:number-columns-repeated="16376"/>
        </table:table-row>
        <table:table-row table:style-name="ro1">
          <table:table-cell office:value-type="date" office:date-value="2022-07-22T00:00:00" table:style-name="ce70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52">
            <text:p>-1.038,00</text:p>
          </table:table-cell>
          <table:table-cell table:style-name="ce1"/>
          <table:table-cell office:value-type="float" office:value="-1038" table:style-name="ce52">
            <text:p>-1.038,00</text:p>
          </table:table-cell>
          <table:table-cell office:value-type="float" office:value="-15517.02" table:formula="of:=[.H40]+[.F41]+[.G41]" table:style-name="ce52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15517.02" table:formula="of:=[.H41]+[.F42]+[.G42]" table:style-name="ce52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aaş bayramlık</text:p>
          </table:table-cell>
          <table:table-cell table:style-name="ce81"/>
          <table:table-cell office:value-type="float" office:value="1100" table:style-name="ce212">
            <text:p>1.100,00</text:p>
          </table:table-cell>
          <table:table-cell table:style-name="ce52"/>
          <table:table-cell office:value-type="float" office:value="1100" table:style-name="ce52">
            <text:p>1.100,00</text:p>
          </table:table-cell>
          <table:table-cell table:style-name="ce52"/>
          <table:table-cell office:value-type="float" office:value="-14417.02" table:formula="of:=[.H42]+[.F43]+[.G43]" table:style-name="ce52">
            <text:p>-14.4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78">
            <text:p>4.299,5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-10117.52" table:formula="of:=[.H43]+[.F44]+[.G44]" table:style-name="ce52">
            <text:p>-10.11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8467.52" table:formula="of:=[.H44]+[.F45]+[.G45]" table:style-name="ce52">
            <text:p>-8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style-name="ce1"/>
          <table:table-cell table:number-columns-repeated="2" table:style-name="ce52"/>
          <table:table-cell office:value-type="float" office:value="-8467.52" table:formula="of:=[.H45]+[.F46]+[.G46]" table:style-name="ce52">
            <text:p>-8.467,52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219">
            <text:p>05.07.2022</text:p>
          </table:table-cell>
          <table:table-cell office:value-type="string" table:style-name="ce215">
            <text:p>Doğuş Kira 11/12-2022-23<text:s/><text:span text:style-name="T4">BANKADAN</text:span></text:p>
          </table:table-cell>
          <table:table-cell table:style-name="ce215"/>
          <table:table-cell office:value-type="float" office:value="4000" table:style-name="ce216">
            <text:p>4.000,00</text:p>
          </table:table-cell>
          <table:table-cell table:style-name="ce215"/>
          <table:table-cell office:value-type="float" office:value="4000" table:style-name="ce217">
            <text:p>4.000,00</text:p>
          </table:table-cell>
          <table:table-cell table:style-name="ce89"/>
          <table:table-cell office:value-type="float" office:value="-4467.5200000000004" table:formula="of:=[.H46]+[.F47]+[.G47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87"/>
          <table:table-cell office:value-type="string" table:style-name="ce210">
            <text:p>Doğuş Kira 11/12-2022-23 kalan bakiye</text:p>
          </table:table-cell>
          <table:table-cell table:style-name="ce210"/>
          <table:table-cell office:value-type="float" office:value="1000" table:style-name="ce220">
            <text:p>1.000,00</text:p>
          </table:table-cell>
          <table:table-cell table:style-name="ce210"/>
          <table:table-cell table:style-name="ce221"/>
          <table:table-cell table:style-name="ce222"/>
          <table:table-cell office:value-type="float" office:value="-4467.5200000000004" table:formula="of:=[.H47]+[.F48]+[.G48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78">
            <text:p>5.000,00</text:p>
          </table:table-cell>
          <table:table-cell table:number-columns-repeated="3" table:style-name="ce52"/>
          <table:table-cell office:value-type="float" office:value="-4467.5200000000004" table:formula="of:=[.H48]+[.F49]+[.G49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2">
            <text:p>4.000,00</text:p>
          </table:table-cell>
          <table:table-cell table:number-columns-repeated="3" table:style-name="ce52"/>
          <table:table-cell office:value-type="float" office:value="-4467.5200000000004" table:formula="of:=[.H49]+[.F50]+[.G50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0]+[.F51]+[.G51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1]+[.F52]+[.G52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2]+[.F53]+[.G53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223"/>
          <table:table-cell office:value-type="string" table:style-name="ce223">
            <text:p>SnyF-Kynkçı Merdal elektrik</text:p>
          </table:table-cell>
          <table:table-cell table:style-name="ce223"/>
          <table:table-cell office:value-type="float" office:value="445.63" table:style-name="ce224">
            <text:p>445,63</text:p>
          </table:table-cell>
          <table:table-cell table:style-name="ce225"/>
          <table:table-cell table:style-name="ce223"/>
          <table:table-cell table:style-name="ce225"/>
          <table:table-cell office:value-type="float" office:value="-4467.5200000000004" table:formula="of:=[.H53]+[.F54]+[.G54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3">
            <text:p>SnyF-Kynkçı Merdal 10/12-2022</text:p>
          </table:table-cell>
          <table:table-cell table:style-name="ce223"/>
          <table:table-cell office:value-type="float" office:value="4000" table:style-name="ce211">
            <text:p>4.000,00</text:p>
          </table:table-cell>
          <table:table-cell table:number-columns-repeated="3" table:style-name="ce210"/>
          <table:table-cell office:value-type="float" office:value="-4467.5200000000004" table:formula="of:=[.H54]+[.F55]+[.G55]" table:style-name="ce52">
            <text:p>-4.467,5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06" table:style-name="ta7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95" table:style-name="ce28">
            <text:p>4,9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HAZİRAN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37.05" table:formula="of:=SUM([.D4:.D44])" table:style-name="ce76">
            <text:p>17.837,05</text:p>
          </table:table-cell>
          <table:table-cell office:value-type="float" office:value="-28058.100000000002" table:formula="of:=SUM([.E4:.E80])" table:style-name="ce76">
            <text:p>-28.058,10</text:p>
          </table:table-cell>
          <table:table-cell office:value-type="float" office:value="16654.189999999999" table:formula="of:=SUM([.F4:.F77])" table:style-name="ce76">
            <text:p>16.654,19</text:p>
          </table:table-cell>
          <table:table-cell office:value-type="float" office:value="-28058.1" table:formula="of:=SUM([.G4:.G77])" table:style-name="ce76">
            <text:p>-28.058,10</text:p>
          </table:table-cell>
          <table:table-cell office:value-type="float" office:value="-11403.91" table:formula="of:=[.F2]+[.G2]" table:style-name="ce76">
            <text:p>-11.403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223"/>
          <table:table-cell office:value-type="string" table:style-name="ce226">
            <text:p>Mesut Elektrik</text:p>
          </table:table-cell>
          <table:table-cell table:style-name="ce226"/>
          <table:table-cell office:value-type="float" office:value="182.86" table:style-name="ce226">
            <text:p>182,86</text:p>
          </table:table-cell>
          <table:table-cell table:number-columns-repeated="3" table:style-name="ce227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52"/>
          <table:table-cell office:value-type="float" office:value="996.77" table:style-name="ce52">
            <text:p>996,77</text:p>
          </table:table-cell>
          <table:table-cell table:style-name="ce52"/>
          <table:table-cell office:value-type="float" office:value="996.77" table:formula="of:=[.H5]+[.F6]+[.G6]" table:style-name="ce52">
            <text:p>996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52"/>
          <table:table-cell office:value-type="float" office:value="249.02" table:style-name="ce52">
            <text:p>249,02</text:p>
          </table:table-cell>
          <table:table-cell table:style-name="ce52"/>
          <table:table-cell office:value-type="float" office:value="1245.79" table:formula="of:=[.H6]+[.F7]+[.G7]" table:style-name="ce52">
            <text:p>1.245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52"/>
          <table:table-cell office:value-type="float" office:value="140.4" table:style-name="ce52">
            <text:p>140,40</text:p>
          </table:table-cell>
          <table:table-cell table:style-name="ce52"/>
          <table:table-cell office:value-type="float" office:value="1386.19" table:formula="of:=[.H7]+[.F8]+[.G8]" table:style-name="ce52">
            <text:p>1.386,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8">
            <text:p>9522138254 /CK ÇEPESAŞ/FATURA</text:p>
          </table:table-cell>
          <table:table-cell table:number-columns-repeated="2" table:style-name="ce228"/>
          <table:table-cell office:value-type="float" office:value="-1317.2" table:style-name="ce229">
            <text:p>-1.317,20</text:p>
          </table:table-cell>
          <table:table-cell table:style-name="ce229"/>
          <table:table-cell office:value-type="float" office:value="-1317.2" table:style-name="ce229">
            <text:p>-1.317,20</text:p>
          </table:table-cell>
          <table:table-cell office:value-type="float" office:value="68.990000000000009" table:formula="of:=[.H8]+[.F9]+[.G9]" table:style-name="ce52">
            <text:p>68,9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68.990000000000009" table:formula="of:=[.H9]+[.F10]+[.G10]" table:style-name="ce52">
            <text:p>68,99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.1" table:style-name="ce52">
            <text:p>-200,10</text:p>
          </table:table-cell>
          <table:table-cell table:style-name="ce78"/>
          <table:table-cell office:value-type="float" office:value="-200.1" table:style-name="ce52">
            <text:p>-200,10</text:p>
          </table:table-cell>
          <table:table-cell office:value-type="float" office:value="-131.10999999999999" table:formula="of:=[.H10]+[.F11]+[.G11]" table:style-name="ce52">
            <text:p>-131,1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395.4" table:style-name="ce52">
            <text:p>-395,40</text:p>
          </table:table-cell>
          <table:table-cell table:style-name="ce78"/>
          <table:table-cell office:value-type="float" office:value="-395.4" table:style-name="ce52">
            <text:p>-395,40</text:p>
          </table:table-cell>
          <table:table-cell office:value-type="float" office:value="-526.51" table:formula="of:=[.H11]+[.F12]+[.G12]" table:style-name="ce52">
            <text:p>-526,5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style-name="ce52"/>
          <table:table-cell office:value-type="float" office:value="-526.51" table:formula="of:=[.H12]+[.F13]+[.G13]" table:style-name="ce52">
            <text:p>-526,51</text:p>
          </table:table-cell>
          <table:table-cell table:number-columns-repeated="16376"/>
        </table:table-row>
        <table:table-row table:style-name="ro1">
          <table:table-cell office:value-type="date" office:date-value="2022-06-07T00:00:00" table:style-name="ce70">
            <text:p>07.06.2022</text:p>
          </table:table-cell>
          <table:table-cell office:value-type="string" table:style-name="ce79">
            <text:p>Yasemin İstanbul Kira</text:p>
          </table:table-cell>
          <table:table-cell table:number-columns-repeated="2" table:style-name="ce79"/>
          <table:table-cell table:number-columns-repeated="2" table:style-name="ce78"/>
          <table:table-cell table:style-name="ce52"/>
          <table:table-cell office:value-type="float" office:value="-526.51" table:formula="of:=[.H13]+[.F14]+[.G14]" table:style-name="ce52">
            <text:p>-52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52">
            <text:p>-4.820,00</text:p>
          </table:table-cell>
          <table:table-cell table:style-name="ce52"/>
          <table:table-cell office:value-type="float" office:value="-4820" table:style-name="ce52">
            <text:p>-4.820,00</text:p>
          </table:table-cell>
          <table:table-cell office:value-type="float" office:value="-5346.51" table:formula="of:=[.H14]+[.F15]+[.G15]" table:style-name="ce52">
            <text:p>-5.34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table:style-name="ce52"/>
          <table:table-cell office:value-type="float" office:value="-250" table:style-name="ce52">
            <text:p>-250,00</text:p>
          </table:table-cell>
          <table:table-cell office:value-type="float" office:value="-5596.51" table:formula="of:=[.H15]+[.F16]+[.G16]" table:style-name="ce52">
            <text:p>-5.596,5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-5596.51" table:formula="of:=[.H16]+[.F17]+[.G17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7]+[.F18]+[.G18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8]+[.F19]+[.G19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9]+[.F20]+[.G20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52">
            <text:p>-12.800,00</text:p>
          </table:table-cell>
          <table:table-cell table:style-name="ce52"/>
          <table:table-cell office:value-type="float" office:value="-12800" table:style-name="ce52">
            <text:p>-12.800,00</text:p>
          </table:table-cell>
          <table:table-cell office:value-type="float" office:value="-18396.510000000002" table:formula="of:=[.H20]+[.F21]+[.G21]" table:style-name="ce52">
            <text:p>-18.3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52">
            <text:p>-421,50</text:p>
          </table:table-cell>
          <table:table-cell table:style-name="ce52"/>
          <table:table-cell office:value-type="float" office:value="-421.5" table:style-name="ce52">
            <text:p>-421,50</text:p>
          </table:table-cell>
          <table:table-cell office:value-type="float" office:value="-18818.010000000002" table:formula="of:=[.H21]+[.F22]+[.G22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style-name="ce52"/>
          <table:table-cell office:value-type="float" office:value="-18818.010000000002" table:formula="of:=[.H22]+[.F23]+[.G23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30">
            <text:p>amazon 240gbWd ssd-braun-64gb 3/6</text:p>
          </table:table-cell>
          <table:table-cell table:number-columns-repeated="2" table:style-name="ce230"/>
          <table:table-cell office:value-type="float" office:value="-177.65" table:style-name="ce231">
            <text:p>-177,65</text:p>
          </table:table-cell>
          <table:table-cell table:number-columns-repeated="2" table:style-name="ce231"/>
          <table:table-cell office:value-type="float" office:value="-18818.010000000002" table:formula="of:=[.H23]+[.F24]+[.G24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kat avm</text:p>
          </table:table-cell>
          <table:table-cell table:number-columns-repeated="2" table:style-name="ce81"/>
          <table:table-cell office:value-type="float" office:value="-389.06" table:style-name="ce52">
            <text:p>-389,06</text:p>
          </table:table-cell>
          <table:table-cell table:number-columns-repeated="2" table:style-name="ce52"/>
          <table:table-cell office:value-type="float" office:value="-18818.010000000002" table:formula="of:=[.H24]+[.F25]+[.G25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enzin<text:s text:c="3"/>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18818.010000000002" table:formula="of:=[.H25]+[.F26]+[.G26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igros şimşek yem</text:p>
          </table:table-cell>
          <table:table-cell table:number-columns-repeated="2" table:style-name="ce81"/>
          <table:table-cell office:value-type="float" office:value="-225" table:style-name="ce52">
            <text:p>-225,00</text:p>
          </table:table-cell>
          <table:table-cell table:number-columns-repeated="2" table:style-name="ce52"/>
          <table:table-cell office:value-type="float" office:value="-18818.010000000002" table:formula="of:=[.H26]+[.F27]+[.G27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fide bahçe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number-columns-repeated="2" table:style-name="ce52"/>
          <table:table-cell office:value-type="float" office:value="-18818.010000000002" table:formula="of:=[.H27]+[.F28]+[.G28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enzin + gaz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18818.010000000002" table:formula="of:=[.H28]+[.F29]+[.G29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e 2240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18818.010000000002" table:formula="of:=[.H29]+[.F30]+[.G30]" table:style-name="ce52">
            <text:p>-18.818,0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228">
            <text:p>4876 KK</text:p>
          </table:table-cell>
          <table:table-cell table:number-columns-repeated="2" table:style-name="ce228"/>
          <table:table-cell table:style-name="ce232"/>
          <table:table-cell table:style-name="ce229"/>
          <table:table-cell office:value-type="float" office:value="-1561.71" table:style-name="ce229">
            <text:p>-1.561,71</text:p>
          </table:table-cell>
          <table:table-cell office:value-type="float" office:value="-20379.72" table:formula="of:=[.H30]+[.F31]+[.G31]" table:style-name="ce52">
            <text:p>-20.379,7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20379.72" table:formula="of:=[.H31]+[.F32]+[.G32]" table:style-name="ce52">
            <text:p>-20.379,72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70">
            <text:p>16.06.2022</text:p>
          </table:table-cell>
          <table:table-cell office:value-type="string" table:style-name="ce81">
            <text:p>8758480300 çepesaş</text:p>
          </table:table-cell>
          <table:table-cell table:number-columns-repeated="2" table:style-name="ce81"/>
          <table:table-cell office:value-type="float" office:value="-99.5" table:style-name="ce52">
            <text:p>-99,50</text:p>
          </table:table-cell>
          <table:table-cell table:style-name="ce52"/>
          <table:table-cell office:value-type="float" office:value="-130.72999999999999" table:style-name="ce52">
            <text:p>-130,73</text:p>
          </table:table-cell>
          <table:table-cell office:value-type="float" office:value="-20510.45" table:formula="of:=[.H32]+[.F33]+[.G33]" table:style-name="ce52">
            <text:p>-20.510,45</text:p>
          </table:table-cell>
          <table:table-cell table:number-columns-repeated="16376"/>
        </table:table-row>
        <table:table-row table:style-name="ro1">
          <table:table-cell office:value-type="date" office:date-value="2022-06-17T00:00:00" table:style-name="ce70">
            <text:p>17.06.2022</text:p>
          </table:table-cell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49.96" table:style-name="ce52">
            <text:p>-49,96</text:p>
          </table:table-cell>
          <table:table-cell table:style-name="ce52"/>
          <table:table-cell office:value-type="float" office:value="-49.96" table:style-name="ce52">
            <text:p>-49,96</text:p>
          </table:table-cell>
          <table:table-cell office:value-type="float" office:value="-20560.41" table:formula="of:=[.H33]+[.F34]+[.G34]" table:style-name="ce52">
            <text:p>-20.560,41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70">
            <text:p>16.06.2022</text:p>
          </table:table-cell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130.72999999999999" table:style-name="ce52">
            <text:p>-130,73</text:p>
          </table:table-cell>
          <table:table-cell table:style-name="ce52"/>
          <table:table-cell office:value-type="float" office:value="-99.5" table:style-name="ce52">
            <text:p>-99,50</text:p>
          </table:table-cell>
          <table:table-cell office:value-type="float" office:value="-20659.91" table:formula="of:=[.H34]+[.F35]+[.G35]" table:style-name="ce52">
            <text:p>-20.659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0659.91" table:formula="of:=[.H35]+[.F36]+[.G36]" table:style-name="ce52">
            <text:p>-20.659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52">
            <text:p>-1.506,00</text:p>
          </table:table-cell>
          <table:table-cell table:style-name="ce52"/>
          <table:table-cell office:value-type="float" office:value="-1506" table:style-name="ce52">
            <text:p>-1.506,00</text:p>
          </table:table-cell>
          <table:table-cell office:value-type="float" office:value="-22165.91" table:formula="of:=[.H36]+[.F37]+[.G37]" table:style-name="ce52">
            <text:p>-22.165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52">
            <text:p>-1.506,00</text:p>
          </table:table-cell>
          <table:table-cell table:style-name="ce52"/>
          <table:table-cell office:value-type="float" office:value="-1506" table:style-name="ce52">
            <text:p>-1.506,00</text:p>
          </table:table-cell>
          <table:table-cell office:value-type="float" office:value="-23671.91" table:formula="of:=[.H37]+[.F38]+[.G38]" table:style-name="ce52">
            <text:p>-23.671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52">
            <text:p>-3.000,00</text:p>
          </table:table-cell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26671.91" table:formula="of:=[.H38]+[.F39]+[.G39]" table:style-name="ce52">
            <text:p>-26.671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6671.91" table:formula="of:=[.H39]+[.F40]+[.G40]" table:style-name="ce52">
            <text:p>-26.671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3651.54" table:formula="of:=[.H40]+[.F41]+[.G41]" table:style-name="ce52">
            <text:p>-23.651,54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70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22001.54" table:formula="of:=[.H41]+[.F42]+[.G42]" table:style-name="ce52">
            <text:p>-22.001,54</text:p>
          </table:table-cell>
          <table:table-cell table:number-columns-repeated="16376"/>
        </table:table-row>
        <table:table-row table:style-name="ro1">
          <table:table-cell table:style-name="ce223"/>
          <table:table-cell office:value-type="string" table:style-name="ce223">
            <text:p>Doğuş Kira 11/12-2022-23</text:p>
          </table:table-cell>
          <table:table-cell table:style-name="ce223"/>
          <table:table-cell office:value-type="float" office:value="5000" table:style-name="ce225">
            <text:p>5.000,00</text:p>
          </table:table-cell>
          <table:table-cell table:number-columns-repeated="3" table:style-name="ce225"/>
          <table:table-cell office:value-type="float" office:value="-22001.54" table:formula="of:=[.H42]+[.F43]+[.G43]" table:style-name="ce52">
            <text:p>-22.001,54</text:p>
          </table:table-cell>
          <table:table-cell table:number-columns-repeated="16376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69">
            <text:p>6.597,63</text:p>
          </table:table-cell>
          <table:table-cell table:style-name="ce1"/>
          <table:table-cell office:value-type="float" office:value="6597.63" table:style-name="ce51">
            <text:p>6.597,63</text:p>
          </table:table-cell>
          <table:table-cell table:style-name="ce1"/>
          <table:table-cell office:value-type="float" office:value="-15403.91" table:formula="of:=[.H43]+[.F44]+[.G44]" table:style-name="ce52">
            <text:p>-15.403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69"/>
          <table:table-cell table:style-name="ce1"/>
          <table:table-cell table:style-name="ce51"/>
          <table:table-cell table:style-name="ce1"/>
          <table:table-cell office:value-type="float" office:value="-15403.91" table:formula="of:=[.H44]+[.F45]+[.G45]" table:style-name="ce52">
            <text:p>-15.403,91</text:p>
          </table:table-cell>
          <table:table-cell table:number-columns-repeated="16376"/>
        </table:table-row>
        <table:table-row table:style-name="ro1">
          <table:table-cell office:value-type="date" office:date-value="2022-06-20T00:00:00" table:style-name="ce219">
            <text:p>20.06.2022</text:p>
          </table:table-cell>
          <table:table-cell office:value-type="string" table:style-name="ce215">
            <text:p>SnyF-Kynkçı Merdal 9/12-2022</text:p>
          </table:table-cell>
          <table:table-cell table:number-columns-repeated="3" table:style-name="ce215"/>
          <table:table-cell office:value-type="float" office:value="4000" table:style-name="ce217">
            <text:p>4.000,00</text:p>
          </table:table-cell>
          <table:table-cell table:style-name="ce215"/>
          <table:table-cell office:value-type="float" office:value="-11403.91" table:formula="of:=[.H45]+[.F46]+[.G46]" table:style-name="ce52">
            <text:p>-11.403,91</text:p>
          </table:table-cell>
          <table:table-cell table:number-columns-repeated="16376"/>
        </table:table-row>
        <table:table-row table:style-name="ro1">
          <table:table-cell table:style-name="ce223"/>
          <table:table-cell office:value-type="string" table:style-name="ce223">
            <text:p>SnyF-Kynkçı Merdal 10/12-2022</text:p>
          </table:table-cell>
          <table:table-cell table:style-name="ce223"/>
          <table:table-cell office:value-type="float" office:value="4000" table:style-name="ce233">
            <text:p>4.000,00</text:p>
          </table:table-cell>
          <table:table-cell table:number-columns-repeated="3" table:style-name="ce223"/>
          <table:table-cell office:value-type="float" office:value="-11403.91" table:formula="of:=[.H46]+[.F47]+[.G47]" table:style-name="ce52">
            <text:p>-11.403,91</text:p>
          </table:table-cell>
          <table:table-cell table:number-columns-repeated="16376"/>
        </table:table-row>
        <table:table-row table:number-rows-repeated="1048529" table:style-name="ro1">
          <table:table-cell table:number-columns-repeated="16384"/>
        </table:table-row>
      </table:table>
      <table:table table:name="05" table:style-name="ta3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tüfe</text:p>
          </table:table-cell>
          <table:table-cell office:value-type="float" office:value="2.98" table:style-name="ce28">
            <text:p>2,98</text:p>
          </table:table-cell>
          <table:table-cell table:number-columns-repeated="3" table:style-name="ce1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YIS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1328.34" table:formula="of:=SUM([.D4:.D32])" table:style-name="ce76">
            <text:p>11.328,34</text:p>
          </table:table-cell>
          <table:table-cell office:value-type="float" office:value="-7712.66" table:formula="of:=SUM([.E4:.E68])" table:style-name="ce76">
            <text:p>-7.712,66</text:p>
          </table:table-cell>
          <table:table-cell office:value-type="float" office:value="9522.369999999999" table:formula="of:=SUM([.F4:.F65])" table:style-name="ce76">
            <text:p>9.522,37</text:p>
          </table:table-cell>
          <table:table-cell office:value-type="float" office:value="-7722.66" table:formula="of:=SUM([.G4:.G65])" table:style-name="ce76">
            <text:p>-7.722,66</text:p>
          </table:table-cell>
          <table:table-cell office:value-type="float" office:value="1799.7099999999991" table:formula="of:=[.F2]+[.G2]" table:style-name="ce76">
            <text:p>1.799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1"/>
          <table:table-cell table:number-columns-repeated="3" table:style-name="ce73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52"/>
          <table:table-cell office:value-type="float" office:value="155" table:style-name="ce52">
            <text:p>155,00</text:p>
          </table:table-cell>
          <table:table-cell table:style-name="ce52"/>
          <table:table-cell office:value-type="float" office:value="155" table:formula="of:=[.H4]+[.F5]+[.G5]" table:style-name="ce52">
            <text:p>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52"/>
          <table:table-cell office:value-type="float" office:value="1035" table:style-name="ce52">
            <text:p>1.035,00</text:p>
          </table:table-cell>
          <table:table-cell table:style-name="ce52"/>
          <table:table-cell office:value-type="float" office:value="1190" table:formula="of:=[.H5]+[.F6]+[.G6]" table:style-name="ce52">
            <text:p>1.19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52"/>
          <table:table-cell office:value-type="float" office:value="350" table:style-name="ce52">
            <text:p>350,00</text:p>
          </table:table-cell>
          <table:table-cell table:style-name="ce52"/>
          <table:table-cell office:value-type="float" office:value="1540" table:formula="of:=[.H6]+[.F7]+[.G7]" table:style-name="ce52">
            <text:p>1.54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52"/>
          <table:table-cell office:value-type="float" office:value="230" table:style-name="ce52">
            <text:p>230,00</text:p>
          </table:table-cell>
          <table:table-cell table:style-name="ce52"/>
          <table:table-cell office:value-type="float" office:value="1770" table:formula="of:=[.H7]+[.F8]+[.G8]" table:style-name="ce52">
            <text:p>1.77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52"/>
          <table:table-cell office:value-type="float" office:value="82" table:style-name="ce52">
            <text:p>82,00</text:p>
          </table:table-cell>
          <table:table-cell table:style-name="ce52"/>
          <table:table-cell office:value-type="float" office:value="1852" table:formula="of:=[.H8]+[.F9]+[.G9]" table:style-name="ce52">
            <text:p>1.852,0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70">
            <text:p>10.05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360.1" table:style-name="ce52">
            <text:p>-1.360,10</text:p>
          </table:table-cell>
          <table:table-cell table:style-name="ce52"/>
          <table:table-cell office:value-type="float" office:value="-1360.1" table:style-name="ce52">
            <text:p>-1.360,10</text:p>
          </table:table-cell>
          <table:table-cell office:value-type="float" office:value="491.90000000000009" table:formula="of:=[.H9]+[.F10]+[.G10]" table:style-name="ce52">
            <text:p>491,9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197.1" table:style-name="ce52">
            <text:p>-197,10</text:p>
          </table:table-cell>
          <table:table-cell table:style-name="ce52"/>
          <table:table-cell office:value-type="float" office:value="-197.1" table:style-name="ce52">
            <text:p>-197,10</text:p>
          </table:table-cell>
          <table:table-cell office:value-type="float" office:value="294.80000000000007" table:formula="of:=[.H10]+[.F11]+[.G11]" table:style-name="ce52">
            <text:p>294,8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365.7" table:style-name="ce52">
            <text:p>-365,70</text:p>
          </table:table-cell>
          <table:table-cell table:style-name="ce52"/>
          <table:table-cell office:value-type="float" office:value="-365.7" table:style-name="ce52">
            <text:p>-365,70</text:p>
          </table:table-cell>
          <table:table-cell office:value-type="float" office:value="-70.89999999999992" table:formula="of:=[.H11]+[.F12]+[.G12]" table:style-name="ce52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70.89999999999992" table:formula="of:=[.H12]+[.F13]+[.G13]" table:style-name="ce52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54.54" table:style-name="ce52">
            <text:p>-54,54</text:p>
          </table:table-cell>
          <table:table-cell table:style-name="ce52"/>
          <table:table-cell office:value-type="float" office:value="-54.54" table:style-name="ce52">
            <text:p>-54,54</text:p>
          </table:table-cell>
          <table:table-cell office:value-type="float" office:value="-125.43999999999991" table:formula="of:=[.H13]+[.F14]+[.G14]" table:style-name="ce52">
            <text:p>-125,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327.25" table:style-name="ce52">
            <text:p>-327,25</text:p>
          </table:table-cell>
          <table:table-cell table:style-name="ce52"/>
          <table:table-cell office:value-type="float" office:value="-327.25" table:style-name="ce52">
            <text:p>-327,25</text:p>
          </table:table-cell>
          <table:table-cell office:value-type="float" office:value="-452.68999999999994" table:formula="of:=[.H14]+[.F15]+[.G15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452.68999999999994" table:formula="of:=[.H15]+[.F16]+[.G16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30">
            <text:p>audi benzin</text:p>
          </table:table-cell>
          <table:table-cell table:number-columns-repeated="2" table:style-name="ce230"/>
          <table:table-cell office:value-type="float" office:value="-100" table:style-name="ce231">
            <text:p>-100,00</text:p>
          </table:table-cell>
          <table:table-cell table:number-columns-repeated="2" table:style-name="ce231"/>
          <table:table-cell office:value-type="float" office:value="-452.68999999999994" table:formula="of:=[.H16]+[.F17]+[.G17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renler gıda</text:p>
          </table:table-cell>
          <table:table-cell table:number-columns-repeated="2" table:style-name="ce81"/>
          <table:table-cell office:value-type="float" office:value="-115.31" table:style-name="ce52">
            <text:p>-115,31</text:p>
          </table:table-cell>
          <table:table-cell table:number-columns-repeated="2" table:style-name="ce52"/>
          <table:table-cell office:value-type="float" office:value="-452.68999999999994" table:formula="of:=[.H17]+[.F18]+[.G18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renler gıda</text:p>
          </table:table-cell>
          <table:table-cell table:number-columns-repeated="2" table:style-name="ce81"/>
          <table:table-cell office:value-type="float" office:value="-39.18" table:style-name="ce52">
            <text:p>-39,18</text:p>
          </table:table-cell>
          <table:table-cell table:number-columns-repeated="2" table:style-name="ce52"/>
          <table:table-cell office:value-type="float" office:value="-452.68999999999994" table:formula="of:=[.H18]+[.F19]+[.G19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udi benzin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452.68999999999994" table:formula="of:=[.H19]+[.F20]+[.G20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 2240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452.68999999999994" table:formula="of:=[.H20]+[.F21]+[.G21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ahçe su parası</text:p>
          </table:table-cell>
          <table:table-cell table:number-columns-repeated="2" table:style-name="ce81"/>
          <table:table-cell office:value-type="float" office:value="-205.83" table:style-name="ce52">
            <text:p>-205,83</text:p>
          </table:table-cell>
          <table:table-cell table:number-columns-repeated="2" table:style-name="ce52"/>
          <table:table-cell office:value-type="float" office:value="-452.68999999999994" table:formula="of:=[.H21]+[.F22]+[.G22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2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452.68999999999994" table:formula="of:=[.H22]+[.F23]+[.G23]" table:style-name="ce52">
            <text:p>-452,69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228">
            <text:p>4876 KK</text:p>
          </table:table-cell>
          <table:table-cell table:number-columns-repeated="2" table:style-name="ce228"/>
          <table:table-cell table:style-name="ce232"/>
          <table:table-cell table:style-name="ce229"/>
          <table:table-cell office:value-type="float" office:value="-907.97" table:style-name="ce229">
            <text:p>-907,97</text:p>
          </table:table-cell>
          <table:table-cell office:value-type="float" office:value="-1360.6599999999999" table:formula="of:=[.H23]+[.F24]+[.G24]" table:style-name="ce52">
            <text:p>-1.360,6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1360.6599999999999" table:formula="of:=[.H24]+[.F25]+[.G25]" table:style-name="ce52">
            <text:p>-1.36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5" table:style-name="ce52">
            <text:p>-1.505,00</text:p>
          </table:table-cell>
          <table:table-cell office:value-type="float" office:value="-2865.66" table:formula="of:=[.H25]+[.F26]+[.G26]" table:style-name="ce52">
            <text:p>-2.865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5" table:style-name="ce52">
            <text:p>-1.505,00</text:p>
          </table:table-cell>
          <table:table-cell office:value-type="float" office:value="-4370.66" table:formula="of:=[.H26]+[.F27]+[.G27]" table:style-name="ce52">
            <text:p>-4.3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5870.66" table:formula="of:=[.H27]+[.F28]+[.G28]" table:style-name="ce52">
            <text:p>-5.870,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-5870.66" table:formula="of:=[.H28]+[.F29]+[.G29]" table:style-name="ce52">
            <text:p>-5.8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850.29" table:formula="of:=[.H29]+[.F30]+[.G30]" table:style-name="ce52">
            <text:p>-2.85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70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200.29" table:formula="of:=[.H30]+[.F31]+[.G31]" table:style-name="ce52">
            <text:p>-1.20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70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234"/>
          <table:table-cell office:value-type="float" office:value="5000" table:style-name="ce52">
            <text:p>5.000,00</text:p>
          </table:table-cell>
          <table:table-cell table:style-name="ce52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1799.71" table:formula="of:=[.H31]+[.F32]+[.G32]" table:style-name="ce52">
            <text:p>1.799,7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1799.71" table:formula="of:=[.H32]+[.F33]+[.G33]" table:style-name="ce52">
            <text:p>1.799,71</text:p>
          </table:table-cell>
          <table:table-cell table:number-columns-repeated="16376"/>
        </table:table-row>
        <table:table-row table:style-name="ro1">
          <table:table-cell table:style-name="ce235"/>
          <table:table-cell office:value-type="string" table:style-name="ce223">
            <text:p>SnyF-Kynkçı Merdal 9/12-2022</text:p>
          </table:table-cell>
          <table:table-cell table:style-name="ce223"/>
          <table:table-cell office:value-type="float" office:value="4000" table:style-name="ce236">
            <text:p>4.000,00</text:p>
          </table:table-cell>
          <table:table-cell table:style-name="ce223"/>
          <table:table-cell table:number-columns-repeated="2" table:style-name="ce225"/>
          <table:table-cell office:value-type="float" office:value="1799.71" table:formula="of:=[.H33]+[.F34]+[.G34]" table:style-name="ce52">
            <text:p>1.799,71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table:number-columns-repeated="4" table:style-name="ce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number-rows-repeated="1048536" table:style-name="ro1">
          <table:table-cell table:number-columns-repeated="16384"/>
        </table:table-row>
      </table:table>
      <table:table table:name="04" table:style-name="ta7">
        <table:table-column table:style-name="co22" table:default-cell-style-name="ce1"/>
        <table:table-column table:style-name="co57" table:default-cell-style-name="ce1"/>
        <table:table-column table:style-name="co61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7.25" table:style-name="ce28">
            <text:p>7,2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NİSAN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937.59" table:formula="of:=SUM([.D5:.D66])" table:style-name="ce76">
            <text:p>15.937,59</text:p>
          </table:table-cell>
          <table:table-cell office:value-type="float" office:value="-11790.68" table:formula="of:=SUM([.E5:.E66])" table:style-name="ce76">
            <text:p>-11.790,68</text:p>
          </table:table-cell>
          <table:table-cell office:value-type="float" office:value="17940.28" table:formula="of:=SUM([.F5:.F66])" table:style-name="ce76">
            <text:p>17.940,28</text:p>
          </table:table-cell>
          <table:table-cell office:value-type="float" office:value="-11140.68" table:formula="of:=SUM([.G5:.G66])" table:style-name="ce76">
            <text:p>-11.140,68</text:p>
          </table:table-cell>
          <table:table-cell office:value-type="float" office:value="6799.5999999999985" table:formula="of:=[.F2]+[.G2]" table:style-name="ce76">
            <text:p>6.799,60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4-07T00:00:00" table:style-name="ce70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52"/>
          <table:table-cell office:value-type="float" office:value="260" table:style-name="ce52">
            <text:p>260,00</text:p>
          </table:table-cell>
          <table:table-cell table:style-name="ce52"/>
          <table:table-cell office:value-type="float" office:value="260" table:formula="of:=[.H4]+[.F5]+[.G5]" table:style-name="ce52">
            <text:p>26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52"/>
          <table:table-cell office:value-type="float" office:value="1089.6300000000001" table:style-name="ce52">
            <text:p>1.089,63</text:p>
          </table:table-cell>
          <table:table-cell table:style-name="ce52"/>
          <table:table-cell office:value-type="float" office:value="1349.63" table:formula="of:=[.H5]+[.F6]+[.G6]" table:style-name="ce52">
            <text:p>1.349,6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70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52"/>
          <table:table-cell office:value-type="float" office:value="384.4" table:style-name="ce52">
            <text:p>384,40</text:p>
          </table:table-cell>
          <table:table-cell table:style-name="ce52"/>
          <table:table-cell office:value-type="float" office:value="1734.0300000000002" table:formula="of:=[.H6]+[.F7]+[.G7]" table:style-name="ce52">
            <text:p>1.734,0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70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52"/>
          <table:table-cell office:value-type="float" office:value="85.88" table:style-name="ce52">
            <text:p>85,88</text:p>
          </table:table-cell>
          <table:table-cell table:style-name="ce52"/>
          <table:table-cell office:value-type="float" office:value="1819.9100000000003" table:formula="of:=[.H7]+[.F8]+[.G8]" table:style-name="ce52">
            <text:p>1.819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78.43" table:style-name="ce52">
            <text:p>-1.578,43</text:p>
          </table:table-cell>
          <table:table-cell table:style-name="ce52"/>
          <table:table-cell office:value-type="float" office:value="-1578.43" table:style-name="ce52">
            <text:p>-1.578,43</text:p>
          </table:table-cell>
          <table:table-cell office:value-type="float" office:value="241.48000000000025" table:formula="of:=[.H8]+[.F9]+[.G9]" table:style-name="ce52">
            <text:p>241,48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383.8" table:style-name="ce52">
            <text:p>-383,80</text:p>
          </table:table-cell>
          <table:table-cell table:style-name="ce78"/>
          <table:table-cell office:value-type="float" office:value="-383.8" table:style-name="ce52">
            <text:p>-383,80</text:p>
          </table:table-cell>
          <table:table-cell office:value-type="float" office:value="-142.31999999999977" table:formula="of:=[.H9]+[.F10]+[.G10]" table:style-name="ce52">
            <text:p>-142,3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171.6" table:style-name="ce52">
            <text:p>-171,60</text:p>
          </table:table-cell>
          <table:table-cell table:style-name="ce78"/>
          <table:table-cell office:value-type="float" office:value="-171.6" table:style-name="ce52">
            <text:p>-171,60</text:p>
          </table:table-cell>
          <table:table-cell office:value-type="float" office:value="-313.91999999999973" table:formula="of:=[.H10]+[.F11]+[.G11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1"/>
          <table:table-cell table:style-name="ce78"/>
          <table:table-cell table:style-name="ce52"/>
          <table:table-cell office:value-type="float" office:value="-313.91999999999973" table:formula="of:=[.H11]+[.F12]+[.G12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600" table:style-name="ce52">
            <text:p>-600,00</text:p>
          </table:table-cell>
          <table:table-cell table:number-columns-repeated="2" table:style-name="ce52"/>
          <table:table-cell office:value-type="float" office:value="-313.91999999999973" table:formula="of:=[.H12]+[.F13]+[.G13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number-columns-repeated="2" table:style-name="ce52"/>
          <table:table-cell office:value-type="float" office:value="-313.91999999999973" table:formula="of:=[.H13]+[.F14]+[.G14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style-name="ce78"/>
          <table:table-cell table:style-name="ce52"/>
          <table:table-cell office:value-type="float" office:value="-313.91999999999973" table:formula="of:=[.H14]+[.F15]+[.G15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230">
            <text:p>06 yb 1397 2. taksit</text:p>
          </table:table-cell>
          <table:table-cell table:number-columns-repeated="2" table:style-name="ce230"/>
          <table:table-cell office:value-type="float" office:value="-169" table:style-name="ce231">
            <text:p>-169,00</text:p>
          </table:table-cell>
          <table:table-cell table:style-name="ce237"/>
          <table:table-cell table:style-name="ce231"/>
          <table:table-cell office:value-type="float" office:value="-313.91999999999973" table:formula="of:=[.H15]+[.F16]+[.G16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HAS KOMP ÇORUM</text:p>
          </table:table-cell>
          <table:table-cell table:number-columns-repeated="2" table:style-name="ce81"/>
          <table:table-cell office:value-type="float" office:value="-3270" table:style-name="ce52">
            <text:p>-3.270,00</text:p>
          </table:table-cell>
          <table:table-cell table:style-name="ce78"/>
          <table:table-cell table:style-name="ce52"/>
          <table:table-cell office:value-type="float" office:value="-313.91999999999973" table:formula="of:=[.H16]+[.F17]+[.G17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yıllık kk ücreti</text:p>
          </table:table-cell>
          <table:table-cell table:number-columns-repeated="2" table:style-name="ce81"/>
          <table:table-cell office:value-type="float" office:value="-238" table:style-name="ce52">
            <text:p>-238,00</text:p>
          </table:table-cell>
          <table:table-cell table:style-name="ce78"/>
          <table:table-cell table:style-name="ce52"/>
          <table:table-cell office:value-type="float" office:value="-313.91999999999973" table:formula="of:=[.H17]+[.F18]+[.G18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yıllık kk ücreti bsmv</text:p>
          </table:table-cell>
          <table:table-cell table:number-columns-repeated="2" table:style-name="ce81"/>
          <table:table-cell office:value-type="float" office:value="-11.9" table:style-name="ce52">
            <text:p>-11,90</text:p>
          </table:table-cell>
          <table:table-cell table:style-name="ce78"/>
          <table:table-cell table:style-name="ce52"/>
          <table:table-cell office:value-type="float" office:value="-313.91999999999973" table:formula="of:=[.H18]+[.F19]+[.G19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amazon 240gbWd ssd-braun-64gb 1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style-name="ce78"/>
          <table:table-cell table:style-name="ce52"/>
          <table:table-cell office:value-type="float" office:value="-313.91999999999973" table:formula="of:=[.H19]+[.F20]+[.G20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gib gov tr kira damga v.</text:p>
          </table:table-cell>
          <table:table-cell table:number-columns-repeated="2" table:style-name="ce81"/>
          <table:table-cell office:value-type="float" office:value="-132.30000000000001" table:style-name="ce52">
            <text:p>-132,30</text:p>
          </table:table-cell>
          <table:table-cell table:style-name="ce78"/>
          <table:table-cell table:style-name="ce52"/>
          <table:table-cell office:value-type="float" office:value="-313.91999999999973" table:formula="of:=[.H20]+[.F21]+[.G21]" table:style-name="ce52">
            <text:p>-313,9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228">
            <text:p>4876 KK</text:p>
          </table:table-cell>
          <table:table-cell table:number-columns-repeated="2" table:style-name="ce228"/>
          <table:table-cell table:number-columns-repeated="2" table:style-name="ce232"/>
          <table:table-cell office:value-type="float" office:value="-3998.85" table:style-name="ce229">
            <text:p>-3.998,85</text:p>
          </table:table-cell>
          <table:table-cell office:value-type="float" office:value="-4312.7699999999995" table:formula="of:=[.H21]+[.F22]+[.G22]" table:style-name="ce52">
            <text:p>-4.312,77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style-name="ce52"/>
          <table:table-cell office:value-type="float" office:value="-4312.7699999999995" table:formula="of:=[.H22]+[.F23]+[.G23]" table:style-name="ce52">
            <text:p>-4.312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52">
            <text:p>-1.504,00</text:p>
          </table:table-cell>
          <table:table-cell table:style-name="ce1"/>
          <table:table-cell office:value-type="float" office:value="-1504" table:style-name="ce52">
            <text:p>-1.504,00</text:p>
          </table:table-cell>
          <table:table-cell office:value-type="float" office:value="-5816.7699999999995" table:formula="of:=[.H23]+[.F24]+[.G24]" table:style-name="ce52">
            <text:p>-5.816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52">
            <text:p>-1.504,00</text:p>
          </table:table-cell>
          <table:table-cell table:style-name="ce1"/>
          <table:table-cell office:value-type="float" office:value="-1504" table:style-name="ce52">
            <text:p>-1.504,00</text:p>
          </table:table-cell>
          <table:table-cell office:value-type="float" office:value="-7320.7699999999995" table:formula="of:=[.H24]+[.F25]+[.G25]" table:style-name="ce52">
            <text:p>-7.320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00" table:style-name="ce52">
            <text:p>-500,00</text:p>
          </table:table-cell>
          <table:table-cell office:value-type="float" office:value="-7820.7699999999995" table:formula="of:=[.H25]+[.F26]+[.G26]" table:style-name="ce52">
            <text:p>-7.82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office:value-type="float" office:value="-9320.77" table:formula="of:=[.H26]+[.F27]+[.G27]" table:style-name="ce52">
            <text:p>-9.320,77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9320.77" table:formula="of:=[.H27]+[.F28]+[.G28]" table:style-name="ce52">
            <text:p>-9.320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6300.4000000000005" table:formula="of:=[.H28]+[.F29]+[.G29]" table:style-name="ce52">
            <text:p>-6.300,40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-3800.4000000000005" table:formula="of:=[.H29]+[.F30]+[.G30]" table:style-name="ce52">
            <text:p>-3.800,40</text:p>
          </table:table-cell>
          <table:table-cell table:number-columns-repeated="16376"/>
        </table:table-row>
        <table:table-row table:style-name="ro1">
          <table:table-cell office:value-type="date" office:date-value="2022-05-12T00:00:00" table:style-name="ce70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52">
            <text:p>1.600,00</text:p>
          </table:table-cell>
          <table:table-cell table:style-name="ce1"/>
          <table:table-cell office:value-type="float" office:value="1600" table:style-name="ce89">
            <text:p>1.600,00</text:p>
          </table:table-cell>
          <table:table-cell table:style-name="ce52"/>
          <table:table-cell office:value-type="float" office:value="-2200.4000000000005" table:formula="of:=[.H30]+[.F31]+[.G31]" table:style-name="ce52">
            <text:p>-2.200,4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70">
            <text:p>10.05.2022</text:p>
          </table:table-cell>
          <table:table-cell office:value-type="string" table:style-name="ce215">
            <text:p>Doğuş Kira 9/12-2022-23 <text:s text:c="3"/>+2000</text:p>
          </table:table-cell>
          <table:table-cell table:style-name="ce234"/>
          <table:table-cell office:value-type="float" office:value="3000" table:style-name="ce52">
            <text:p>3.000,00</text:p>
          </table:table-cell>
          <table:table-cell table:style-name="ce1"/>
          <table:table-cell office:value-type="float" office:value="5000" table:style-name="ce52">
            <text:p>5.000,00</text:p>
          </table:table-cell>
          <table:table-cell table:style-name="ce52"/>
          <table:table-cell office:value-type="float" office:value="2799.5999999999995" table:formula="of:=[.H31]+[.F32]+[.G32]" table:style-name="ce52">
            <text:p>2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2799.5999999999995" table:formula="of:=[.H32]+[.F33]+[.G33]" table:style-name="ce52">
            <text:p>2.799,60</text:p>
          </table:table-cell>
          <table:table-cell table:number-columns-repeated="16376"/>
        </table:table-row>
        <table:table-row table:style-name="ro1">
          <table:table-cell office:value-type="date" office:date-value="2022-05-07T00:00:00" table:style-name="ce70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51">
            <text:p>4.000,00</text:p>
          </table:table-cell>
          <table:table-cell table:style-name="ce1"/>
          <table:table-cell office:value-type="float" office:value="4000" table:style-name="ce51">
            <text:p>4.000,00</text:p>
          </table:table-cell>
          <table:table-cell table:style-name="ce1"/>
          <table:table-cell office:value-type="float" office:value="6799.5999999999995" table:formula="of:=[.H33]+[.F34]+[.G34]" table:style-name="ce52">
            <text:p>6.799,6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52"/>
          <table:table-cell table:style-name="ce1"/>
          <table:table-cell table:style-name="ce89"/>
          <table:table-cell table:style-name="ce52"/>
          <table:table-cell office:value-type="float" office:value="6799.5999999999995" table:formula="of:=[.H34]+[.F35]+[.G35]" table:style-name="ce52">
            <text:p>6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799.5999999999995" table:formula="of:=[.H35]+[.F36]+[.G36]" table:style-name="ce52">
            <text:p>6.799,6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4" table:style-name="ce1"/>
          <table:table-cell table:number-columns-repeated="3" table:style-name="ce52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03" table:style-name="ta3">
        <table:table-column table:style-name="co62" table:default-cell-style-name="ce1"/>
        <table:table-column table:style-name="co63" table:default-cell-style-name="ce1"/>
        <table:table-column table:style-name="co58" table:default-cell-style-name="ce1"/>
        <table:table-column table:style-name="co26" table:default-cell-style-name="ce1"/>
        <table:table-column table:style-name="co39" table:default-cell-style-name="ce1"/>
        <table:table-column table:style-name="co26" table:default-cell-style-name="ce1"/>
        <table:table-column table:style-name="co39" table:number-columns-repeated="2" table:default-cell-style-name="ce1"/>
        <table:table-column table:style-name="co22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5.46" table:style-name="ce28">
            <text:p>5,46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4">
            <text:p>- MART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6859.61" table:formula="of:=SUM([.D5:.D61])" table:style-name="ce76">
            <text:p>36.859,61</text:p>
          </table:table-cell>
          <table:table-cell office:value-type="float" office:value="-30109.3" table:formula="of:=SUM([.E5:.E61])" table:style-name="ce76">
            <text:p>-30.109,30</text:p>
          </table:table-cell>
          <table:table-cell office:value-type="float" office:value="35859.61" table:formula="of:=SUM([.F5:.F61])" table:style-name="ce76">
            <text:p>35.859,61</text:p>
          </table:table-cell>
          <table:table-cell office:value-type="float" office:value="-30109.3" table:formula="of:=SUM([.G5:.G61])" table:style-name="ce76">
            <text:p>-30.109,30</text:p>
          </table:table-cell>
          <table:table-cell office:value-type="float" office:value="5750.3100000000013" table:formula="of:=[.F2]+[.G2]" table:style-name="ce76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table:style-name="ce61"/>
          <table:table-cell table:number-columns-repeated="2" table:style-name="ce74"/>
          <table:table-cell table:number-columns-repeated="3" table:style-name="ce78"/>
          <table:table-cell table:style-name="ce52"/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3" table:style-name="ce78"/>
          <table:table-cell office:value-type="float" office:value="0" table:formula="of:=[.H3]+[.F4]+[.G4]" table:style-name="ce52">
            <text:p>0,00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52">
            <text:p>375,60</text:p>
          </table:table-cell>
          <table:table-cell table:style-name="ce1"/>
          <table:table-cell office:value-type="float" office:value="375.6" table:style-name="ce52">
            <text:p>375,60</text:p>
          </table:table-cell>
          <table:table-cell table:style-name="ce52"/>
          <table:table-cell office:value-type="float" office:value="375.6" table:formula="of:=[.H4]+[.F5]+[.G5]" table:style-name="ce52">
            <text:p>375,6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52">
            <text:p>1.137,88</text:p>
          </table:table-cell>
          <table:table-cell table:style-name="ce1"/>
          <table:table-cell office:value-type="float" office:value="1137.8800000000001" table:style-name="ce52">
            <text:p>1.137,88</text:p>
          </table:table-cell>
          <table:table-cell table:style-name="ce52"/>
          <table:table-cell office:value-type="float" office:value="1513.48" table:formula="of:=[.H5]+[.F6]+[.G6]" table:style-name="ce52">
            <text:p>1.513,4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52">
            <text:p>256,45</text:p>
          </table:table-cell>
          <table:table-cell table:style-name="ce1"/>
          <table:table-cell office:value-type="float" office:value="256.45" table:style-name="ce52">
            <text:p>256,45</text:p>
          </table:table-cell>
          <table:table-cell table:style-name="ce52"/>
          <table:table-cell office:value-type="float" office:value="1769.93" table:formula="of:=[.H6]+[.F7]+[.G7]" table:style-name="ce52">
            <text:p>1.769,9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52">
            <text:p>69,31</text:p>
          </table:table-cell>
          <table:table-cell table:style-name="ce1"/>
          <table:table-cell office:value-type="float" office:value="69.31" table:style-name="ce52">
            <text:p>69,31</text:p>
          </table:table-cell>
          <table:table-cell table:style-name="ce52"/>
          <table:table-cell office:value-type="float" office:value="1839.24" table:formula="of:=[.H7]+[.F8]+[.G8]" table:style-name="ce52">
            <text:p>1.839,2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11T00:00:00" table:style-name="ce70">
            <text:p>11.03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608.4" table:style-name="ce52">
            <text:p>-1.608,40</text:p>
          </table:table-cell>
          <table:table-cell table:style-name="ce52"/>
          <table:table-cell office:value-type="float" office:value="-1608.4" table:style-name="ce52">
            <text:p>-1.608,40</text:p>
          </table:table-cell>
          <table:table-cell office:value-type="float" office:value="230.83999999999992" table:formula="of:=[.H8]+[.F9]+[.G9]" table:style-name="ce52">
            <text:p>230,8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4T00:00:00" table:style-name="ce70">
            <text:p>04.03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67" table:style-name="ce52">
            <text:p>-167,00</text:p>
          </table:table-cell>
          <table:table-cell table:style-name="ce78"/>
          <table:table-cell office:value-type="float" office:value="-167" table:style-name="ce78">
            <text:p>-167,00</text:p>
          </table:table-cell>
          <table:table-cell office:value-type="float" office:value="63.839999999999918" table:formula="of:=[.H9]+[.F10]+[.G10]" table:style-name="ce52">
            <text:p>63,84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428" table:style-name="ce52">
            <text:p>-428,00</text:p>
          </table:table-cell>
          <table:table-cell table:style-name="ce78"/>
          <table:table-cell office:value-type="float" office:value="-428" table:style-name="ce78">
            <text:p>-428,00</text:p>
          </table:table-cell>
          <table:table-cell office:value-type="float" office:value="-364.16000000000008" table:formula="of:=[.H10]+[.F11]+[.G11]" table:style-name="ce52">
            <text:p>-364,16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364.16000000000008" table:formula="of:=[.H11]+[.F12]+[.G12]" table:style-name="ce52">
            <text:p>-364,16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1"/>
          <table:table-cell office:value-type="float" office:value="-37.229999999999997" table:style-name="ce52">
            <text:p>-37,23</text:p>
          </table:table-cell>
          <table:table-cell table:style-name="ce52"/>
          <table:table-cell office:value-type="float" office:value="-37.229999999999997" table:style-name="ce52">
            <text:p>-37,23</text:p>
          </table:table-cell>
          <table:table-cell office:value-type="float" office:value="-401.3900000000001" table:formula="of:=[.H12]+[.F13]+[.G13]" table:style-name="ce52">
            <text:p>-401,39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1"/>
          <table:table-cell office:value-type="float" office:value="-632.91999999999996" table:style-name="ce52">
            <text:p>-632,92</text:p>
          </table:table-cell>
          <table:table-cell table:style-name="ce52"/>
          <table:table-cell office:value-type="float" office:value="-632.91999999999996" table:style-name="ce52">
            <text:p>-632,92</text:p>
          </table:table-cell>
          <table:table-cell office:value-type="float" office:value="-1034.31" table:formula="of:=[.H13]+[.F14]+[.G14]" table:style-name="ce52">
            <text:p>-1.034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number-columns-repeated="2" table:style-name="ce78"/>
          <table:table-cell office:value-type="float" office:value="-1034.31" table:formula="of:=[.H14]+[.F15]+[.G15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number-columns-repeated="2" table:style-name="ce78"/>
          <table:table-cell office:value-type="float" office:value="-1034.31" table:formula="of:=[.H15]+[.F16]+[.G16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daü yasemin 21-22 <text:s/>bahar okul ücreti</text:p>
          </table:table-cell>
          <table:table-cell table:number-columns-repeated="2" table:style-name="ce81"/>
          <table:table-cell office:value-type="float" office:value="-21510.75" table:style-name="ce52">
            <text:p>-21.510,75</text:p>
          </table:table-cell>
          <table:table-cell table:number-columns-repeated="2" table:style-name="ce78"/>
          <table:table-cell office:value-type="float" office:value="-1034.31" table:formula="of:=[.H16]+[.F17]+[.G17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06 yb 1397 1. taksit</text:p>
          </table:table-cell>
          <table:table-cell table:number-columns-repeated="2" table:style-name="ce81"/>
          <table:table-cell office:value-type="float" office:value="-169" table:style-name="ce52">
            <text:p>-169,00</text:p>
          </table:table-cell>
          <table:table-cell table:number-columns-repeated="2" table:style-name="ce78"/>
          <table:table-cell office:value-type="float" office:value="-1034.31" table:formula="of:=[.H17]+[.F18]+[.G18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07T00:00:00" table:style-name="ce70">
            <text:p>07.03.2022</text:p>
          </table:table-cell>
          <table:table-cell office:value-type="string" table:style-name="ce238">
            <text:p>4876 KK</text:p>
          </table:table-cell>
          <table:table-cell office:value-type="string" table:style-name="ce238">
            <text:p>B</text:p>
          </table:table-cell>
          <table:table-cell table:style-name="ce238"/>
          <table:table-cell table:style-name="ce52"/>
          <table:table-cell table:style-name="ce78"/>
          <table:table-cell office:value-type="float" office:value="-21729.75" table:style-name="ce78">
            <text:p>-21.729,75</text:p>
          </table:table-cell>
          <table:table-cell office:value-type="float" office:value="-22764.06" table:formula="of:=[.H18]+[.F19]+[.G19]" table:style-name="ce52">
            <text:p>-22.764,06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8"/>
          <table:table-cell office:value-type="float" office:value="-22764.06" table:formula="of:=[.H19]+[.F20]+[.G20]" table:style-name="ce52">
            <text:p>-22.764,06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503" table:style-name="ce52">
            <text:p>-1.503,00</text:p>
          </table:table-cell>
          <table:table-cell table:style-name="ce1"/>
          <table:table-cell office:value-type="float" office:value="-1503" table:style-name="ce52">
            <text:p>-1.503,00</text:p>
          </table:table-cell>
          <table:table-cell office:value-type="float" office:value="-24267.06" table:formula="of:=[.H20]+[.F21]+[.G21]" table:style-name="ce52">
            <text:p>-24.267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503" table:style-name="ce52">
            <text:p>-1.503,00</text:p>
          </table:table-cell>
          <table:table-cell table:style-name="ce1"/>
          <table:table-cell office:value-type="float" office:value="-1503" table:style-name="ce52">
            <text:p>-1.503,00</text:p>
          </table:table-cell>
          <table:table-cell office:value-type="float" office:value="-25770.06" table:formula="of:=[.H21]+[.F22]+[.G22]" table:style-name="ce52">
            <text:p>-25.7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1T00:00:00" table:style-name="ce70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000" table:style-name="ce52">
            <text:p>-1.000,00</text:p>
          </table:table-cell>
          <table:table-cell table:style-name="ce1"/>
          <table:table-cell office:value-type="float" office:value="-1000" table:style-name="ce52">
            <text:p>-1.000,00</text:p>
          </table:table-cell>
          <table:table-cell office:value-type="float" office:value="-26770.06" table:formula="of:=[.H22]+[.F23]+[.G23]" table:style-name="ce52">
            <text:p>-26.770,0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28270.06" table:formula="of:=[.H23]+[.F24]+[.G24]" table:style-name="ce52">
            <text:p>-28.270,06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8270.06" table:formula="of:=[.H24]+[.F25]+[.G25]" table:style-name="ce52">
            <text:p>-28.2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5249.690000000002" table:formula="of:=[.H25]+[.F26]+[.G26]" table:style-name="ce52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2T00:00:00" table:style-name="ce70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2">
            <text:p>1.000,00</text:p>
          </table:table-cell>
          <table:table-cell table:style-name="ce1"/>
          <table:table-cell office:value-type="float" office:value="0" table:style-name="ce52">
            <text:p>0,00</text:p>
          </table:table-cell>
          <table:table-cell table:style-name="ce52"/>
          <table:table-cell office:value-type="float" office:value="-25249.690000000002" table:formula="of:=[.H26]+[.F27]+[.G27]" table:style-name="ce52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8T00:00:00" table:style-name="ce70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52">
            <text:p>N</text:p>
          </table:table-cell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22249.690000000002" table:formula="of:=[.H27]+[.F28]+[.G28]" table:style-name="ce52">
            <text:p>-22.249,69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2249.690000000002" table:formula="of:=[.H28]+[.F29]+[.G29]" table:style-name="ce52">
            <text:p>-22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0T00:00:00" table:style-name="ce70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52">
            <text:p>N</text:p>
          </table:table-cell>
          <table:table-cell office:value-type="float" office:value="28000" table:style-name="ce52">
            <text:p>28.000,00</text:p>
          </table:table-cell>
          <table:table-cell table:style-name="ce52"/>
          <table:table-cell office:value-type="float" office:value="28000" table:style-name="ce52">
            <text:p>28.000,00</text:p>
          </table:table-cell>
          <table:table-cell table:style-name="ce1"/>
          <table:table-cell office:value-type="float" office:value="5750.3099999999977" table:formula="of:=[.H29]+[.F30]+[.G30]" table:style-name="ce52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48000 TL-28000 7 aylık peşin</text:p>
          </table:table-cell>
          <table:table-cell table:number-columns-repeated="4" table:style-name="ce52"/>
          <table:table-cell table:style-name="ce1"/>
          <table:table-cell office:value-type="float" office:value="5750.3099999999977" table:formula="of:=[.H30]+[.F31]+[.G31]" table:style-name="ce52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Aylık 4000</text:p>
          </table:table-cell>
          <table:table-cell table:number-columns-repeated="4" table:style-name="ce52"/>
          <table:table-cell table:style-name="ce1"/>
          <table:table-cell office:value-type="float" office:value="5750.3099999999977" table:formula="of:=[.H31]+[.F32]+[.G32]" table:style-name="ce52">
            <text:p>5.750,31</text:p>
          </table:table-cell>
          <table:table-cell table:number-columns-repeated="16376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22_2" table:style-name="ta7">
        <table:table-column table:style-name="co64" table:default-cell-style-name="ce1"/>
        <table:table-column table:style-name="co23" table:default-cell-style-name="ce1"/>
        <table:table-column table:style-name="co59" table:default-cell-style-name="ce1"/>
        <table:table-column table:style-name="co31" table:number-columns-repeated="2" table:default-cell-style-name="ce1"/>
        <table:table-column table:style-name="co48" table:default-cell-style-name="ce1"/>
        <table:table-column table:style-name="co39" table:default-cell-style-name="ce1"/>
        <table:table-column table:style-name="co49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8099999999999996" table:style-name="ce28">
            <text:p>4,81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ŞUBAT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0567.09" table:formula="of:=SUM([.D5:.D63])" table:style-name="ce76">
            <text:p>10.567,09</text:p>
          </table:table-cell>
          <table:table-cell office:value-type="float" office:value="-21938.15" table:formula="of:=SUM([.E5:.E63])" table:style-name="ce76">
            <text:p>-21.938,15</text:p>
          </table:table-cell>
          <table:table-cell office:value-type="float" office:value="11567.09" table:formula="of:=SUM([.F5:.F63])" table:style-name="ce76">
            <text:p>11.567,09</text:p>
          </table:table-cell>
          <table:table-cell office:value-type="float" office:value="-21938.15" table:formula="of:=SUM([.G5:.G63])" table:style-name="ce76">
            <text:p>-21.938,15</text:p>
          </table:table-cell>
          <table:table-cell office:value-type="float" office:value="-10371.060000000001" table:formula="of:=[.F2]+[.G2]" table:style-name="ce76">
            <text:p>-10.371,06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style-name="ce52"/>
          <table:table-cell table:number-columns-repeated="2" table:style-name="ce78"/>
          <table:table-cell table:style-name="ce73"/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style-name="ce52"/>
          <table:table-cell table:number-columns-repeated="2" table:style-name="ce78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52">
            <text:p>508,99</text:p>
          </table:table-cell>
          <table:table-cell table:style-name="ce1"/>
          <table:table-cell office:value-type="float" office:value="508.99" table:style-name="ce52">
            <text:p>508,99</text:p>
          </table:table-cell>
          <table:table-cell table:style-name="ce52"/>
          <table:table-cell office:value-type="float" office:value="508.99" table:formula="of:=[.H4]+[.F5]+[.G5]" table:style-name="ce52">
            <text:p>508,99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52">
            <text:p>1.487,83</text:p>
          </table:table-cell>
          <table:table-cell table:style-name="ce1"/>
          <table:table-cell office:value-type="float" office:value="1487.83" table:style-name="ce52">
            <text:p>1.487,83</text:p>
          </table:table-cell>
          <table:table-cell table:style-name="ce52"/>
          <table:table-cell office:value-type="float" office:value="1996.82" table:formula="of:=[.H5]+[.F6]+[.G6]" table:style-name="ce52">
            <text:p>1.996,82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52">
            <text:p>489,66</text:p>
          </table:table-cell>
          <table:table-cell table:style-name="ce1"/>
          <table:table-cell office:value-type="float" office:value="489.66" table:style-name="ce52">
            <text:p>489,66</text:p>
          </table:table-cell>
          <table:table-cell table:style-name="ce52"/>
          <table:table-cell office:value-type="float" office:value="2486.48" table:formula="of:=[.H6]+[.F7]+[.G7]" table:style-name="ce52">
            <text:p>2.486,48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52">
            <text:p>60,24</text:p>
          </table:table-cell>
          <table:table-cell table:style-name="ce1"/>
          <table:table-cell office:value-type="float" office:value="60.24" table:style-name="ce52">
            <text:p>60,24</text:p>
          </table:table-cell>
          <table:table-cell table:style-name="ce52"/>
          <table:table-cell office:value-type="float" office:value="2546.7199999999998" table:formula="of:=[.H7]+[.F8]+[.G8]" table:style-name="ce52">
            <text:p>2.546,72</text:p>
          </table:table-cell>
          <table:table-cell table:number-columns-repeated="16376"/>
        </table:table-row>
        <table:table-row table:style-name="ro1">
          <table:table-cell office:value-type="date" office:date-value="2022-02-14T00:00:00" table:style-name="ce70">
            <text:p>14.02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2319.48" table:style-name="ce52">
            <text:p>-2.319,48</text:p>
          </table:table-cell>
          <table:table-cell table:style-name="ce52"/>
          <table:table-cell office:value-type="float" office:value="-2319.48" table:style-name="ce52">
            <text:p>-2.319,48</text:p>
          </table:table-cell>
          <table:table-cell office:value-type="float" office:value="227.23999999999978" table:formula="of:=[.H8]+[.F9]+[.G9]" table:style-name="ce52">
            <text:p>227,2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82.2" table:style-name="ce52">
            <text:p>-182,20</text:p>
          </table:table-cell>
          <table:table-cell table:style-name="ce52"/>
          <table:table-cell office:value-type="float" office:value="-182.2" table:style-name="ce52">
            <text:p>-182,20</text:p>
          </table:table-cell>
          <table:table-cell office:value-type="float" office:value="45.039999999999793" table:formula="of:=[.H9]+[.F10]+[.G10]" table:style-name="ce52">
            <text:p>45,0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436.3" table:style-name="ce52">
            <text:p>-436,30</text:p>
          </table:table-cell>
          <table:table-cell table:style-name="ce52"/>
          <table:table-cell office:value-type="float" office:value="-436.3" table:style-name="ce52">
            <text:p>-436,30</text:p>
          </table:table-cell>
          <table:table-cell office:value-type="float" office:value="-391.26000000000022" table:formula="of:=[.H10]+[.F11]+[.G11]" table:style-name="ce52">
            <text:p>-391,26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3" table:style-name="ce52"/>
          <table:table-cell office:value-type="float" office:value="-391.26000000000022" table:formula="of:=[.H11]+[.F12]+[.G12]" table:style-name="ce52">
            <text:p>-391,26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70">
            <text:p>18.02.2022</text:p>
          </table:table-cell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44.38" table:style-name="ce52">
            <text:p>-44,38</text:p>
          </table:table-cell>
          <table:table-cell table:style-name="ce52"/>
          <table:table-cell office:value-type="float" office:value="-44.38" table:style-name="ce52">
            <text:p>-44,38</text:p>
          </table:table-cell>
          <table:table-cell office:value-type="float" office:value="-435.64000000000021" table:formula="of:=[.H12]+[.F13]+[.G13]" table:style-name="ce52">
            <text:p>-435,64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70">
            <text:p>18.02.2022</text:p>
          </table:table-cell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078.07" table:style-name="ce52">
            <text:p>-1.078,07</text:p>
          </table:table-cell>
          <table:table-cell table:style-name="ce52"/>
          <table:table-cell office:value-type="float" office:value="-1078.07" table:style-name="ce52">
            <text:p>-1.078,07</text:p>
          </table:table-cell>
          <table:table-cell office:value-type="float" office:value="-1513.71" table:formula="of:=[.H13]+[.F14]+[.G14]" table:style-name="ce52">
            <text:p>-1.513,7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1513.71" table:formula="of:=[.H14]+[.F15]+[.G15]" table:style-name="ce52">
            <text:p>-1.513,71</text:p>
          </table:table-cell>
          <table:table-cell table:number-columns-repeated="16376"/>
        </table:table-row>
        <table:table-row table:style-name="ro1">
          <table:table-cell office:value-type="date" office:date-value="2022-02-04T00:00:00" table:style-name="ce70">
            <text:p>04.02.2022</text:p>
          </table:table-cell>
          <table:table-cell office:value-type="string" table:style-name="ce238">
            <text:p>4876 KK</text:p>
          </table:table-cell>
          <table:table-cell office:value-type="string" table:style-name="ce238">
            <text:p>B</text:p>
          </table:table-cell>
          <table:table-cell table:style-name="ce238"/>
          <table:table-cell table:number-columns-repeated="2" table:style-name="ce52"/>
          <table:table-cell office:value-type="float" office:value="-5577.72" table:style-name="ce52">
            <text:p>-5.577,72</text:p>
          </table:table-cell>
          <table:table-cell office:value-type="float" office:value="-7091.43" table:formula="of:=[.H15]+[.F16]+[.G16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15" table:style-name="ce52">
            <text:p>-15,00</text:p>
          </table:table-cell>
          <table:table-cell table:number-columns-repeated="2" table:style-name="ce52"/>
          <table:table-cell office:value-type="float" office:value="-7091.43" table:formula="of:=[.H16]+[.F17]+[.G17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balmer bilgisayar</text:p>
          </table:table-cell>
          <table:table-cell table:number-columns-repeated="2" table:style-name="ce81"/>
          <table:table-cell office:value-type="float" office:value="-5254.4" table:style-name="ce52">
            <text:p>-5.254,40</text:p>
          </table:table-cell>
          <table:table-cell table:number-columns-repeated="2" table:style-name="ce52"/>
          <table:table-cell office:value-type="float" office:value="-7091.43" table:formula="of:=[.H17]+[.F18]+[.G18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banggood lcd controller</text:p>
          </table:table-cell>
          <table:table-cell table:number-columns-repeated="2" table:style-name="ce81"/>
          <table:table-cell office:value-type="float" office:value="-308.32" table:style-name="ce52">
            <text:p>-308,32</text:p>
          </table:table-cell>
          <table:table-cell table:number-columns-repeated="2" table:style-name="ce52"/>
          <table:table-cell office:value-type="float" office:value="-7091.43" table:formula="of:=[.H18]+[.F19]+[.G19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7091.43" table:formula="of:=[.H19]+[.F20]+[.G20]" table:style-name="ce52">
            <text:p>-7.0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8591.43" table:formula="of:=[.H20]+[.F21]+[.G21]" table:style-name="ce52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52"/>
          <table:table-cell office:value-type="float" office:value="-8591.43" table:formula="of:=[.H21]+[.F22]+[.G22]" table:style-name="ce52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52">
            <text:p>-1.400,00</text:p>
          </table:table-cell>
          <table:table-cell table:style-name="ce52"/>
          <table:table-cell office:value-type="float" office:value="-1400" table:style-name="ce52">
            <text:p>-1.400,00</text:p>
          </table:table-cell>
          <table:table-cell office:value-type="float" office:value="-9991.43" table:formula="of:=[.H22]+[.F23]+[.G23]" table:style-name="ce52">
            <text:p>-9.9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52">
            <text:p>-7.900,00</text:p>
          </table:table-cell>
          <table:table-cell table:style-name="ce52"/>
          <table:table-cell office:value-type="float" office:value="-7900" table:style-name="ce52">
            <text:p>-7.900,00</text:p>
          </table:table-cell>
          <table:table-cell office:value-type="float" office:value="-17891.43" table:formula="of:=[.H23]+[.F24]+[.G24]" table:style-name="ce52">
            <text:p>-17.8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19391.43" table:formula="of:=[.H24]+[.F25]+[.G25]" table:style-name="ce52">
            <text:p>-19.391,4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9391.43" table:formula="of:=[.H25]+[.F26]+[.G26]" table:style-name="ce52">
            <text:p>-19.3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16371.060000000001" table:formula="of:=[.H26]+[.F27]+[.G27]" table:style-name="ce52">
            <text:p>-16.3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70">
            <text:p>22.02.2022</text:p>
          </table:table-cell>
          <table:table-cell office:value-type="string" table:style-name="ce16">
            <text:p>Tuzgümrüğü kira<text:s/><text:span text:style-name="T2">banka havalesi</text:span></text:p>
          </table:table-cell>
          <table:table-cell office:value-type="string" table:style-name="ce16">
            <text:p>B</text:p>
          </table:table-cell>
          <table:table-cell office:value-type="float" office:value="2000" table:style-name="ce52">
            <text:p>2.000,00</text:p>
          </table:table-cell>
          <table:table-cell table:style-name="ce1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-13871.060000000001" table:formula="of:=[.H27]+[.F28]+[.G28]" table:style-name="ce52">
            <text:p>-13.8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70">
            <text:p>22.02.2022</text:p>
          </table:table-cell>
          <table:table-cell office:value-type="string" table:style-name="ce16">
            <text:p>Tuzgümrüğü kira<text:s/><text:span text:style-name="T2">banka havalesi</text:span></text:p>
          </table:table-cell>
          <table:table-cell office:value-type="string" table:style-name="ce16">
            <text:p>B</text:p>
          </table:table-cell>
          <table:table-cell table:style-name="ce52"/>
          <table:table-cell table:style-name="ce1"/>
          <table:table-cell office:value-type="float" office:value="500" table:style-name="ce52">
            <text:p>500,00</text:p>
          </table:table-cell>
          <table:table-cell table:style-name="ce52"/>
          <table:table-cell office:value-type="float" office:value="-13371.060000000001" table:formula="of:=[.H28]+[.F29]+[.G29]" table:style-name="ce52">
            <text:p>-13.371,06</text:p>
          </table:table-cell>
          <table:table-cell table:number-columns-repeated="16376"/>
        </table:table-row>
        <table:table-row table:style-name="ro1">
          <table:table-cell office:value-type="date" office:date-value="2022-02-28T00:00:00" table:style-name="ce70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10371.060000000001" table:formula="of:=[.H29]+[.F30]+[.G30]" table:style-name="ce52">
            <text:p>-10.371,06</text:p>
          </table:table-cell>
          <table:table-cell table:number-columns-repeated="1637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number-columns-repeated="2" table:style-name="ce78"/>
          <table:table-cell table:style-name="ce52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22_1" table:style-name="ta3">
        <table:table-column table:style-name="co11" table:default-cell-style-name="ce1"/>
        <table:table-column table:style-name="co23" table:default-cell-style-name="ce1"/>
        <table:table-column table:style-name="co59" table:default-cell-style-name="ce1"/>
        <table:table-column table:style-name="co45" table:default-cell-style-name="ce1"/>
        <table:table-column table:style-name="co24" table:default-cell-style-name="ce52"/>
        <table:table-column table:style-name="co39" table:number-columns-repeated="3" table:default-cell-style-name="ce52"/>
        <table:table-column table:style-name="co22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11.1" table:style-name="ce28">
            <text:p>11,1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127">
            <text:p>- OCAK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7333.3" table:formula="of:=SUM([.D3:.D57])" table:style-name="ce76">
            <text:p>7.333,30</text:p>
          </table:table-cell>
          <table:table-cell office:value-type="float" office:value="-6834.05" table:formula="of:=SUM([.E3:.E57])" table:style-name="ce76">
            <text:p>-6.834,05</text:p>
          </table:table-cell>
          <table:table-cell office:value-type="float" office:value="46462.64" table:formula="of:=SUM([.F3:.F57])" table:style-name="ce76">
            <text:p>46.462,64</text:p>
          </table:table-cell>
          <table:table-cell office:value-type="float" office:value="-6834.05" table:formula="of:=SUM([.G3:.G57])" table:style-name="ce76">
            <text:p>-6.834,05</text:p>
          </table:table-cell>
          <table:table-cell office:value-type="float" office:value="39628.589999999997" table:formula="of:=[.F2]+[.G2]" table:style-name="ce76">
            <text:p>39.628,5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61">
            <text:p>31-12-2021 İşbank</text:p>
          </table:table-cell>
          <table:table-cell table:number-columns-repeated="2" table:style-name="ce1"/>
          <table:table-cell table:style-name="ce52"/>
          <table:table-cell office:value-type="float" office:value="40129.339999999997" table:style-name="ce52">
            <text:p>40.129,34</text:p>
          </table:table-cell>
          <table:table-cell table:style-name="ce52"/>
          <table:table-cell office:value-type="float" office:value="40129.339999999997" table:formula="of:=[.F3]+[.G3]" table:style-name="ce52">
            <text:p>40.129,34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52"/>
          <table:table-cell office:value-type="float" office:value="40129.339999999997" table:formula="of:=[.H3]+[.F4]+[.G4]" table:style-name="ce52">
            <text:p>40.129,34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52">
            <text:p>298,99</text:p>
          </table:table-cell>
          <table:table-cell table:style-name="ce1"/>
          <table:table-cell office:value-type="float" office:value="298.99" table:style-name="ce52">
            <text:p>298,99</text:p>
          </table:table-cell>
          <table:table-cell table:style-name="ce52"/>
          <table:table-cell office:value-type="float" office:value="40428.329999999994" table:formula="of:=[.H4]+[.F5]+[.G5]" table:style-name="ce52">
            <text:p>40.428,33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52">
            <text:p>630,74</text:p>
          </table:table-cell>
          <table:table-cell table:style-name="ce1"/>
          <table:table-cell office:value-type="float" office:value="630.74" table:style-name="ce52">
            <text:p>630,74</text:p>
          </table:table-cell>
          <table:table-cell table:style-name="ce52"/>
          <table:table-cell office:value-type="float" office:value="41059.069999999992" table:formula="of:=[.H5]+[.F6]+[.G6]" table:style-name="ce52">
            <text:p>41.059,0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52">
            <text:p>230,29</text:p>
          </table:table-cell>
          <table:table-cell table:style-name="ce1"/>
          <table:table-cell office:value-type="float" office:value="230.29" table:style-name="ce52">
            <text:p>230,29</text:p>
          </table:table-cell>
          <table:table-cell table:style-name="ce52"/>
          <table:table-cell office:value-type="float" office:value="41289.359999999993" table:formula="of:=[.H6]+[.F7]+[.G7]" table:style-name="ce52">
            <text:p>41.289,36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52">
            <text:p>152,91</text:p>
          </table:table-cell>
          <table:table-cell table:style-name="ce1"/>
          <table:table-cell office:value-type="float" office:value="152.91" table:style-name="ce52">
            <text:p>152,91</text:p>
          </table:table-cell>
          <table:table-cell table:style-name="ce52"/>
          <table:table-cell office:value-type="float" office:value="41442.269999999997" table:formula="of:=[.H7]+[.F8]+[.G8]" table:style-name="ce52">
            <text:p>41.442,27</text:p>
          </table:table-cell>
          <table:table-cell table:number-columns-repeated="16376"/>
        </table:table-row>
        <table:table-row table:style-name="ro1">
          <table:table-cell office:value-type="date" office:date-value="2022-01-13T00:00:00" table:style-name="ce70">
            <text:p>13.01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250.4000000000001" table:style-name="ce52">
            <text:p>-1.250,40</text:p>
          </table:table-cell>
          <table:table-cell table:style-name="ce52"/>
          <table:table-cell office:value-type="float" office:value="-1250.4000000000001" table:style-name="ce52">
            <text:p>-1.250,40</text:p>
          </table:table-cell>
          <table:table-cell office:value-type="float" office:value="40191.869999999995" table:formula="of:=[.H8]+[.F9]+[.G9]" table:style-name="ce52">
            <text:p>40.191,8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30.30000000000001" table:style-name="ce73">
            <text:p>-130,30</text:p>
          </table:table-cell>
          <table:table-cell table:style-name="ce73"/>
          <table:table-cell office:value-type="float" office:value="-130.30000000000001" table:style-name="ce73">
            <text:p>-130,30</text:p>
          </table:table-cell>
          <table:table-cell office:value-type="float" office:value="40061.569999999992" table:formula="of:=[.H9]+[.F10]+[.G10]" table:style-name="ce52">
            <text:p>40.061,5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255.4" table:style-name="ce73">
            <text:p>-255,40</text:p>
          </table:table-cell>
          <table:table-cell table:style-name="ce73"/>
          <table:table-cell office:value-type="float" office:value="-255.4" table:style-name="ce73">
            <text:p>-255,40</text:p>
          </table:table-cell>
          <table:table-cell office:value-type="float" office:value="39806.169999999991" table:formula="of:=[.H10]+[.F11]+[.G11]" table:style-name="ce52">
            <text:p>39.806,17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39806.169999999991" table:formula="of:=[.H11]+[.F12]+[.G12]" table:style-name="ce52">
            <text:p>39.806,17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70">
            <text:p>17.01.2022</text:p>
          </table:table-cell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37.869999999999997" table:style-name="ce52">
            <text:p>-37,87</text:p>
          </table:table-cell>
          <table:table-cell table:style-name="ce52"/>
          <table:table-cell office:value-type="float" office:value="-37.869999999999997" table:style-name="ce52">
            <text:p>-37,87</text:p>
          </table:table-cell>
          <table:table-cell office:value-type="float" office:value="39768.299999999988" table:formula="of:=[.H12]+[.F13]+[.G13]" table:style-name="ce52">
            <text:p>39.768,30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70">
            <text:p>17.01.2022</text:p>
          </table:table-cell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608.08000000000004" table:style-name="ce52">
            <text:p>-608,08</text:p>
          </table:table-cell>
          <table:table-cell table:style-name="ce52"/>
          <table:table-cell office:value-type="float" office:value="-608.08000000000004" table:style-name="ce52">
            <text:p>-608,08</text:p>
          </table:table-cell>
          <table:table-cell office:value-type="float" office:value="39160.219999999987" table:formula="of:=[.H13]+[.F14]+[.G14]" table:style-name="ce52">
            <text:p>39.160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39160.219999999987" table:formula="of:=[.H14]+[.F15]+[.G15]" table:style-name="ce52">
            <text:p>39.160,2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50" table:style-name="ce73">
            <text:p>-50,00</text:p>
          </table:table-cell>
          <table:table-cell table:number-columns-repeated="2" table:style-name="ce73"/>
          <table:table-cell office:value-type="float" office:value="39160.219999999987" table:formula="of:=[.H15]+[.F16]+[.G16]" table:style-name="ce52">
            <text:p>39.160,22</text:p>
          </table:table-cell>
          <table:table-cell table:number-columns-repeated="16376"/>
        </table:table-row>
        <table:table-row table:style-name="ro1">
          <table:table-cell office:value-type="date" office:date-value="2022-01-04T00:00:00" table:style-name="ce70">
            <text:p>04.01.2022</text:p>
          </table:table-cell>
          <table:table-cell office:value-type="string" table:style-name="ce238">
            <text:p>4876 KK</text:p>
          </table:table-cell>
          <table:table-cell office:value-type="string" table:style-name="ce238">
            <text:p>B</text:p>
          </table:table-cell>
          <table:table-cell table:style-name="ce238"/>
          <table:table-cell table:number-columns-repeated="2" table:style-name="ce73"/>
          <table:table-cell office:value-type="float" office:value="-50" table:style-name="ce73">
            <text:p>-50,00</text:p>
          </table:table-cell>
          <table:table-cell office:value-type="float" office:value="39110.219999999987" table:formula="of:=[.H16]+[.F17]+[.G17]" table:style-name="ce52">
            <text:p>39.110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3"/>
          <table:table-cell office:value-type="float" office:value="39110.219999999987" table:formula="of:=[.H17]+[.F18]+[.G18]" table:style-name="ce52">
            <text:p>39.110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2">
            <text:p>-1.501,00</text:p>
          </table:table-cell>
          <table:table-cell table:style-name="ce52"/>
          <table:table-cell office:value-type="float" office:value="-1501" table:style-name="ce52">
            <text:p>-1.501,00</text:p>
          </table:table-cell>
          <table:table-cell office:value-type="float" office:value="37609.219999999987" table:formula="of:=[.H18]+[.F19]+[.G19]" table:style-name="ce52">
            <text:p>37.609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2">
            <text:p>-1.501,00</text:p>
          </table:table-cell>
          <table:table-cell table:style-name="ce52"/>
          <table:table-cell office:value-type="float" office:value="-1501" table:style-name="ce52">
            <text:p>-1.501,00</text:p>
          </table:table-cell>
          <table:table-cell office:value-type="float" office:value="36108.219999999987" table:formula="of:=[.H19]+[.F20]+[.G20]" table:style-name="ce52">
            <text:p>36.108,22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70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34608.219999999987" table:formula="of:=[.H20]+[.F21]+[.G21]" table:style-name="ce52">
            <text:p>34.608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3"/>
          <table:table-cell office:value-type="float" office:value="34608.219999999987" table:formula="of:=[.H21]+[.F22]+[.G22]" table:style-name="ce52">
            <text:p>34.608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2">
            <text:p>3.020,37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7628.589999999989" table:formula="of:=[.H22]+[.F23]+[.G23]" table:style-name="ce52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22T00:00:00" table:style-name="ce70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2">
            <text:p>1.000,00</text:p>
          </table:table-cell>
          <table:table-cell table:style-name="ce1"/>
          <table:table-cell office:value-type="float" office:value="0" table:style-name="ce52">
            <text:p>0,00</text:p>
          </table:table-cell>
          <table:table-cell table:style-name="ce52"/>
          <table:table-cell office:value-type="float" office:value="37628.589999999989" table:formula="of:=[.H23]+[.F24]+[.G24]" table:style-name="ce52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70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52">
            <text:p>2.000,00</text:p>
          </table:table-cell>
          <table:table-cell table:style-name="ce1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39628.589999999989" table:formula="of:=[.H24]+[.F25]+[.G25]" table:style-name="ce52">
            <text:p>39.628,5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6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73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style-name="ce52"/>
          <table:table-cell table:style-name="ce74"/>
          <table:table-cell table:number-columns-repeated="16375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2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17" table:style-name="ro1">
          <table:table-cell table:style-name="ce70"/>
          <table:table-cell table:number-columns-repeated="16383" table:style-name="ce1"/>
        </table:table-row>
        <table:table-row table:number-rows-repeated="4" table:style-name="ro1">
          <table:table-cell table:style-name="ce70"/>
          <table:table-cell table:number-columns-repeated="16383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16378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16378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5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74"/>
          <table:table-cell table:number-columns-repeated="16380"/>
        </table:table-row>
        <table:table-row table:number-rows-repeated="1048286" table:style-name="ro1">
          <table:table-cell table:number-columns-repeated="16384"/>
        </table:table-row>
      </table:table>
      <table:table table:name="PROCESS" table:style-name="ta3">
        <table:table-column table:style-name="co22" table:default-cell-style-name="ce1"/>
        <table:table-column table:style-name="co26" table:default-cell-style-name="ce1"/>
        <table:table-column table:style-name="co12" table:default-cell-style-name="ce1"/>
        <table:table-column table:style-name="co64" table:number-columns-repeated="2" table:default-cell-style-name="ce1"/>
        <table:table-column table:style-name="co11" table:default-cell-style-name="ce1"/>
        <table:table-column table:style-name="co39" table:default-cell-style-name="ce1"/>
        <table:table-column table:style-name="co15" table:default-cell-style-name="ce1"/>
        <table:table-column table:style-name="co65" table:default-cell-style-name="ce1"/>
        <table:table-column table:style-name="co54" table:default-cell-style-name="ce1"/>
        <table:table-column table:style-name="co66" table:default-cell-style-name="ce1"/>
        <table:table-column table:style-name="co67" table:default-cell-style-name="ce1"/>
        <table:table-column table:style-name="co9" table:default-cell-style-name="ce1"/>
        <table:table-column table:style-name="co67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file:///C:/Users/m/AppData/Roaming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471" table:style-name="ce188">
            <text:p>%23,47</text:p>
          </table:table-cell>
          <table:table-cell office:value-type="percentage" office:value="0.76529000000000003" table:style-name="ce188">
            <text:p>%76,53</text:p>
          </table:table-cell>
          <table:table-cell table:style-name="ce189"/>
          <table:table-cell office:value-type="string" table:style-name="ce10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89">
            <text:p>nzn</text:p>
          </table:table-cell>
          <table:table-cell office:value-type="string" table:style-name="ce189">
            <text:p>hc</text:p>
          </table:table-cell>
          <table:table-cell office:value-type="string" table:style-name="ce189">
            <text:p>Hc 1/1</text:p>
          </table:table-cell>
          <table:table-cell office:value-type="string" table:style-name="ce1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7333.3" table:style-name="ce17">
            <text:p>7.333,30</text:p>
          </table:table-cell>
          <table:table-cell office:value-type="float" office:value="-6834.05" table:style-name="ce18">
            <text:p>-6.834,05</text:p>
          </table:table-cell>
          <table:table-cell office:value-type="float" office:value="499.25" table:style-name="ce19">
            <text:p>499,25</text:p>
          </table:table-cell>
          <table:table-cell office:value-type="float" office:value="46462.64" table:style-name="ce17">
            <text:p>46.462,64</text:p>
          </table:table-cell>
          <table:table-cell office:value-type="float" office:value="-6834.05" table:style-name="ce18">
            <text:p>-6.834,05</text:p>
          </table:table-cell>
          <table:table-cell office:value-type="float" office:value="39628.589999999997" table:style-name="ce20">
            <text:p>39.628,59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36" table:style-name="ce16">
            <text:p>36</text:p>
          </table:table-cell>
          <table:table-cell table:style-name="ce69"/>
          <table:table-cell table:style-name="ce1"/>
          <table:table-cell office:value-type="float" office:value="36" table:style-name="ce69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0567.09" table:style-name="ce17">
            <text:p>10.567,09</text:p>
          </table:table-cell>
          <table:table-cell office:value-type="float" office:value="-21938.15" table:style-name="ce18">
            <text:p>-21.938,15</text:p>
          </table:table-cell>
          <table:table-cell office:value-type="float" office:value="-10871.81" table:style-name="ce19">
            <text:p>-10.871,81</text:p>
          </table:table-cell>
          <table:table-cell office:value-type="float" office:value="11567.09" table:style-name="ce17">
            <text:p>11.567,09</text:p>
          </table:table-cell>
          <table:table-cell office:value-type="float" office:value="-21938.15" table:style-name="ce18">
            <text:p>-21.938,15</text:p>
          </table:table-cell>
          <table:table-cell office:value-type="float" office:value="29257.53" table:style-name="ce20">
            <text:p>29.257,53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19.8" table:style-name="ce16">
            <text:p>19,8</text:p>
          </table:table-cell>
          <table:table-cell table:style-name="ce69"/>
          <table:table-cell table:style-name="ce1"/>
          <table:table-cell office:value-type="float" office:value="19.8" table:style-name="ce69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36859.61" table:style-name="ce17">
            <text:p>36.859,61</text:p>
          </table:table-cell>
          <table:table-cell office:value-type="float" office:value="-30109.3" table:style-name="ce18">
            <text:p>-30.109,30</text:p>
          </table:table-cell>
          <table:table-cell office:value-type="float" office:value="-4121.5" table:style-name="ce19">
            <text:p>-4.121,50</text:p>
          </table:table-cell>
          <table:table-cell office:value-type="float" office:value="35859.61" table:style-name="ce17">
            <text:p>35.859,61</text:p>
          </table:table-cell>
          <table:table-cell office:value-type="float" office:value="-30109.3" table:style-name="ce18">
            <text:p>-30.109,30</text:p>
          </table:table-cell>
          <table:table-cell office:value-type="float" office:value="35007.839999999997" table:style-name="ce20">
            <text:p>35.007,84</text:p>
          </table:table-cell>
          <table:table-cell table:style-name="ce21"/>
          <table:table-cell office:value-type="string" table:style-name="ce53">
            <text:p>maaş</text:p>
          </table:table-cell>
          <table:table-cell table:number-columns-repeated="4" table:style-name="ce1"/>
          <table:table-cell office:value-type="float" office:value="46.1" table:style-name="ce69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15937.59" table:style-name="ce17">
            <text:p>15.937,59</text:p>
          </table:table-cell>
          <table:table-cell office:value-type="float" office:value="-11790.68" table:style-name="ce18">
            <text:p>-11.790,68</text:p>
          </table:table-cell>
          <table:table-cell office:value-type="float" office:value="25.4100000000035" table:style-name="ce19">
            <text:p>25,41</text:p>
          </table:table-cell>
          <table:table-cell office:value-type="float" office:value="17940.28" table:style-name="ce17">
            <text:p>17.940,28</text:p>
          </table:table-cell>
          <table:table-cell office:value-type="float" office:value="-11140.68" table:style-name="ce18">
            <text:p>-11.140,68</text:p>
          </table:table-cell>
          <table:table-cell office:value-type="float" office:value="41807.440000000002" table:style-name="ce20">
            <text:p>41.807,44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60" table:style-name="ce16">
            <text:p>60</text:p>
          </table:table-cell>
          <table:table-cell table:style-name="ce69"/>
          <table:table-cell table:style-name="ce1"/>
          <table:table-cell office:value-type="float" office:value="6.5" table:style-name="ce69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1328.34" table:style-name="ce17">
            <text:p>11.328,34</text:p>
          </table:table-cell>
          <table:table-cell office:value-type="float" office:value="-7712.66" table:style-name="ce18">
            <text:p>-7.712,66</text:p>
          </table:table-cell>
          <table:table-cell office:value-type="float" office:value="3641.09" table:style-name="ce19">
            <text:p>3.641,09</text:p>
          </table:table-cell>
          <table:table-cell office:value-type="float" office:value="9522.3700000000008" table:style-name="ce17">
            <text:p>9.522,37</text:p>
          </table:table-cell>
          <table:table-cell office:value-type="float" office:value="-7722.66" table:style-name="ce18">
            <text:p>-7.722,66</text:p>
          </table:table-cell>
          <table:table-cell office:value-type="float" office:value="43607.15" table:style-name="ce20">
            <text:p>43.607,15</text:p>
          </table:table-cell>
          <table:table-cell table:style-name="ce21"/>
          <table:table-cell office:value-type="string" table:style-name="ce22">
            <text:p>ls</text:p>
          </table:table-cell>
          <table:table-cell office:value-type="float" office:value="95" table:style-name="ce16">
            <text:p>95</text:p>
          </table:table-cell>
          <table:table-cell table:style-name="ce69"/>
          <table:table-cell table:style-name="ce1"/>
          <table:table-cell office:value-type="float" office:value="23.75" table:style-name="ce69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Haziran</text:p>
          </table:table-cell>
          <table:table-cell office:value-type="float" office:value="17837.05" table:style-name="ce17">
            <text:p>17.837,05</text:p>
          </table:table-cell>
          <table:table-cell office:value-type="float" office:value="-28058.1" table:style-name="ce18">
            <text:p>-28.058,10</text:p>
          </table:table-cell>
          <table:table-cell office:value-type="float" office:value="-6579.96" table:style-name="ce19">
            <text:p>-6.579,96</text:p>
          </table:table-cell>
          <table:table-cell office:value-type="float" office:value="16654.189999999999" table:style-name="ce17">
            <text:p>16.654,19</text:p>
          </table:table-cell>
          <table:table-cell office:value-type="float" office:value="-28058.1" table:style-name="ce18">
            <text:p>-28.058,10</text:p>
          </table:table-cell>
          <table:table-cell office:value-type="float" office:value="32203.24" table:style-name="ce20">
            <text:p>32.203,24</text:p>
          </table:table-cell>
          <table:table-cell table:style-name="ce21"/>
          <table:table-cell table:number-columns-repeated="16376" table:style-name="ce1"/>
        </table:table-row>
        <table:table-row table:style-name="ro1">
          <table:table-cell office:value-type="string" table:style-name="ce16">
            <text:p>Temmuz</text:p>
          </table:table-cell>
          <table:table-cell office:value-type="float" office:value="27131.07" table:style-name="ce17">
            <text:p>27.131,07</text:p>
          </table:table-cell>
          <table:table-cell office:value-type="float" office:value="-17400.82" table:style-name="ce18">
            <text:p>-17.400,82</text:p>
          </table:table-cell>
          <table:table-cell office:value-type="float" office:value="3150.29" table:style-name="ce19">
            <text:p>3.150,29</text:p>
          </table:table-cell>
          <table:table-cell office:value-type="float" office:value="16133.3" table:style-name="ce17">
            <text:p>16.133,30</text:p>
          </table:table-cell>
          <table:table-cell office:value-type="float" office:value="-20600.82" table:style-name="ce18">
            <text:p>-20.600,82</text:p>
          </table:table-cell>
          <table:table-cell office:value-type="float" office:value="27735.72" table:style-name="ce20">
            <text:p>27.735,72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42" table:style-name="ce16">
            <text:p>42</text:p>
          </table:table-cell>
          <table:table-cell office:value-type="float" office:value="9.8578200000000002" table:style-name="ce69">
            <text:p>9,86</text:p>
          </table:table-cell>
          <table:table-cell office:value-type="float" office:value="32.142180000000003" table:style-name="ce69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Ağustos</text:p>
          </table:table-cell>
          <table:table-cell office:value-type="float" office:value="34617.910000000003" table:style-name="ce17">
            <text:p>34.617,91</text:p>
          </table:table-cell>
          <table:table-cell office:value-type="float" office:value="-11695.35" table:style-name="ce18">
            <text:p>-11.695,35</text:p>
          </table:table-cell>
          <table:table-cell office:value-type="float" office:value="26072.85" table:style-name="ce19">
            <text:p>26.072,85</text:p>
          </table:table-cell>
          <table:table-cell office:value-type="float" office:value="102061.66" table:style-name="ce17">
            <text:p>102.061,66</text:p>
          </table:table-cell>
          <table:table-cell office:value-type="float" office:value="-33894.33" table:style-name="ce18">
            <text:p>-33.894,33</text:p>
          </table:table-cell>
          <table:table-cell office:value-type="float" office:value="95903.05" table:style-name="ce20">
            <text:p>95.903,05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style-name="ce69">
            <text:p>19,72</text:p>
          </table:table-cell>
          <table:table-cell office:value-type="float" office:value="64.284360000000007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66162.31" table:style-name="ce17">
            <text:p>66.162,31</text:p>
          </table:table-cell>
          <table:table-cell office:value-type="float" office:value="-61978.720000000001" table:style-name="ce18">
            <text:p>-61.978,72</text:p>
          </table:table-cell>
          <table:table-cell office:value-type="float" office:value="30256.44" table:style-name="ce19">
            <text:p>30.256,44</text:p>
          </table:table-cell>
          <table:table-cell office:value-type="float" office:value="9260.5" table:style-name="ce17">
            <text:p>9.260,50</text:p>
          </table:table-cell>
          <table:table-cell office:value-type="float" office:value="-25729.24" table:style-name="ce18">
            <text:p>-25.729,24</text:p>
          </table:table-cell>
          <table:table-cell office:value-type="float" office:value="79434.31" table:style-name="ce20">
            <text:p>79.434,31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style-name="ce69">
            <text:p>19,72</text:p>
          </table:table-cell>
          <table:table-cell office:value-type="float" office:value="64.284360000000007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23872.2" table:style-name="ce17">
            <text:p>23.872,20</text:p>
          </table:table-cell>
          <table:table-cell office:value-type="float" office:value="-34541.120000000003" table:style-name="ce18">
            <text:p>-34.541,12</text:p>
          </table:table-cell>
          <table:table-cell office:value-type="float" office:value="19587.52" table:style-name="ce19">
            <text:p>19.587,52</text:p>
          </table:table-cell>
          <table:table-cell office:value-type="float" office:value="79418.41" table:style-name="ce17">
            <text:p>79.418,41</text:p>
          </table:table-cell>
          <table:table-cell office:value-type="float" office:value="-90424.320000000007" table:style-name="ce18">
            <text:p>-90.424,32</text:p>
          </table:table-cell>
          <table:table-cell office:value-type="float" office:value="68428.399999999994" table:style-name="ce20">
            <text:p>68.428,4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45" table:style-name="ce16">
            <text:p>45</text:p>
          </table:table-cell>
          <table:table-cell office:value-type="float" office:value="10.56195" table:style-name="ce69">
            <text:p>10,56</text:p>
          </table:table-cell>
          <table:table-cell office:value-type="float" office:value="34.438049999999997" table:style-name="ce69">
            <text:p>34,44</text:p>
          </table:table-cell>
          <table:table-cell table:style-name="ce1"/>
          <table:table-cell office:value-type="float" office:value="400.76679000000001" table:style-name="ce190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179191.62" table:style-name="ce17">
            <text:p>179.191,62</text:p>
          </table:table-cell>
          <table:table-cell office:value-type="float" office:value="-14175.82" table:style-name="ce18">
            <text:p>-14.175,82</text:p>
          </table:table-cell>
          <table:table-cell office:value-type="float" office:value="184603.32" table:style-name="ce19">
            <text:p>184.603,32</text:p>
          </table:table-cell>
          <table:table-cell office:value-type="float" office:value="178439.6" table:style-name="ce17">
            <text:p>178.439,60</text:p>
          </table:table-cell>
          <table:table-cell office:value-type="float" office:value="-18452.8" table:style-name="ce18">
            <text:p>-18.452,80</text:p>
          </table:table-cell>
          <table:table-cell office:value-type="float" office:value="228415.2" table:style-name="ce20">
            <text:p>228.415,2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style-name="ce69">
            <text:p>11,27</text:p>
          </table:table-cell>
          <table:table-cell office:value-type="float" office:value="36.733919999999998" table:style-name="ce69">
            <text:p>36,73</text:p>
          </table:table-cell>
          <table:table-cell table:style-name="ce1"/>
          <table:table-cell office:value-type="float" office:value="33.397232500000001" table:style-name="ce191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15475.96" table:style-name="ce17">
            <text:p>15.475,96</text:p>
          </table:table-cell>
          <table:table-cell office:value-type="float" office:value="-16961.34" table:style-name="ce18">
            <text:p>-16.961,34</text:p>
          </table:table-cell>
          <table:table-cell office:value-type="float" office:value="183117.94" table:style-name="ce19">
            <text:p>183.117,94</text:p>
          </table:table-cell>
          <table:table-cell office:value-type="float" office:value="22052.39" table:style-name="ce17">
            <text:p>22.052,39</text:p>
          </table:table-cell>
          <table:table-cell office:value-type="float" office:value="-21692.25" table:style-name="ce18">
            <text:p>-21.692,25</text:p>
          </table:table-cell>
          <table:table-cell office:value-type="float" office:value="228775.34" table:style-name="ce20">
            <text:p>228.775,34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style-name="ce69">
            <text:p>11,27</text:p>
          </table:table-cell>
          <table:table-cell office:value-type="float" office:value="36.733919999999998" table:style-name="ce69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1">
            <text:p>TOPLAM</text:p>
          </table:table-cell>
          <table:table-cell office:value-type="float" office:value="446314.05" table:style-name="ce32">
            <text:p>446.314,05</text:p>
          </table:table-cell>
          <table:table-cell office:value-type="float" office:value="-263196.11" table:style-name="ce33">
            <text:p>-263.196,11</text:p>
          </table:table-cell>
          <table:table-cell office:value-type="float" office:value="183117.94" table:style-name="ce192">
            <text:p>183.117,94</text:p>
          </table:table-cell>
          <table:table-cell office:value-type="float" office:value="545372.04" table:style-name="ce32">
            <text:p>545.372,04</text:p>
          </table:table-cell>
          <table:table-cell office:value-type="float" office:value="-316596.7" table:style-name="ce33">
            <text:p>-316.596,70</text:p>
          </table:table-cell>
          <table:table-cell office:value-type="float" office:value="228775.34" table:style-name="ce192">
            <text:p>228.775,34</text:p>
          </table:table-cell>
          <table:table-cell table:style-name="ce21"/>
          <table:table-cell table:style-name="ce104"/>
          <table:table-cell office:value-type="float" office:value="351" table:style-name="ce104">
            <text:p>351</text:p>
          </table:table-cell>
          <table:table-cell office:value-type="float" office:value="82.383210000000005" table:style-name="ce193">
            <text:p>82,38</text:p>
          </table:table-cell>
          <table:table-cell office:value-type="float" office:value="268.61678999999998" table:style-name="ce193">
            <text:p>268,62</text:p>
          </table:table-cell>
          <table:table-cell office:value-type="float" office:value="86.05" table:style-name="ce193">
            <text:p>86,05</text:p>
          </table:table-cell>
          <table:table-cell office:value-type="float" office:value="46.1" table:style-name="ce193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94">
            <text:p>Tpl / 12</text:p>
          </table:table-cell>
          <table:table-cell office:value-type="float" office:value="37192.837500000001" table:style-name="ce195">
            <text:p>37.192,84</text:p>
          </table:table-cell>
          <table:table-cell office:value-type="float" office:value="-21933.009166666699" table:style-name="ce196">
            <text:p>-21.933,01</text:p>
          </table:table-cell>
          <table:table-cell table:style-name="ce196"/>
          <table:table-cell office:value-type="float" office:value="45447.67" table:style-name="ce196">
            <text:p>45.447,67</text:p>
          </table:table-cell>
          <table:table-cell office:value-type="float" office:value="-26383.058333333302" table:style-name="ce196">
            <text:p>-26.383,06</text:p>
          </table:table-cell>
          <table:table-cell office:value-type="float" office:value="19064.6116666667" table:style-name="ce196">
            <text:p>19.064,61</text:p>
          </table:table-cell>
          <table:table-cell table:style-name="ce44"/>
          <table:table-cell table:style-name="ce106"/>
          <table:table-cell office:value-type="float" office:value="29.25" table:style-name="ce196">
            <text:p>29,25</text:p>
          </table:table-cell>
          <table:table-cell office:value-type="float" office:value="6.8652674999999999" table:style-name="ce196">
            <text:p>6,87</text:p>
          </table:table-cell>
          <table:table-cell office:value-type="float" office:value="22.384732499999998" table:style-name="ce196">
            <text:p>22,38</text:p>
          </table:table-cell>
          <table:table-cell office:value-type="float" office:value="7.1708333333333298" table:style-name="ce196">
            <text:p>7,17</text:p>
          </table:table-cell>
          <table:table-cell office:value-type="float" office:value="3.8416666666666699" table:style-name="ce196">
            <text:p>3,84</text:p>
          </table:table-cell>
          <table:table-cell table:number-columns-repeated="16370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Sayfa2.A4:Sayfa2.G10" table:name="Tablo2" table:display-filter-buttons="true"/>
        <table:database-range table:target-range-address="NAZAN.B23:NAZAN.I43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21">
      <number:day/>
      <number:text>.</number:text>
      <number:month number:textual="true"/>
    </number:date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percentage-style style:name="N40">
      <number:number number:decimal-places="4" number:min-decimal-places="4" number:min-integer-digits="1"/>
      <number:text>%</number:text>
    </number:percentage-style>
    <number:number-style style:name="N41P0">
      <number:number number:decimal-places="2" number:min-decimal-places="2" number:min-integer-digits="1" number:grouping="true"/>
    </number:number-style>
    <number:number-style style:name="N41">
      <style:text-properties fo:color="#FF0000"/>
      <number:number number:decimal-places="2" number:min-decimal-places="2" number:min-integer-digits="1" number:grouping="true"/>
      <style:map style:condition="value()&gt;=0" style:apply-style-name="N41P0"/>
    </number:number-style>
    <number:number-style style:name="N42P0">
      <number:number number:decimal-places="9" number:min-decimal-places="9" number:min-integer-digits="1" number:grouping="true"/>
    </number:number-style>
    <number:number-style style:name="N42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2P0"/>
    </number:number-style>
    <number:percentage-style style:name="N43">
      <number:text>%</number:text>
      <number:number number:decimal-places="2" number:min-decimal-places="2" number:min-integer-digits="1"/>
    </number:percentage-style>
    <number:number-style style:name="N44">
      <number:number number:decimal-places="3" number:min-decimal-places="3" number:min-integer-digits="1" number:grouping="true"/>
    </number:number-style>
    <number:number-style style:name="N45">
      <number:text>Tpl / </number:text>
      <number:number number:min-integer-digits="1"/>
    </number:number-style>
    <number:date-style style:name="N46">
      <number:day/>
      <number:text>.</number:text>
      <number:month number:textual="true"/>
    </number:date-style>
    <number:currency-style style:name="N4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7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7P0"/>
    </number:currency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</meta:initial-creator>
    <dc:creator>m</dc:creator>
    <meta:creation-date>2022-03-04T11:30:59Z</meta:creation-date>
    <dc:date>2023-12-25T13:52:33Z</dc:date>
    <meta:print-date>2023-12-11T05:55:06Z</meta:print-date>
    <meta:editing-cycles>259</meta:editing-cycles>
    <meta:editing-duration>PT28980S</meta:editing-duration>
  </office:meta>
</office:document-meta>
</file>